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4.8492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6.5327in"/>
    </style:style>
    <style:style style:name="co7" style:family="table-column">
      <style:table-column-properties fo:break-before="auto" style:column-width="2.5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5eb91e"/>
    </style:style>
    <style:style style:name="ce2" style:family="table-cell" style:parent-style-name="Default" style:data-style-name="N100"/>
    <style:style style:name="ce7" style:family="table-cell" style:parent-style-name="Default" style:data-style-name="N100">
      <style:table-cell-properties fo:background-color="#ffff00"/>
    </style:style>
    <style:style style:name="ce3" style:family="table-cell" style:parent-style-name="Default" style:data-style-name="N100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google_all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o Sum</text:p>
          </table:table-cell>
          <table:table-cell office:value-type="string" calcext:value-type="string">
            <text:p>45.6%</text:p>
          </table:table-cell>
          <table:table-cell office:value-type="string" calcext:value-type="string">
            <text:p>Easy</text:p>
          </table:table-cell>
          <table:table-cell office:value-type="float" office:value="5.64498290352094" calcext:value-type="float">
            <text:p>5.64498290352094</text:p>
          </table:table-cell>
          <table:table-cell office:value-type="string" calcext:value-type="string">
            <text:p><text:s/>https://leetcode.com/problems/two-sum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Two Numbers</text:p>
          </table:table-cell>
          <table:table-cell office:value-type="string" calcext:value-type="string">
            <text:p>33.9%</text:p>
          </table:table-cell>
          <table:table-cell office:value-type="string" calcext:value-type="string">
            <text:p>Medium</text:p>
          </table:table-cell>
          <table:table-cell office:value-type="float" office:value="3.51611324842746" calcext:value-type="float">
            <text:p>3.51611324842746</text:p>
          </table:table-cell>
          <table:table-cell office:value-type="string" calcext:value-type="string">
            <text:p><text:s/>https://leetcode.com/problems/add-two-numbers</text:p>
          </table:table-cell>
          <table:table-cell/>
          <table:table-cell table:style-name="ce1"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gest Substring Without Repeating Characters</text:p>
          </table:table-cell>
          <table:table-cell office:value-type="string" calcext:value-type="string">
            <text:p>30.4%</text:p>
          </table:table-cell>
          <table:table-cell office:value-type="string" calcext:value-type="string">
            <text:p>Medium</text:p>
          </table:table-cell>
          <table:table-cell office:value-type="float" office:value="2.89945307265473" calcext:value-type="float">
            <text:p>2.89945307265473</text:p>
          </table:table-cell>
          <table:table-cell office:value-type="string" calcext:value-type="string">
            <text:p><text:s/>https://leetcode.com/problems/longest-substring-without-repeating-characters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n of Two Sorted Arrays</text:p>
          </table:table-cell>
          <table:table-cell office:value-type="string" calcext:value-type="string">
            <text:p>29.6%</text:p>
          </table:table-cell>
          <table:table-cell office:value-type="string" calcext:value-type="string">
            <text:p>Hard</text:p>
          </table:table-cell>
          <table:table-cell office:value-type="float" office:value="3.45336856335666" calcext:value-type="float">
            <text:p>3.45336856335666</text:p>
          </table:table-cell>
          <table:table-cell office:value-type="string" calcext:value-type="string">
            <text:p><text:s/>https://leetcode.com/problems/median-of-two-sorted-arrays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gest Palindromic Substring</text:p>
          </table:table-cell>
          <table:table-cell office:value-type="string" calcext:value-type="string">
            <text:p>29.5%</text:p>
          </table:table-cell>
          <table:table-cell office:value-type="string" calcext:value-type="string">
            <text:p>Medium</text:p>
          </table:table-cell>
          <table:table-cell office:value-type="float" office:value="2.37862554224405" calcext:value-type="float">
            <text:p>2.37862554224405</text:p>
          </table:table-cell>
          <table:table-cell office:value-type="string" calcext:value-type="string">
            <text:p><text:s/>https://leetcode.com/problems/longest-palindromic-substring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igZag Conversion</text:p>
          </table:table-cell>
          <table:table-cell office:value-type="string" calcext:value-type="string">
            <text:p>36.3%</text:p>
          </table:table-cell>
          <table:table-cell office:value-type="string" calcext:value-type="string">
            <text:p>Medium</text:p>
          </table:table-cell>
          <table:table-cell office:value-type="float" office:value="0.402428439646399" calcext:value-type="float">
            <text:p>0.402428439646399</text:p>
          </table:table-cell>
          <table:table-cell office:value-type="string" calcext:value-type="string">
            <text:p><text:s/>https://leetcode.com/problems/zigzag-conversion</text:p>
          </table:table-cell>
          <table:table-cell/>
          <table:table-cell table:style-name="ce1"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verse Integer</text:p>
          </table:table-cell>
          <table:table-cell office:value-type="string" calcext:value-type="string">
            <text:p>25.8%</text:p>
          </table:table-cell>
          <table:table-cell office:value-type="string" calcext:value-type="string">
            <text:p>Easy</text:p>
          </table:table-cell>
          <table:table-cell office:value-type="float" office:value="1.10816089185633" calcext:value-type="float">
            <text:p>1.10816089185633</text:p>
          </table:table-cell>
          <table:table-cell office:value-type="string" calcext:value-type="string">
            <text:p><text:s/>https://leetcode.com/problems/reverse-integer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to Integer (atoi)</text:p>
          </table:table-cell>
          <table:table-cell office:value-type="string" calcext:value-type="string">
            <text:p>15.4%</text:p>
          </table:table-cell>
          <table:table-cell office:value-type="string" calcext:value-type="string">
            <text:p>Medium</text:p>
          </table:table-cell>
          <table:table-cell office:value-type="float" office:value="1.35417481169778" calcext:value-type="float">
            <text:p>1.35417481169778</text:p>
          </table:table-cell>
          <table:table-cell office:value-type="string" calcext:value-type="string">
            <text:p><text:s/>https://leetcode.com/problems/string-to-integer-atoi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lindrome Number</text:p>
          </table:table-cell>
          <table:table-cell office:value-type="string" calcext:value-type="string">
            <text:p>48.4%</text:p>
          </table:table-cell>
          <table:table-cell office:value-type="string" calcext:value-type="string">
            <text:p>Easy</text:p>
          </table:table-cell>
          <table:table-cell office:value-type="float" office:value="0.686009881888912" calcext:value-type="float">
            <text:p>0.686009881888912</text:p>
          </table:table-cell>
          <table:table-cell office:value-type="string" calcext:value-type="string">
            <text:p><text:s/>https://leetcode.com/problems/palindrome-number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ular Expression Matching</text:p>
          </table:table-cell>
          <table:table-cell office:value-type="string" calcext:value-type="string">
            <text:p>26.8%</text:p>
          </table:table-cell>
          <table:table-cell office:value-type="string" calcext:value-type="string">
            <text:p>Hard</text:p>
          </table:table-cell>
          <table:table-cell office:value-type="float" office:value="3.07471475059746" calcext:value-type="float">
            <text:p>3.07471475059746</text:p>
          </table:table-cell>
          <table:table-cell office:value-type="string" calcext:value-type="string">
            <text:p><text:s/>https://leetcode.com/problems/regular-expression-matching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ainer With Most Water</text:p>
          </table:table-cell>
          <table:table-cell office:value-type="string" calcext:value-type="string">
            <text:p>50.8%</text:p>
          </table:table-cell>
          <table:table-cell office:value-type="string" calcext:value-type="string">
            <text:p>Medium</text:p>
          </table:table-cell>
          <table:table-cell office:value-type="float" office:value="1.97708706058928" calcext:value-type="float">
            <text:p>1.97708706058928</text:p>
          </table:table-cell>
          <table:table-cell office:value-type="string" calcext:value-type="string">
            <text:p><text:s/>https://leetcode.com/problems/container-with-most-water</text:p>
          </table:table-cell>
          <table:table-cell/>
          <table:table-cell table:style-name="ce4"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eger to Roman</text:p>
          </table:table-cell>
          <table:table-cell office:value-type="string" calcext:value-type="string">
            <text:p>55.1%</text:p>
          </table:table-cell>
          <table:table-cell office:value-type="string" calcext:value-type="string">
            <text:p>Medium</text:p>
          </table:table-cell>
          <table:table-cell office:value-type="float" office:value="0.940669796034403" calcext:value-type="float">
            <text:p>0.940669796034403</text:p>
          </table:table-cell>
          <table:table-cell office:value-type="string" calcext:value-type="string">
            <text:p><text:s/>https://leetcode.com/problems/integer-to-roman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an to Integer</text:p>
          </table:table-cell>
          <table:table-cell office:value-type="string" calcext:value-type="string">
            <text:p>55.7%</text:p>
          </table:table-cell>
          <table:table-cell office:value-type="string" calcext:value-type="string">
            <text:p>Easy</text:p>
          </table:table-cell>
          <table:table-cell office:value-type="float" office:value="0.77726353582141" calcext:value-type="float">
            <text:p>0.77726353582141</text:p>
          </table:table-cell>
          <table:table-cell office:value-type="string" calcext:value-type="string">
            <text:p><text:s/>https://leetcode.com/problems/roman-to-integer</text:p>
          </table:table-cell>
          <table:table-cell/>
          <table:table-cell table:style-name="ce4"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gest Common Prefix</text:p>
          </table:table-cell>
          <table:table-cell office:value-type="string" calcext:value-type="string">
            <text:p>35.4%</text:p>
          </table:table-cell>
          <table:table-cell office:value-type="string" calcext:value-type="string">
            <text:p>Easy</text:p>
          </table:table-cell>
          <table:table-cell office:value-type="float" office:value="1.17812399853313" calcext:value-type="float">
            <text:p>1.17812399853313</text:p>
          </table:table-cell>
          <table:table-cell office:value-type="string" calcext:value-type="string">
            <text:p><text:s/>https://leetcode.com/problems/longest-common-prefix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Sum</text:p>
          </table:table-cell>
          <table:table-cell office:value-type="string" calcext:value-type="string">
            <text:p>26.8%</text:p>
          </table:table-cell>
          <table:table-cell office:value-type="string" calcext:value-type="string">
            <text:p>Medium</text:p>
          </table:table-cell>
          <table:table-cell office:value-type="float" office:value="2.70227313501021" calcext:value-type="float">
            <text:p>2.70227313501021</text:p>
          </table:table-cell>
          <table:table-cell office:value-type="string" calcext:value-type="string">
            <text:p><text:s/>https://leetcode.com/problems/3sum</text:p>
          </table:table-cell>
          <table:table-cell/>
          <table:table-cell table:style-name="ce1"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Sum Closest</text:p>
          </table:table-cell>
          <table:table-cell office:value-type="string" calcext:value-type="string">
            <text:p>46.0%</text:p>
          </table:table-cell>
          <table:table-cell office:value-type="string" calcext:value-type="string">
            <text:p>Medium</text:p>
          </table:table-cell>
          <table:table-cell office:value-type="float" office:value="0.692674925533459" calcext:value-type="float">
            <text:p>0.692674925533459</text:p>
          </table:table-cell>
          <table:table-cell office:value-type="string" calcext:value-type="string">
            <text:p><text:s/>https://leetcode.com/problems/3sum-closest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tter Combinations of a Phone Number</text:p>
          </table:table-cell>
          <table:table-cell office:value-type="string" calcext:value-type="string">
            <text:p>46.8%</text:p>
          </table:table-cell>
          <table:table-cell office:value-type="string" calcext:value-type="string">
            <text:p>Medium</text:p>
          </table:table-cell>
          <table:table-cell office:value-type="float" office:value="2.68025676002709" calcext:value-type="float">
            <text:p>2.68025676002709</text:p>
          </table:table-cell>
          <table:table-cell office:value-type="string" calcext:value-type="string">
            <text:p><text:s/>https://leetcode.com/problems/letter-combinations-of-a-phone-number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Sum</text:p>
          </table:table-cell>
          <table:table-cell office:value-type="string" calcext:value-type="string">
            <text:p>33.7%</text:p>
          </table:table-cell>
          <table:table-cell office:value-type="string" calcext:value-type="string">
            <text:p>Medium</text:p>
          </table:table-cell>
          <table:table-cell office:value-type="float" office:value="0.687692170752181" calcext:value-type="float">
            <text:p>0.687692170752181</text:p>
          </table:table-cell>
          <table:table-cell office:value-type="string" calcext:value-type="string">
            <text:p><text:s/>https://leetcode.com/problems/4sum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move Nth Node From End of List</text:p>
          </table:table-cell>
          <table:table-cell office:value-type="string" calcext:value-type="string">
            <text:p>35.2%</text:p>
          </table:table-cell>
          <table:table-cell office:value-type="string" calcext:value-type="string">
            <text:p>Medium</text:p>
          </table:table-cell>
          <table:table-cell office:value-type="float" office:value="0.419184563384419" calcext:value-type="float">
            <text:p>0.419184563384419</text:p>
          </table:table-cell>
          <table:table-cell office:value-type="string" calcext:value-type="string">
            <text:p><text:s/>https://leetcode.com/problems/remove-nth-node-from-end-of-list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d Parentheses</text:p>
          </table:table-cell>
          <table:table-cell office:value-type="string" calcext:value-type="string">
            <text:p>39.0%</text:p>
          </table:table-cell>
          <table:table-cell office:value-type="string" calcext:value-type="string">
            <text:p>Easy</text:p>
          </table:table-cell>
          <table:table-cell office:value-type="float" office:value="2.45531334665381" calcext:value-type="float">
            <text:p>2.45531334665381</text:p>
          </table:table-cell>
          <table:table-cell office:value-type="string" calcext:value-type="string">
            <text:p><text:s/>https://leetcode.com/problems/valid-parentheses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rge Two Sorted Lists</text:p>
          </table:table-cell>
          <table:table-cell office:value-type="string" calcext:value-type="string">
            <text:p>53.5%</text:p>
          </table:table-cell>
          <table:table-cell office:value-type="string" calcext:value-type="string">
            <text:p>Easy</text:p>
          </table:table-cell>
          <table:table-cell office:value-type="float" office:value="1.46937169619431" calcext:value-type="float">
            <text:p>1.46937169619431</text:p>
          </table:table-cell>
          <table:table-cell office:value-type="string" calcext:value-type="string">
            <text:p><text:s/>https://leetcode.com/problems/merge-two-sorted-lists</text:p>
          </table:table-cell>
          <table:table-cell/>
          <table:table-cell table:style-name="ce4"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nerate Parentheses</text:p>
          </table:table-cell>
          <table:table-cell office:value-type="string" calcext:value-type="string">
            <text:p>62.7%</text:p>
          </table:table-cell>
          <table:table-cell office:value-type="string" calcext:value-type="string">
            <text:p>Medium</text:p>
          </table:table-cell>
          <table:table-cell office:value-type="float" office:value="1.77578908739222" calcext:value-type="float">
            <text:p>1.77578908739222</text:p>
          </table:table-cell>
          <table:table-cell office:value-type="string" calcext:value-type="string">
            <text:p><text:s/>https://leetcode.com/problems/generate-parentheses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rge k Sorted Lists</text:p>
          </table:table-cell>
          <table:table-cell office:value-type="string" calcext:value-type="string">
            <text:p>40.2%</text:p>
          </table:table-cell>
          <table:table-cell office:value-type="string" calcext:value-type="string">
            <text:p>Hard</text:p>
          </table:table-cell>
          <table:table-cell office:value-type="float" office:value="3.03938634448811" calcext:value-type="float">
            <text:p>3.03938634448811</text:p>
          </table:table-cell>
          <table:table-cell office:value-type="string" calcext:value-type="string">
            <text:p><text:s/>https://leetcode.com/problems/merge-k-sorted-lists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ap Nodes in Pairs</text:p>
          </table:table-cell>
          <table:table-cell office:value-type="string" calcext:value-type="string">
            <text:p>50.4%</text:p>
          </table:table-cell>
          <table:table-cell office:value-type="string" calcext:value-type="string">
            <text:p>Medium</text:p>
          </table:table-cell>
          <table:table-cell office:value-type="float" office:value="0.37220361497397" calcext:value-type="float">
            <text:p>0.37220361497397</text:p>
          </table:table-cell>
          <table:table-cell office:value-type="string" calcext:value-type="string">
            <text:p><text:s/>https://leetcode.com/problems/swap-nodes-in-pairs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verse Nodes in k-Group</text:p>
          </table:table-cell>
          <table:table-cell office:value-type="string" calcext:value-type="string">
            <text:p>42.1%</text:p>
          </table:table-cell>
          <table:table-cell office:value-type="string" calcext:value-type="string">
            <text:p>Hard</text:p>
          </table:table-cell>
          <table:table-cell office:value-type="float" office:value="0.857582414932757" calcext:value-type="float">
            <text:p>0.857582414932757</text:p>
          </table:table-cell>
          <table:table-cell office:value-type="string" calcext:value-type="string">
            <text:p><text:s/>https://leetcode.com/problems/reverse-nodes-in-k-group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45.1%</text:p>
          </table:table-cell>
          <table:table-cell office:value-type="string" calcext:value-type="string">
            <text:p>Easy</text:p>
          </table:table-cell>
          <table:table-cell office:value-type="float" office:value="0.46886156418269" calcext:value-type="float">
            <text:p>0.46886156418269</text:p>
          </table:table-cell>
          <table:table-cell office:value-type="string" calcext:value-type="string">
            <text:p><text:s/>https://leetcode.com/problems/remove-duplicates-from-sorted-array</text:p>
          </table:table-cell>
          <table:table-cell/>
          <table:table-cell table:style-name="ce1"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</text:p>
          </table:table-cell>
          <table:table-cell office:value-type="string" calcext:value-type="string">
            <text:p>48.2%</text:p>
          </table:table-cell>
          <table:table-cell office:value-type="string" calcext:value-type="string">
            <text:p>Easy</text:p>
          </table:table-cell>
          <table:table-cell office:value-type="float" office:value="0.18246982575412" calcext:value-type="float">
            <text:p>0.18246982575412</text:p>
          </table:table-cell>
          <table:table-cell office:value-type="string" calcext:value-type="string">
            <text:p><text:s/>https://leetcode.com/problems/remove-element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plement strStr()</text:p>
          </table:table-cell>
          <table:table-cell office:value-type="string" calcext:value-type="string">
            <text:p>34.5%</text:p>
          </table:table-cell>
          <table:table-cell office:value-type="string" calcext:value-type="string">
            <text:p>Easy</text:p>
          </table:table-cell>
          <table:table-cell office:value-type="float" office:value="0.361581889511567" calcext:value-type="float">
            <text:p>0.361581889511567</text:p>
          </table:table-cell>
          <table:table-cell office:value-type="string" calcext:value-type="string">
            <text:p><text:s/>https://leetcode.com/problems/implement-strstr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vide Two Integers</text:p>
          </table:table-cell>
          <table:table-cell office:value-type="string" calcext:value-type="string">
            <text:p>16.4%</text:p>
          </table:table-cell>
          <table:table-cell office:value-type="string" calcext:value-type="string">
            <text:p>Medium</text:p>
          </table:table-cell>
          <table:table-cell office:value-type="float" office:value="0.600094050749452" calcext:value-type="float">
            <text:p>0.600094050749452</text:p>
          </table:table-cell>
          <table:table-cell office:value-type="string" calcext:value-type="string">
            <text:p><text:s/>https://leetcode.com/problems/divide-two-integers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bstring with Concatenation of All Words</text:p>
          </table:table-cell>
          <table:table-cell office:value-type="string" calcext:value-type="string">
            <text:p>25.4%</text:p>
          </table:table-cell>
          <table:table-cell office:value-type="string" calcext:value-type="string">
            <text:p>Hard</text:p>
          </table:table-cell>
          <table:table-cell office:value-type="float" office:value="0.724433610307932" calcext:value-type="float">
            <text:p>0.724433610307932</text:p>
          </table:table-cell>
          <table:table-cell office:value-type="string" calcext:value-type="string">
            <text:p><text:s/>https://leetcode.com/problems/substring-with-concatenation-of-all-words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32.6%</text:p>
          </table:table-cell>
          <table:table-cell office:value-type="string" calcext:value-type="string">
            <text:p>Medium</text:p>
          </table:table-cell>
          <table:table-cell office:value-type="float" office:value="2.38456229175885" calcext:value-type="float">
            <text:p>2.38456229175885</text:p>
          </table:table-cell>
          <table:table-cell office:value-type="string" calcext:value-type="string">
            <text:p><text:s/>https://leetcode.com/problems/next-permutation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ongest Valid Parentheses</text:p>
          </table:table-cell>
          <table:table-cell office:value-type="string" calcext:value-type="string">
            <text:p>28.4%</text:p>
          </table:table-cell>
          <table:table-cell office:value-type="string" calcext:value-type="string">
            <text:p>Hard</text:p>
          </table:table-cell>
          <table:table-cell office:value-type="float" office:value="1.11825038200635" calcext:value-type="float">
            <text:p>1.11825038200635</text:p>
          </table:table-cell>
          <table:table-cell office:value-type="string" calcext:value-type="string">
            <text:p><text:s/>https://leetcode.com/problems/longest-valid-parentheses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34.5%</text:p>
          </table:table-cell>
          <table:table-cell office:value-type="string" calcext:value-type="string">
            <text:p>Medium</text:p>
          </table:table-cell>
          <table:table-cell office:value-type="float" office:value="1.9828404934761" calcext:value-type="float">
            <text:p>1.9828404934761</text:p>
          </table:table-cell>
          <table:table-cell office:value-type="string" calcext:value-type="string">
            <text:p><text:s/>https://leetcode.com/problems/search-in-rotated-sorted-array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nd First and Last Position of Element in Sorted Array</text:p>
          </table:table-cell>
          <table:table-cell office:value-type="string" calcext:value-type="string">
            <text:p>36.2%</text:p>
          </table:table-cell>
          <table:table-cell office:value-type="string" calcext:value-type="string">
            <text:p>Medium</text:p>
          </table:table-cell>
          <table:table-cell office:value-type="float" office:value="2.07719095311343" calcext:value-type="float">
            <text:p>2.07719095311343</text:p>
          </table:table-cell>
          <table:table-cell office:value-type="string" calcext:value-type="string">
            <text:p><text:s/>https://leetcode.com/problems/find-first-and-last-position-of-element-in-sorted-array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42.6%</text:p>
          </table:table-cell>
          <table:table-cell office:value-type="string" calcext:value-type="string">
            <text:p>Easy</text:p>
          </table:table-cell>
          <table:table-cell office:value-type="float" office:value="0.260894229603167" calcext:value-type="float">
            <text:p>0.260894229603167</text:p>
          </table:table-cell>
          <table:table-cell office:value-type="string" calcext:value-type="string">
            <text:p><text:s/>https://leetcode.com/problems/search-insert-position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lid Sudoku</text:p>
          </table:table-cell>
          <table:table-cell office:value-type="string" calcext:value-type="string">
            <text:p>48.7%</text:p>
          </table:table-cell>
          <table:table-cell office:value-type="string" calcext:value-type="string">
            <text:p>Medium</text:p>
          </table:table-cell>
          <table:table-cell office:value-type="float" office:value="1.43806332090743" calcext:value-type="float">
            <text:p>1.43806332090743</text:p>
          </table:table-cell>
          <table:table-cell office:value-type="string" calcext:value-type="string">
            <text:p><text:s/>https://leetcode.com/problems/valid-sudoku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doku Solver</text:p>
          </table:table-cell>
          <table:table-cell office:value-type="string" calcext:value-type="string">
            <text:p>43.6%</text:p>
          </table:table-cell>
          <table:table-cell office:value-type="string" calcext:value-type="string">
            <text:p>Hard</text:p>
          </table:table-cell>
          <table:table-cell office:value-type="float" office:value="1.79252510742486" calcext:value-type="float">
            <text:p>1.79252510742486</text:p>
          </table:table-cell>
          <table:table-cell office:value-type="string" calcext:value-type="string">
            <text:p><text:s/>https://leetcode.com/problems/sudoku-solver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unt and Say</text:p>
          </table:table-cell>
          <table:table-cell office:value-type="string" calcext:value-type="string">
            <text:p>44.6%</text:p>
          </table:table-cell>
          <table:table-cell office:value-type="string" calcext:value-type="string">
            <text:p>Easy</text:p>
          </table:table-cell>
          <table:table-cell office:value-type="float" office:value="2.08865909817087" calcext:value-type="float">
            <text:p>2.08865909817087</text:p>
          </table:table-cell>
          <table:table-cell office:value-type="string" calcext:value-type="string">
            <text:p><text:s/>https://leetcode.com/problems/count-and-say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bination Sum</text:p>
          </table:table-cell>
          <table:table-cell office:value-type="string" calcext:value-type="string">
            <text:p>56.1%</text:p>
          </table:table-cell>
          <table:table-cell office:value-type="string" calcext:value-type="string">
            <text:p>Medium</text:p>
          </table:table-cell>
          <table:table-cell office:value-type="float" office:value="0.5268614501589" calcext:value-type="float">
            <text:p>0.5268614501589</text:p>
          </table:table-cell>
          <table:table-cell office:value-type="string" calcext:value-type="string">
            <text:p><text:s/>https://leetcode.com/problems/combination-sum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mbination Sum II</text:p>
          </table:table-cell>
          <table:table-cell office:value-type="string" calcext:value-type="string">
            <text:p>48.2%</text:p>
          </table:table-cell>
          <table:table-cell office:value-type="string" calcext:value-type="string">
            <text:p>Medium</text:p>
          </table:table-cell>
          <table:table-cell office:value-type="float" office:value="0.111453561111236" calcext:value-type="float">
            <text:p>0.111453561111236</text:p>
          </table:table-cell>
          <table:table-cell office:value-type="string" calcext:value-type="string">
            <text:p><text:s/>https://leetcode.com/problems/combination-sum-ii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rst Missing Positive</text:p>
          </table:table-cell>
          <table:table-cell office:value-type="string" calcext:value-type="string">
            <text:p>32.0%</text:p>
          </table:table-cell>
          <table:table-cell office:value-type="string" calcext:value-type="string">
            <text:p>Hard</text:p>
          </table:table-cell>
          <table:table-cell office:value-type="float" office:value="1.82846300901607" calcext:value-type="float">
            <text:p>1.82846300901607</text:p>
          </table:table-cell>
          <table:table-cell office:value-type="string" calcext:value-type="string">
            <text:p><text:s/>https://leetcode.com/problems/first-missing-positive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48.9%</text:p>
          </table:table-cell>
          <table:table-cell office:value-type="string" calcext:value-type="string">
            <text:p>Hard</text:p>
          </table:table-cell>
          <table:table-cell office:value-type="float" office:value="3.92105987826116" calcext:value-type="float">
            <text:p>3.92105987826116</text:p>
          </table:table-cell>
          <table:table-cell office:value-type="string" calcext:value-type="string">
            <text:p><text:s/>https://leetcode.com/problems/trapping-rain-water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ultiply Strings</text:p>
          </table:table-cell>
          <table:table-cell office:value-type="string" calcext:value-type="string">
            <text:p>33.9%</text:p>
          </table:table-cell>
          <table:table-cell office:value-type="string" calcext:value-type="string">
            <text:p>Medium</text:p>
          </table:table-cell>
          <table:table-cell office:value-type="float" office:value="2.1663332897105" calcext:value-type="float">
            <text:p>2.1663332897105</text:p>
          </table:table-cell>
          <table:table-cell office:value-type="string" calcext:value-type="string">
            <text:p><text:s/>https://leetcode.com/problems/multiply-strings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dcard Matching</text:p>
          </table:table-cell>
          <table:table-cell office:value-type="string" calcext:value-type="string">
            <text:p>24.7%</text:p>
          </table:table-cell>
          <table:table-cell office:value-type="string" calcext:value-type="string">
            <text:p>Hard</text:p>
          </table:table-cell>
          <table:table-cell office:value-type="float" office:value="1.95795966788399" calcext:value-type="float">
            <text:p>1.95795966788399</text:p>
          </table:table-cell>
          <table:table-cell office:value-type="string" calcext:value-type="string">
            <text:p><text:s/>https://leetcode.com/problems/wildcard-matching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ump Game II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Hard</text:p>
          </table:table-cell>
          <table:table-cell office:value-type="float" office:value="0.770419035809536" calcext:value-type="float">
            <text:p>0.770419035809536</text:p>
          </table:table-cell>
          <table:table-cell office:value-type="string" calcext:value-type="string">
            <text:p><text:s/>https://leetcode.com/problems/jump-game-ii</text:p>
          </table:table-cell>
          <table:table-cell/>
          <table:table-cell table:style-name="ce4"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rmutations</text:p>
          </table:table-cell>
          <table:table-cell office:value-type="string" calcext:value-type="string">
            <text:p>63.5%</text:p>
          </table:table-cell>
          <table:table-cell office:value-type="string" calcext:value-type="string">
            <text:p>Medium</text:p>
          </table:table-cell>
          <table:table-cell office:value-type="float" office:value="1.23364338361239" calcext:value-type="float">
            <text:p>1.23364338361239</text:p>
          </table:table-cell>
          <table:table-cell office:value-type="string" calcext:value-type="string">
            <text:p><text:s/>https://leetcode.com/problems/permutations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otate Image</text:p>
          </table:table-cell>
          <table:table-cell office:value-type="string" calcext:value-type="string">
            <text:p>56.7%</text:p>
          </table:table-cell>
          <table:table-cell office:value-type="string" calcext:value-type="string">
            <text:p>Medium</text:p>
          </table:table-cell>
          <table:table-cell office:value-type="float" office:value="1.58172669992045" calcext:value-type="float">
            <text:p>1.58172669992045</text:p>
          </table:table-cell>
          <table:table-cell office:value-type="string" calcext:value-type="string">
            <text:p><text:s/>https://leetcode.com/problems/rotate-image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oup Anagrams</text:p>
          </table:table-cell>
          <table:table-cell office:value-type="string" calcext:value-type="string">
            <text:p>56.9%</text:p>
          </table:table-cell>
          <table:table-cell office:value-type="string" calcext:value-type="string">
            <text:p>Medium</text:p>
          </table:table-cell>
          <table:table-cell office:value-type="float" office:value="1.53959393360519" calcext:value-type="float">
            <text:p>1.53959393360519</text:p>
          </table:table-cell>
          <table:table-cell office:value-type="string" calcext:value-type="string">
            <text:p><text:s/>https://leetcode.com/problems/group-anagrams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w(x</text:p>
          </table:table-cell>
          <table:table-cell table:style-name="Default" office:value-type="string" calcext:value-type="string">
            <text:p>n)</text:p>
          </table:table-cell>
          <table:table-cell table:style-name="ce2" office:value-type="string" calcext:value-type="string">
            <text:p>30.3%</text:p>
          </table:table-cell>
          <table:table-cell office:value-type="string" calcext:value-type="string">
            <text:p>Medium</text:p>
          </table:table-cell>
          <table:table-cell office:value-type="float" office:value="1.10706264972935" calcext:value-type="float">
            <text:p>1.10706264972935</text:p>
          </table:table-cell>
          <table:table-cell office:value-type="string" calcext:value-type="string">
            <text:p><text:s/>https://leetcode.com/problems/powx-n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-Queens</text:p>
          </table:table-cell>
          <table:table-cell office:value-type="string" calcext:value-type="string">
            <text:p>46.6%</text:p>
          </table:table-cell>
          <table:table-cell office:value-type="string" calcext:value-type="string">
            <text:p>Hard</text:p>
          </table:table-cell>
          <table:table-cell office:value-type="float" office:value="0.529655488339548" calcext:value-type="float">
            <text:p>0.529655488339548</text:p>
          </table:table-cell>
          <table:table-cell office:value-type="string" calcext:value-type="string">
            <text:p><text:s/>https://leetcode.com/problems/n-queens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ximum Subarray</text:p>
          </table:table-cell>
          <table:table-cell office:value-type="string" calcext:value-type="string">
            <text:p>46.5%</text:p>
          </table:table-cell>
          <table:table-cell office:value-type="string" calcext:value-type="string">
            <text:p>Easy</text:p>
          </table:table-cell>
          <table:table-cell office:value-type="float" office:value="1.8935176696431" calcext:value-type="float">
            <text:p>1.8935176696431</text:p>
          </table:table-cell>
          <table:table-cell office:value-type="string" calcext:value-type="string">
            <text:p><text:s/>https://leetcode.com/problems/maximum-subarray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iral Matrix</text:p>
          </table:table-cell>
          <table:table-cell office:value-type="string" calcext:value-type="string">
            <text:p>34.1%</text:p>
          </table:table-cell>
          <table:table-cell office:value-type="string" calcext:value-type="string">
            <text:p>Medium</text:p>
          </table:table-cell>
          <table:table-cell office:value-type="float" office:value="2.70800609383333" calcext:value-type="float">
            <text:p>2.70800609383333</text:p>
          </table:table-cell>
          <table:table-cell office:value-type="string" calcext:value-type="string">
            <text:p><text:s/>https://leetcode.com/problems/spiral-matrix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ump Game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Medium</text:p>
          </table:table-cell>
          <table:table-cell office:value-type="float" office:value="1.5413078537703" calcext:value-type="float">
            <text:p>1.5413078537703</text:p>
          </table:table-cell>
          <table:table-cell office:value-type="string" calcext:value-type="string">
            <text:p><text:s/>https://leetcode.com/problems/jump-game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39.3%</text:p>
          </table:table-cell>
          <table:table-cell office:value-type="string" calcext:value-type="string">
            <text:p>Medium</text:p>
          </table:table-cell>
          <table:table-cell office:value-type="float" office:value="3.8503178295938" calcext:value-type="float">
            <text:p>3.8503178295938</text:p>
          </table:table-cell>
          <table:table-cell office:value-type="string" calcext:value-type="string">
            <text:p><text:s/>https://leetcode.com/problems/merge-intervals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33.5%</text:p>
          </table:table-cell>
          <table:table-cell office:value-type="string" calcext:value-type="string">
            <text:p>Hard</text:p>
          </table:table-cell>
          <table:table-cell office:value-type="float" office:value="2.97402257970463" calcext:value-type="float">
            <text:p>2.97402257970463</text:p>
          </table:table-cell>
          <table:table-cell office:value-type="string" calcext:value-type="string">
            <text:p><text:s/>https://leetcode.com/problems/insert-interval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iral Matrix II</text:p>
          </table:table-cell>
          <table:table-cell office:value-type="string" calcext:value-type="string">
            <text:p>53.9%</text:p>
          </table:table-cell>
          <table:table-cell office:value-type="string" calcext:value-type="string">
            <text:p>Medium</text:p>
          </table:table-cell>
          <table:table-cell office:value-type="float" office:value="0.514321297461525" calcext:value-type="float">
            <text:p>0.514321297461525</text:p>
          </table:table-cell>
          <table:table-cell office:value-type="string" calcext:value-type="string">
            <text:p><text:s/>https://leetcode.com/problems/spiral-matrix-ii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rmutation Sequence</text:p>
          </table:table-cell>
          <table:table-cell office:value-type="string" calcext:value-type="string">
            <text:p>38.4%</text:p>
          </table:table-cell>
          <table:table-cell office:value-type="string" calcext:value-type="string">
            <text:p>Hard</text:p>
          </table:table-cell>
          <table:table-cell office:value-type="float" office:value="0.556508587092674" calcext:value-type="float">
            <text:p>0.556508587092674</text:p>
          </table:table-cell>
          <table:table-cell office:value-type="string" calcext:value-type="string">
            <text:p><text:s/>https://leetcode.com/problems/permutation-sequence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nique Paths</text:p>
          </table:table-cell>
          <table:table-cell office:value-type="string" calcext:value-type="string">
            <text:p>54.1%</text:p>
          </table:table-cell>
          <table:table-cell office:value-type="string" calcext:value-type="string">
            <text:p>Medium</text:p>
          </table:table-cell>
          <table:table-cell office:value-type="float" office:value="1.56070101224677" calcext:value-type="float">
            <text:p>1.56070101224677</text:p>
          </table:table-cell>
          <table:table-cell office:value-type="string" calcext:value-type="string">
            <text:p><text:s/>https://leetcode.com/problems/unique-paths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Unique Paths II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Medium</text:p>
          </table:table-cell>
          <table:table-cell office:value-type="float" office:value="1.30289610646004" calcext:value-type="float">
            <text:p>1.30289610646004</text:p>
          </table:table-cell>
          <table:table-cell office:value-type="string" calcext:value-type="string">
            <text:p><text:s/>https://leetcode.com/problems/unique-paths-ii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inimum Path Sum</text:p>
          </table:table-cell>
          <table:table-cell office:value-type="string" calcext:value-type="string">
            <text:p>54.5%</text:p>
          </table:table-cell>
          <table:table-cell office:value-type="string" calcext:value-type="string">
            <text:p>Medium</text:p>
          </table:table-cell>
          <table:table-cell office:value-type="float" office:value="1.31116937157739" calcext:value-type="float">
            <text:p>1.31116937157739</text:p>
          </table:table-cell>
          <table:table-cell office:value-type="string" calcext:value-type="string">
            <text:p><text:s/>https://leetcode.com/problems/minimum-path-sum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lid Number</text:p>
          </table:table-cell>
          <table:table-cell office:value-type="string" calcext:value-type="string">
            <text:p>15.3%</text:p>
          </table:table-cell>
          <table:table-cell office:value-type="string" calcext:value-type="string">
            <text:p>Hard</text:p>
          </table:table-cell>
          <table:table-cell office:value-type="float" office:value="1.33439242398683" calcext:value-type="float">
            <text:p>1.33439242398683</text:p>
          </table:table-cell>
          <table:table-cell office:value-type="string" calcext:value-type="string">
            <text:p><text:s/>https://leetcode.com/problems/valid-number</text:p>
          </table:table-cell>
          <table:table-cell table:number-columns-repeated="1637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Plus One</text:p>
          </table:table-cell>
          <table:table-cell table:style-name="ce7" office:value-type="string" calcext:value-type="string">
            <text:p>43.0%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float" office:value="3.69330519580199" calcext:value-type="float">
            <text:p>3.69330519580199</text:p>
          </table:table-cell>
          <table:table-cell table:style-name="ce4" office:value-type="string" calcext:value-type="string">
            <text:p><text:s/>https://leetcode.com/problems/plus-one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d Binary</text:p>
          </table:table-cell>
          <table:table-cell office:value-type="string" calcext:value-type="string">
            <text:p>45.2%</text:p>
          </table:table-cell>
          <table:table-cell office:value-type="string" calcext:value-type="string">
            <text:p>Easy</text:p>
          </table:table-cell>
          <table:table-cell office:value-type="float" office:value="0.139868611838233" calcext:value-type="float">
            <text:p>0.139868611838233</text:p>
          </table:table-cell>
          <table:table-cell office:value-type="string" calcext:value-type="string">
            <text:p><text:s/>https://leetcode.com/problems/add-binary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xt Justification</text:p>
          </table:table-cell>
          <table:table-cell office:value-type="string" calcext:value-type="string">
            <text:p>27.7%</text:p>
          </table:table-cell>
          <table:table-cell office:value-type="string" calcext:value-type="string">
            <text:p>Hard</text:p>
          </table:table-cell>
          <table:table-cell office:value-type="float" office:value="3.4507992206503" calcext:value-type="float">
            <text:p>3.4507992206503</text:p>
          </table:table-cell>
          <table:table-cell office:value-type="string" calcext:value-type="string">
            <text:p><text:s/>https://leetcode.com/problems/text-justification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qrt(x)</text:p>
          </table:table-cell>
          <table:table-cell office:value-type="string" calcext:value-type="string">
            <text:p>33.9%</text:p>
          </table:table-cell>
          <table:table-cell office:value-type="string" calcext:value-type="string">
            <text:p>Easy</text:p>
          </table:table-cell>
          <table:table-cell office:value-type="float" office:value="1.21326454049498" calcext:value-type="float">
            <text:p>1.21326454049498</text:p>
          </table:table-cell>
          <table:table-cell office:value-type="string" calcext:value-type="string">
            <text:p><text:s/>https://leetcode.com/problems/sqrtx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limbing Stairs</text:p>
          </table:table-cell>
          <table:table-cell office:value-type="string" calcext:value-type="string">
            <text:p>47.8%</text:p>
          </table:table-cell>
          <table:table-cell office:value-type="string" calcext:value-type="string">
            <text:p>Easy</text:p>
          </table:table-cell>
          <table:table-cell office:value-type="float" office:value="0.722764240127044" calcext:value-type="float">
            <text:p>0.722764240127044</text:p>
          </table:table-cell>
          <table:table-cell office:value-type="string" calcext:value-type="string">
            <text:p><text:s/>https://leetcode.com/problems/climbing-stairs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dit Distance</text:p>
          </table:table-cell>
          <table:table-cell office:value-type="string" calcext:value-type="string">
            <text:p>44.8%</text:p>
          </table:table-cell>
          <table:table-cell office:value-type="string" calcext:value-type="string">
            <text:p>Hard</text:p>
          </table:table-cell>
          <table:table-cell office:value-type="float" office:value="2.30868274936641" calcext:value-type="float">
            <text:p>2.30868274936641</text:p>
          </table:table-cell>
          <table:table-cell office:value-type="string" calcext:value-type="string">
            <text:p><text:s/>https://leetcode.com/problems/edit-distance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arch a 2D Matrix</text:p>
          </table:table-cell>
          <table:table-cell office:value-type="string" calcext:value-type="string">
            <text:p>36.5%</text:p>
          </table:table-cell>
          <table:table-cell office:value-type="string" calcext:value-type="string">
            <text:p>Medium</text:p>
          </table:table-cell>
          <table:table-cell office:value-type="float" office:value="0.291078456814055" calcext:value-type="float">
            <text:p>0.291078456814055</text:p>
          </table:table-cell>
          <table:table-cell office:value-type="string" calcext:value-type="string">
            <text:p><text:s/>https://leetcode.com/problems/search-a-2d-matrix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ort Colors</text:p>
          </table:table-cell>
          <table:table-cell office:value-type="string" calcext:value-type="string">
            <text:p>47.3%</text:p>
          </table:table-cell>
          <table:table-cell office:value-type="string" calcext:value-type="string">
            <text:p>Medium</text:p>
          </table:table-cell>
          <table:table-cell office:value-type="float" office:value="0.683592166954012" calcext:value-type="float">
            <text:p>0.683592166954012</text:p>
          </table:table-cell>
          <table:table-cell office:value-type="string" calcext:value-type="string">
            <text:p><text:s/>https://leetcode.com/problems/sort-colors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nimum Window Substring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Hard</text:p>
          </table:table-cell>
          <table:table-cell office:value-type="float" office:value="2.7539065406151" calcext:value-type="float">
            <text:p>2.7539065406151</text:p>
          </table:table-cell>
          <table:table-cell office:value-type="string" calcext:value-type="string">
            <text:p><text:s/>https://leetcode.com/problems/minimum-window-substring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ombinations</text:p>
          </table:table-cell>
          <table:table-cell office:value-type="string" calcext:value-type="string">
            <text:p>54.7%</text:p>
          </table:table-cell>
          <table:table-cell office:value-type="string" calcext:value-type="string">
            <text:p>Medium</text:p>
          </table:table-cell>
          <table:table-cell office:value-type="float" office:value="0.481735925245061" calcext:value-type="float">
            <text:p>0.481735925245061</text:p>
          </table:table-cell>
          <table:table-cell office:value-type="string" calcext:value-type="string">
            <text:p><text:s/>https://leetcode.com/problems/combinations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bsets</text:p>
          </table:table-cell>
          <table:table-cell office:value-type="string" calcext:value-type="string">
            <text:p>62.0%</text:p>
          </table:table-cell>
          <table:table-cell office:value-type="string" calcext:value-type="string">
            <text:p>Medium</text:p>
          </table:table-cell>
          <table:table-cell office:value-type="float" office:value="0.605001630827664" calcext:value-type="float">
            <text:p>0.605001630827664</text:p>
          </table:table-cell>
          <table:table-cell office:value-type="string" calcext:value-type="string">
            <text:p><text:s/>https://leetcode.com/problems/subsets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ord Search</text:p>
          </table:table-cell>
          <table:table-cell office:value-type="string" calcext:value-type="string">
            <text:p>35.6%</text:p>
          </table:table-cell>
          <table:table-cell office:value-type="string" calcext:value-type="string">
            <text:p>Medium</text:p>
          </table:table-cell>
          <table:table-cell office:value-type="float" office:value="0.835614701401496" calcext:value-type="float">
            <text:p>0.835614701401496</text:p>
          </table:table-cell>
          <table:table-cell office:value-type="string" calcext:value-type="string">
            <text:p><text:s/>https://leetcode.com/problems/word-search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move Duplicates from Sorted Array II</text:p>
          </table:table-cell>
          <table:table-cell office:value-type="string" calcext:value-type="string">
            <text:p>44.0%</text:p>
          </table:table-cell>
          <table:table-cell office:value-type="string" calcext:value-type="string">
            <text:p>Medium</text:p>
          </table:table-cell>
          <table:table-cell office:value-type="float" office:value="0.126040720895365" calcext:value-type="float">
            <text:p>0.126040720895365</text:p>
          </table:table-cell>
          <table:table-cell office:value-type="string" calcext:value-type="string">
            <text:p><text:s/>https://leetcode.com/problems/remove-duplicates-from-sorted-array-ii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earch in Rotated Sorted Array II</text:p>
          </table:table-cell>
          <table:table-cell office:value-type="string" calcext:value-type="string">
            <text:p>33.0%</text:p>
          </table:table-cell>
          <table:table-cell office:value-type="string" calcext:value-type="string">
            <text:p>Medium</text:p>
          </table:table-cell>
          <table:table-cell office:value-type="float" office:value="0.56104250128221" calcext:value-type="float">
            <text:p>0.56104250128221</text:p>
          </table:table-cell>
          <table:table-cell office:value-type="string" calcext:value-type="string">
            <text:p><text:s/>https://leetcode.com/problems/search-in-rotated-sorted-array-ii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move Duplicates from Sorted List II</text:p>
          </table:table-cell>
          <table:table-cell office:value-type="string" calcext:value-type="string">
            <text:p>36.8%</text:p>
          </table:table-cell>
          <table:table-cell office:value-type="string" calcext:value-type="string">
            <text:p>Medium</text:p>
          </table:table-cell>
          <table:table-cell office:value-type="float" office:value="0.282446458397836" calcext:value-type="float">
            <text:p>0.282446458397836</text:p>
          </table:table-cell>
          <table:table-cell office:value-type="string" calcext:value-type="string">
            <text:p><text:s/>https://leetcode.com/problems/remove-duplicates-from-sorted-list-ii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move Duplicates from Sorted List</text:p>
          </table:table-cell>
          <table:table-cell office:value-type="string" calcext:value-type="string">
            <text:p>45.4%</text:p>
          </table:table-cell>
          <table:table-cell office:value-type="string" calcext:value-type="string">
            <text:p>Easy</text:p>
          </table:table-cell>
          <table:table-cell office:value-type="float" office:value="0.176301774611451" calcext:value-type="float">
            <text:p>0.176301774611451</text:p>
          </table:table-cell>
          <table:table-cell office:value-type="string" calcext:value-type="string">
            <text:p><text:s/>https://leetcode.com/problems/remove-duplicates-from-sorted-list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argest Rectangle in Histogram</text:p>
          </table:table-cell>
          <table:table-cell office:value-type="string" calcext:value-type="string">
            <text:p>35.2%</text:p>
          </table:table-cell>
          <table:table-cell office:value-type="string" calcext:value-type="string">
            <text:p>Hard</text:p>
          </table:table-cell>
          <table:table-cell office:value-type="float" office:value="1.5830569771449" calcext:value-type="float">
            <text:p>1.5830569771449</text:p>
          </table:table-cell>
          <table:table-cell office:value-type="string" calcext:value-type="string">
            <text:p><text:s/>https://leetcode.com/problems/largest-rectangle-in-histogram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ximal Rectangle</text:p>
          </table:table-cell>
          <table:table-cell office:value-type="string" calcext:value-type="string">
            <text:p>37.7%</text:p>
          </table:table-cell>
          <table:table-cell office:value-type="string" calcext:value-type="string">
            <text:p>Hard</text:p>
          </table:table-cell>
          <table:table-cell office:value-type="float" office:value="2.96402687371748" calcext:value-type="float">
            <text:p>2.96402687371748</text:p>
          </table:table-cell>
          <table:table-cell office:value-type="string" calcext:value-type="string">
            <text:p><text:s/>https://leetcode.com/problems/maximal-rectangle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cramble String</text:p>
          </table:table-cell>
          <table:table-cell office:value-type="string" calcext:value-type="string">
            <text:p>33.7%</text:p>
          </table:table-cell>
          <table:table-cell office:value-type="string" calcext:value-type="string">
            <text:p>Hard</text:p>
          </table:table-cell>
          <table:table-cell office:value-type="float" office:value="0.240385357748716" calcext:value-type="float">
            <text:p>0.240385357748716</text:p>
          </table:table-cell>
          <table:table-cell office:value-type="string" calcext:value-type="string">
            <text:p><text:s/>https://leetcode.com/problems/scramble-string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ge Sorted Array</text:p>
          </table:table-cell>
          <table:table-cell office:value-type="string" calcext:value-type="string">
            <text:p>39.4%</text:p>
          </table:table-cell>
          <table:table-cell office:value-type="string" calcext:value-type="string">
            <text:p>Easy</text:p>
          </table:table-cell>
          <table:table-cell office:value-type="float" office:value="0.310998708488906" calcext:value-type="float">
            <text:p>0.310998708488906</text:p>
          </table:table-cell>
          <table:table-cell office:value-type="string" calcext:value-type="string">
            <text:p><text:s/>https://leetcode.com/problems/merge-sorted-array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code Ways</text:p>
          </table:table-cell>
          <table:table-cell office:value-type="string" calcext:value-type="string">
            <text:p>24.7%</text:p>
          </table:table-cell>
          <table:table-cell office:value-type="string" calcext:value-type="string">
            <text:p>Medium</text:p>
          </table:table-cell>
          <table:table-cell office:value-type="float" office:value="2.04356154561403" calcext:value-type="float">
            <text:p>2.04356154561403</text:p>
          </table:table-cell>
          <table:table-cell office:value-type="string" calcext:value-type="string">
            <text:p><text:s/>https://leetcode.com/problems/decode-ways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verse Linked List II</text:p>
          </table:table-cell>
          <table:table-cell office:value-type="string" calcext:value-type="string">
            <text:p>38.8%</text:p>
          </table:table-cell>
          <table:table-cell office:value-type="string" calcext:value-type="string">
            <text:p>Medium</text:p>
          </table:table-cell>
          <table:table-cell office:value-type="float" office:value="0.120806645356131" calcext:value-type="float">
            <text:p>0.120806645356131</text:p>
          </table:table-cell>
          <table:table-cell office:value-type="string" calcext:value-type="string">
            <text:p><text:s/>https://leetcode.com/problems/reverse-linked-list-ii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nary Tree Inorder Traversal</text:p>
          </table:table-cell>
          <table:table-cell office:value-type="string" calcext:value-type="string">
            <text:p>63.3%</text:p>
          </table:table-cell>
          <table:table-cell office:value-type="string" calcext:value-type="string">
            <text:p>Medium</text:p>
          </table:table-cell>
          <table:table-cell office:value-type="float" office:value="0.880608700622646" calcext:value-type="float">
            <text:p>0.880608700622646</text:p>
          </table:table-cell>
          <table:table-cell office:value-type="string" calcext:value-type="string">
            <text:p><text:s/>https://leetcode.com/problems/binary-tree-inorder-traversal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nique Binary Search Trees</text:p>
          </table:table-cell>
          <table:table-cell office:value-type="string" calcext:value-type="string">
            <text:p>52.9%</text:p>
          </table:table-cell>
          <table:table-cell office:value-type="string" calcext:value-type="string">
            <text:p>Medium</text:p>
          </table:table-cell>
          <table:table-cell office:value-type="float" office:value="1.17270920712852" calcext:value-type="float">
            <text:p>1.17270920712852</text:p>
          </table:table-cell>
          <table:table-cell office:value-type="string" calcext:value-type="string">
            <text:p><text:s/>https://leetcode.com/problems/unique-binary-search-trees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nterleaving String</text:p>
          </table:table-cell>
          <table:table-cell office:value-type="string" calcext:value-type="string">
            <text:p>31.5%</text:p>
          </table:table-cell>
          <table:table-cell office:value-type="string" calcext:value-type="string">
            <text:p>Hard</text:p>
          </table:table-cell>
          <table:table-cell office:value-type="float" office:value="1.18791908730144" calcext:value-type="float">
            <text:p>1.18791908730144</text:p>
          </table:table-cell>
          <table:table-cell office:value-type="string" calcext:value-type="string">
            <text:p><text:s/>https://leetcode.com/problems/interleaving-string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lidate Binary Search Tree</text:p>
          </table:table-cell>
          <table:table-cell office:value-type="string" calcext:value-type="string">
            <text:p>27.8%</text:p>
          </table:table-cell>
          <table:table-cell office:value-type="string" calcext:value-type="string">
            <text:p>Medium</text:p>
          </table:table-cell>
          <table:table-cell office:value-type="float" office:value="1.14714036398792" calcext:value-type="float">
            <text:p>1.14714036398792</text:p>
          </table:table-cell>
          <table:table-cell office:value-type="string" calcext:value-type="string">
            <text:p><text:s/>https://leetcode.com/problems/validate-binary-search-tree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cover Binary Search Tree</text:p>
          </table:table-cell>
          <table:table-cell office:value-type="string" calcext:value-type="string">
            <text:p>39.7%</text:p>
          </table:table-cell>
          <table:table-cell office:value-type="string" calcext:value-type="string">
            <text:p>Hard</text:p>
          </table:table-cell>
          <table:table-cell office:value-type="float" office:value="0.839418523729723" calcext:value-type="float">
            <text:p>0.839418523729723</text:p>
          </table:table-cell>
          <table:table-cell office:value-type="string" calcext:value-type="string">
            <text:p><text:s/>https://leetcode.com/problems/recover-binary-search-tree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ame Tree</text:p>
          </table:table-cell>
          <table:table-cell office:value-type="string" calcext:value-type="string">
            <text:p>53.4%</text:p>
          </table:table-cell>
          <table:table-cell office:value-type="string" calcext:value-type="string">
            <text:p>Easy</text:p>
          </table:table-cell>
          <table:table-cell office:value-type="float" office:value="0.184731556816984" calcext:value-type="float">
            <text:p>0.184731556816984</text:p>
          </table:table-cell>
          <table:table-cell office:value-type="string" calcext:value-type="string">
            <text:p><text:s/>https://leetcode.com/problems/same-tree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ymmetric Tree</text:p>
          </table:table-cell>
          <table:table-cell office:value-type="string" calcext:value-type="string">
            <text:p>46.8%</text:p>
          </table:table-cell>
          <table:table-cell office:value-type="string" calcext:value-type="string">
            <text:p>Easy</text:p>
          </table:table-cell>
          <table:table-cell office:value-type="float" office:value="0.686086062101998" calcext:value-type="float">
            <text:p>0.686086062101998</text:p>
          </table:table-cell>
          <table:table-cell office:value-type="string" calcext:value-type="string">
            <text:p><text:s/>https://leetcode.com/problems/symmetric-tree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54.6%</text:p>
          </table:table-cell>
          <table:table-cell office:value-type="string" calcext:value-type="string">
            <text:p>Medium</text:p>
          </table:table-cell>
          <table:table-cell office:value-type="float" office:value="0.689403396796287" calcext:value-type="float">
            <text:p>0.689403396796287</text:p>
          </table:table-cell>
          <table:table-cell office:value-type="string" calcext:value-type="string">
            <text:p><text:s/>https://leetcode.com/problems/binary-tree-level-order-traversal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inary Tree Zigzag Level Order Traversal</text:p>
          </table:table-cell>
          <table:table-cell office:value-type="string" calcext:value-type="string">
            <text:p>48.3%</text:p>
          </table:table-cell>
          <table:table-cell office:value-type="string" calcext:value-type="string">
            <text:p>Medium</text:p>
          </table:table-cell>
          <table:table-cell office:value-type="float" office:value="0.0804602339188248" calcext:value-type="float">
            <text:p>0.0804602339188248</text:p>
          </table:table-cell>
          <table:table-cell office:value-type="string" calcext:value-type="string">
            <text:p><text:s/>https://leetcode.com/problems/binary-tree-zigzag-level-order-traversal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ximum Depth of Binary Tree</text:p>
          </table:table-cell>
          <table:table-cell office:value-type="string" calcext:value-type="string">
            <text:p>66.0%</text:p>
          </table:table-cell>
          <table:table-cell office:value-type="string" calcext:value-type="string">
            <text:p>Easy</text:p>
          </table:table-cell>
          <table:table-cell office:value-type="float" office:value="0.802519737707732" calcext:value-type="float">
            <text:p>0.802519737707732</text:p>
          </table:table-cell>
          <table:table-cell office:value-type="string" calcext:value-type="string">
            <text:p><text:s/>https://leetcode.com/problems/maximum-depth-of-binary-tree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nstruct Binary Tree from Preorder and Inorder Traversal</text:p>
          </table:table-cell>
          <table:table-cell office:value-type="string" calcext:value-type="string">
            <text:p>48.8%</text:p>
          </table:table-cell>
          <table:table-cell office:value-type="string" calcext:value-type="string">
            <text:p>Medium</text:p>
          </table:table-cell>
          <table:table-cell office:value-type="float" office:value="0.93083104323616" calcext:value-type="float">
            <text:p>0.93083104323616</text:p>
          </table:table-cell>
          <table:table-cell office:value-type="string" calcext:value-type="string">
            <text:p><text:s/>https://leetcode.com/problems/construct-binary-tree-from-preorder-and-inorder-traversal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vert Sorted Array to Binary Search Tree</text:p>
          </table:table-cell>
          <table:table-cell office:value-type="string" calcext:value-type="string">
            <text:p>57.9%</text:p>
          </table:table-cell>
          <table:table-cell office:value-type="string" calcext:value-type="string">
            <text:p>Easy</text:p>
          </table:table-cell>
          <table:table-cell office:value-type="float" office:value="1.03122929142206" calcext:value-type="float">
            <text:p>1.03122929142206</text:p>
          </table:table-cell>
          <table:table-cell office:value-type="string" calcext:value-type="string">
            <text:p><text:s/>https://leetcode.com/problems/convert-sorted-array-to-binary-search-tree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nvert Sorted List to Binary Search Tree</text:p>
          </table:table-cell>
          <table:table-cell office:value-type="string" calcext:value-type="string">
            <text:p>47.7%</text:p>
          </table:table-cell>
          <table:table-cell office:value-type="string" calcext:value-type="string">
            <text:p>Medium</text:p>
          </table:table-cell>
          <table:table-cell office:value-type="float" office:value="0.718283153831488" calcext:value-type="float">
            <text:p>0.718283153831488</text:p>
          </table:table-cell>
          <table:table-cell office:value-type="string" calcext:value-type="string">
            <text:p><text:s/>https://leetcode.com/problems/convert-sorted-list-to-binary-search-tree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alanced Binary Tree</text:p>
          </table:table-cell>
          <table:table-cell office:value-type="string" calcext:value-type="string">
            <text:p>43.5%</text:p>
          </table:table-cell>
          <table:table-cell office:value-type="string" calcext:value-type="string">
            <text:p>Easy</text:p>
          </table:table-cell>
          <table:table-cell office:value-type="float" office:value="1.07156912538168" calcext:value-type="float">
            <text:p>1.07156912538168</text:p>
          </table:table-cell>
          <table:table-cell office:value-type="string" calcext:value-type="string">
            <text:p><text:s/>https://leetcode.com/problems/balanced-binary-tree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th Sum II</text:p>
          </table:table-cell>
          <table:table-cell office:value-type="string" calcext:value-type="string">
            <text:p>46.7%</text:p>
          </table:table-cell>
          <table:table-cell office:value-type="string" calcext:value-type="string">
            <text:p>Medium</text:p>
          </table:table-cell>
          <table:table-cell office:value-type="float" office:value="0.303050102680095" calcext:value-type="float">
            <text:p>0.303050102680095</text:p>
          </table:table-cell>
          <table:table-cell office:value-type="string" calcext:value-type="string">
            <text:p><text:s/>https://leetcode.com/problems/path-sum-ii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atten Binary Tree to Linked List</text:p>
          </table:table-cell>
          <table:table-cell office:value-type="string" calcext:value-type="string">
            <text:p>49.3%</text:p>
          </table:table-cell>
          <table:table-cell office:value-type="string" calcext:value-type="string">
            <text:p>Medium</text:p>
          </table:table-cell>
          <table:table-cell office:value-type="float" office:value="0.190076873561433" calcext:value-type="float">
            <text:p>0.190076873561433</text:p>
          </table:table-cell>
          <table:table-cell office:value-type="string" calcext:value-type="string">
            <text:p><text:s/>https://leetcode.com/problems/flatten-binary-tree-to-linked-list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istinct Subsequences</text:p>
          </table:table-cell>
          <table:table-cell office:value-type="string" calcext:value-type="string">
            <text:p>38.3%</text:p>
          </table:table-cell>
          <table:table-cell office:value-type="string" calcext:value-type="string">
            <text:p>Hard</text:p>
          </table:table-cell>
          <table:table-cell office:value-type="float" office:value="1.55349751040285" calcext:value-type="float">
            <text:p>1.55349751040285</text:p>
          </table:table-cell>
          <table:table-cell office:value-type="string" calcext:value-type="string">
            <text:p><text:s/>https://leetcode.com/problems/distinct-subsequences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opulating Next Right Pointers in Each Node</text:p>
          </table:table-cell>
          <table:table-cell office:value-type="string" calcext:value-type="string">
            <text:p>45.2%</text:p>
          </table:table-cell>
          <table:table-cell office:value-type="string" calcext:value-type="string">
            <text:p>Medium</text:p>
          </table:table-cell>
          <table:table-cell office:value-type="float" office:value="1.10020650079066" calcext:value-type="float">
            <text:p>1.10020650079066</text:p>
          </table:table-cell>
          <table:table-cell office:value-type="string" calcext:value-type="string">
            <text:p><text:s/>https://leetcode.com/problems/populating-next-right-pointers-in-each-node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opulating Next Right Pointers in Each Node II</text:p>
          </table:table-cell>
          <table:table-cell office:value-type="string" calcext:value-type="string">
            <text:p>39.1%</text:p>
          </table:table-cell>
          <table:table-cell office:value-type="string" calcext:value-type="string">
            <text:p>Medium</text:p>
          </table:table-cell>
          <table:table-cell office:value-type="float" office:value="1.2262318152453" calcext:value-type="float">
            <text:p>1.2262318152453</text:p>
          </table:table-cell>
          <table:table-cell office:value-type="string" calcext:value-type="string">
            <text:p><text:s/>https://leetcode.com/problems/populating-next-right-pointers-in-each-node-ii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scal's Triangle</text:p>
          </table:table-cell>
          <table:table-cell office:value-type="string" calcext:value-type="string">
            <text:p>52.5%</text:p>
          </table:table-cell>
          <table:table-cell office:value-type="string" calcext:value-type="string">
            <text:p>Easy</text:p>
          </table:table-cell>
          <table:table-cell office:value-type="float" office:value="0.803944970044604" calcext:value-type="float">
            <text:p>0.803944970044604</text:p>
          </table:table-cell>
          <table:table-cell office:value-type="string" calcext:value-type="string">
            <text:p><text:s/>https://leetcode.com/problems/pascals-triangle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scal's Triangle II</text:p>
          </table:table-cell>
          <table:table-cell office:value-type="string" calcext:value-type="string">
            <text:p>49.0%</text:p>
          </table:table-cell>
          <table:table-cell office:value-type="string" calcext:value-type="string">
            <text:p>Easy</text:p>
          </table:table-cell>
          <table:table-cell office:value-type="float" office:value="0.308917748914684" calcext:value-type="float">
            <text:p>0.308917748914684</text:p>
          </table:table-cell>
          <table:table-cell office:value-type="string" calcext:value-type="string">
            <text:p><text:s/>https://leetcode.com/problems/pascals-triangle-ii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44.2%</text:p>
          </table:table-cell>
          <table:table-cell office:value-type="string" calcext:value-type="string">
            <text:p>Medium</text:p>
          </table:table-cell>
          <table:table-cell office:value-type="float" office:value="0.903821575211843" calcext:value-type="float">
            <text:p>0.903821575211843</text:p>
          </table:table-cell>
          <table:table-cell office:value-type="string" calcext:value-type="string">
            <text:p><text:s/>https://leetcode.com/problems/triangle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50.5%</text:p>
          </table:table-cell>
          <table:table-cell office:value-type="string" calcext:value-type="string">
            <text:p>Easy</text:p>
          </table:table-cell>
          <table:table-cell office:value-type="float" office:value="1.53940798608974" calcext:value-type="float">
            <text:p>1.53940798608974</text:p>
          </table:table-cell>
          <table:table-cell office:value-type="string" calcext:value-type="string">
            <text:p><text:s/>https://leetcode.com/problems/best-time-to-buy-and-sell-stock</text:p>
          </table:table-cell>
          <table:table-cell table:number-columns-repeated="1637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est Time to Buy and Sell Stock II</text:p>
          </table:table-cell>
          <table:table-cell office:value-type="string" calcext:value-type="string">
            <text:p>57.0%</text:p>
          </table:table-cell>
          <table:table-cell office:value-type="string" calcext:value-type="string">
            <text:p>Easy</text:p>
          </table:table-cell>
          <table:table-cell office:value-type="float" office:value="0.505975169632241" calcext:value-type="float">
            <text:p>0.505975169632241</text:p>
          </table:table-cell>
          <table:table-cell office:value-type="string" calcext:value-type="string">
            <text:p><text:s/>https://leetcode.com/problems/best-time-to-buy-and-sell-stock-ii</text:p>
          </table:table-cell>
          <table:table-cell table:number-columns-repeated="1637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est Time to Buy and Sell Stock III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Hard</text:p>
          </table:table-cell>
          <table:table-cell office:value-type="float" office:value="0.129915008608747" calcext:value-type="float">
            <text:p>0.129915008608747</text:p>
          </table:table-cell>
          <table:table-cell office:value-type="string" calcext:value-type="string">
            <text:p><text:s/>https://leetcode.com/problems/best-time-to-buy-and-sell-stock-iii</text:p>
          </table:table-cell>
          <table:table-cell table:number-columns-repeated="1637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inary Tree Maximum Path Sum</text:p>
          </table:table-cell>
          <table:table-cell office:value-type="string" calcext:value-type="string">
            <text:p>34.3%</text:p>
          </table:table-cell>
          <table:table-cell office:value-type="string" calcext:value-type="string">
            <text:p>Hard</text:p>
          </table:table-cell>
          <table:table-cell office:value-type="float" office:value="2.22160934720811" calcext:value-type="float">
            <text:p>2.22160934720811</text:p>
          </table:table-cell>
          <table:table-cell office:value-type="string" calcext:value-type="string">
            <text:p><text:s/>https://leetcode.com/problems/binary-tree-maximum-path-sum</text:p>
          </table:table-cell>
          <table:table-cell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alid Palindrome</text:p>
          </table:table-cell>
          <table:table-cell office:value-type="string" calcext:value-type="string">
            <text:p>36.7%</text:p>
          </table:table-cell>
          <table:table-cell office:value-type="string" calcext:value-type="string">
            <text:p>Easy</text:p>
          </table:table-cell>
          <table:table-cell office:value-type="float" office:value="0.423612991924488" calcext:value-type="float">
            <text:p>0.423612991924488</text:p>
          </table:table-cell>
          <table:table-cell office:value-type="string" calcext:value-type="string">
            <text:p><text:s/>https://leetcode.com/problems/valid-palindrome</text:p>
          </table:table-cell>
          <table:table-cell table:number-columns-repeated="1637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ord Ladder II</text:p>
          </table:table-cell>
          <table:table-cell office:value-type="string" calcext:value-type="string">
            <text:p>22.1%</text:p>
          </table:table-cell>
          <table:table-cell office:value-type="string" calcext:value-type="string">
            <text:p>Hard</text:p>
          </table:table-cell>
          <table:table-cell office:value-type="float" office:value="1.46073461707946" calcext:value-type="float">
            <text:p>1.46073461707946</text:p>
          </table:table-cell>
          <table:table-cell office:value-type="string" calcext:value-type="string">
            <text:p><text:s/>https://leetcode.com/problems/word-ladder-ii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ord Ladder</text:p>
          </table:table-cell>
          <table:table-cell office:value-type="string" calcext:value-type="string">
            <text:p>29.6%</text:p>
          </table:table-cell>
          <table:table-cell office:value-type="string" calcext:value-type="string">
            <text:p>Medium</text:p>
          </table:table-cell>
          <table:table-cell office:value-type="float" office:value="2.04512631814345" calcext:value-type="float">
            <text:p>2.04512631814345</text:p>
          </table:table-cell>
          <table:table-cell office:value-type="string" calcext:value-type="string">
            <text:p><text:s/>https://leetcode.com/problems/word-ladder</text:p>
          </table:table-cell>
          <table:table-cell table:number-columns-repeated="1637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ongest Consecutive Sequence</text:p>
          </table:table-cell>
          <table:table-cell office:value-type="string" calcext:value-type="string">
            <text:p>45.1%</text:p>
          </table:table-cell>
          <table:table-cell office:value-type="string" calcext:value-type="string">
            <text:p>Hard</text:p>
          </table:table-cell>
          <table:table-cell office:value-type="float" office:value="2.38896923686643" calcext:value-type="float">
            <text:p>2.38896923686643</text:p>
          </table:table-cell>
          <table:table-cell office:value-type="string" calcext:value-type="string">
            <text:p><text:s/>https://leetcode.com/problems/longest-consecutive-sequence</text:p>
          </table:table-cell>
          <table:table-cell table:number-columns-repeated="1637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um Root to Leaf Numbers</text:p>
          </table:table-cell>
          <table:table-cell office:value-type="string" calcext:value-type="string">
            <text:p>49.1%</text:p>
          </table:table-cell>
          <table:table-cell office:value-type="string" calcext:value-type="string">
            <text:p>Medium</text:p>
          </table:table-cell>
          <table:table-cell office:value-type="float" office:value="0.230806424059779" calcext:value-type="float">
            <text:p>0.230806424059779</text:p>
          </table:table-cell>
          <table:table-cell office:value-type="string" calcext:value-type="string">
            <text:p><text:s/>https://leetcode.com/problems/sum-root-to-leaf-numbers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urrounded Regions</text:p>
          </table:table-cell>
          <table:table-cell office:value-type="string" calcext:value-type="string">
            <text:p>28.1%</text:p>
          </table:table-cell>
          <table:table-cell office:value-type="string" calcext:value-type="string">
            <text:p>Medium</text:p>
          </table:table-cell>
          <table:table-cell office:value-type="float" office:value="1.88163813296357" calcext:value-type="float">
            <text:p>1.88163813296357</text:p>
          </table:table-cell>
          <table:table-cell office:value-type="string" calcext:value-type="string">
            <text:p><text:s/>https://leetcode.com/problems/surrounded-regions</text:p>
          </table:table-cell>
          <table:table-cell table:number-columns-repeated="1637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alindrome Partitioning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Medium</text:p>
          </table:table-cell>
          <table:table-cell office:value-type="float" office:value="0.300117555977455" calcext:value-type="float">
            <text:p>0.300117555977455</text:p>
          </table:table-cell>
          <table:table-cell office:value-type="string" calcext:value-type="string">
            <text:p><text:s/>https://leetcode.com/problems/palindrome-partitioning</text:p>
          </table:table-cell>
          <table:table-cell table:number-columns-repeated="1637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lindrome Partitioning II</text:p>
          </table:table-cell>
          <table:table-cell office:value-type="string" calcext:value-type="string">
            <text:p>30.2%</text:p>
          </table:table-cell>
          <table:table-cell office:value-type="string" calcext:value-type="string">
            <text:p>Hard</text:p>
          </table:table-cell>
          <table:table-cell office:value-type="float" office:value="1.02505916311354" calcext:value-type="float">
            <text:p>1.02505916311354</text:p>
          </table:table-cell>
          <table:table-cell office:value-type="string" calcext:value-type="string">
            <text:p><text:s/>https://leetcode.com/problems/palindrome-partitioning-ii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lone Graph</text:p>
          </table:table-cell>
          <table:table-cell office:value-type="string" calcext:value-type="string">
            <text:p>34.8%</text:p>
          </table:table-cell>
          <table:table-cell office:value-type="string" calcext:value-type="string">
            <text:p>Medium</text:p>
          </table:table-cell>
          <table:table-cell office:value-type="float" office:value="2.09308376456486" calcext:value-type="float">
            <text:p>2.09308376456486</text:p>
          </table:table-cell>
          <table:table-cell office:value-type="string" calcext:value-type="string">
            <text:p><text:s/>https://leetcode.com/problems/clone-graph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as Station</text:p>
          </table:table-cell>
          <table:table-cell office:value-type="string" calcext:value-type="string">
            <text:p>38.5%</text:p>
          </table:table-cell>
          <table:table-cell office:value-type="string" calcext:value-type="string">
            <text:p>Medium</text:p>
          </table:table-cell>
          <table:table-cell office:value-type="float" office:value="1.35156473959237" calcext:value-type="float">
            <text:p>1.35156473959237</text:p>
          </table:table-cell>
          <table:table-cell office:value-type="string" calcext:value-type="string">
            <text:p><text:s/>https://leetcode.com/problems/gas-station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Hard</text:p>
          </table:table-cell>
          <table:table-cell office:value-type="float" office:value="2.47707140181794" calcext:value-type="float">
            <text:p>2.47707140181794</text:p>
          </table:table-cell>
          <table:table-cell office:value-type="string" calcext:value-type="string">
            <text:p><text:s/>https://leetcode.com/problems/candy</text:p>
          </table:table-cell>
          <table:table-cell table:number-columns-repeated="1637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65.5%</text:p>
          </table:table-cell>
          <table:table-cell office:value-type="string" calcext:value-type="string">
            <text:p>Easy</text:p>
          </table:table-cell>
          <table:table-cell office:value-type="float" office:value="0.551402168236254" calcext:value-type="float">
            <text:p>0.551402168236254</text:p>
          </table:table-cell>
          <table:table-cell office:value-type="string" calcext:value-type="string">
            <text:p><text:s/>https://leetcode.com/problems/single-number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ingle Number II</text:p>
          </table:table-cell>
          <table:table-cell office:value-type="string" calcext:value-type="string">
            <text:p>52.4%</text:p>
          </table:table-cell>
          <table:table-cell office:value-type="string" calcext:value-type="string">
            <text:p>Medium</text:p>
          </table:table-cell>
          <table:table-cell office:value-type="float" office:value="1.19316771179785" calcext:value-type="float">
            <text:p>1.19316771179785</text:p>
          </table:table-cell>
          <table:table-cell office:value-type="string" calcext:value-type="string">
            <text:p><text:s/>https://leetcode.com/problems/single-number-ii</text:p>
          </table:table-cell>
          <table:table-cell table:number-columns-repeated="1637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py List with Random Pointer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Medium</text:p>
          </table:table-cell>
          <table:table-cell office:value-type="float" office:value="1.94133073504138" calcext:value-type="float">
            <text:p>1.94133073504138</text:p>
          </table:table-cell>
          <table:table-cell office:value-type="string" calcext:value-type="string">
            <text:p><text:s/>https://leetcode.com/problems/copy-list-with-random-pointer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ord Break</text:p>
          </table:table-cell>
          <table:table-cell office:value-type="string" calcext:value-type="string">
            <text:p>40.1%</text:p>
          </table:table-cell>
          <table:table-cell office:value-type="string" calcext:value-type="string">
            <text:p>Medium</text:p>
          </table:table-cell>
          <table:table-cell office:value-type="float" office:value="2.49886432593926" calcext:value-type="float">
            <text:p>2.49886432593926</text:p>
          </table:table-cell>
          <table:table-cell office:value-type="string" calcext:value-type="string">
            <text:p><text:s/>https://leetcode.com/problems/word-break</text:p>
          </table:table-cell>
          <table:table-cell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Word Break II</text:p>
          </table:table-cell>
          <table:table-cell office:value-type="string" calcext:value-type="string">
            <text:p>32.6%</text:p>
          </table:table-cell>
          <table:table-cell office:value-type="string" calcext:value-type="string">
            <text:p>Hard</text:p>
          </table:table-cell>
          <table:table-cell office:value-type="float" office:value="0.965893794069654" calcext:value-type="float">
            <text:p>0.965893794069654</text:p>
          </table:table-cell>
          <table:table-cell office:value-type="string" calcext:value-type="string">
            <text:p><text:s/>https://leetcode.com/problems/word-break-ii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41.1%</text:p>
          </table:table-cell>
          <table:table-cell office:value-type="string" calcext:value-type="string">
            <text:p>Easy</text:p>
          </table:table-cell>
          <table:table-cell office:value-type="float" office:value="0.380391812340048" calcext:value-type="float">
            <text:p>0.380391812340048</text:p>
          </table:table-cell>
          <table:table-cell office:value-type="string" calcext:value-type="string">
            <text:p><text:s/>https://leetcode.com/problems/linked-list-cycle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inked List Cycle II</text:p>
          </table:table-cell>
          <table:table-cell office:value-type="string" calcext:value-type="string">
            <text:p>37.3%</text:p>
          </table:table-cell>
          <table:table-cell office:value-type="string" calcext:value-type="string">
            <text:p>Medium</text:p>
          </table:table-cell>
          <table:table-cell office:value-type="float" office:value="0.100193228041176" calcext:value-type="float">
            <text:p>0.100193228041176</text:p>
          </table:table-cell>
          <table:table-cell office:value-type="string" calcext:value-type="string">
            <text:p><text:s/>https://leetcode.com/problems/linked-list-cycle-ii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order List</text:p>
          </table:table-cell>
          <table:table-cell office:value-type="string" calcext:value-type="string">
            <text:p>37.1%</text:p>
          </table:table-cell>
          <table:table-cell office:value-type="string" calcext:value-type="string">
            <text:p>Medium</text:p>
          </table:table-cell>
          <table:table-cell office:value-type="float" office:value="0.664493617853899" calcext:value-type="float">
            <text:p>0.664493617853899</text:p>
          </table:table-cell>
          <table:table-cell office:value-type="string" calcext:value-type="string">
            <text:p><text:s/>https://leetcode.com/problems/reorder-list</text:p>
          </table:table-cell>
          <table:table-cell table:number-columns-repeated="1637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inary Tree Preorder Traversal</text:p>
          </table:table-cell>
          <table:table-cell office:value-type="string" calcext:value-type="string">
            <text:p>55.7%</text:p>
          </table:table-cell>
          <table:table-cell office:value-type="string" calcext:value-type="string">
            <text:p>Medium</text:p>
          </table:table-cell>
          <table:table-cell office:value-type="float" office:value="0.169755677896148" calcext:value-type="float">
            <text:p>0.169755677896148</text:p>
          </table:table-cell>
          <table:table-cell office:value-type="string" calcext:value-type="string">
            <text:p><text:s/>https://leetcode.com/problems/binary-tree-preorder-traversal</text:p>
          </table:table-cell>
          <table:table-cell table:number-columns-repeated="1637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inary Tree Postorder Traversal</text:p>
          </table:table-cell>
          <table:table-cell office:value-type="string" calcext:value-type="string">
            <text:p>55.0%</text:p>
          </table:table-cell>
          <table:table-cell office:value-type="string" calcext:value-type="string">
            <text:p>Hard</text:p>
          </table:table-cell>
          <table:table-cell office:value-type="float" office:value="0.205527481409272" calcext:value-type="float">
            <text:p>0.205527481409272</text:p>
          </table:table-cell>
          <table:table-cell office:value-type="string" calcext:value-type="string">
            <text:p><text:s/>https://leetcode.com/problems/binary-tree-postorder-traversal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RU Cache</text:p>
          </table:table-cell>
          <table:table-cell office:value-type="string" calcext:value-type="string">
            <text:p>33.2%</text:p>
          </table:table-cell>
          <table:table-cell office:value-type="string" calcext:value-type="string">
            <text:p>Medium</text:p>
          </table:table-cell>
          <table:table-cell office:value-type="float" office:value="3.68955645832426" calcext:value-type="float">
            <text:p>3.68955645832426</text:p>
          </table:table-cell>
          <table:table-cell office:value-type="string" calcext:value-type="string">
            <text:p><text:s/>https://leetcode.com/problems/lru-cache</text:p>
          </table:table-cell>
          <table:table-cell table:number-columns-repeated="1637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ort List</text:p>
          </table:table-cell>
          <table:table-cell office:value-type="string" calcext:value-type="string">
            <text:p>42.3%</text:p>
          </table:table-cell>
          <table:table-cell office:value-type="string" calcext:value-type="string">
            <text:p>Medium</text:p>
          </table:table-cell>
          <table:table-cell office:value-type="float" office:value="0.807481396368967" calcext:value-type="float">
            <text:p>0.807481396368967</text:p>
          </table:table-cell>
          <table:table-cell office:value-type="string" calcext:value-type="string">
            <text:p><text:s/>https://leetcode.com/problems/sort-list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x Points on a Line</text:p>
          </table:table-cell>
          <table:table-cell office:value-type="string" calcext:value-type="string">
            <text:p>16.9%</text:p>
          </table:table-cell>
          <table:table-cell office:value-type="string" calcext:value-type="string">
            <text:p>Hard</text:p>
          </table:table-cell>
          <table:table-cell office:value-type="float" office:value="3.54141496718549" calcext:value-type="float">
            <text:p>3.54141496718549</text:p>
          </table:table-cell>
          <table:table-cell office:value-type="string" calcext:value-type="string">
            <text:p><text:s/>https://leetcode.com/problems/max-points-on-a-line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valuate Reverse Polish Notation</text:p>
          </table:table-cell>
          <table:table-cell office:value-type="string" calcext:value-type="string">
            <text:p>36.3%</text:p>
          </table:table-cell>
          <table:table-cell office:value-type="string" calcext:value-type="string">
            <text:p>Medium</text:p>
          </table:table-cell>
          <table:table-cell office:value-type="float" office:value="1.90120415996728" calcext:value-type="float">
            <text:p>1.90120415996728</text:p>
          </table:table-cell>
          <table:table-cell office:value-type="string" calcext:value-type="string">
            <text:p><text:s/>https://leetcode.com/problems/evaluate-reverse-polish-notation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everse Words in a String</text:p>
          </table:table-cell>
          <table:table-cell office:value-type="string" calcext:value-type="string">
            <text:p>21.9%</text:p>
          </table:table-cell>
          <table:table-cell office:value-type="string" calcext:value-type="string">
            <text:p>Medium</text:p>
          </table:table-cell>
          <table:table-cell office:value-type="float" office:value="0.156697277326542" calcext:value-type="float">
            <text:p>0.156697277326542</text:p>
          </table:table-cell>
          <table:table-cell office:value-type="string" calcext:value-type="string">
            <text:p><text:s/>https://leetcode.com/problems/reverse-words-in-a-string</text:p>
          </table:table-cell>
          <table:table-cell table:number-columns-repeated="1637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ximum Product Subarray</text:p>
          </table:table-cell>
          <table:table-cell office:value-type="string" calcext:value-type="string">
            <text:p>31.7%</text:p>
          </table:table-cell>
          <table:table-cell office:value-type="string" calcext:value-type="string">
            <text:p>Medium</text:p>
          </table:table-cell>
          <table:table-cell office:value-type="float" office:value="1.07114193712411" calcext:value-type="float">
            <text:p>1.07114193712411</text:p>
          </table:table-cell>
          <table:table-cell office:value-type="string" calcext:value-type="string">
            <text:p><text:s/>https://leetcode.com/problems/maximum-product-subarray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ind Minimum in Rotated Sorted Array</text:p>
          </table:table-cell>
          <table:table-cell office:value-type="string" calcext:value-type="string">
            <text:p>45.1%</text:p>
          </table:table-cell>
          <table:table-cell office:value-type="string" calcext:value-type="string">
            <text:p>Medium</text:p>
          </table:table-cell>
          <table:table-cell office:value-type="float" office:value="0.766582974157741" calcext:value-type="float">
            <text:p>0.766582974157741</text:p>
          </table:table-cell>
          <table:table-cell office:value-type="string" calcext:value-type="string">
            <text:p><text:s/>https://leetcode.com/problems/find-minimum-in-rotated-sorted-array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ind Minimum in Rotated Sorted Array II</text:p>
          </table:table-cell>
          <table:table-cell office:value-type="string" calcext:value-type="string">
            <text:p>41.6%</text:p>
          </table:table-cell>
          <table:table-cell office:value-type="string" calcext:value-type="string">
            <text:p>Hard</text:p>
          </table:table-cell>
          <table:table-cell office:value-type="float" office:value="0.0624300068584125" calcext:value-type="float">
            <text:p>0.0624300068584125</text:p>
          </table:table-cell>
          <table:table-cell office:value-type="string" calcext:value-type="string">
            <text:p><text:s/>https://leetcode.com/problems/find-minimum-in-rotated-sorted-array-ii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in Stack</text:p>
          </table:table-cell>
          <table:table-cell office:value-type="string" calcext:value-type="string">
            <text:p>44.5%</text:p>
          </table:table-cell>
          <table:table-cell office:value-type="string" calcext:value-type="string">
            <text:p>Easy</text:p>
          </table:table-cell>
          <table:table-cell office:value-type="float" office:value="1.87223233364086" calcext:value-type="float">
            <text:p>1.87223233364086</text:p>
          </table:table-cell>
          <table:table-cell office:value-type="string" calcext:value-type="string">
            <text:p><text:s/>https://leetcode.com/problems/min-stack</text:p>
          </table:table-cell>
          <table:table-cell table:number-columns-repeated="1637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inary Tree Upside Down</text:p>
          </table:table-cell>
          <table:table-cell office:value-type="string" calcext:value-type="string">
            <text:p>55.0%</text:p>
          </table:table-cell>
          <table:table-cell office:value-type="string" calcext:value-type="string">
            <text:p>Medium</text:p>
          </table:table-cell>
          <table:table-cell office:value-type="float" office:value="1.00259763542852" calcext:value-type="float">
            <text:p>1.00259763542852</text:p>
          </table:table-cell>
          <table:table-cell office:value-type="string" calcext:value-type="string">
            <text:p><text:s/>https://leetcode.com/problems/binary-tree-upside-down</text:p>
          </table:table-cell>
          <table:table-cell table:number-columns-repeated="1637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ad N Characters Given Read4</text:p>
          </table:table-cell>
          <table:table-cell office:value-type="string" calcext:value-type="string">
            <text:p>34.2%</text:p>
          </table:table-cell>
          <table:table-cell office:value-type="string" calcext:value-type="string">
            <text:p>Easy</text:p>
          </table:table-cell>
          <table:table-cell office:value-type="float" office:value="2.86205150457547" calcext:value-type="float">
            <text:p>2.86205150457547</text:p>
          </table:table-cell>
          <table:table-cell office:value-type="string" calcext:value-type="string">
            <text:p><text:s/>https://leetcode.com/problems/read-n-characters-given-read4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ead N Characters Given Read4 II - Call multiple times</text:p>
          </table:table-cell>
          <table:table-cell office:value-type="string" calcext:value-type="string">
            <text:p>33.8%</text:p>
          </table:table-cell>
          <table:table-cell office:value-type="string" calcext:value-type="string">
            <text:p>Hard</text:p>
          </table:table-cell>
          <table:table-cell office:value-type="float" office:value="3.48408428741081" calcext:value-type="float">
            <text:p>3.48408428741081</text:p>
          </table:table-cell>
          <table:table-cell office:value-type="string" calcext:value-type="string">
            <text:p><text:s/>https://leetcode.com/problems/read-n-characters-given-read4-ii-call-multiple-times</text:p>
          </table:table-cell>
          <table:table-cell table:number-columns-repeated="1637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ongest Substring with At Most Two Distinct Characters</text:p>
          </table:table-cell>
          <table:table-cell office:value-type="string" calcext:value-type="string">
            <text:p>49.4%</text:p>
          </table:table-cell>
          <table:table-cell office:value-type="string" calcext:value-type="string">
            <text:p>Medium</text:p>
          </table:table-cell>
          <table:table-cell office:value-type="float" office:value="4.26245772572052" calcext:value-type="float">
            <text:p>4.26245772572052</text:p>
          </table:table-cell>
          <table:table-cell office:value-type="string" calcext:value-type="string">
            <text:p><text:s/>https://leetcode.com/problems/longest-substring-with-at-most-two-distinct-characters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ntersection of Two Linked Lists</text:p>
          </table:table-cell>
          <table:table-cell office:value-type="string" calcext:value-type="string">
            <text:p>40.6%</text:p>
          </table:table-cell>
          <table:table-cell office:value-type="string" calcext:value-type="string">
            <text:p>Easy</text:p>
          </table:table-cell>
          <table:table-cell office:value-type="float" office:value="0.604515302201482" calcext:value-type="float">
            <text:p>0.604515302201482</text:p>
          </table:table-cell>
          <table:table-cell office:value-type="string" calcext:value-type="string">
            <text:p><text:s/>https://leetcode.com/problems/intersection-of-two-linked-lists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One Edit Distance</text:p>
          </table:table-cell>
          <table:table-cell office:value-type="string" calcext:value-type="string">
            <text:p>32.3%</text:p>
          </table:table-cell>
          <table:table-cell office:value-type="string" calcext:value-type="string">
            <text:p>Medium</text:p>
          </table:table-cell>
          <table:table-cell office:value-type="float" office:value="1.84349126395151" calcext:value-type="float">
            <text:p>1.84349126395151</text:p>
          </table:table-cell>
          <table:table-cell office:value-type="string" calcext:value-type="string">
            <text:p><text:s/>https://leetcode.com/problems/one-edit-distance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ind Peak Element</text:p>
          </table:table-cell>
          <table:table-cell office:value-type="string" calcext:value-type="string">
            <text:p>43.3%</text:p>
          </table:table-cell>
          <table:table-cell office:value-type="string" calcext:value-type="string">
            <text:p>Medium</text:p>
          </table:table-cell>
          <table:table-cell office:value-type="float" office:value="2.09792314779327" calcext:value-type="float">
            <text:p>2.09792314779327</text:p>
          </table:table-cell>
          <table:table-cell office:value-type="string" calcext:value-type="string">
            <text:p><text:s/>https://leetcode.com/problems/find-peak-element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issing Ranges</text:p>
          </table:table-cell>
          <table:table-cell office:value-type="string" calcext:value-type="string">
            <text:p>24.3%</text:p>
          </table:table-cell>
          <table:table-cell office:value-type="string" calcext:value-type="string">
            <text:p>Medium</text:p>
          </table:table-cell>
          <table:table-cell office:value-type="float" office:value="4.31177148255023" calcext:value-type="float">
            <text:p>4.31177148255023</text:p>
          </table:table-cell>
          <table:table-cell office:value-type="string" calcext:value-type="string">
            <text:p><text:s/>https://leetcode.com/problems/missing-ranges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mpare Version Numbers</text:p>
          </table:table-cell>
          <table:table-cell office:value-type="string" calcext:value-type="string">
            <text:p>27.4%</text:p>
          </table:table-cell>
          <table:table-cell office:value-type="string" calcext:value-type="string">
            <text:p>Medium</text:p>
          </table:table-cell>
          <table:table-cell office:value-type="float" office:value="1.01337194313443" calcext:value-type="float">
            <text:p>1.01337194313443</text:p>
          </table:table-cell>
          <table:table-cell office:value-type="string" calcext:value-type="string">
            <text:p><text:s/>https://leetcode.com/problems/compare-version-numbers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raction to Recurring Decimal</text:p>
          </table:table-cell>
          <table:table-cell office:value-type="string" calcext:value-type="string">
            <text:p>21.6%</text:p>
          </table:table-cell>
          <table:table-cell office:value-type="string" calcext:value-type="string">
            <text:p>Medium</text:p>
          </table:table-cell>
          <table:table-cell office:value-type="float" office:value="2.50485062983019" calcext:value-type="float">
            <text:p>2.50485062983019</text:p>
          </table:table-cell>
          <table:table-cell office:value-type="string" calcext:value-type="string">
            <text:p><text:s/>https://leetcode.com/problems/fraction-to-recurring-decimal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wo Sum II - Input array is sorted</text:p>
          </table:table-cell>
          <table:table-cell office:value-type="string" calcext:value-type="string">
            <text:p>54.1%</text:p>
          </table:table-cell>
          <table:table-cell office:value-type="string" calcext:value-type="string">
            <text:p>Easy</text:p>
          </table:table-cell>
          <table:table-cell office:value-type="float" office:value="0.9176979974587" calcext:value-type="float">
            <text:p>0.9176979974587</text:p>
          </table:table-cell>
          <table:table-cell office:value-type="string" calcext:value-type="string">
            <text:p><text:s/>https://leetcode.com/problems/two-sum-ii-input-array-is-sorted</text:p>
          </table:table-cell>
          <table:table-cell table:number-columns-repeated="1637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xcel Sheet Column Title</text:p>
          </table:table-cell>
          <table:table-cell office:value-type="string" calcext:value-type="string">
            <text:p>31.1%</text:p>
          </table:table-cell>
          <table:table-cell office:value-type="string" calcext:value-type="string">
            <text:p>Easy</text:p>
          </table:table-cell>
          <table:table-cell office:value-type="float" office:value="1.84982476572125" calcext:value-type="float">
            <text:p>1.84982476572125</text:p>
          </table:table-cell>
          <table:table-cell office:value-type="string" calcext:value-type="string">
            <text:p><text:s/>https://leetcode.com/problems/excel-sheet-column-title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58.7%</text:p>
          </table:table-cell>
          <table:table-cell office:value-type="string" calcext:value-type="string">
            <text:p>Easy</text:p>
          </table:table-cell>
          <table:table-cell office:value-type="float" office:value="1.22031454724142" calcext:value-type="float">
            <text:p>1.22031454724142</text:p>
          </table:table-cell>
          <table:table-cell office:value-type="string" calcext:value-type="string">
            <text:p><text:s/>https://leetcode.com/problems/majority-element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xcel Sheet Column Number</text:p>
          </table:table-cell>
          <table:table-cell office:value-type="string" calcext:value-type="string">
            <text:p>55.9%</text:p>
          </table:table-cell>
          <table:table-cell office:value-type="string" calcext:value-type="string">
            <text:p>Easy</text:p>
          </table:table-cell>
          <table:table-cell office:value-type="float" office:value="1.5796139469791" calcext:value-type="float">
            <text:p>1.5796139469791</text:p>
          </table:table-cell>
          <table:table-cell office:value-type="string" calcext:value-type="string">
            <text:p><text:s/>https://leetcode.com/problems/excel-sheet-column-number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inary Search Tree Iterator</text:p>
          </table:table-cell>
          <table:table-cell office:value-type="string" calcext:value-type="string">
            <text:p>56.6%</text:p>
          </table:table-cell>
          <table:table-cell office:value-type="string" calcext:value-type="string">
            <text:p>Medium</text:p>
          </table:table-cell>
          <table:table-cell office:value-type="float" office:value="1.91146670464853" calcext:value-type="float">
            <text:p>1.91146670464853</text:p>
          </table:table-cell>
          <table:table-cell office:value-type="string" calcext:value-type="string">
            <text:p><text:s/>https://leetcode.com/problems/binary-search-tree-iterator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ungeon Game</text:p>
          </table:table-cell>
          <table:table-cell office:value-type="string" calcext:value-type="string">
            <text:p>32.3%</text:p>
          </table:table-cell>
          <table:table-cell office:value-type="string" calcext:value-type="string">
            <text:p>Hard</text:p>
          </table:table-cell>
          <table:table-cell office:value-type="float" office:value="0.633321180592896" calcext:value-type="float">
            <text:p>0.633321180592896</text:p>
          </table:table-cell>
          <table:table-cell office:value-type="string" calcext:value-type="string">
            <text:p><text:s/>https://leetcode.com/problems/dungeon-game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60.8%</text:p>
          </table:table-cell>
          <table:table-cell office:value-type="string" calcext:value-type="string">
            <text:p>Easy</text:p>
          </table:table-cell>
          <table:table-cell office:value-type="float" office:value="0.572474615917112" calcext:value-type="float">
            <text:p>0.572474615917112</text:p>
          </table:table-cell>
          <table:table-cell office:value-type="string" calcext:value-type="string">
            <text:p><text:s/>https://leetcode.com/problems/combine-two-tables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Easy</text:p>
          </table:table-cell>
          <table:table-cell office:value-type="float" office:value="0.236779288661793" calcext:value-type="float">
            <text:p>0.236779288661793</text:p>
          </table:table-cell>
          <table:table-cell office:value-type="string" calcext:value-type="string">
            <text:p><text:s/>https://leetcode.com/problems/second-highest-salary</text:p>
          </table:table-cell>
          <table:table-cell table:number-columns-repeated="1637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office:value-type="string" calcext:value-type="string">
            <text:p>31.4%</text:p>
          </table:table-cell>
          <table:table-cell office:value-type="string" calcext:value-type="string">
            <text:p>Medium</text:p>
          </table:table-cell>
          <table:table-cell office:value-type="float" office:value="0.122477032359662" calcext:value-type="float">
            <text:p>0.122477032359662</text:p>
          </table:table-cell>
          <table:table-cell office:value-type="string" calcext:value-type="string">
            <text:p><text:s/>https://leetcode.com/problems/nth-highest-salary</text:p>
          </table:table-cell>
          <table:table-cell table:number-columns-repeated="1637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argest Number</text:p>
          </table:table-cell>
          <table:table-cell office:value-type="string" calcext:value-type="string">
            <text:p>28.8%</text:p>
          </table:table-cell>
          <table:table-cell office:value-type="string" calcext:value-type="string">
            <text:p>Medium</text:p>
          </table:table-cell>
          <table:table-cell office:value-type="float" office:value="0.201622170319851" calcext:value-type="float">
            <text:p>0.201622170319851</text:p>
          </table:table-cell>
          <table:table-cell office:value-type="string" calcext:value-type="string">
            <text:p><text:s/>https://leetcode.com/problems/largest-number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office:value-type="string" calcext:value-type="string">
            <text:p>56.9%</text:p>
          </table:table-cell>
          <table:table-cell office:value-type="string" calcext:value-type="string">
            <text:p>Easy</text:p>
          </table:table-cell>
          <table:table-cell office:value-type="float" office:value="0.144581228811108" calcext:value-type="float">
            <text:p>0.144581228811108</text:p>
          </table:table-cell>
          <table:table-cell office:value-type="string" calcext:value-type="string">
            <text:p><text:s/>https://leetcode.com/problems/employees-earning-more-than-their-managers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34.5%</text:p>
          </table:table-cell>
          <table:table-cell office:value-type="string" calcext:value-type="string">
            <text:p>Hard</text:p>
          </table:table-cell>
          <table:table-cell office:value-type="float" office:value="0.242803205989403" calcext:value-type="float">
            <text:p>0.242803205989403</text:p>
          </table:table-cell>
          <table:table-cell office:value-type="string" calcext:value-type="string">
            <text:p><text:s/>https://leetcode.com/problems/department-top-three-salaries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peated DNA Sequences</text:p>
          </table:table-cell>
          <table:table-cell office:value-type="string" calcext:value-type="string">
            <text:p>38.9%</text:p>
          </table:table-cell>
          <table:table-cell office:value-type="string" calcext:value-type="string">
            <text:p>Medium</text:p>
          </table:table-cell>
          <table:table-cell office:value-type="float" office:value="1.43447530317095" calcext:value-type="float">
            <text:p>1.43447530317095</text:p>
          </table:table-cell>
          <table:table-cell office:value-type="string" calcext:value-type="string">
            <text:p><text:s/>https://leetcode.com/problems/repeated-dna-sequences</text:p>
          </table:table-cell>
          <table:table-cell table:number-columns-repeated="1637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est Time to Buy and Sell Stock IV</text:p>
          </table:table-cell>
          <table:table-cell office:value-type="string" calcext:value-type="string">
            <text:p>28.0%</text:p>
          </table:table-cell>
          <table:table-cell office:value-type="string" calcext:value-type="string">
            <text:p>Hard</text:p>
          </table:table-cell>
          <table:table-cell office:value-type="float" office:value="1.16387910406874" calcext:value-type="float">
            <text:p>1.16387910406874</text:p>
          </table:table-cell>
          <table:table-cell office:value-type="string" calcext:value-type="string">
            <text:p><text:s/>https://leetcode.com/problems/best-time-to-buy-and-sell-stock-iv</text:p>
          </table:table-cell>
          <table:table-cell table:number-columns-repeated="1637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everse Bits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Easy</text:p>
          </table:table-cell>
          <table:table-cell office:value-type="float" office:value="0.200353976006261" calcext:value-type="float">
            <text:p>0.200353976006261</text:p>
          </table:table-cell>
          <table:table-cell office:value-type="string" calcext:value-type="string">
            <text:p><text:s/>https://leetcode.com/problems/reverse-bits</text:p>
          </table:table-cell>
          <table:table-cell table:number-columns-repeated="1637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umber of 1 Bits</text:p>
          </table:table-cell>
          <table:table-cell office:value-type="string" calcext:value-type="string">
            <text:p>49.8%</text:p>
          </table:table-cell>
          <table:table-cell office:value-type="string" calcext:value-type="string">
            <text:p>Easy</text:p>
          </table:table-cell>
          <table:table-cell office:value-type="float" office:value="0.645823220193146" calcext:value-type="float">
            <text:p>0.645823220193146</text:p>
          </table:table-cell>
          <table:table-cell office:value-type="string" calcext:value-type="string">
            <text:p><text:s/>https://leetcode.com/problems/number-of-1-bits</text:p>
          </table:table-cell>
          <table:table-cell table:number-columns-repeated="1637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ord Frequency</text:p>
          </table:table-cell>
          <table:table-cell office:value-type="string" calcext:value-type="string">
            <text:p>25.8%</text:p>
          </table:table-cell>
          <table:table-cell office:value-type="string" calcext:value-type="string">
            <text:p>Medium</text:p>
          </table:table-cell>
          <table:table-cell office:value-type="float" office:value="0.216148634442419" calcext:value-type="float">
            <text:p>0.216148634442419</text:p>
          </table:table-cell>
          <table:table-cell office:value-type="string" calcext:value-type="string">
            <text:p><text:s/>https://leetcode.com/problems/word-frequency</text:p>
          </table:table-cell>
          <table:table-cell table:number-columns-repeated="1637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th Line</text:p>
          </table:table-cell>
          <table:table-cell office:value-type="string" calcext:value-type="string">
            <text:p>33.0%</text:p>
          </table:table-cell>
          <table:table-cell office:value-type="string" calcext:value-type="string">
            <text:p>Easy</text:p>
          </table:table-cell>
          <table:table-cell office:value-type="float" office:value="0.573288532594267" calcext:value-type="float">
            <text:p>0.573288532594267</text:p>
          </table:table-cell>
          <table:table-cell office:value-type="string" calcext:value-type="string">
            <text:p><text:s/>https://leetcode.com/problems/tenth-line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ouse Robber</text:p>
          </table:table-cell>
          <table:table-cell office:value-type="string" calcext:value-type="string">
            <text:p>42.0%</text:p>
          </table:table-cell>
          <table:table-cell office:value-type="string" calcext:value-type="string">
            <text:p>Easy</text:p>
          </table:table-cell>
          <table:table-cell office:value-type="float" office:value="1.45307301833683" calcext:value-type="float">
            <text:p>1.45307301833683</text:p>
          </table:table-cell>
          <table:table-cell office:value-type="string" calcext:value-type="string">
            <text:p><text:s/>https://leetcode.com/problems/house-robber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nary Tree Right Side View</text:p>
          </table:table-cell>
          <table:table-cell office:value-type="string" calcext:value-type="string">
            <text:p>54.1%</text:p>
          </table:table-cell>
          <table:table-cell office:value-type="string" calcext:value-type="string">
            <text:p>Medium</text:p>
          </table:table-cell>
          <table:table-cell office:value-type="float" office:value="0.133192968076607" calcext:value-type="float">
            <text:p>0.133192968076607</text:p>
          </table:table-cell>
          <table:table-cell office:value-type="string" calcext:value-type="string">
            <text:p><text:s/>https://leetcode.com/problems/binary-tree-right-side-view</text:p>
          </table:table-cell>
          <table:table-cell table:number-columns-repeated="1637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umber of Islands</text:p>
          </table:table-cell>
          <table:table-cell office:value-type="string" calcext:value-type="string">
            <text:p>46.8%</text:p>
          </table:table-cell>
          <table:table-cell office:value-type="string" calcext:value-type="string">
            <text:p>Medium</text:p>
          </table:table-cell>
          <table:table-cell office:value-type="float" office:value="3.80181466743265" calcext:value-type="float">
            <text:p>3.80181466743265</text:p>
          </table:table-cell>
          <table:table-cell office:value-type="string" calcext:value-type="string">
            <text:p><text:s/>https://leetcode.com/problems/number-of-islands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appy Number</text:p>
          </table:table-cell>
          <table:table-cell office:value-type="string" calcext:value-type="string">
            <text:p>50.4%</text:p>
          </table:table-cell>
          <table:table-cell office:value-type="string" calcext:value-type="string">
            <text:p>Easy</text:p>
          </table:table-cell>
          <table:table-cell office:value-type="float" office:value="0.959083437674994" calcext:value-type="float">
            <text:p>0.959083437674994</text:p>
          </table:table-cell>
          <table:table-cell office:value-type="string" calcext:value-type="string">
            <text:p><text:s/>https://leetcode.com/problems/happy-number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emove Linked List Elements</text:p>
          </table:table-cell>
          <table:table-cell office:value-type="string" calcext:value-type="string">
            <text:p>38.6%</text:p>
          </table:table-cell>
          <table:table-cell office:value-type="string" calcext:value-type="string">
            <text:p>Easy</text:p>
          </table:table-cell>
          <table:table-cell office:value-type="float" office:value="0.0766149110178477" calcext:value-type="float">
            <text:p>0.0766149110178477</text:p>
          </table:table-cell>
          <table:table-cell office:value-type="string" calcext:value-type="string">
            <text:p><text:s/>https://leetcode.com/problems/remove-linked-list-elements</text:p>
          </table:table-cell>
          <table:table-cell table:number-columns-repeated="1637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ount Primes</text:p>
          </table:table-cell>
          <table:table-cell office:value-type="string" calcext:value-type="string">
            <text:p>31.5%</text:p>
          </table:table-cell>
          <table:table-cell office:value-type="string" calcext:value-type="string">
            <text:p>Easy</text:p>
          </table:table-cell>
          <table:table-cell office:value-type="float" office:value="0.298447198913606" calcext:value-type="float">
            <text:p>0.298447198913606</text:p>
          </table:table-cell>
          <table:table-cell office:value-type="string" calcext:value-type="string">
            <text:p><text:s/>https://leetcode.com/problems/count-primes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somorphic Strings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Easy</text:p>
          </table:table-cell>
          <table:table-cell office:value-type="float" office:value="2.97438854645602" calcext:value-type="float">
            <text:p>2.97438854645602</text:p>
          </table:table-cell>
          <table:table-cell office:value-type="string" calcext:value-type="string">
            <text:p><text:s/>https://leetcode.com/problems/isomorphic-strings</text:p>
          </table:table-cell>
          <table:table-cell table:number-columns-repeated="1637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verse Linked List</text:p>
          </table:table-cell>
          <table:table-cell office:value-type="string" calcext:value-type="string">
            <text:p>62.5%</text:p>
          </table:table-cell>
          <table:table-cell office:value-type="string" calcext:value-type="string">
            <text:p>Easy</text:p>
          </table:table-cell>
          <table:table-cell office:value-type="float" office:value="1.41608057499168" calcext:value-type="float">
            <text:p>1.41608057499168</text:p>
          </table:table-cell>
          <table:table-cell office:value-type="string" calcext:value-type="string">
            <text:p><text:s/>https://leetcode.com/problems/reverse-linked-list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ourse Schedule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Medium</text:p>
          </table:table-cell>
          <table:table-cell office:value-type="float" office:value="1.06203881080092" calcext:value-type="float">
            <text:p>1.06203881080092</text:p>
          </table:table-cell>
          <table:table-cell office:value-type="string" calcext:value-type="string">
            <text:p><text:s/>https://leetcode.com/problems/course-schedule</text:p>
          </table:table-cell>
          <table:table-cell table:number-columns-repeated="1637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mplement Trie (Prefix Tree)</text:p>
          </table:table-cell>
          <table:table-cell office:value-type="string" calcext:value-type="string">
            <text:p>49.4%</text:p>
          </table:table-cell>
          <table:table-cell office:value-type="string" calcext:value-type="string">
            <text:p>Medium</text:p>
          </table:table-cell>
          <table:table-cell office:value-type="float" office:value="2.1624789340541" calcext:value-type="float">
            <text:p>2.1624789340541</text:p>
          </table:table-cell>
          <table:table-cell office:value-type="string" calcext:value-type="string">
            <text:p><text:s/>https://leetcode.com/problems/implement-trie-prefix-tree</text:p>
          </table:table-cell>
          <table:table-cell table:number-columns-repeated="1637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inimum Size Subarray Sum</text:p>
          </table:table-cell>
          <table:table-cell office:value-type="string" calcext:value-type="string">
            <text:p>38.2%</text:p>
          </table:table-cell>
          <table:table-cell office:value-type="string" calcext:value-type="string">
            <text:p>Medium</text:p>
          </table:table-cell>
          <table:table-cell office:value-type="float" office:value="1.02119486964317" calcext:value-type="float">
            <text:p>1.02119486964317</text:p>
          </table:table-cell>
          <table:table-cell office:value-type="string" calcext:value-type="string">
            <text:p><text:s/>https://leetcode.com/problems/minimum-size-subarray-sum</text:p>
          </table:table-cell>
          <table:table-cell table:number-columns-repeated="1637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ourse Schedule II</text:p>
          </table:table-cell>
          <table:table-cell office:value-type="string" calcext:value-type="string">
            <text:p>40.7%</text:p>
          </table:table-cell>
          <table:table-cell office:value-type="string" calcext:value-type="string">
            <text:p>Medium</text:p>
          </table:table-cell>
          <table:table-cell office:value-type="float" office:value="0.720309896916079" calcext:value-type="float">
            <text:p>0.720309896916079</text:p>
          </table:table-cell>
          <table:table-cell office:value-type="string" calcext:value-type="string">
            <text:p><text:s/>https://leetcode.com/problems/course-schedule-ii</text:p>
          </table:table-cell>
          <table:table-cell table:number-columns-repeated="1637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dd and Search Word - Data structure design</text:p>
          </table:table-cell>
          <table:table-cell office:value-type="string" calcext:value-type="string">
            <text:p>38.1%</text:p>
          </table:table-cell>
          <table:table-cell office:value-type="string" calcext:value-type="string">
            <text:p>Medium</text:p>
          </table:table-cell>
          <table:table-cell office:value-type="float" office:value="0.717507027222477" calcext:value-type="float">
            <text:p>0.717507027222477</text:p>
          </table:table-cell>
          <table:table-cell office:value-type="string" calcext:value-type="string">
            <text:p><text:s/>https://leetcode.com/problems/add-and-search-word-data-structure-design</text:p>
          </table:table-cell>
          <table:table-cell table:number-columns-repeated="1637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Word Search II</text:p>
          </table:table-cell>
          <table:table-cell office:value-type="string" calcext:value-type="string">
            <text:p>34.9%</text:p>
          </table:table-cell>
          <table:table-cell office:value-type="string" calcext:value-type="string">
            <text:p>Hard</text:p>
          </table:table-cell>
          <table:table-cell office:value-type="float" office:value="1.71799391071335" calcext:value-type="float">
            <text:p>1.71799391071335</text:p>
          </table:table-cell>
          <table:table-cell office:value-type="string" calcext:value-type="string">
            <text:p><text:s/>https://leetcode.com/problems/word-search-ii</text:p>
          </table:table-cell>
          <table:table-cell table:number-columns-repeated="1637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ouse Robber II</text:p>
          </table:table-cell>
          <table:table-cell office:value-type="string" calcext:value-type="string">
            <text:p>36.5%</text:p>
          </table:table-cell>
          <table:table-cell office:value-type="string" calcext:value-type="string">
            <text:p>Medium</text:p>
          </table:table-cell>
          <table:table-cell office:value-type="float" office:value="0.877138784264779" calcext:value-type="float">
            <text:p>0.877138784264779</text:p>
          </table:table-cell>
          <table:table-cell office:value-type="string" calcext:value-type="string">
            <text:p><text:s/>https://leetcode.com/problems/house-robber-ii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hortest Palindrome</text:p>
          </table:table-cell>
          <table:table-cell office:value-type="string" calcext:value-type="string">
            <text:p>29.8%</text:p>
          </table:table-cell>
          <table:table-cell office:value-type="string" calcext:value-type="string">
            <text:p>Hard</text:p>
          </table:table-cell>
          <table:table-cell office:value-type="float" office:value="1.17126993424419" calcext:value-type="float">
            <text:p>1.17126993424419</text:p>
          </table:table-cell>
          <table:table-cell office:value-type="string" calcext:value-type="string">
            <text:p><text:s/>https://leetcode.com/problems/shortest-palindrome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th Largest Element in an Array</text:p>
          </table:table-cell>
          <table:table-cell office:value-type="string" calcext:value-type="string">
            <text:p>55.4%</text:p>
          </table:table-cell>
          <table:table-cell office:value-type="string" calcext:value-type="string">
            <text:p>Medium</text:p>
          </table:table-cell>
          <table:table-cell office:value-type="float" office:value="2.02456618468028" calcext:value-type="float">
            <text:p>2.02456618468028</text:p>
          </table:table-cell>
          <table:table-cell office:value-type="string" calcext:value-type="string">
            <text:p><text:s/>https://leetcode.com/problems/kth-largest-element-in-an-array</text:p>
          </table:table-cell>
          <table:table-cell table:number-columns-repeated="1637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ombination Sum III</text:p>
          </table:table-cell>
          <table:table-cell office:value-type="string" calcext:value-type="string">
            <text:p>56.6%</text:p>
          </table:table-cell>
          <table:table-cell office:value-type="string" calcext:value-type="string">
            <text:p>Medium</text:p>
          </table:table-cell>
          <table:table-cell office:value-type="float" office:value="0.380572361141187" calcext:value-type="float">
            <text:p>0.380572361141187</text:p>
          </table:table-cell>
          <table:table-cell office:value-type="string" calcext:value-type="string">
            <text:p><text:s/>https://leetcode.com/problems/combination-sum-iii</text:p>
          </table:table-cell>
          <table:table-cell table:number-columns-repeated="1637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 Skyline Problem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Hard</text:p>
          </table:table-cell>
          <table:table-cell office:value-type="float" office:value="3.88601016688418" calcext:value-type="float">
            <text:p>3.88601016688418</text:p>
          </table:table-cell>
          <table:table-cell office:value-type="string" calcext:value-type="string">
            <text:p><text:s/>https://leetcode.com/problems/the-skyline-problem</text:p>
          </table:table-cell>
          <table:table-cell table:number-columns-repeated="1637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ontains Duplicate II</text:p>
          </table:table-cell>
          <table:table-cell office:value-type="string" calcext:value-type="string">
            <text:p>37.7%</text:p>
          </table:table-cell>
          <table:table-cell office:value-type="string" calcext:value-type="string">
            <text:p>Easy</text:p>
          </table:table-cell>
          <table:table-cell office:value-type="float" office:value="0.656672452810235" calcext:value-type="float">
            <text:p>0.656672452810235</text:p>
          </table:table-cell>
          <table:table-cell office:value-type="string" calcext:value-type="string">
            <text:p><text:s/>https://leetcode.com/problems/contains-duplicate-ii</text:p>
          </table:table-cell>
          <table:table-cell table:number-columns-repeated="1637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ontains Duplicate III</text:p>
          </table:table-cell>
          <table:table-cell office:value-type="string" calcext:value-type="string">
            <text:p>20.9%</text:p>
          </table:table-cell>
          <table:table-cell office:value-type="string" calcext:value-type="string">
            <text:p>Medium</text:p>
          </table:table-cell>
          <table:table-cell office:value-type="float" office:value="0.960150927542337" calcext:value-type="float">
            <text:p>0.960150927542337</text:p>
          </table:table-cell>
          <table:table-cell office:value-type="string" calcext:value-type="string">
            <text:p><text:s/>https://leetcode.com/problems/contains-duplicate-iii</text:p>
          </table:table-cell>
          <table:table-cell table:number-columns-repeated="1637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ximal Square</text:p>
          </table:table-cell>
          <table:table-cell office:value-type="string" calcext:value-type="string">
            <text:p>37.7%</text:p>
          </table:table-cell>
          <table:table-cell office:value-type="string" calcext:value-type="string">
            <text:p>Medium</text:p>
          </table:table-cell>
          <table:table-cell office:value-type="float" office:value="2.68113040409972" calcext:value-type="float">
            <text:p>2.68113040409972</text:p>
          </table:table-cell>
          <table:table-cell office:value-type="string" calcext:value-type="string">
            <text:p><text:s/>https://leetcode.com/problems/maximal-square</text:p>
          </table:table-cell>
          <table:table-cell table:number-columns-repeated="1637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unt Complete Tree Nodes</text:p>
          </table:table-cell>
          <table:table-cell office:value-type="string" calcext:value-type="string">
            <text:p>46.8%</text:p>
          </table:table-cell>
          <table:table-cell office:value-type="string" calcext:value-type="string">
            <text:p>Medium</text:p>
          </table:table-cell>
          <table:table-cell office:value-type="float" office:value="4.10483975324131" calcext:value-type="float">
            <text:p>4.10483975324131</text:p>
          </table:table-cell>
          <table:table-cell office:value-type="string" calcext:value-type="string">
            <text:p><text:s/>https://leetcode.com/problems/count-complete-tree-nodes</text:p>
          </table:table-cell>
          <table:table-cell table:number-columns-repeated="1637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asic Calculator</text:p>
          </table:table-cell>
          <table:table-cell office:value-type="string" calcext:value-type="string">
            <text:p>36.8%</text:p>
          </table:table-cell>
          <table:table-cell office:value-type="string" calcext:value-type="string">
            <text:p>Hard</text:p>
          </table:table-cell>
          <table:table-cell office:value-type="float" office:value="2.58047360196503" calcext:value-type="float">
            <text:p>2.58047360196503</text:p>
          </table:table-cell>
          <table:table-cell office:value-type="string" calcext:value-type="string">
            <text:p><text:s/>https://leetcode.com/problems/basic-calculator</text:p>
          </table:table-cell>
          <table:table-cell table:number-columns-repeated="1637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nvert Binary Tree</text:p>
          </table:table-cell>
          <table:table-cell office:value-type="string" calcext:value-type="string">
            <text:p>65.0%</text:p>
          </table:table-cell>
          <table:table-cell office:value-type="string" calcext:value-type="string">
            <text:p>Easy</text:p>
          </table:table-cell>
          <table:table-cell office:value-type="float" office:value="2.43812358355381" calcext:value-type="float">
            <text:p>2.43812358355381</text:p>
          </table:table-cell>
          <table:table-cell office:value-type="string" calcext:value-type="string">
            <text:p><text:s/>https://leetcode.com/problems/invert-binary-tree</text:p>
          </table:table-cell>
          <table:table-cell table:number-columns-repeated="1637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asic Calculator II</text:p>
          </table:table-cell>
          <table:table-cell office:value-type="string" calcext:value-type="string">
            <text:p>36.9%</text:p>
          </table:table-cell>
          <table:table-cell office:value-type="string" calcext:value-type="string">
            <text:p>Medium</text:p>
          </table:table-cell>
          <table:table-cell office:value-type="float" office:value="0.920151019340235" calcext:value-type="float">
            <text:p>0.920151019340235</text:p>
          </table:table-cell>
          <table:table-cell office:value-type="string" calcext:value-type="string">
            <text:p><text:s/>https://leetcode.com/problems/basic-calculator-ii</text:p>
          </table:table-cell>
          <table:table-cell table:number-columns-repeated="1637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ummary Ranges</text:p>
          </table:table-cell>
          <table:table-cell office:value-type="string" calcext:value-type="string">
            <text:p>39.5%</text:p>
          </table:table-cell>
          <table:table-cell office:value-type="string" calcext:value-type="string">
            <text:p>Medium</text:p>
          </table:table-cell>
          <table:table-cell office:value-type="float" office:value="3.55195130350127" calcext:value-type="float">
            <text:p>3.55195130350127</text:p>
          </table:table-cell>
          <table:table-cell office:value-type="string" calcext:value-type="string">
            <text:p><text:s/>https://leetcode.com/problems/summary-ranges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jority Element II</text:p>
          </table:table-cell>
          <table:table-cell office:value-type="string" calcext:value-type="string">
            <text:p>35.6%</text:p>
          </table:table-cell>
          <table:table-cell office:value-type="string" calcext:value-type="string">
            <text:p>Medium</text:p>
          </table:table-cell>
          <table:table-cell office:value-type="float" office:value="1.56256510088798" calcext:value-type="float">
            <text:p>1.56256510088798</text:p>
          </table:table-cell>
          <table:table-cell office:value-type="string" calcext:value-type="string">
            <text:p><text:s/>https://leetcode.com/problems/majority-element-ii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th Smallest Element in a BST</text:p>
          </table:table-cell>
          <table:table-cell office:value-type="string" calcext:value-type="string">
            <text:p>60.2%</text:p>
          </table:table-cell>
          <table:table-cell office:value-type="string" calcext:value-type="string">
            <text:p>Medium</text:p>
          </table:table-cell>
          <table:table-cell office:value-type="float" office:value="1.15544400755436" calcext:value-type="float">
            <text:p>1.15544400755436</text:p>
          </table:table-cell>
          <table:table-cell office:value-type="string" calcext:value-type="string">
            <text:p><text:s/>https://leetcode.com/problems/kth-smallest-element-in-a-bst</text:p>
          </table:table-cell>
          <table:table-cell table:number-columns-repeated="1637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ower of Two</text:p>
          </table:table-cell>
          <table:table-cell office:value-type="string" calcext:value-type="string">
            <text:p>43.7%</text:p>
          </table:table-cell>
          <table:table-cell office:value-type="string" calcext:value-type="string">
            <text:p>Easy</text:p>
          </table:table-cell>
          <table:table-cell office:value-type="float" office:value="0.781136552737552" calcext:value-type="float">
            <text:p>0.781136552737552</text:p>
          </table:table-cell>
          <table:table-cell office:value-type="string" calcext:value-type="string">
            <text:p><text:s/>https://leetcode.com/problems/power-of-two</text:p>
          </table:table-cell>
          <table:table-cell table:number-columns-repeated="1637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mplement Queue using Stacks</text:p>
          </table:table-cell>
          <table:table-cell office:value-type="string" calcext:value-type="string">
            <text:p>49.6%</text:p>
          </table:table-cell>
          <table:table-cell office:value-type="string" calcext:value-type="string">
            <text:p>Easy</text:p>
          </table:table-cell>
          <table:table-cell office:value-type="float" office:value="0.492225213031644" calcext:value-type="float">
            <text:p>0.492225213031644</text:p>
          </table:table-cell>
          <table:table-cell office:value-type="string" calcext:value-type="string">
            <text:p><text:s/>https://leetcode.com/problems/implement-queue-using-stacks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alindrome Linked List</text:p>
          </table:table-cell>
          <table:table-cell office:value-type="string" calcext:value-type="string">
            <text:p>39.3%</text:p>
          </table:table-cell>
          <table:table-cell office:value-type="string" calcext:value-type="string">
            <text:p>Easy</text:p>
          </table:table-cell>
          <table:table-cell office:value-type="float" office:value="0.201021753803392" calcext:value-type="float">
            <text:p>0.201021753803392</text:p>
          </table:table-cell>
          <table:table-cell office:value-type="string" calcext:value-type="string">
            <text:p><text:s/>https://leetcode.com/problems/palindrome-linked-list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Lowest Common Ancestor of a Binary Search Tree</text:p>
          </table:table-cell>
          <table:table-cell office:value-type="string" calcext:value-type="string">
            <text:p>49.9%</text:p>
          </table:table-cell>
          <table:table-cell office:value-type="string" calcext:value-type="string">
            <text:p>Easy</text:p>
          </table:table-cell>
          <table:table-cell office:value-type="float" office:value="0.873128266814873" calcext:value-type="float">
            <text:p>0.873128266814873</text:p>
          </table:table-cell>
          <table:table-cell office:value-type="string" calcext:value-type="string">
            <text:p><text:s/>https://leetcode.com/problems/lowest-common-ancestor-of-a-binary-search-tree</text:p>
          </table:table-cell>
          <table:table-cell table:number-columns-repeated="1637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owest Common Ancestor of a Binary Tree</text:p>
          </table:table-cell>
          <table:table-cell office:value-type="string" calcext:value-type="string">
            <text:p>45.7%</text:p>
          </table:table-cell>
          <table:table-cell office:value-type="string" calcext:value-type="string">
            <text:p>Medium</text:p>
          </table:table-cell>
          <table:table-cell office:value-type="float" office:value="1.37456010096751" calcext:value-type="float">
            <text:p>1.37456010096751</text:p>
          </table:table-cell>
          <table:table-cell office:value-type="string" calcext:value-type="string">
            <text:p><text:s/>https://leetcode.com/problems/lowest-common-ancestor-of-a-binary-tree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elete Node in a Linked List</text:p>
          </table:table-cell>
          <table:table-cell office:value-type="string" calcext:value-type="string">
            <text:p>63.8%</text:p>
          </table:table-cell>
          <table:table-cell office:value-type="string" calcext:value-type="string">
            <text:p>Easy</text:p>
          </table:table-cell>
          <table:table-cell office:value-type="float" office:value="0.316752501716941" calcext:value-type="float">
            <text:p>0.316752501716941</text:p>
          </table:table-cell>
          <table:table-cell office:value-type="string" calcext:value-type="string">
            <text:p><text:s/>https://leetcode.com/problems/delete-node-in-a-linked-list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roduct of Array Except Self</text:p>
          </table:table-cell>
          <table:table-cell office:value-type="string" calcext:value-type="string">
            <text:p>60.1%</text:p>
          </table:table-cell>
          <table:table-cell office:value-type="string" calcext:value-type="string">
            <text:p>Medium</text:p>
          </table:table-cell>
          <table:table-cell office:value-type="float" office:value="1.29806498990845" calcext:value-type="float">
            <text:p>1.29806498990845</text:p>
          </table:table-cell>
          <table:table-cell office:value-type="string" calcext:value-type="string">
            <text:p><text:s/>https://leetcode.com/problems/product-of-array-except-self</text:p>
          </table:table-cell>
          <table:table-cell table:number-columns-repeated="1637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liding Window Maximum</text:p>
          </table:table-cell>
          <table:table-cell office:value-type="string" calcext:value-type="string">
            <text:p>43.0%</text:p>
          </table:table-cell>
          <table:table-cell office:value-type="string" calcext:value-type="string">
            <text:p>Hard</text:p>
          </table:table-cell>
          <table:table-cell office:value-type="float" office:value="2.21052893112766" calcext:value-type="float">
            <text:p>2.21052893112766</text:p>
          </table:table-cell>
          <table:table-cell office:value-type="string" calcext:value-type="string">
            <text:p><text:s/>https://leetcode.com/problems/sliding-window-maximum</text:p>
          </table:table-cell>
          <table:table-cell table:number-columns-repeated="1637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arch a 2D Matrix II</text:p>
          </table:table-cell>
          <table:table-cell office:value-type="string" calcext:value-type="string">
            <text:p>43.2%</text:p>
          </table:table-cell>
          <table:table-cell office:value-type="string" calcext:value-type="string">
            <text:p>Medium</text:p>
          </table:table-cell>
          <table:table-cell office:value-type="float" office:value="1.39741215748184" calcext:value-type="float">
            <text:p>1.39741215748184</text:p>
          </table:table-cell>
          <table:table-cell office:value-type="string" calcext:value-type="string">
            <text:p><text:s/>https://leetcode.com/problems/search-a-2d-matrix-ii</text:p>
          </table:table-cell>
          <table:table-cell table:number-columns-repeated="1637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ifferent Ways to Add Parentheses</text:p>
          </table:table-cell>
          <table:table-cell office:value-type="string" calcext:value-type="string">
            <text:p>55.2%</text:p>
          </table:table-cell>
          <table:table-cell office:value-type="string" calcext:value-type="string">
            <text:p>Medium</text:p>
          </table:table-cell>
          <table:table-cell office:value-type="float" office:value="1.67934036023987" calcext:value-type="float">
            <text:p>1.67934036023987</text:p>
          </table:table-cell>
          <table:table-cell office:value-type="string" calcext:value-type="string">
            <text:p><text:s/>https://leetcode.com/problems/different-ways-to-add-parentheses</text:p>
          </table:table-cell>
          <table:table-cell table:number-columns-repeated="1637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alid Anagram</text:p>
          </table:table-cell>
          <table:table-cell office:value-type="string" calcext:value-type="string">
            <text:p>56.9%</text:p>
          </table:table-cell>
          <table:table-cell office:value-type="string" calcext:value-type="string">
            <text:p>Easy</text:p>
          </table:table-cell>
          <table:table-cell office:value-type="float" office:value="1.13378614263691" calcext:value-type="float">
            <text:p>1.13378614263691</text:p>
          </table:table-cell>
          <table:table-cell office:value-type="string" calcext:value-type="string">
            <text:p><text:s/>https://leetcode.com/problems/valid-anagram</text:p>
          </table:table-cell>
          <table:table-cell table:number-columns-repeated="1637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hortest Word Distance</text:p>
          </table:table-cell>
          <table:table-cell office:value-type="string" calcext:value-type="string">
            <text:p>61.0%</text:p>
          </table:table-cell>
          <table:table-cell office:value-type="string" calcext:value-type="string">
            <text:p>Easy</text:p>
          </table:table-cell>
          <table:table-cell office:value-type="float" office:value="0.611325228812541" calcext:value-type="float">
            <text:p>0.611325228812541</text:p>
          </table:table-cell>
          <table:table-cell office:value-type="string" calcext:value-type="string">
            <text:p><text:s/>https://leetcode.com/problems/shortest-word-distance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obogrammatic Number</text:p>
          </table:table-cell>
          <table:table-cell office:value-type="string" calcext:value-type="string">
            <text:p>45.0%</text:p>
          </table:table-cell>
          <table:table-cell office:value-type="string" calcext:value-type="string">
            <text:p>Easy</text:p>
          </table:table-cell>
          <table:table-cell office:value-type="float" office:value="3.22362877965207" calcext:value-type="float">
            <text:p>3.22362877965207</text:p>
          </table:table-cell>
          <table:table-cell office:value-type="string" calcext:value-type="string">
            <text:p><text:s/>https://leetcode.com/problems/strobogrammatic-number</text:p>
          </table:table-cell>
          <table:table-cell table:number-columns-repeated="1637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obogrammatic Number II</text:p>
          </table:table-cell>
          <table:table-cell office:value-type="string" calcext:value-type="string">
            <text:p>47.6%</text:p>
          </table:table-cell>
          <table:table-cell office:value-type="string" calcext:value-type="string">
            <text:p>Medium</text:p>
          </table:table-cell>
          <table:table-cell office:value-type="float" office:value="3.24512985706438" calcext:value-type="float">
            <text:p>3.24512985706438</text:p>
          </table:table-cell>
          <table:table-cell office:value-type="string" calcext:value-type="string">
            <text:p><text:s/>https://leetcode.com/problems/strobogrammatic-number-ii</text:p>
          </table:table-cell>
          <table:table-cell table:number-columns-repeated="1637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obogrammatic Number III</text:p>
          </table:table-cell>
          <table:table-cell office:value-type="string" calcext:value-type="string">
            <text:p>39.6%</text:p>
          </table:table-cell>
          <table:table-cell office:value-type="string" calcext:value-type="string">
            <text:p>Hard</text:p>
          </table:table-cell>
          <table:table-cell office:value-type="float" office:value="3.86371033917873" calcext:value-type="float">
            <text:p>3.86371033917873</text:p>
          </table:table-cell>
          <table:table-cell office:value-type="string" calcext:value-type="string">
            <text:p><text:s/>https://leetcode.com/problems/strobogrammatic-number-iii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roup Shifted Strings</text:p>
          </table:table-cell>
          <table:table-cell office:value-type="string" calcext:value-type="string">
            <text:p>55.1%</text:p>
          </table:table-cell>
          <table:table-cell office:value-type="string" calcext:value-type="string">
            <text:p>Medium</text:p>
          </table:table-cell>
          <table:table-cell office:value-type="float" office:value="2.35897733205033" calcext:value-type="float">
            <text:p>2.35897733205033</text:p>
          </table:table-cell>
          <table:table-cell office:value-type="string" calcext:value-type="string">
            <text:p><text:s/>https://leetcode.com/problems/group-shifted-strings</text:p>
          </table:table-cell>
          <table:table-cell table:number-columns-repeated="1637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unt Univalue Subtrees</text:p>
          </table:table-cell>
          <table:table-cell office:value-type="string" calcext:value-type="string">
            <text:p>52.0%</text:p>
          </table:table-cell>
          <table:table-cell office:value-type="string" calcext:value-type="string">
            <text:p>Medium</text:p>
          </table:table-cell>
          <table:table-cell office:value-type="float" office:value="1.6983539933881" calcext:value-type="float">
            <text:p>1.6983539933881</text:p>
          </table:table-cell>
          <table:table-cell office:value-type="string" calcext:value-type="string">
            <text:p><text:s/>https://leetcode.com/problems/count-univalue-subtrees</text:p>
          </table:table-cell>
          <table:table-cell table:number-columns-repeated="1637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latten 2D Vector</text:p>
          </table:table-cell>
          <table:table-cell office:value-type="string" calcext:value-type="string">
            <text:p>45.7%</text:p>
          </table:table-cell>
          <table:table-cell office:value-type="string" calcext:value-type="string">
            <text:p>Medium</text:p>
          </table:table-cell>
          <table:table-cell office:value-type="float" office:value="1.24414965081725" calcext:value-type="float">
            <text:p>1.24414965081725</text:p>
          </table:table-cell>
          <table:table-cell office:value-type="string" calcext:value-type="string">
            <text:p><text:s/>https://leetcode.com/problems/flatten-2d-vector</text:p>
          </table:table-cell>
          <table:table-cell table:number-columns-repeated="1637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eeting Rooms</text:p>
          </table:table-cell>
          <table:table-cell office:value-type="string" calcext:value-type="string">
            <text:p>54.6%</text:p>
          </table:table-cell>
          <table:table-cell office:value-type="string" calcext:value-type="string">
            <text:p>Easy</text:p>
          </table:table-cell>
          <table:table-cell office:value-type="float" office:value="0.844766213465424" calcext:value-type="float">
            <text:p>0.844766213465424</text:p>
          </table:table-cell>
          <table:table-cell office:value-type="string" calcext:value-type="string">
            <text:p><text:s/>https://leetcode.com/problems/meeting-rooms</text:p>
          </table:table-cell>
          <table:table-cell table:number-columns-repeated="1637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eeting Rooms II</text:p>
          </table:table-cell>
          <table:table-cell office:value-type="string" calcext:value-type="string">
            <text:p>45.7%</text:p>
          </table:table-cell>
          <table:table-cell office:value-type="string" calcext:value-type="string">
            <text:p>Medium</text:p>
          </table:table-cell>
          <table:table-cell office:value-type="float" office:value="3.50243869700429" calcext:value-type="float">
            <text:p>3.50243869700429</text:p>
          </table:table-cell>
          <table:table-cell office:value-type="string" calcext:value-type="string">
            <text:p><text:s/>https://leetcode.com/problems/meeting-rooms-ii</text:p>
          </table:table-cell>
          <table:table-cell table:number-columns-repeated="1637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actor Combinations</text:p>
          </table:table-cell>
          <table:table-cell office:value-type="string" calcext:value-type="string">
            <text:p>46.7%</text:p>
          </table:table-cell>
          <table:table-cell office:value-type="string" calcext:value-type="string">
            <text:p>Medium</text:p>
          </table:table-cell>
          <table:table-cell office:value-type="float" office:value="0.99070100149088" calcext:value-type="float">
            <text:p>0.99070100149088</text:p>
          </table:table-cell>
          <table:table-cell office:value-type="string" calcext:value-type="string">
            <text:p><text:s/>https://leetcode.com/problems/factor-combinations</text:p>
          </table:table-cell>
          <table:table-cell table:number-columns-repeated="1637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inary Tree Paths</text:p>
          </table:table-cell>
          <table:table-cell office:value-type="string" calcext:value-type="string">
            <text:p>51.5%</text:p>
          </table:table-cell>
          <table:table-cell office:value-type="string" calcext:value-type="string">
            <text:p>Easy</text:p>
          </table:table-cell>
          <table:table-cell office:value-type="float" office:value="0.0904002843051569" calcext:value-type="float">
            <text:p>0.0904002843051569</text:p>
          </table:table-cell>
          <table:table-cell office:value-type="string" calcext:value-type="string">
            <text:p><text:s/>https://leetcode.com/problems/binary-tree-paths</text:p>
          </table:table-cell>
          <table:table-cell table:number-columns-repeated="1637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3Sum Smaller</text:p>
          </table:table-cell>
          <table:table-cell office:value-type="string" calcext:value-type="string">
            <text:p>47.6%</text:p>
          </table:table-cell>
          <table:table-cell office:value-type="string" calcext:value-type="string">
            <text:p>Medium</text:p>
          </table:table-cell>
          <table:table-cell office:value-type="float" office:value="2.96139302764451" calcext:value-type="float">
            <text:p>2.96139302764451</text:p>
          </table:table-cell>
          <table:table-cell office:value-type="string" calcext:value-type="string">
            <text:p><text:s/>https://leetcode.com/problems/3sum-smaller</text:p>
          </table:table-cell>
          <table:table-cell table:number-columns-repeated="1637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aph Valid Tree</text:p>
          </table:table-cell>
          <table:table-cell office:value-type="string" calcext:value-type="string">
            <text:p>42.2%</text:p>
          </table:table-cell>
          <table:table-cell office:value-type="string" calcext:value-type="string">
            <text:p>Medium</text:p>
          </table:table-cell>
          <table:table-cell office:value-type="float" office:value="1.1348459115294" calcext:value-type="float">
            <text:p>1.1348459115294</text:p>
          </table:table-cell>
          <table:table-cell office:value-type="string" calcext:value-type="string">
            <text:p><text:s/>https://leetcode.com/problems/graph-valid-tree</text:p>
          </table:table-cell>
          <table:table-cell table:number-columns-repeated="1637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aint House II</text:p>
          </table:table-cell>
          <table:table-cell office:value-type="string" calcext:value-type="string">
            <text:p>44.6%</text:p>
          </table:table-cell>
          <table:table-cell office:value-type="string" calcext:value-type="string">
            <text:p>Hard</text:p>
          </table:table-cell>
          <table:table-cell office:value-type="float" office:value="0.710241613919246" calcext:value-type="float">
            <text:p>0.710241613919246</text:p>
          </table:table-cell>
          <table:table-cell office:value-type="string" calcext:value-type="string">
            <text:p><text:s/>https://leetcode.com/problems/paint-house-ii</text:p>
          </table:table-cell>
          <table:table-cell table:number-columns-repeated="1637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alindrome Permutation</text:p>
          </table:table-cell>
          <table:table-cell office:value-type="string" calcext:value-type="string">
            <text:p>61.9%</text:p>
          </table:table-cell>
          <table:table-cell office:value-type="string" calcext:value-type="string">
            <text:p>Easy</text:p>
          </table:table-cell>
          <table:table-cell office:value-type="float" office:value="1.65752011197219" calcext:value-type="float">
            <text:p>1.65752011197219</text:p>
          </table:table-cell>
          <table:table-cell office:value-type="string" calcext:value-type="string">
            <text:p><text:s/>https://leetcode.com/problems/palindrome-permutation</text:p>
          </table:table-cell>
          <table:table-cell table:number-columns-repeated="1637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alindrome Permutation II</text:p>
          </table:table-cell>
          <table:table-cell office:value-type="string" calcext:value-type="string">
            <text:p>36.4%</text:p>
          </table:table-cell>
          <table:table-cell office:value-type="string" calcext:value-type="string">
            <text:p>Medium</text:p>
          </table:table-cell>
          <table:table-cell office:value-type="float" office:value="0.519507175850818" calcext:value-type="float">
            <text:p>0.519507175850818</text:p>
          </table:table-cell>
          <table:table-cell office:value-type="string" calcext:value-type="string">
            <text:p><text:s/>https://leetcode.com/problems/palindrome-permutation-ii</text:p>
          </table:table-cell>
          <table:table-cell table:number-columns-repeated="1637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</text:p>
          </table:table-cell>
          <table:table-cell office:value-type="string" calcext:value-type="string">
            <text:p>51.7%</text:p>
          </table:table-cell>
          <table:table-cell office:value-type="string" calcext:value-type="string">
            <text:p>Easy</text:p>
          </table:table-cell>
          <table:table-cell office:value-type="float" office:value="0.7772085975161" calcext:value-type="float">
            <text:p>0.7772085975161</text:p>
          </table:table-cell>
          <table:table-cell office:value-type="string" calcext:value-type="string">
            <text:p><text:s/>https://leetcode.com/problems/missing-number</text:p>
          </table:table-cell>
          <table:table-cell table:number-columns-repeated="1637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ien Dictionary</text:p>
          </table:table-cell>
          <table:table-cell office:value-type="string" calcext:value-type="string">
            <text:p>33.3%</text:p>
          </table:table-cell>
          <table:table-cell office:value-type="string" calcext:value-type="string">
            <text:p>Hard</text:p>
          </table:table-cell>
          <table:table-cell office:value-type="float" office:value="2.40196362666042" calcext:value-type="float">
            <text:p>2.40196362666042</text:p>
          </table:table-cell>
          <table:table-cell office:value-type="string" calcext:value-type="string">
            <text:p><text:s/>https://leetcode.com/problems/alien-dictionary</text:p>
          </table:table-cell>
          <table:table-cell table:number-columns-repeated="1637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losest Binary Search Tree Value</text:p>
          </table:table-cell>
          <table:table-cell office:value-type="string" calcext:value-type="string">
            <text:p>48.5%</text:p>
          </table:table-cell>
          <table:table-cell office:value-type="string" calcext:value-type="string">
            <text:p>Easy</text:p>
          </table:table-cell>
          <table:table-cell office:value-type="float" office:value="0.875036865181349" calcext:value-type="float">
            <text:p>0.875036865181349</text:p>
          </table:table-cell>
          <table:table-cell office:value-type="string" calcext:value-type="string">
            <text:p><text:s/>https://leetcode.com/problems/closest-binary-search-tree-value</text:p>
          </table:table-cell>
          <table:table-cell table:number-columns-repeated="1637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ncode and Decode Strings</text:p>
          </table:table-cell>
          <table:table-cell office:value-type="string" calcext:value-type="string">
            <text:p>31.5%</text:p>
          </table:table-cell>
          <table:table-cell office:value-type="string" calcext:value-type="string">
            <text:p>Medium</text:p>
          </table:table-cell>
          <table:table-cell office:value-type="float" office:value="4.67797529506861" calcext:value-type="float">
            <text:p>4.67797529506861</text:p>
          </table:table-cell>
          <table:table-cell office:value-type="string" calcext:value-type="string">
            <text:p><text:s/>https://leetcode.com/problems/encode-and-decode-strings</text:p>
          </table:table-cell>
          <table:table-cell table:number-columns-repeated="1637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losest Binary Search Tree Value II</text:p>
          </table:table-cell>
          <table:table-cell office:value-type="string" calcext:value-type="string">
            <text:p>50.5%</text:p>
          </table:table-cell>
          <table:table-cell office:value-type="string" calcext:value-type="string">
            <text:p>Hard</text:p>
          </table:table-cell>
          <table:table-cell office:value-type="float" office:value="0.31952267830744" calcext:value-type="float">
            <text:p>0.31952267830744</text:p>
          </table:table-cell>
          <table:table-cell office:value-type="string" calcext:value-type="string">
            <text:p><text:s/>https://leetcode.com/problems/closest-binary-search-tree-value-ii</text:p>
          </table:table-cell>
          <table:table-cell table:number-columns-repeated="1637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nteger to English Words</text:p>
          </table:table-cell>
          <table:table-cell office:value-type="string" calcext:value-type="string">
            <text:p>27.1%</text:p>
          </table:table-cell>
          <table:table-cell office:value-type="string" calcext:value-type="string">
            <text:p>Hard</text:p>
          </table:table-cell>
          <table:table-cell office:value-type="float" office:value="1.01168377888383" calcext:value-type="float">
            <text:p>1.01168377888383</text:p>
          </table:table-cell>
          <table:table-cell office:value-type="string" calcext:value-type="string">
            <text:p><text:s/>https://leetcode.com/problems/integer-to-english-words</text:p>
          </table:table-cell>
          <table:table-cell table:number-columns-repeated="1637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-Index</text:p>
          </table:table-cell>
          <table:table-cell office:value-type="string" calcext:value-type="string">
            <text:p>36.1%</text:p>
          </table:table-cell>
          <table:table-cell office:value-type="string" calcext:value-type="string">
            <text:p>Medium</text:p>
          </table:table-cell>
          <table:table-cell office:value-type="float" office:value="2.90812969609907" calcext:value-type="float">
            <text:p>2.90812969609907</text:p>
          </table:table-cell>
          <table:table-cell office:value-type="string" calcext:value-type="string">
            <text:p><text:s/>https://leetcode.com/problems/h-index</text:p>
          </table:table-cell>
          <table:table-cell table:number-columns-repeated="1637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aint Fence</text:p>
          </table:table-cell>
          <table:table-cell office:value-type="string" calcext:value-type="string">
            <text:p>38.3%</text:p>
          </table:table-cell>
          <table:table-cell office:value-type="string" calcext:value-type="string">
            <text:p>Easy</text:p>
          </table:table-cell>
          <table:table-cell office:value-type="float" office:value="2.59510239563222" calcext:value-type="float">
            <text:p>2.59510239563222</text:p>
          </table:table-cell>
          <table:table-cell office:value-type="string" calcext:value-type="string">
            <text:p><text:s/>https://leetcode.com/problems/paint-fence</text:p>
          </table:table-cell>
          <table:table-cell table:number-columns-repeated="1637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ind the Celebrity</text:p>
          </table:table-cell>
          <table:table-cell office:value-type="string" calcext:value-type="string">
            <text:p>41.8%</text:p>
          </table:table-cell>
          <table:table-cell office:value-type="string" calcext:value-type="string">
            <text:p>Medium</text:p>
          </table:table-cell>
          <table:table-cell office:value-type="float" office:value="1.38986747258479" calcext:value-type="float">
            <text:p>1.38986747258479</text:p>
          </table:table-cell>
          <table:table-cell office:value-type="string" calcext:value-type="string">
            <text:p><text:s/>https://leetcode.com/problems/find-the-celebrity</text:p>
          </table:table-cell>
          <table:table-cell table:number-columns-repeated="1637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irst Bad Version</text:p>
          </table:table-cell>
          <table:table-cell office:value-type="string" calcext:value-type="string">
            <text:p>35.7%</text:p>
          </table:table-cell>
          <table:table-cell office:value-type="string" calcext:value-type="string">
            <text:p>Easy</text:p>
          </table:table-cell>
          <table:table-cell office:value-type="float" office:value="0.612321402930645" calcext:value-type="float">
            <text:p>0.612321402930645</text:p>
          </table:table-cell>
          <table:table-cell office:value-type="string" calcext:value-type="string">
            <text:p><text:s/>https://leetcode.com/problems/first-bad-version</text:p>
          </table:table-cell>
          <table:table-cell table:number-columns-repeated="1637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erfect Squares</text:p>
          </table:table-cell>
          <table:table-cell office:value-type="string" calcext:value-type="string">
            <text:p>47.4%</text:p>
          </table:table-cell>
          <table:table-cell office:value-type="string" calcext:value-type="string">
            <text:p>Medium</text:p>
          </table:table-cell>
          <table:table-cell office:value-type="float" office:value="2.91889622460601" calcext:value-type="float">
            <text:p>2.91889622460601</text:p>
          </table:table-cell>
          <table:table-cell office:value-type="string" calcext:value-type="string">
            <text:p><text:s/>https://leetcode.com/problems/perfect-squares</text:p>
          </table:table-cell>
          <table:table-cell table:number-columns-repeated="1637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iggle Sort</text:p>
          </table:table-cell>
          <table:table-cell office:value-type="string" calcext:value-type="string">
            <text:p>63.8%</text:p>
          </table:table-cell>
          <table:table-cell office:value-type="string" calcext:value-type="string">
            <text:p>Medium</text:p>
          </table:table-cell>
          <table:table-cell office:value-type="float" office:value="3.07330215528041" calcext:value-type="float">
            <text:p>3.07330215528041</text:p>
          </table:table-cell>
          <table:table-cell office:value-type="string" calcext:value-type="string">
            <text:p><text:s/>https://leetcode.com/problems/wiggle-sort</text:p>
          </table:table-cell>
          <table:table-cell table:number-columns-repeated="16378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4" office:value-type="string" calcext:value-type="string">
            <text:p>Zigzag Iterator</text:p>
          </table:table-cell>
          <table:table-cell table:style-name="ce7" office:value-type="string" calcext:value-type="string">
            <text:p>58.4%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4.49793629481898" calcext:value-type="float">
            <text:p>4.49793629481898</text:p>
          </table:table-cell>
          <table:table-cell table:style-name="ce4" office:value-type="string" calcext:value-type="string">
            <text:p><text:s/>https://leetcode.com/problems/zigzag-iterator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xpression Add Operators</text:p>
          </table:table-cell>
          <table:table-cell office:value-type="string" calcext:value-type="string">
            <text:p>35.5%</text:p>
          </table:table-cell>
          <table:table-cell office:value-type="string" calcext:value-type="string">
            <text:p>Hard</text:p>
          </table:table-cell>
          <table:table-cell office:value-type="float" office:value="1.25601183425103" calcext:value-type="float">
            <text:p>1.25601183425103</text:p>
          </table:table-cell>
          <table:table-cell office:value-type="string" calcext:value-type="string">
            <text:p><text:s/>https://leetcode.com/problems/expression-add-operators</text:p>
          </table:table-cell>
          <table:table-cell table:number-columns-repeated="1637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ve Zeroes</text:p>
          </table:table-cell>
          <table:table-cell office:value-type="string" calcext:value-type="string">
            <text:p>57.8%</text:p>
          </table:table-cell>
          <table:table-cell office:value-type="string" calcext:value-type="string">
            <text:p>Easy</text:p>
          </table:table-cell>
          <table:table-cell office:value-type="float" office:value="1.28109837557847" calcext:value-type="float">
            <text:p>1.28109837557847</text:p>
          </table:table-cell>
          <table:table-cell office:value-type="string" calcext:value-type="string">
            <text:p><text:s/>https://leetcode.com/problems/move-zeroes</text:p>
          </table:table-cell>
          <table:table-cell table:number-columns-repeated="1637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eeking Iterator</text:p>
          </table:table-cell>
          <table:table-cell office:value-type="string" calcext:value-type="string">
            <text:p>45.7%</text:p>
          </table:table-cell>
          <table:table-cell office:value-type="string" calcext:value-type="string">
            <text:p>Medium</text:p>
          </table:table-cell>
          <table:table-cell office:value-type="float" office:value="2.99399300518922" calcext:value-type="float">
            <text:p>2.99399300518922</text:p>
          </table:table-cell>
          <table:table-cell office:value-type="string" calcext:value-type="string">
            <text:p><text:s/>https://leetcode.com/problems/peeking-iterator</text:p>
          </table:table-cell>
          <table:table-cell table:number-columns-repeated="1637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norder Successor in BST</text:p>
          </table:table-cell>
          <table:table-cell office:value-type="string" calcext:value-type="string">
            <text:p>40.4%</text:p>
          </table:table-cell>
          <table:table-cell office:value-type="string" calcext:value-type="string">
            <text:p>Medium</text:p>
          </table:table-cell>
          <table:table-cell office:value-type="float" office:value="2.16677636531976" calcext:value-type="float">
            <text:p>2.16677636531976</text:p>
          </table:table-cell>
          <table:table-cell office:value-type="string" calcext:value-type="string">
            <text:p><text:s/>https://leetcode.com/problems/inorder-successor-in-bst</text:p>
          </table:table-cell>
          <table:table-cell table:number-columns-repeated="1637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alls and Gates</text:p>
          </table:table-cell>
          <table:table-cell office:value-type="string" calcext:value-type="string">
            <text:p>54.5%</text:p>
          </table:table-cell>
          <table:table-cell office:value-type="string" calcext:value-type="string">
            <text:p>Medium</text:p>
          </table:table-cell>
          <table:table-cell office:value-type="float" office:value="1.94876154313752" calcext:value-type="float">
            <text:p>1.94876154313752</text:p>
          </table:table-cell>
          <table:table-cell office:value-type="string" calcext:value-type="string">
            <text:p><text:s/>https://leetcode.com/problems/walls-and-gates</text:p>
          </table:table-cell>
          <table:table-cell table:number-columns-repeated="1637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ind the Duplicate Number</text:p>
          </table:table-cell>
          <table:table-cell office:value-type="string" calcext:value-type="string">
            <text:p>55.5%</text:p>
          </table:table-cell>
          <table:table-cell office:value-type="string" calcext:value-type="string">
            <text:p>Medium</text:p>
          </table:table-cell>
          <table:table-cell office:value-type="float" office:value="1.30018527375123" calcext:value-type="float">
            <text:p>1.30018527375123</text:p>
          </table:table-cell>
          <table:table-cell office:value-type="string" calcext:value-type="string">
            <text:p><text:s/>https://leetcode.com/problems/find-the-duplicate-number</text:p>
          </table:table-cell>
          <table:table-cell table:number-columns-repeated="16378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4" office:value-type="string" calcext:value-type="string">
            <text:p>Unique Word Abbreviation</text:p>
          </table:table-cell>
          <table:table-cell table:style-name="ce7" office:value-type="string" calcext:value-type="string">
            <text:p>21.9%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5.0829330291948" calcext:value-type="float">
            <text:p>5.0829330291948</text:p>
          </table:table-cell>
          <table:table-cell table:style-name="ce4" office:value-type="string" calcext:value-type="string">
            <text:p><text:s/>https://leetcode.com/problems/unique-word-abbreviation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ame of Life</text:p>
          </table:table-cell>
          <table:table-cell office:value-type="string" calcext:value-type="string">
            <text:p>54.5%</text:p>
          </table:table-cell>
          <table:table-cell office:value-type="string" calcext:value-type="string">
            <text:p>Medium</text:p>
          </table:table-cell>
          <table:table-cell office:value-type="float" office:value="3.41362889075604" calcext:value-type="float">
            <text:p>3.41362889075604</text:p>
          </table:table-cell>
          <table:table-cell office:value-type="string" calcext:value-type="string">
            <text:p><text:s/>https://leetcode.com/problems/game-of-life</text:p>
          </table:table-cell>
          <table:table-cell table:number-columns-repeated="1637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Word Pattern</text:p>
          </table:table-cell>
          <table:table-cell office:value-type="string" calcext:value-type="string">
            <text:p>37.0%</text:p>
          </table:table-cell>
          <table:table-cell office:value-type="string" calcext:value-type="string">
            <text:p>Easy</text:p>
          </table:table-cell>
          <table:table-cell office:value-type="float" office:value="0.445804163376505" calcext:value-type="float">
            <text:p>0.445804163376505</text:p>
          </table:table-cell>
          <table:table-cell office:value-type="string" calcext:value-type="string">
            <text:p><text:s/>https://leetcode.com/problems/word-pattern</text:p>
          </table:table-cell>
          <table:table-cell table:number-columns-repeated="1637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lip Game</text:p>
          </table:table-cell>
          <table:table-cell office:value-type="string" calcext:value-type="string">
            <text:p>60.7%</text:p>
          </table:table-cell>
          <table:table-cell office:value-type="string" calcext:value-type="string">
            <text:p>Easy</text:p>
          </table:table-cell>
          <table:table-cell office:value-type="float" office:value="2.00496789869891" calcext:value-type="float">
            <text:p>2.00496789869891</text:p>
          </table:table-cell>
          <table:table-cell office:value-type="string" calcext:value-type="string">
            <text:p><text:s/>https://leetcode.com/problems/flip-game</text:p>
          </table:table-cell>
          <table:table-cell table:number-columns-repeated="1637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lip Game II</text:p>
          </table:table-cell>
          <table:table-cell office:value-type="string" calcext:value-type="string">
            <text:p>50.0%</text:p>
          </table:table-cell>
          <table:table-cell office:value-type="string" calcext:value-type="string">
            <text:p>Medium</text:p>
          </table:table-cell>
          <table:table-cell office:value-type="float" office:value="2.87957606515677" calcext:value-type="float">
            <text:p>2.87957606515677</text:p>
          </table:table-cell>
          <table:table-cell office:value-type="string" calcext:value-type="string">
            <text:p><text:s/>https://leetcode.com/problems/flip-game-ii</text:p>
          </table:table-cell>
          <table:table-cell table:number-columns-repeated="1637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ind Median from Data Stream</text:p>
          </table:table-cell>
          <table:table-cell office:value-type="string" calcext:value-type="string">
            <text:p>44.3%</text:p>
          </table:table-cell>
          <table:table-cell office:value-type="string" calcext:value-type="string">
            <text:p>Hard</text:p>
          </table:table-cell>
          <table:table-cell office:value-type="float" office:value="2.83001781507375" calcext:value-type="float">
            <text:p>2.83001781507375</text:p>
          </table:table-cell>
          <table:table-cell office:value-type="string" calcext:value-type="string">
            <text:p><text:s/>https://leetcode.com/problems/find-median-from-data-stream</text:p>
          </table:table-cell>
          <table:table-cell table:number-columns-repeated="1637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Best Meeting Point</text:p>
          </table:table-cell>
          <table:table-cell office:value-type="string" calcext:value-type="string">
            <text:p>57.5%</text:p>
          </table:table-cell>
          <table:table-cell office:value-type="string" calcext:value-type="string">
            <text:p>Hard</text:p>
          </table:table-cell>
          <table:table-cell office:value-type="float" office:value="3.78074426655127" calcext:value-type="float">
            <text:p>3.78074426655127</text:p>
          </table:table-cell>
          <table:table-cell office:value-type="string" calcext:value-type="string">
            <text:p><text:s/>https://leetcode.com/problems/best-meeting-point</text:p>
          </table:table-cell>
          <table:table-cell table:number-columns-repeated="1637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rialize and Deserialize Binary Tree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Hard</text:p>
          </table:table-cell>
          <table:table-cell office:value-type="float" office:value="2.64844896643132" calcext:value-type="float">
            <text:p>2.64844896643132</text:p>
          </table:table-cell>
          <table:table-cell office:value-type="string" calcext:value-type="string">
            <text:p><text:s/>https://leetcode.com/problems/serialize-and-deserialize-binary-tree</text:p>
          </table:table-cell>
          <table:table-cell table:number-columns-repeated="1637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inary Tree Longest Consecutive Sequence</text:p>
          </table:table-cell>
          <table:table-cell office:value-type="string" calcext:value-type="string">
            <text:p>47.1%</text:p>
          </table:table-cell>
          <table:table-cell office:value-type="string" calcext:value-type="string">
            <text:p>Medium</text:p>
          </table:table-cell>
          <table:table-cell office:value-type="float" office:value="4.60175321552279" calcext:value-type="float">
            <text:p>4.60175321552279</text:p>
          </table:table-cell>
          <table:table-cell office:value-type="string" calcext:value-type="string">
            <text:p><text:s/>https://leetcode.com/problems/binary-tree-longest-consecutive-sequence</text:p>
          </table:table-cell>
          <table:table-cell table:number-columns-repeated="1637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ulls and Cows</text:p>
          </table:table-cell>
          <table:table-cell office:value-type="string" calcext:value-type="string">
            <text:p>42.4%</text:p>
          </table:table-cell>
          <table:table-cell office:value-type="string" calcext:value-type="string">
            <text:p>Easy</text:p>
          </table:table-cell>
          <table:table-cell office:value-type="float" office:value="3.55160164254328" calcext:value-type="float">
            <text:p>3.55160164254328</text:p>
          </table:table-cell>
          <table:table-cell office:value-type="string" calcext:value-type="string">
            <text:p><text:s/>https://leetcode.com/problems/bulls-and-cows</text:p>
          </table:table-cell>
          <table:table-cell table:number-columns-repeated="1637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ongest Increasing Subsequence</text:p>
          </table:table-cell>
          <table:table-cell office:value-type="string" calcext:value-type="string">
            <text:p>42.6%</text:p>
          </table:table-cell>
          <table:table-cell office:value-type="string" calcext:value-type="string">
            <text:p>Medium</text:p>
          </table:table-cell>
          <table:table-cell office:value-type="float" office:value="1.26828861658021" calcext:value-type="float">
            <text:p>1.26828861658021</text:p>
          </table:table-cell>
          <table:table-cell office:value-type="string" calcext:value-type="string">
            <text:p><text:s/>https://leetcode.com/problems/longest-increasing-subsequence</text:p>
          </table:table-cell>
          <table:table-cell table:number-columns-repeated="1637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emove Invalid Parentheses</text:p>
          </table:table-cell>
          <table:table-cell office:value-type="string" calcext:value-type="string">
            <text:p>43.3%</text:p>
          </table:table-cell>
          <table:table-cell office:value-type="string" calcext:value-type="string">
            <text:p>Hard</text:p>
          </table:table-cell>
          <table:table-cell office:value-type="float" office:value="0.538844698075849" calcext:value-type="float">
            <text:p>0.538844698075849</text:p>
          </table:table-cell>
          <table:table-cell office:value-type="string" calcext:value-type="string">
            <text:p><text:s/>https://leetcode.com/problems/remove-invalid-parentheses</text:p>
          </table:table-cell>
          <table:table-cell table:number-columns-repeated="1637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mallest Rectangle Enclosing Black Pixels</text:p>
          </table:table-cell>
          <table:table-cell office:value-type="string" calcext:value-type="string">
            <text:p>51.6%</text:p>
          </table:table-cell>
          <table:table-cell office:value-type="string" calcext:value-type="string">
            <text:p>Hard</text:p>
          </table:table-cell>
          <table:table-cell office:value-type="float" office:value="1.64538530024241" calcext:value-type="float">
            <text:p>1.64538530024241</text:p>
          </table:table-cell>
          <table:table-cell office:value-type="string" calcext:value-type="string">
            <text:p><text:s/>https://leetcode.com/problems/smallest-rectangle-enclosing-black-pixels</text:p>
          </table:table-cell>
          <table:table-cell table:number-columns-repeated="1637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ange Sum Query - Immutable</text:p>
          </table:table-cell>
          <table:table-cell office:value-type="string" calcext:value-type="string">
            <text:p>44.7%</text:p>
          </table:table-cell>
          <table:table-cell office:value-type="string" calcext:value-type="string">
            <text:p>Easy</text:p>
          </table:table-cell>
          <table:table-cell office:value-type="float" office:value="0.789789361893211" calcext:value-type="float">
            <text:p>0.789789361893211</text:p>
          </table:table-cell>
          <table:table-cell office:value-type="string" calcext:value-type="string">
            <text:p><text:s/>https://leetcode.com/problems/range-sum-query-immutable</text:p>
          </table:table-cell>
          <table:table-cell table:number-columns-repeated="1637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ange Sum Query 2D - Immutable</text:p>
          </table:table-cell>
          <table:table-cell office:value-type="string" calcext:value-type="string">
            <text:p>38.6%</text:p>
          </table:table-cell>
          <table:table-cell office:value-type="string" calcext:value-type="string">
            <text:p>Medium</text:p>
          </table:table-cell>
          <table:table-cell office:value-type="float" office:value="3.17725082267622" calcext:value-type="float">
            <text:p>3.17725082267622</text:p>
          </table:table-cell>
          <table:table-cell office:value-type="string" calcext:value-type="string">
            <text:p><text:s/>https://leetcode.com/problems/range-sum-query-2d-immutable</text:p>
          </table:table-cell>
          <table:table-cell table:number-columns-repeated="1637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umber of Islands II</text:p>
          </table:table-cell>
          <table:table-cell office:value-type="string" calcext:value-type="string">
            <text:p>40.1%</text:p>
          </table:table-cell>
          <table:table-cell office:value-type="string" calcext:value-type="string">
            <text:p>Hard</text:p>
          </table:table-cell>
          <table:table-cell office:value-type="float" office:value="3.51914093648373" calcext:value-type="float">
            <text:p>3.51914093648373</text:p>
          </table:table-cell>
          <table:table-cell office:value-type="string" calcext:value-type="string">
            <text:p><text:s/>https://leetcode.com/problems/number-of-islands-ii</text:p>
          </table:table-cell>
          <table:table-cell table:number-columns-repeated="1637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ange Sum Query - Mutable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Medium</text:p>
          </table:table-cell>
          <table:table-cell office:value-type="float" office:value="1.80154838811579" calcext:value-type="float">
            <text:p>1.80154838811579</text:p>
          </table:table-cell>
          <table:table-cell office:value-type="string" calcext:value-type="string">
            <text:p><text:s/>https://leetcode.com/problems/range-sum-query-mutable</text:p>
          </table:table-cell>
          <table:table-cell table:number-columns-repeated="1637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ange Sum Query 2D - Mutable</text:p>
          </table:table-cell>
          <table:table-cell office:value-type="string" calcext:value-type="string">
            <text:p>35.6%</text:p>
          </table:table-cell>
          <table:table-cell office:value-type="string" calcext:value-type="string">
            <text:p>Hard</text:p>
          </table:table-cell>
          <table:table-cell office:value-type="float" office:value="5.47989526500768" calcext:value-type="float">
            <text:p>5.47989526500768</text:p>
          </table:table-cell>
          <table:table-cell office:value-type="string" calcext:value-type="string">
            <text:p><text:s/>https://leetcode.com/problems/range-sum-query-2d-mutable</text:p>
          </table:table-cell>
          <table:table-cell table:number-columns-repeated="1637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est Time to Buy and Sell Stock with Cooldown</text:p>
          </table:table-cell>
          <table:table-cell office:value-type="string" calcext:value-type="string">
            <text:p>47.4%</text:p>
          </table:table-cell>
          <table:table-cell office:value-type="string" calcext:value-type="string">
            <text:p>Medium</text:p>
          </table:table-cell>
          <table:table-cell office:value-type="float" office:value="0.167756331883037" calcext:value-type="float">
            <text:p>0.167756331883037</text:p>
          </table:table-cell>
          <table:table-cell office:value-type="string" calcext:value-type="string">
            <text:p><text:s/>https://leetcode.com/problems/best-time-to-buy-and-sell-stock-with-cooldown</text:p>
          </table:table-cell>
          <table:table-cell table:number-columns-repeated="1637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imum Height Trees</text:p>
          </table:table-cell>
          <table:table-cell office:value-type="string" calcext:value-type="string">
            <text:p>32.3%</text:p>
          </table:table-cell>
          <table:table-cell office:value-type="string" calcext:value-type="string">
            <text:p>Medium</text:p>
          </table:table-cell>
          <table:table-cell office:value-type="float" office:value="1.10067414506867" calcext:value-type="float">
            <text:p>1.10067414506867</text:p>
          </table:table-cell>
          <table:table-cell office:value-type="string" calcext:value-type="string">
            <text:p><text:s/>https://leetcode.com/problems/minimum-height-trees</text:p>
          </table:table-cell>
          <table:table-cell table:number-columns-repeated="1637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arse Matrix Multiplication</text:p>
          </table:table-cell>
          <table:table-cell office:value-type="string" calcext:value-type="string">
            <text:p>61.9%</text:p>
          </table:table-cell>
          <table:table-cell office:value-type="string" calcext:value-type="string">
            <text:p>Medium</text:p>
          </table:table-cell>
          <table:table-cell office:value-type="float" office:value="0.865588628754193" calcext:value-type="float">
            <text:p>0.865588628754193</text:p>
          </table:table-cell>
          <table:table-cell office:value-type="string" calcext:value-type="string">
            <text:p><text:s/>https://leetcode.com/problems/sparse-matrix-multiplication</text:p>
          </table:table-cell>
          <table:table-cell table:number-columns-repeated="1637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urst Balloons</text:p>
          </table:table-cell>
          <table:table-cell office:value-type="string" calcext:value-type="string">
            <text:p>51.8%</text:p>
          </table:table-cell>
          <table:table-cell office:value-type="string" calcext:value-type="string">
            <text:p>Hard</text:p>
          </table:table-cell>
          <table:table-cell office:value-type="float" office:value="0.738329403353178" calcext:value-type="float">
            <text:p>0.738329403353178</text:p>
          </table:table-cell>
          <table:table-cell office:value-type="string" calcext:value-type="string">
            <text:p><text:s/>https://leetcode.com/problems/burst-balloons</text:p>
          </table:table-cell>
          <table:table-cell table:number-columns-repeated="1637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uper Ugly Number</text:p>
          </table:table-cell>
          <table:table-cell office:value-type="string" calcext:value-type="string">
            <text:p>45.0%</text:p>
          </table:table-cell>
          <table:table-cell office:value-type="string" calcext:value-type="string">
            <text:p>Medium</text:p>
          </table:table-cell>
          <table:table-cell office:value-type="float" office:value="0.222520304176553" calcext:value-type="float">
            <text:p>0.222520304176553</text:p>
          </table:table-cell>
          <table:table-cell office:value-type="string" calcext:value-type="string">
            <text:p><text:s/>https://leetcode.com/problems/super-ugly-number</text:p>
          </table:table-cell>
          <table:table-cell table:number-columns-repeated="1637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inary Tree Vertical Order Traversal</text:p>
          </table:table-cell>
          <table:table-cell office:value-type="string" calcext:value-type="string">
            <text:p>45.3%</text:p>
          </table:table-cell>
          <table:table-cell office:value-type="string" calcext:value-type="string">
            <text:p>Medium</text:p>
          </table:table-cell>
          <table:table-cell office:value-type="float" office:value="0.151486004673064" calcext:value-type="float">
            <text:p>0.151486004673064</text:p>
          </table:table-cell>
          <table:table-cell office:value-type="string" calcext:value-type="string">
            <text:p><text:s/>https://leetcode.com/problems/binary-tree-vertical-order-traversal</text:p>
          </table:table-cell>
          <table:table-cell table:number-columns-repeated="1637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ount of Smaller Numbers After Self</text:p>
          </table:table-cell>
          <table:table-cell office:value-type="string" calcext:value-type="string">
            <text:p>41.5%</text:p>
          </table:table-cell>
          <table:table-cell office:value-type="string" calcext:value-type="string">
            <text:p>Hard</text:p>
          </table:table-cell>
          <table:table-cell office:value-type="float" office:value="3.2308315362449" calcext:value-type="float">
            <text:p>3.2308315362449</text:p>
          </table:table-cell>
          <table:table-cell office:value-type="string" calcext:value-type="string">
            <text:p><text:s/>https://leetcode.com/problems/count-of-smaller-numbers-after-self</text:p>
          </table:table-cell>
          <table:table-cell table:number-columns-repeated="1637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Remove Duplicate Letters</text:p>
          </table:table-cell>
          <table:table-cell office:value-type="string" calcext:value-type="string">
            <text:p>35.8%</text:p>
          </table:table-cell>
          <table:table-cell office:value-type="string" calcext:value-type="string">
            <text:p>Hard</text:p>
          </table:table-cell>
          <table:table-cell office:value-type="float" office:value="1.17352953068391" calcext:value-type="float">
            <text:p>1.17352953068391</text:p>
          </table:table-cell>
          <table:table-cell office:value-type="string" calcext:value-type="string">
            <text:p><text:s/>https://leetcode.com/problems/remove-duplicate-letters</text:p>
          </table:table-cell>
          <table:table-cell table:number-columns-repeated="1637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hortest Distance from All Buildings</text:p>
          </table:table-cell>
          <table:table-cell office:value-type="string" calcext:value-type="string">
            <text:p>41.4%</text:p>
          </table:table-cell>
          <table:table-cell office:value-type="string" calcext:value-type="string">
            <text:p>Hard</text:p>
          </table:table-cell>
          <table:table-cell office:value-type="float" office:value="3.40967200865313" calcext:value-type="float">
            <text:p>3.40967200865313</text:p>
          </table:table-cell>
          <table:table-cell office:value-type="string" calcext:value-type="string">
            <text:p><text:s/>https://leetcode.com/problems/shortest-distance-from-all-buildings</text:p>
          </table:table-cell>
          <table:table-cell table:number-columns-repeated="1637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aximum Product of Word Lengths</text:p>
          </table:table-cell>
          <table:table-cell office:value-type="string" calcext:value-type="string">
            <text:p>51.2%</text:p>
          </table:table-cell>
          <table:table-cell office:value-type="string" calcext:value-type="string">
            <text:p>Medium</text:p>
          </table:table-cell>
          <table:table-cell office:value-type="float" office:value="2.37762641551886" calcext:value-type="float">
            <text:p>2.37762641551886</text:p>
          </table:table-cell>
          <table:table-cell office:value-type="string" calcext:value-type="string">
            <text:p><text:s/>https://leetcode.com/problems/maximum-product-of-word-lengths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eneralized Abbreviation</text:p>
          </table:table-cell>
          <table:table-cell office:value-type="string" calcext:value-type="string">
            <text:p>52.1%</text:p>
          </table:table-cell>
          <table:table-cell office:value-type="string" calcext:value-type="string">
            <text:p>Medium</text:p>
          </table:table-cell>
          <table:table-cell office:value-type="float" office:value="2.28727237097072" calcext:value-type="float">
            <text:p>2.28727237097072</text:p>
          </table:table-cell>
          <table:table-cell office:value-type="string" calcext:value-type="string">
            <text:p><text:s/>https://leetcode.com/problems/generalized-abbreviation</text:p>
          </table:table-cell>
          <table:table-cell table:number-columns-repeated="1637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reate Maximum Number</text:p>
          </table:table-cell>
          <table:table-cell office:value-type="string" calcext:value-type="string">
            <text:p>27.0%</text:p>
          </table:table-cell>
          <table:table-cell office:value-type="string" calcext:value-type="string">
            <text:p>Hard</text:p>
          </table:table-cell>
          <table:table-cell office:value-type="float" office:value="0.538996500732687" calcext:value-type="float">
            <text:p>0.538996500732687</text:p>
          </table:table-cell>
          <table:table-cell office:value-type="string" calcext:value-type="string">
            <text:p><text:s/>https://leetcode.com/problems/create-maximum-number</text:p>
          </table:table-cell>
          <table:table-cell table:number-columns-repeated="1637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oin Change</text:p>
          </table:table-cell>
          <table:table-cell office:value-type="string" calcext:value-type="string">
            <text:p>35.5%</text:p>
          </table:table-cell>
          <table:table-cell office:value-type="string" calcext:value-type="string">
            <text:p>Medium</text:p>
          </table:table-cell>
          <table:table-cell office:value-type="float" office:value="1.17247026082053" calcext:value-type="float">
            <text:p>1.17247026082053</text:p>
          </table:table-cell>
          <table:table-cell office:value-type="string" calcext:value-type="string">
            <text:p><text:s/>https://leetcode.com/problems/coin-change</text:p>
          </table:table-cell>
          <table:table-cell table:number-columns-repeated="1637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mber of Connected Components in an Undirected Graph</text:p>
          </table:table-cell>
          <table:table-cell office:value-type="string" calcext:value-type="string">
            <text:p>56.0%</text:p>
          </table:table-cell>
          <table:table-cell office:value-type="string" calcext:value-type="string">
            <text:p>Medium</text:p>
          </table:table-cell>
          <table:table-cell office:value-type="float" office:value="0.329842883276059" calcext:value-type="float">
            <text:p>0.329842883276059</text:p>
          </table:table-cell>
          <table:table-cell office:value-type="string" calcext:value-type="string">
            <text:p><text:s/>https://leetcode.com/problems/number-of-connected-components-in-an-undirected-graph</text:p>
          </table:table-cell>
          <table:table-cell table:number-columns-repeated="1637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Wiggle Sort II</text:p>
          </table:table-cell>
          <table:table-cell office:value-type="string" calcext:value-type="string">
            <text:p>29.9%</text:p>
          </table:table-cell>
          <table:table-cell office:value-type="string" calcext:value-type="string">
            <text:p>Medium</text:p>
          </table:table-cell>
          <table:table-cell office:value-type="float" office:value="1.78684545442563" calcext:value-type="float">
            <text:p>1.78684545442563</text:p>
          </table:table-cell>
          <table:table-cell office:value-type="string" calcext:value-type="string">
            <text:p><text:s/>https://leetcode.com/problems/wiggle-sort-ii</text:p>
          </table:table-cell>
          <table:table-cell table:number-columns-repeated="1637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ximum Size Subarray Sum Equals k</text:p>
          </table:table-cell>
          <table:table-cell office:value-type="string" calcext:value-type="string">
            <text:p>46.8%</text:p>
          </table:table-cell>
          <table:table-cell office:value-type="string" calcext:value-type="string">
            <text:p>Medium</text:p>
          </table:table-cell>
          <table:table-cell office:value-type="float" office:value="1.95733884487894" calcext:value-type="float">
            <text:p>1.95733884487894</text:p>
          </table:table-cell>
          <table:table-cell office:value-type="string" calcext:value-type="string">
            <text:p><text:s/>https://leetcode.com/problems/maximum-size-subarray-sum-equals-k</text:p>
          </table:table-cell>
          <table:table-cell table:number-columns-repeated="1637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ower of Three</text:p>
          </table:table-cell>
          <table:table-cell office:value-type="string" calcext:value-type="string">
            <text:p>42.1%</text:p>
          </table:table-cell>
          <table:table-cell office:value-type="string" calcext:value-type="string">
            <text:p>Easy</text:p>
          </table:table-cell>
          <table:table-cell office:value-type="float" office:value="0.155237168141994" calcext:value-type="float">
            <text:p>0.155237168141994</text:p>
          </table:table-cell>
          <table:table-cell office:value-type="string" calcext:value-type="string">
            <text:p><text:s/>https://leetcode.com/problems/power-of-three</text:p>
          </table:table-cell>
          <table:table-cell table:number-columns-repeated="1637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ount of Range Sum</text:p>
          </table:table-cell>
          <table:table-cell office:value-type="string" calcext:value-type="string">
            <text:p>35.2%</text:p>
          </table:table-cell>
          <table:table-cell office:value-type="string" calcext:value-type="string">
            <text:p>Hard</text:p>
          </table:table-cell>
          <table:table-cell office:value-type="float" office:value="1.31512731315141" calcext:value-type="float">
            <text:p>1.31512731315141</text:p>
          </table:table-cell>
          <table:table-cell office:value-type="string" calcext:value-type="string">
            <text:p><text:s/>https://leetcode.com/problems/count-of-range-sum</text:p>
          </table:table-cell>
          <table:table-cell table:number-columns-repeated="1637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Odd Even Linked List</text:p>
          </table:table-cell>
          <table:table-cell office:value-type="string" calcext:value-type="string">
            <text:p>55.7%</text:p>
          </table:table-cell>
          <table:table-cell office:value-type="string" calcext:value-type="string">
            <text:p>Medium</text:p>
          </table:table-cell>
          <table:table-cell office:value-type="float" office:value="0.28080059393537" calcext:value-type="float">
            <text:p>0.28080059393537</text:p>
          </table:table-cell>
          <table:table-cell office:value-type="string" calcext:value-type="string">
            <text:p><text:s/>https://leetcode.com/problems/odd-even-linked-list</text:p>
          </table:table-cell>
          <table:table-cell table:number-columns-repeated="1637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ongest Increasing Path in a Matrix</text:p>
          </table:table-cell>
          <table:table-cell office:value-type="string" calcext:value-type="string">
            <text:p>43.4%</text:p>
          </table:table-cell>
          <table:table-cell office:value-type="string" calcext:value-type="string">
            <text:p>Hard</text:p>
          </table:table-cell>
          <table:table-cell office:value-type="float" office:value="3.01947844243855" calcext:value-type="float">
            <text:p>3.01947844243855</text:p>
          </table:table-cell>
          <table:table-cell office:value-type="string" calcext:value-type="string">
            <text:p><text:s/>https://leetcode.com/problems/longest-increasing-path-in-a-matrix</text:p>
          </table:table-cell>
          <table:table-cell table:number-columns-repeated="1637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atching Array</text:p>
          </table:table-cell>
          <table:table-cell office:value-type="string" calcext:value-type="string">
            <text:p>34.5%</text:p>
          </table:table-cell>
          <table:table-cell office:value-type="string" calcext:value-type="string">
            <text:p>Hard</text:p>
          </table:table-cell>
          <table:table-cell office:value-type="float" office:value="0.167054084663166" calcext:value-type="float">
            <text:p>0.167054084663166</text:p>
          </table:table-cell>
          <table:table-cell office:value-type="string" calcext:value-type="string">
            <text:p><text:s/>https://leetcode.com/problems/patching-array</text:p>
          </table:table-cell>
          <table:table-cell table:number-columns-repeated="1637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erify Preorder Serialization of a Binary Tree</text:p>
          </table:table-cell>
          <table:table-cell office:value-type="string" calcext:value-type="string">
            <text:p>40.4%</text:p>
          </table:table-cell>
          <table:table-cell office:value-type="string" calcext:value-type="string">
            <text:p>Medium</text:p>
          </table:table-cell>
          <table:table-cell office:value-type="float" office:value="0.171521939550249" calcext:value-type="float">
            <text:p>0.171521939550249</text:p>
          </table:table-cell>
          <table:table-cell office:value-type="string" calcext:value-type="string">
            <text:p><text:s/>https://leetcode.com/problems/verify-preorder-serialization-of-a-binary-tree</text:p>
          </table:table-cell>
          <table:table-cell table:number-columns-repeated="1637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econstruct Itinerary</text:p>
          </table:table-cell>
          <table:table-cell office:value-type="string" calcext:value-type="string">
            <text:p>36.7%</text:p>
          </table:table-cell>
          <table:table-cell office:value-type="string" calcext:value-type="string">
            <text:p>Medium</text:p>
          </table:table-cell>
          <table:table-cell office:value-type="float" office:value="2.26763226774709" calcext:value-type="float">
            <text:p>2.26763226774709</text:p>
          </table:table-cell>
          <table:table-cell office:value-type="string" calcext:value-type="string">
            <text:p><text:s/>https://leetcode.com/problems/reconstruct-itinerary</text:p>
          </table:table-cell>
          <table:table-cell table:number-columns-repeated="1637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argest BST Subtree</text:p>
          </table:table-cell>
          <table:table-cell office:value-type="string" calcext:value-type="string">
            <text:p>35.8%</text:p>
          </table:table-cell>
          <table:table-cell office:value-type="string" calcext:value-type="string">
            <text:p>Medium</text:p>
          </table:table-cell>
          <table:table-cell office:value-type="float" office:value="0.692366844976064" calcext:value-type="float">
            <text:p>0.692366844976064</text:p>
          </table:table-cell>
          <table:table-cell office:value-type="string" calcext:value-type="string">
            <text:p><text:s/>https://leetcode.com/problems/largest-bst-subtree</text:p>
          </table:table-cell>
          <table:table-cell table:number-columns-repeated="1637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ncreasing Triplet Subsequence</text:p>
          </table:table-cell>
          <table:table-cell office:value-type="string" calcext:value-type="string">
            <text:p>40.0%</text:p>
          </table:table-cell>
          <table:table-cell office:value-type="string" calcext:value-type="string">
            <text:p>Medium</text:p>
          </table:table-cell>
          <table:table-cell office:value-type="float" office:value="1.96786768968948" calcext:value-type="float">
            <text:p>1.96786768968948</text:p>
          </table:table-cell>
          <table:table-cell office:value-type="string" calcext:value-type="string">
            <text:p><text:s/>https://leetcode.com/problems/increasing-triplet-subsequence</text:p>
          </table:table-cell>
          <table:table-cell table:number-columns-repeated="1637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lf Crossing</text:p>
          </table:table-cell>
          <table:table-cell office:value-type="string" calcext:value-type="string">
            <text:p>28.0%</text:p>
          </table:table-cell>
          <table:table-cell office:value-type="string" calcext:value-type="string">
            <text:p>Hard</text:p>
          </table:table-cell>
          <table:table-cell office:value-type="float" office:value="0.921320080279157" calcext:value-type="float">
            <text:p>0.921320080279157</text:p>
          </table:table-cell>
          <table:table-cell office:value-type="string" calcext:value-type="string">
            <text:p><text:s/>https://leetcode.com/problems/self-crossing</text:p>
          </table:table-cell>
          <table:table-cell table:number-columns-repeated="1637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lindrome Pairs</text:p>
          </table:table-cell>
          <table:table-cell office:value-type="string" calcext:value-type="string">
            <text:p>33.7%</text:p>
          </table:table-cell>
          <table:table-cell office:value-type="string" calcext:value-type="string">
            <text:p>Hard</text:p>
          </table:table-cell>
          <table:table-cell office:value-type="float" office:value="2.06873011694646" calcext:value-type="float">
            <text:p>2.06873011694646</text:p>
          </table:table-cell>
          <table:table-cell office:value-type="string" calcext:value-type="string">
            <text:p><text:s/>https://leetcode.com/problems/palindrome-pairs</text:p>
          </table:table-cell>
          <table:table-cell table:number-columns-repeated="1637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House Robber III</text:p>
          </table:table-cell>
          <table:table-cell office:value-type="string" calcext:value-type="string">
            <text:p>50.6%</text:p>
          </table:table-cell>
          <table:table-cell office:value-type="string" calcext:value-type="string">
            <text:p>Medium</text:p>
          </table:table-cell>
          <table:table-cell office:value-type="float" office:value="1.69317994168258" calcext:value-type="float">
            <text:p>1.69317994168258</text:p>
          </table:table-cell>
          <table:table-cell office:value-type="string" calcext:value-type="string">
            <text:p><text:s/>https://leetcode.com/problems/house-robber-iii</text:p>
          </table:table-cell>
          <table:table-cell table:number-columns-repeated="1637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ongest Substring with At Most K Distinct Characters</text:p>
          </table:table-cell>
          <table:table-cell office:value-type="string" calcext:value-type="string">
            <text:p>44.1%</text:p>
          </table:table-cell>
          <table:table-cell office:value-type="string" calcext:value-type="string">
            <text:p>Hard</text:p>
          </table:table-cell>
          <table:table-cell office:value-type="float" office:value="4.11870345874888" calcext:value-type="float">
            <text:p>4.11870345874888</text:p>
          </table:table-cell>
          <table:table-cell office:value-type="string" calcext:value-type="string">
            <text:p><text:s/>https://leetcode.com/problems/longest-substring-with-at-most-k-distinct-characters</text:p>
          </table:table-cell>
          <table:table-cell table:number-columns-repeated="1637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Flatten Nested List Iterator</text:p>
          </table:table-cell>
          <table:table-cell office:value-type="string" calcext:value-type="string">
            <text:p>52.9%</text:p>
          </table:table-cell>
          <table:table-cell office:value-type="string" calcext:value-type="string">
            <text:p>Medium</text:p>
          </table:table-cell>
          <table:table-cell office:value-type="float" office:value="2.33495166294969" calcext:value-type="float">
            <text:p>2.33495166294969</text:p>
          </table:table-cell>
          <table:table-cell office:value-type="string" calcext:value-type="string">
            <text:p><text:s/>https://leetcode.com/problems/flatten-nested-list-iterator</text:p>
          </table:table-cell>
          <table:table-cell table:number-columns-repeated="1637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eger Break</text:p>
          </table:table-cell>
          <table:table-cell office:value-type="string" calcext:value-type="string">
            <text:p>50.4%</text:p>
          </table:table-cell>
          <table:table-cell office:value-type="string" calcext:value-type="string">
            <text:p>Medium</text:p>
          </table:table-cell>
          <table:table-cell office:value-type="float" office:value="0.771547373227285" calcext:value-type="float">
            <text:p>0.771547373227285</text:p>
          </table:table-cell>
          <table:table-cell office:value-type="string" calcext:value-type="string">
            <text:p><text:s/>https://leetcode.com/problems/integer-break</text:p>
          </table:table-cell>
          <table:table-cell table:number-columns-repeated="1637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everse String</text:p>
          </table:table-cell>
          <table:table-cell office:value-type="string" calcext:value-type="string">
            <text:p>68.5%</text:p>
          </table:table-cell>
          <table:table-cell office:value-type="string" calcext:value-type="string">
            <text:p>Easy</text:p>
          </table:table-cell>
          <table:table-cell office:value-type="float" office:value="0.751814562134336" calcext:value-type="float">
            <text:p>0.751814562134336</text:p>
          </table:table-cell>
          <table:table-cell office:value-type="string" calcext:value-type="string">
            <text:p><text:s/>https://leetcode.com/problems/reverse-string</text:p>
          </table:table-cell>
          <table:table-cell table:number-columns-repeated="1637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everse Vowels of a String</text:p>
          </table:table-cell>
          <table:table-cell office:value-type="string" calcext:value-type="string">
            <text:p>44.2%</text:p>
          </table:table-cell>
          <table:table-cell office:value-type="string" calcext:value-type="string">
            <text:p>Easy</text:p>
          </table:table-cell>
          <table:table-cell office:value-type="float" office:value="2.84699761219506" calcext:value-type="float">
            <text:p>2.84699761219506</text:p>
          </table:table-cell>
          <table:table-cell office:value-type="string" calcext:value-type="string">
            <text:p><text:s/>https://leetcode.com/problems/reverse-vowels-of-a-string</text:p>
          </table:table-cell>
          <table:table-cell table:number-columns-repeated="1637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70.9%</text:p>
          </table:table-cell>
          <table:table-cell office:value-type="string" calcext:value-type="string">
            <text:p>Easy</text:p>
          </table:table-cell>
          <table:table-cell office:value-type="float" office:value="3.75956133217515" calcext:value-type="float">
            <text:p>3.75956133217515</text:p>
          </table:table-cell>
          <table:table-cell office:value-type="string" calcext:value-type="string">
            <text:p><text:s/>https://leetcode.com/problems/moving-average-from-data-stream</text:p>
          </table:table-cell>
          <table:table-cell table:number-columns-repeated="1637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op K Frequent Elements</text:p>
          </table:table-cell>
          <table:table-cell office:value-type="string" calcext:value-type="string">
            <text:p>61.2%</text:p>
          </table:table-cell>
          <table:table-cell office:value-type="string" calcext:value-type="string">
            <text:p>Medium</text:p>
          </table:table-cell>
          <table:table-cell office:value-type="float" office:value="0.86838777437729" calcext:value-type="float">
            <text:p>0.86838777437729</text:p>
          </table:table-cell>
          <table:table-cell office:value-type="string" calcext:value-type="string">
            <text:p><text:s/>https://leetcode.com/problems/top-k-frequent-elements</text:p>
          </table:table-cell>
          <table:table-cell table:number-columns-repeated="1637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esign Tic-Tac-Toe</text:p>
          </table:table-cell>
          <table:table-cell office:value-type="string" calcext:value-type="string">
            <text:p>54.3%</text:p>
          </table:table-cell>
          <table:table-cell office:value-type="string" calcext:value-type="string">
            <text:p>Medium</text:p>
          </table:table-cell>
          <table:table-cell office:value-type="float" office:value="0.943371690476826" calcext:value-type="float">
            <text:p>0.943371690476826</text:p>
          </table:table-cell>
          <table:table-cell office:value-type="string" calcext:value-type="string">
            <text:p><text:s/>https://leetcode.com/problems/design-tic-tac-toe</text:p>
          </table:table-cell>
          <table:table-cell table:number-columns-repeated="1637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ntersection of Two Arrays</text:p>
          </table:table-cell>
          <table:table-cell office:value-type="string" calcext:value-type="string">
            <text:p>62.5%</text:p>
          </table:table-cell>
          <table:table-cell office:value-type="string" calcext:value-type="string">
            <text:p>Easy</text:p>
          </table:table-cell>
          <table:table-cell office:value-type="float" office:value="0.58903908911237" calcext:value-type="float">
            <text:p>0.58903908911237</text:p>
          </table:table-cell>
          <table:table-cell office:value-type="string" calcext:value-type="string">
            <text:p><text:s/>https://leetcode.com/problems/intersection-of-two-arrays</text:p>
          </table:table-cell>
          <table:table-cell table:number-columns-repeated="1637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section of Two Arrays II</text:p>
          </table:table-cell>
          <table:table-cell office:value-type="string" calcext:value-type="string">
            <text:p>51.4%</text:p>
          </table:table-cell>
          <table:table-cell office:value-type="string" calcext:value-type="string">
            <text:p>Easy</text:p>
          </table:table-cell>
          <table:table-cell office:value-type="float" office:value="0.386257837051043" calcext:value-type="float">
            <text:p>0.386257837051043</text:p>
          </table:table-cell>
          <table:table-cell office:value-type="string" calcext:value-type="string">
            <text:p><text:s/>https://leetcode.com/problems/intersection-of-two-arrays-ii</text:p>
          </table:table-cell>
          <table:table-cell table:number-columns-repeated="1637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ndroid Unlock Patterns</text:p>
          </table:table-cell>
          <table:table-cell office:value-type="string" calcext:value-type="string">
            <text:p>48.4%</text:p>
          </table:table-cell>
          <table:table-cell office:value-type="string" calcext:value-type="string">
            <text:p>Medium</text:p>
          </table:table-cell>
          <table:table-cell office:value-type="float" office:value="3.70074902966932" calcext:value-type="float">
            <text:p>3.70074902966932</text:p>
          </table:table-cell>
          <table:table-cell office:value-type="string" calcext:value-type="string">
            <text:p><text:s/>https://leetcode.com/problems/android-unlock-patterns</text:p>
          </table:table-cell>
          <table:table-cell table:number-columns-repeated="1637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ata Stream as Disjoint Intervals</text:p>
          </table:table-cell>
          <table:table-cell office:value-type="string" calcext:value-type="string">
            <text:p>47.3%</text:p>
          </table:table-cell>
          <table:table-cell office:value-type="string" calcext:value-type="string">
            <text:p>Hard</text:p>
          </table:table-cell>
          <table:table-cell office:value-type="float" office:value="0.475160625355452" calcext:value-type="float">
            <text:p>0.475160625355452</text:p>
          </table:table-cell>
          <table:table-cell office:value-type="string" calcext:value-type="string">
            <text:p><text:s/>https://leetcode.com/problems/data-stream-as-disjoint-intervals</text:p>
          </table:table-cell>
          <table:table-cell table:number-columns-repeated="1637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esign Snake Game</text:p>
          </table:table-cell>
          <table:table-cell office:value-type="string" calcext:value-type="string">
            <text:p>34.2%</text:p>
          </table:table-cell>
          <table:table-cell office:value-type="string" calcext:value-type="string">
            <text:p>Medium</text:p>
          </table:table-cell>
          <table:table-cell office:value-type="float" office:value="2.37494203443654" calcext:value-type="float">
            <text:p>2.37494203443654</text:p>
          </table:table-cell>
          <table:table-cell office:value-type="string" calcext:value-type="string">
            <text:p><text:s/>https://leetcode.com/problems/design-snake-game</text:p>
          </table:table-cell>
          <table:table-cell table:number-columns-repeated="1637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ussian Doll Envelopes</text:p>
          </table:table-cell>
          <table:table-cell office:value-type="string" calcext:value-type="string">
            <text:p>35.6%</text:p>
          </table:table-cell>
          <table:table-cell office:value-type="string" calcext:value-type="string">
            <text:p>Hard</text:p>
          </table:table-cell>
          <table:table-cell office:value-type="float" office:value="2.23607620112401" calcext:value-type="float">
            <text:p>2.23607620112401</text:p>
          </table:table-cell>
          <table:table-cell office:value-type="string" calcext:value-type="string">
            <text:p><text:s/>https://leetcode.com/problems/russian-doll-envelopes</text:p>
          </table:table-cell>
          <table:table-cell table:number-columns-repeated="1637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ine Reflection</text:p>
          </table:table-cell>
          <table:table-cell office:value-type="string" calcext:value-type="string">
            <text:p>31.8%</text:p>
          </table:table-cell>
          <table:table-cell office:value-type="string" calcext:value-type="string">
            <text:p>Medium</text:p>
          </table:table-cell>
          <table:table-cell office:value-type="float" office:value="1.14108971693523" calcext:value-type="float">
            <text:p>1.14108971693523</text:p>
          </table:table-cell>
          <table:table-cell office:value-type="string" calcext:value-type="string">
            <text:p><text:s/>https://leetcode.com/problems/line-reflection</text:p>
          </table:table-cell>
          <table:table-cell table:number-columns-repeated="1637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ount Numbers with Unique Digits</text:p>
          </table:table-cell>
          <table:table-cell office:value-type="string" calcext:value-type="string">
            <text:p>48.4%</text:p>
          </table:table-cell>
          <table:table-cell office:value-type="string" calcext:value-type="string">
            <text:p>Medium</text:p>
          </table:table-cell>
          <table:table-cell office:value-type="float" office:value="0.0459322988974352" calcext:value-type="float">
            <text:p>0.0459322988974352</text:p>
          </table:table-cell>
          <table:table-cell office:value-type="string" calcext:value-type="string">
            <text:p><text:s/>https://leetcode.com/problems/count-numbers-with-unique-digits</text:p>
          </table:table-cell>
          <table:table-cell table:number-columns-repeated="1637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earrange String k Distance Apart</text:p>
          </table:table-cell>
          <table:table-cell office:value-type="string" calcext:value-type="string">
            <text:p>34.9%</text:p>
          </table:table-cell>
          <table:table-cell office:value-type="string" calcext:value-type="string">
            <text:p>Hard</text:p>
          </table:table-cell>
          <table:table-cell office:value-type="float" office:value="1.59538615897845" calcext:value-type="float">
            <text:p>1.59538615897845</text:p>
          </table:table-cell>
          <table:table-cell office:value-type="string" calcext:value-type="string">
            <text:p><text:s/>https://leetcode.com/problems/rearrange-string-k-distance-apart</text:p>
          </table:table-cell>
          <table:table-cell table:number-columns-repeated="1637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ogger Rate Limiter</text:p>
          </table:table-cell>
          <table:table-cell office:value-type="string" calcext:value-type="string">
            <text:p>70.8%</text:p>
          </table:table-cell>
          <table:table-cell office:value-type="string" calcext:value-type="string">
            <text:p>Easy</text:p>
          </table:table-cell>
          <table:table-cell office:value-type="float" office:value="3.67454853182677" calcext:value-type="float">
            <text:p>3.67454853182677</text:p>
          </table:table-cell>
          <table:table-cell office:value-type="string" calcext:value-type="string">
            <text:p><text:s/>https://leetcode.com/problems/logger-rate-limiter</text:p>
          </table:table-cell>
          <table:table-cell table:number-columns-repeated="1637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ort Transformed Array</text:p>
          </table:table-cell>
          <table:table-cell office:value-type="string" calcext:value-type="string">
            <text:p>48.8%</text:p>
          </table:table-cell>
          <table:table-cell office:value-type="string" calcext:value-type="string">
            <text:p>Medium</text:p>
          </table:table-cell>
          <table:table-cell office:value-type="float" office:value="3.0831372738512" calcext:value-type="float">
            <text:p>3.0831372738512</text:p>
          </table:table-cell>
          <table:table-cell office:value-type="string" calcext:value-type="string">
            <text:p><text:s/>https://leetcode.com/problems/sort-transformed-array</text:p>
          </table:table-cell>
          <table:table-cell table:number-columns-repeated="1637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omb Enemy</text:p>
          </table:table-cell>
          <table:table-cell office:value-type="string" calcext:value-type="string">
            <text:p>46.0%</text:p>
          </table:table-cell>
          <table:table-cell office:value-type="string" calcext:value-type="string">
            <text:p>Medium</text:p>
          </table:table-cell>
          <table:table-cell office:value-type="float" office:value="4.67366484444046" calcext:value-type="float">
            <text:p>4.67366484444046</text:p>
          </table:table-cell>
          <table:table-cell office:value-type="string" calcext:value-type="string">
            <text:p><text:s/>https://leetcode.com/problems/bomb-enemy</text:p>
          </table:table-cell>
          <table:table-cell table:number-columns-repeated="1637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Design Hit Counter</text:p>
          </table:table-cell>
          <table:table-cell office:value-type="string" calcext:value-type="string">
            <text:p>63.7%</text:p>
          </table:table-cell>
          <table:table-cell office:value-type="string" calcext:value-type="string">
            <text:p>Medium</text:p>
          </table:table-cell>
          <table:table-cell office:value-type="float" office:value="2.59839599056968" calcext:value-type="float">
            <text:p>2.59839599056968</text:p>
          </table:table-cell>
          <table:table-cell office:value-type="string" calcext:value-type="string">
            <text:p><text:s/>https://leetcode.com/problems/design-hit-counter</text:p>
          </table:table-cell>
          <table:table-cell table:number-columns-repeated="1637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ax Sum of Rectangle No Larger Than K</text:p>
          </table:table-cell>
          <table:table-cell office:value-type="string" calcext:value-type="string">
            <text:p>37.3%</text:p>
          </table:table-cell>
          <table:table-cell office:value-type="string" calcext:value-type="string">
            <text:p>Hard</text:p>
          </table:table-cell>
          <table:table-cell office:value-type="float" office:value="2.70933143125826" calcext:value-type="float">
            <text:p>2.70933143125826</text:p>
          </table:table-cell>
          <table:table-cell office:value-type="string" calcext:value-type="string">
            <text:p><text:s/>https://leetcode.com/problems/max-sum-of-rectangle-no-larger-than-k</text:p>
          </table:table-cell>
          <table:table-cell table:number-columns-repeated="1637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Water and Jug Problem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Medium</text:p>
          </table:table-cell>
          <table:table-cell office:value-type="float" office:value="1.13398391682039" calcext:value-type="float">
            <text:p>1.13398391682039</text:p>
          </table:table-cell>
          <table:table-cell office:value-type="string" calcext:value-type="string">
            <text:p><text:s/>https://leetcode.com/problems/water-and-jug-problem</text:p>
          </table:table-cell>
          <table:table-cell table:number-columns-repeated="1637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ind Leaves of Binary Tree</text:p>
          </table:table-cell>
          <table:table-cell office:value-type="string" calcext:value-type="string">
            <text:p>70.6%</text:p>
          </table:table-cell>
          <table:table-cell office:value-type="string" calcext:value-type="string">
            <text:p>Medium</text:p>
          </table:table-cell>
          <table:table-cell office:value-type="float" office:value="0.413012313743547" calcext:value-type="float">
            <text:p>0.413012313743547</text:p>
          </table:table-cell>
          <table:table-cell office:value-type="string" calcext:value-type="string">
            <text:p><text:s/>https://leetcode.com/problems/find-leaves-of-binary-tree</text:p>
          </table:table-cell>
          <table:table-cell table:number-columns-repeated="1637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Valid Perfect Square</text:p>
          </table:table-cell>
          <table:table-cell office:value-type="string" calcext:value-type="string">
            <text:p>41.7%</text:p>
          </table:table-cell>
          <table:table-cell office:value-type="string" calcext:value-type="string">
            <text:p>Easy</text:p>
          </table:table-cell>
          <table:table-cell office:value-type="float" office:value="0.0902162058237289" calcext:value-type="float">
            <text:p>0.0902162058237289</text:p>
          </table:table-cell>
          <table:table-cell office:value-type="string" calcext:value-type="string">
            <text:p><text:s/>https://leetcode.com/problems/valid-perfect-square</text:p>
          </table:table-cell>
          <table:table-cell table:number-columns-repeated="1637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rgest Divisible Subset</text:p>
          </table:table-cell>
          <table:table-cell office:value-type="string" calcext:value-type="string">
            <text:p>38.0%</text:p>
          </table:table-cell>
          <table:table-cell office:value-type="string" calcext:value-type="string">
            <text:p>Medium</text:p>
          </table:table-cell>
          <table:table-cell office:value-type="float" office:value="0.320273058469424" calcext:value-type="float">
            <text:p>0.320273058469424</text:p>
          </table:table-cell>
          <table:table-cell office:value-type="string" calcext:value-type="string">
            <text:p><text:s/>https://leetcode.com/problems/largest-divisible-subset</text:p>
          </table:table-cell>
          <table:table-cell table:number-columns-repeated="1637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lus One Linked List</text:p>
          </table:table-cell>
          <table:table-cell office:value-type="string" calcext:value-type="string">
            <text:p>58.2%</text:p>
          </table:table-cell>
          <table:table-cell office:value-type="string" calcext:value-type="string">
            <text:p>Medium</text:p>
          </table:table-cell>
          <table:table-cell office:value-type="float" office:value="2.10303736227652" calcext:value-type="float">
            <text:p>2.10303736227652</text:p>
          </table:table-cell>
          <table:table-cell office:value-type="string" calcext:value-type="string">
            <text:p><text:s/>https://leetcode.com/problems/plus-one-linked-list</text:p>
          </table:table-cell>
          <table:table-cell table:number-columns-repeated="1637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ange Addition</text:p>
          </table:table-cell>
          <table:table-cell office:value-type="string" calcext:value-type="string">
            <text:p>62.8%</text:p>
          </table:table-cell>
          <table:table-cell office:value-type="string" calcext:value-type="string">
            <text:p>Medium</text:p>
          </table:table-cell>
          <table:table-cell office:value-type="float" office:value="1.70021750306416" calcext:value-type="float">
            <text:p>1.70021750306416</text:p>
          </table:table-cell>
          <table:table-cell office:value-type="string" calcext:value-type="string">
            <text:p><text:s/>https://leetcode.com/problems/range-addition</text:p>
          </table:table-cell>
          <table:table-cell table:number-columns-repeated="1637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um of Two Integers</text:p>
          </table:table-cell>
          <table:table-cell office:value-type="string" calcext:value-type="string">
            <text:p>50.7%</text:p>
          </table:table-cell>
          <table:table-cell office:value-type="string" calcext:value-type="string">
            <text:p>Medium</text:p>
          </table:table-cell>
          <table:table-cell office:value-type="float" office:value="0.252179650342984" calcext:value-type="float">
            <text:p>0.252179650342984</text:p>
          </table:table-cell>
          <table:table-cell office:value-type="string" calcext:value-type="string">
            <text:p><text:s/>https://leetcode.com/problems/sum-of-two-integers</text:p>
          </table:table-cell>
          <table:table-cell table:number-columns-repeated="1637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ind K Pairs with Smallest Sums</text:p>
          </table:table-cell>
          <table:table-cell office:value-type="string" calcext:value-type="string">
            <text:p>36.7%</text:p>
          </table:table-cell>
          <table:table-cell office:value-type="string" calcext:value-type="string">
            <text:p>Medium</text:p>
          </table:table-cell>
          <table:table-cell office:value-type="float" office:value="1.36969020606786" calcext:value-type="float">
            <text:p>1.36969020606786</text:p>
          </table:table-cell>
          <table:table-cell office:value-type="string" calcext:value-type="string">
            <text:p><text:s/>https://leetcode.com/problems/find-k-pairs-with-smallest-sums</text:p>
          </table:table-cell>
          <table:table-cell table:number-columns-repeated="1637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uess Number Higher or Lower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Easy</text:p>
          </table:table-cell>
          <table:table-cell office:value-type="float" office:value="0.503058594428331" calcext:value-type="float">
            <text:p>0.503058594428331</text:p>
          </table:table-cell>
          <table:table-cell office:value-type="string" calcext:value-type="string">
            <text:p><text:s/>https://leetcode.com/problems/guess-number-higher-or-lower</text:p>
          </table:table-cell>
          <table:table-cell table:number-columns-repeated="1637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uess Number Higher or Lower II</text:p>
          </table:table-cell>
          <table:table-cell office:value-type="string" calcext:value-type="string">
            <text:p>40.3%</text:p>
          </table:table-cell>
          <table:table-cell office:value-type="string" calcext:value-type="string">
            <text:p>Medium</text:p>
          </table:table-cell>
          <table:table-cell office:value-type="float" office:value="2.41220889597376" calcext:value-type="float">
            <text:p>2.41220889597376</text:p>
          </table:table-cell>
          <table:table-cell office:value-type="string" calcext:value-type="string">
            <text:p><text:s/>https://leetcode.com/problems/guess-number-higher-or-lower-ii</text:p>
          </table:table-cell>
          <table:table-cell table:number-columns-repeated="1637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mbination Sum IV</text:p>
          </table:table-cell>
          <table:table-cell office:value-type="string" calcext:value-type="string">
            <text:p>45.3%</text:p>
          </table:table-cell>
          <table:table-cell office:value-type="string" calcext:value-type="string">
            <text:p>Medium</text:p>
          </table:table-cell>
          <table:table-cell office:value-type="float" office:value="0.229871919842894" calcext:value-type="float">
            <text:p>0.229871919842894</text:p>
          </table:table-cell>
          <table:table-cell office:value-type="string" calcext:value-type="string">
            <text:p><text:s/>https://leetcode.com/problems/combination-sum-iv</text:p>
          </table:table-cell>
          <table:table-cell table:number-columns-repeated="1637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Kth Smallest Element in a Sorted Matrix</text:p>
          </table:table-cell>
          <table:table-cell office:value-type="string" calcext:value-type="string">
            <text:p>54.3%</text:p>
          </table:table-cell>
          <table:table-cell office:value-type="string" calcext:value-type="string">
            <text:p>Medium</text:p>
          </table:table-cell>
          <table:table-cell office:value-type="float" office:value="1.14193554096471" calcext:value-type="float">
            <text:p>1.14193554096471</text:p>
          </table:table-cell>
          <table:table-cell office:value-type="string" calcext:value-type="string">
            <text:p><text:s/>https://leetcode.com/problems/kth-smallest-element-in-a-sorted-matrix</text:p>
          </table:table-cell>
          <table:table-cell table:number-columns-repeated="1637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esign Phone Directory</text:p>
          </table:table-cell>
          <table:table-cell office:value-type="string" calcext:value-type="string">
            <text:p>46.8%</text:p>
          </table:table-cell>
          <table:table-cell office:value-type="string" calcext:value-type="string">
            <text:p>Medium</text:p>
          </table:table-cell>
          <table:table-cell office:value-type="float" office:value="1.44141366034097" calcext:value-type="float">
            <text:p>1.44141366034097</text:p>
          </table:table-cell>
          <table:table-cell office:value-type="string" calcext:value-type="string">
            <text:p><text:s/>https://leetcode.com/problems/design-phone-directory</text:p>
          </table:table-cell>
          <table:table-cell table:number-columns-repeated="1637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Insert Delete GetRandom O(1)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Medium</text:p>
          </table:table-cell>
          <table:table-cell office:value-type="float" office:value="2.51840855476523" calcext:value-type="float">
            <text:p>2.51840855476523</text:p>
          </table:table-cell>
          <table:table-cell office:value-type="string" calcext:value-type="string">
            <text:p><text:s/>https://leetcode.com/problems/insert-delete-getrandom-o1</text:p>
          </table:table-cell>
          <table:table-cell table:number-columns-repeated="1637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Insert Delete GetRandom O(1) - Duplicates allowed</text:p>
          </table:table-cell>
          <table:table-cell office:value-type="string" calcext:value-type="string">
            <text:p>34.1%</text:p>
          </table:table-cell>
          <table:table-cell office:value-type="string" calcext:value-type="string">
            <text:p>Hard</text:p>
          </table:table-cell>
          <table:table-cell office:value-type="float" office:value="1.21890316262946" calcext:value-type="float">
            <text:p>1.21890316262946</text:p>
          </table:table-cell>
          <table:table-cell office:value-type="string" calcext:value-type="string">
            <text:p><text:s/>https://leetcode.com/problems/insert-delete-getrandom-o1-duplicates-allowed</text:p>
          </table:table-cell>
          <table:table-cell table:number-columns-repeated="1637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inked List Random Node</text:p>
          </table:table-cell>
          <table:table-cell office:value-type="string" calcext:value-type="string">
            <text:p>52.1%</text:p>
          </table:table-cell>
          <table:table-cell office:value-type="string" calcext:value-type="string">
            <text:p>Medium</text:p>
          </table:table-cell>
          <table:table-cell office:value-type="float" office:value="1.05182529146363" calcext:value-type="float">
            <text:p>1.05182529146363</text:p>
          </table:table-cell>
          <table:table-cell office:value-type="string" calcext:value-type="string">
            <text:p><text:s/>https://leetcode.com/problems/linked-list-random-node</text:p>
          </table:table-cell>
          <table:table-cell table:number-columns-repeated="1637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huffle an Array</text:p>
          </table:table-cell>
          <table:table-cell office:value-type="string" calcext:value-type="string">
            <text:p>52.8%</text:p>
          </table:table-cell>
          <table:table-cell office:value-type="string" calcext:value-type="string">
            <text:p>Medium</text:p>
          </table:table-cell>
          <table:table-cell office:value-type="float" office:value="0.991100943542345" calcext:value-type="float">
            <text:p>0.991100943542345</text:p>
          </table:table-cell>
          <table:table-cell office:value-type="string" calcext:value-type="string">
            <text:p><text:s/>https://leetcode.com/problems/shuffle-an-array</text:p>
          </table:table-cell>
          <table:table-cell table:number-columns-repeated="1637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ini Parser</text:p>
          </table:table-cell>
          <table:table-cell office:value-type="string" calcext:value-type="string">
            <text:p>33.8%</text:p>
          </table:table-cell>
          <table:table-cell office:value-type="string" calcext:value-type="string">
            <text:p>Medium</text:p>
          </table:table-cell>
          <table:table-cell office:value-type="float" office:value="0.446850324271019" calcext:value-type="float">
            <text:p>0.446850324271019</text:p>
          </table:table-cell>
          <table:table-cell office:value-type="string" calcext:value-type="string">
            <text:p><text:s/>https://leetcode.com/problems/mini-parser</text:p>
          </table:table-cell>
          <table:table-cell table:number-columns-repeated="1637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Lexicographical Numbers</text:p>
          </table:table-cell>
          <table:table-cell office:value-type="string" calcext:value-type="string">
            <text:p>51.6%</text:p>
          </table:table-cell>
          <table:table-cell office:value-type="string" calcext:value-type="string">
            <text:p>Medium</text:p>
          </table:table-cell>
          <table:table-cell office:value-type="float" office:value="0.495043373662903" calcext:value-type="float">
            <text:p>0.495043373662903</text:p>
          </table:table-cell>
          <table:table-cell office:value-type="string" calcext:value-type="string">
            <text:p><text:s/>https://leetcode.com/problems/lexicographical-numbers</text:p>
          </table:table-cell>
          <table:table-cell table:number-columns-repeated="1637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53.4%</text:p>
          </table:table-cell>
          <table:table-cell office:value-type="string" calcext:value-type="string">
            <text:p>Easy</text:p>
          </table:table-cell>
          <table:table-cell office:value-type="float" office:value="0.504007845952814" calcext:value-type="float">
            <text:p>0.504007845952814</text:p>
          </table:table-cell>
          <table:table-cell office:value-type="string" calcext:value-type="string">
            <text:p><text:s/>https://leetcode.com/problems/first-unique-character-in-a-string</text:p>
          </table:table-cell>
          <table:table-cell table:number-columns-repeated="1637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ongest Absolute File Path</text:p>
          </table:table-cell>
          <table:table-cell office:value-type="string" calcext:value-type="string">
            <text:p>41.8%</text:p>
          </table:table-cell>
          <table:table-cell office:value-type="string" calcext:value-type="string">
            <text:p>Medium</text:p>
          </table:table-cell>
          <table:table-cell office:value-type="float" office:value="5.91308589037544" calcext:value-type="float">
            <text:p>5.91308589037544</text:p>
          </table:table-cell>
          <table:table-cell office:value-type="string" calcext:value-type="string">
            <text:p><text:s/>https://leetcode.com/problems/longest-absolute-file-path</text:p>
          </table:table-cell>
          <table:table-cell table:number-columns-repeated="1637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ind the Difference</text:p>
          </table:table-cell>
          <table:table-cell office:value-type="string" calcext:value-type="string">
            <text:p>55.3%</text:p>
          </table:table-cell>
          <table:table-cell office:value-type="string" calcext:value-type="string">
            <text:p>Easy</text:p>
          </table:table-cell>
          <table:table-cell office:value-type="float" office:value="1.35939469148225" calcext:value-type="float">
            <text:p>1.35939469148225</text:p>
          </table:table-cell>
          <table:table-cell office:value-type="string" calcext:value-type="string">
            <text:p><text:s/>https://leetcode.com/problems/find-the-difference</text:p>
          </table:table-cell>
          <table:table-cell table:number-columns-repeated="1637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erfect Rectangle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Hard</text:p>
          </table:table-cell>
          <table:table-cell office:value-type="float" office:value="2.36095435738285" calcext:value-type="float">
            <text:p>2.36095435738285</text:p>
          </table:table-cell>
          <table:table-cell office:value-type="string" calcext:value-type="string">
            <text:p><text:s/>https://leetcode.com/problems/perfect-rectangle</text:p>
          </table:table-cell>
          <table:table-cell table:number-columns-repeated="1637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s Subsequence</text:p>
          </table:table-cell>
          <table:table-cell office:value-type="string" calcext:value-type="string">
            <text:p>49.2%</text:p>
          </table:table-cell>
          <table:table-cell office:value-type="string" calcext:value-type="string">
            <text:p>Easy</text:p>
          </table:table-cell>
          <table:table-cell office:value-type="float" office:value="1.65259272365146" calcext:value-type="float">
            <text:p>1.65259272365146</text:p>
          </table:table-cell>
          <table:table-cell office:value-type="string" calcext:value-type="string">
            <text:p><text:s/>https://leetcode.com/problems/is-subsequence</text:p>
          </table:table-cell>
          <table:table-cell table:number-columns-repeated="1637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UTF-8 Validation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Medium</text:p>
          </table:table-cell>
          <table:table-cell office:value-type="float" office:value="4.44409222782119" calcext:value-type="float">
            <text:p>4.44409222782119</text:p>
          </table:table-cell>
          <table:table-cell office:value-type="string" calcext:value-type="string">
            <text:p><text:s/>https://leetcode.com/problems/utf-8-validation</text:p>
          </table:table-cell>
          <table:table-cell table:number-columns-repeated="1637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ecode String</text:p>
          </table:table-cell>
          <table:table-cell office:value-type="string" calcext:value-type="string">
            <text:p>50.0%</text:p>
          </table:table-cell>
          <table:table-cell office:value-type="string" calcext:value-type="string">
            <text:p>Medium</text:p>
          </table:table-cell>
          <table:table-cell office:value-type="float" office:value="3.82654461361224" calcext:value-type="float">
            <text:p>3.82654461361224</text:p>
          </table:table-cell>
          <table:table-cell office:value-type="string" calcext:value-type="string">
            <text:p><text:s/>https://leetcode.com/problems/decode-string</text:p>
          </table:table-cell>
          <table:table-cell table:number-columns-repeated="1637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ongest Substring with At Least K Repeating Characters</text:p>
          </table:table-cell>
          <table:table-cell office:value-type="string" calcext:value-type="string">
            <text:p>41.4%</text:p>
          </table:table-cell>
          <table:table-cell office:value-type="string" calcext:value-type="string">
            <text:p>Medium</text:p>
          </table:table-cell>
          <table:table-cell office:value-type="float" office:value="0.789237391605069" calcext:value-type="float">
            <text:p>0.789237391605069</text:p>
          </table:table-cell>
          <table:table-cell office:value-type="string" calcext:value-type="string">
            <text:p><text:s/>https://leetcode.com/problems/longest-substring-with-at-least-k-repeating-characters</text:p>
          </table:table-cell>
          <table:table-cell table:number-columns-repeated="1637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Integer Replacement</text:p>
          </table:table-cell>
          <table:table-cell office:value-type="string" calcext:value-type="string">
            <text:p>32.9%</text:p>
          </table:table-cell>
          <table:table-cell office:value-type="string" calcext:value-type="string">
            <text:p>Medium</text:p>
          </table:table-cell>
          <table:table-cell office:value-type="float" office:value="0.23225226751245" calcext:value-type="float">
            <text:p>0.23225226751245</text:p>
          </table:table-cell>
          <table:table-cell office:value-type="string" calcext:value-type="string">
            <text:p><text:s/>https://leetcode.com/problems/integer-replacement</text:p>
          </table:table-cell>
          <table:table-cell table:number-columns-repeated="1637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andom Pick Index</text:p>
          </table:table-cell>
          <table:table-cell office:value-type="string" calcext:value-type="string">
            <text:p>56.0%</text:p>
          </table:table-cell>
          <table:table-cell office:value-type="string" calcext:value-type="string">
            <text:p>Medium</text:p>
          </table:table-cell>
          <table:table-cell office:value-type="float" office:value="0.813407304428691" calcext:value-type="float">
            <text:p>0.813407304428691</text:p>
          </table:table-cell>
          <table:table-cell office:value-type="string" calcext:value-type="string">
            <text:p><text:s/>https://leetcode.com/problems/random-pick-index</text:p>
          </table:table-cell>
          <table:table-cell table:number-columns-repeated="16378"/>
        </table:table-row>
        <table:table-row table:style-name="ro1"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Evaluate Division</text:p>
          </table:table-cell>
          <table:table-cell table:style-name="ce7" office:value-type="string" calcext:value-type="string">
            <text:p>51.6%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4.93312794968876" calcext:value-type="float">
            <text:p>4.93312794968876</text:p>
          </table:table-cell>
          <table:table-cell table:style-name="ce4" office:value-type="string" calcext:value-type="string">
            <text:p><text:s/>https://leetcode.com/problems/evaluate-division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th Digit</text:p>
          </table:table-cell>
          <table:table-cell office:value-type="string" calcext:value-type="string">
            <text:p>31.7%</text:p>
          </table:table-cell>
          <table:table-cell office:value-type="string" calcext:value-type="string">
            <text:p>Medium</text:p>
          </table:table-cell>
          <table:table-cell office:value-type="float" office:value="2.16836775087424" calcext:value-type="float">
            <text:p>2.16836775087424</text:p>
          </table:table-cell>
          <table:table-cell office:value-type="string" calcext:value-type="string">
            <text:p><text:s/>https://leetcode.com/problems/nth-digit</text:p>
          </table:table-cell>
          <table:table-cell table:number-columns-repeated="1637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inary Watch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Easy</text:p>
          </table:table-cell>
          <table:table-cell office:value-type="float" office:value="2.24679484252893" calcext:value-type="float">
            <text:p>2.24679484252893</text:p>
          </table:table-cell>
          <table:table-cell office:value-type="string" calcext:value-type="string">
            <text:p><text:s/>https://leetcode.com/problems/binary-watch</text:p>
          </table:table-cell>
          <table:table-cell table:number-columns-repeated="1637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emove K Digits</text:p>
          </table:table-cell>
          <table:table-cell office:value-type="string" calcext:value-type="string">
            <text:p>28.4%</text:p>
          </table:table-cell>
          <table:table-cell office:value-type="string" calcext:value-type="string">
            <text:p>Medium</text:p>
          </table:table-cell>
          <table:table-cell office:value-type="float" office:value="0.24067603007585" calcext:value-type="float">
            <text:p>0.24067603007585</text:p>
          </table:table-cell>
          <table:table-cell office:value-type="string" calcext:value-type="string">
            <text:p><text:s/>https://leetcode.com/problems/remove-k-digits</text:p>
          </table:table-cell>
          <table:table-cell table:number-columns-repeated="1637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rog Jump</text:p>
          </table:table-cell>
          <table:table-cell office:value-type="string" calcext:value-type="string">
            <text:p>39.7%</text:p>
          </table:table-cell>
          <table:table-cell office:value-type="string" calcext:value-type="string">
            <text:p>Hard</text:p>
          </table:table-cell>
          <table:table-cell office:value-type="float" office:value="2.48802064066786" calcext:value-type="float">
            <text:p>2.48802064066786</text:p>
          </table:table-cell>
          <table:table-cell office:value-type="string" calcext:value-type="string">
            <text:p><text:s/>https://leetcode.com/problems/frog-jump</text:p>
          </table:table-cell>
          <table:table-cell table:number-columns-repeated="1637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um of Left Leaves</text:p>
          </table:table-cell>
          <table:table-cell office:value-type="string" calcext:value-type="string">
            <text:p>50.9%</text:p>
          </table:table-cell>
          <table:table-cell office:value-type="string" calcext:value-type="string">
            <text:p>Easy</text:p>
          </table:table-cell>
          <table:table-cell office:value-type="float" office:value="0.159116456339492" calcext:value-type="float">
            <text:p>0.159116456339492</text:p>
          </table:table-cell>
          <table:table-cell office:value-type="string" calcext:value-type="string">
            <text:p><text:s/>https://leetcode.com/problems/sum-of-left-leaves</text:p>
          </table:table-cell>
          <table:table-cell table:number-columns-repeated="1637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Queue Reconstruction by Height</text:p>
          </table:table-cell>
          <table:table-cell office:value-type="string" calcext:value-type="string">
            <text:p>66.9%</text:p>
          </table:table-cell>
          <table:table-cell office:value-type="string" calcext:value-type="string">
            <text:p>Medium</text:p>
          </table:table-cell>
          <table:table-cell office:value-type="float" office:value="2.46364369083562" calcext:value-type="float">
            <text:p>2.46364369083562</text:p>
          </table:table-cell>
          <table:table-cell office:value-type="string" calcext:value-type="string">
            <text:p><text:s/>https://leetcode.com/problems/queue-reconstruction-by-height</text:p>
          </table:table-cell>
          <table:table-cell table:number-columns-repeated="1637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rapping Rain Water II</text:p>
          </table:table-cell>
          <table:table-cell office:value-type="string" calcext:value-type="string">
            <text:p>42.4%</text:p>
          </table:table-cell>
          <table:table-cell office:value-type="string" calcext:value-type="string">
            <text:p>Hard</text:p>
          </table:table-cell>
          <table:table-cell office:value-type="float" office:value="1.85905830495373" calcext:value-type="float">
            <text:p>1.85905830495373</text:p>
          </table:table-cell>
          <table:table-cell office:value-type="string" calcext:value-type="string">
            <text:p><text:s/>https://leetcode.com/problems/trapping-rain-water-ii</text:p>
          </table:table-cell>
          <table:table-cell table:number-columns-repeated="1637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alid Word Abbreviation</text:p>
          </table:table-cell>
          <table:table-cell office:value-type="string" calcext:value-type="string">
            <text:p>30.6%</text:p>
          </table:table-cell>
          <table:table-cell office:value-type="string" calcext:value-type="string">
            <text:p>Easy</text:p>
          </table:table-cell>
          <table:table-cell office:value-type="float" office:value="0.846521161319031" calcext:value-type="float">
            <text:p>0.846521161319031</text:p>
          </table:table-cell>
          <table:table-cell office:value-type="string" calcext:value-type="string">
            <text:p><text:s/>https://leetcode.com/problems/valid-word-abbreviation</text:p>
          </table:table-cell>
          <table:table-cell table:number-columns-repeated="1637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ongest Palindrome</text:p>
          </table:table-cell>
          <table:table-cell office:value-type="string" calcext:value-type="string">
            <text:p>50.3%</text:p>
          </table:table-cell>
          <table:table-cell office:value-type="string" calcext:value-type="string">
            <text:p>Easy</text:p>
          </table:table-cell>
          <table:table-cell office:value-type="float" office:value="0.566157322978738" calcext:value-type="float">
            <text:p>0.566157322978738</text:p>
          </table:table-cell>
          <table:table-cell office:value-type="string" calcext:value-type="string">
            <text:p><text:s/>https://leetcode.com/problems/longest-palindrome</text:p>
          </table:table-cell>
          <table:table-cell table:number-columns-repeated="1637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plit Array Largest Sum</text:p>
          </table:table-cell>
          <table:table-cell office:value-type="string" calcext:value-type="string">
            <text:p>44.5%</text:p>
          </table:table-cell>
          <table:table-cell office:value-type="string" calcext:value-type="string">
            <text:p>Hard</text:p>
          </table:table-cell>
          <table:table-cell office:value-type="float" office:value="4.00958851291407" calcext:value-type="float">
            <text:p>4.00958851291407</text:p>
          </table:table-cell>
          <table:table-cell office:value-type="string" calcext:value-type="string">
            <text:p><text:s/>https://leetcode.com/problems/split-array-largest-sum</text:p>
          </table:table-cell>
          <table:table-cell table:number-columns-repeated="1637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inimum Unique Word Abbreviation</text:p>
          </table:table-cell>
          <table:table-cell office:value-type="string" calcext:value-type="string">
            <text:p>36.3%</text:p>
          </table:table-cell>
          <table:table-cell office:value-type="string" calcext:value-type="string">
            <text:p>Hard</text:p>
          </table:table-cell>
          <table:table-cell office:value-type="float" office:value="1.84358453709264" calcext:value-type="float">
            <text:p>1.84358453709264</text:p>
          </table:table-cell>
          <table:table-cell office:value-type="string" calcext:value-type="string">
            <text:p><text:s/>https://leetcode.com/problems/minimum-unique-word-abbreviation</text:p>
          </table:table-cell>
          <table:table-cell table:number-columns-repeated="1637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izz Buzz</text:p>
          </table:table-cell>
          <table:table-cell office:value-type="string" calcext:value-type="string">
            <text:p>62.3%</text:p>
          </table:table-cell>
          <table:table-cell office:value-type="string" calcext:value-type="string">
            <text:p>Easy</text:p>
          </table:table-cell>
          <table:table-cell office:value-type="float" office:value="0.879446193739206" calcext:value-type="float">
            <text:p>0.879446193739206</text:p>
          </table:table-cell>
          <table:table-cell office:value-type="string" calcext:value-type="string">
            <text:p><text:s/>https://leetcode.com/problems/fizz-buzz</text:p>
          </table:table-cell>
          <table:table-cell table:number-columns-repeated="1637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hird Maximum Number</text:p>
          </table:table-cell>
          <table:table-cell office:value-type="string" calcext:value-type="string">
            <text:p>30.5%</text:p>
          </table:table-cell>
          <table:table-cell office:value-type="string" calcext:value-type="string">
            <text:p>Easy</text:p>
          </table:table-cell>
          <table:table-cell office:value-type="float" office:value="0.15407631103237" calcext:value-type="float">
            <text:p>0.15407631103237</text:p>
          </table:table-cell>
          <table:table-cell office:value-type="string" calcext:value-type="string">
            <text:p><text:s/>https://leetcode.com/problems/third-maximum-number</text:p>
          </table:table-cell>
          <table:table-cell table:number-columns-repeated="1637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dd Strings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Easy</text:p>
          </table:table-cell>
          <table:table-cell office:value-type="float" office:value="0.870474055680279" calcext:value-type="float">
            <text:p>0.870474055680279</text:p>
          </table:table-cell>
          <table:table-cell office:value-type="string" calcext:value-type="string">
            <text:p><text:s/>https://leetcode.com/problems/add-strings</text:p>
          </table:table-cell>
          <table:table-cell table:number-columns-repeated="1637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artition Equal Subset Sum</text:p>
          </table:table-cell>
          <table:table-cell office:value-type="string" calcext:value-type="string">
            <text:p>43.7%</text:p>
          </table:table-cell>
          <table:table-cell office:value-type="string" calcext:value-type="string">
            <text:p>Medium</text:p>
          </table:table-cell>
          <table:table-cell office:value-type="float" office:value="0.580734106487365" calcext:value-type="float">
            <text:p>0.580734106487365</text:p>
          </table:table-cell>
          <table:table-cell office:value-type="string" calcext:value-type="string">
            <text:p><text:s/>https://leetcode.com/problems/partition-equal-subset-sum</text:p>
          </table:table-cell>
          <table:table-cell table:number-columns-repeated="1637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acific Atlantic Water Flow</text:p>
          </table:table-cell>
          <table:table-cell office:value-type="string" calcext:value-type="string">
            <text:p>41.1%</text:p>
          </table:table-cell>
          <table:table-cell office:value-type="string" calcext:value-type="string">
            <text:p>Medium</text:p>
          </table:table-cell>
          <table:table-cell office:value-type="float" office:value="3.03981211342324" calcext:value-type="float">
            <text:p>3.03981211342324</text:p>
          </table:table-cell>
          <table:table-cell office:value-type="string" calcext:value-type="string">
            <text:p><text:s/>https://leetcode.com/problems/pacific-atlantic-water-flow</text:p>
          </table:table-cell>
          <table:table-cell table:number-columns-repeated="1637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ntence Screen Fitting</text:p>
          </table:table-cell>
          <table:table-cell office:value-type="string" calcext:value-type="string">
            <text:p>32.6%</text:p>
          </table:table-cell>
          <table:table-cell office:value-type="string" calcext:value-type="string">
            <text:p>Medium</text:p>
          </table:table-cell>
          <table:table-cell office:value-type="float" office:value="4.78193332257639" calcext:value-type="float">
            <text:p>4.78193332257639</text:p>
          </table:table-cell>
          <table:table-cell office:value-type="string" calcext:value-type="string">
            <text:p><text:s/>https://leetcode.com/problems/sentence-screen-fitting</text:p>
          </table:table-cell>
          <table:table-cell table:number-columns-repeated="1637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attleships in a Board</text:p>
          </table:table-cell>
          <table:table-cell office:value-type="string" calcext:value-type="string">
            <text:p>70.0%</text:p>
          </table:table-cell>
          <table:table-cell office:value-type="string" calcext:value-type="string">
            <text:p>Medium</text:p>
          </table:table-cell>
          <table:table-cell office:value-type="float" office:value="1.23540142129947" calcext:value-type="float">
            <text:p>1.23540142129947</text:p>
          </table:table-cell>
          <table:table-cell office:value-type="string" calcext:value-type="string">
            <text:p><text:s/>https://leetcode.com/problems/battleships-in-a-board</text:p>
          </table:table-cell>
          <table:table-cell table:number-columns-repeated="1637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ong Password Checker</text:p>
          </table:table-cell>
          <table:table-cell office:value-type="string" calcext:value-type="string">
            <text:p>14.0%</text:p>
          </table:table-cell>
          <table:table-cell office:value-type="string" calcext:value-type="string">
            <text:p>Hard</text:p>
          </table:table-cell>
          <table:table-cell office:value-type="float" office:value="0.449117738265901" calcext:value-type="float">
            <text:p>0.449117738265901</text:p>
          </table:table-cell>
          <table:table-cell office:value-type="string" calcext:value-type="string">
            <text:p><text:s/>https://leetcode.com/problems/strong-password-checker</text:p>
          </table:table-cell>
          <table:table-cell table:number-columns-repeated="1637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ximum XOR of Two Numbers in an Array</text:p>
          </table:table-cell>
          <table:table-cell office:value-type="string" calcext:value-type="string">
            <text:p>53.5%</text:p>
          </table:table-cell>
          <table:table-cell office:value-type="string" calcext:value-type="string">
            <text:p>Medium</text:p>
          </table:table-cell>
          <table:table-cell office:value-type="float" office:value="0.768784594765565" calcext:value-type="float">
            <text:p>0.768784594765565</text:p>
          </table:table-cell>
          <table:table-cell office:value-type="string" calcext:value-type="string">
            <text:p><text:s/>https://leetcode.com/problems/maximum-xor-of-two-numbers-in-an-array</text:p>
          </table:table-cell>
          <table:table-cell table:number-columns-repeated="1637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alid Word Square</text:p>
          </table:table-cell>
          <table:table-cell office:value-type="string" calcext:value-type="string">
            <text:p>37.7%</text:p>
          </table:table-cell>
          <table:table-cell office:value-type="string" calcext:value-type="string">
            <text:p>Easy</text:p>
          </table:table-cell>
          <table:table-cell office:value-type="float" office:value="0.956014083892002" calcext:value-type="float">
            <text:p>0.956014083892002</text:p>
          </table:table-cell>
          <table:table-cell office:value-type="string" calcext:value-type="string">
            <text:p><text:s/>https://leetcode.com/problems/valid-word-square</text:p>
          </table:table-cell>
          <table:table-cell table:number-columns-repeated="1637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ongest Repeating Character Replacement</text:p>
          </table:table-cell>
          <table:table-cell office:value-type="string" calcext:value-type="string">
            <text:p>47.0%</text:p>
          </table:table-cell>
          <table:table-cell office:value-type="string" calcext:value-type="string">
            <text:p>Medium</text:p>
          </table:table-cell>
          <table:table-cell office:value-type="float" office:value="0.771399377459694" calcext:value-type="float">
            <text:p>0.771399377459694</text:p>
          </table:table-cell>
          <table:table-cell office:value-type="string" calcext:value-type="string">
            <text:p><text:s/>https://leetcode.com/problems/longest-repeating-character-replacement</text:p>
          </table:table-cell>
          <table:table-cell table:number-columns-repeated="1637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ord Squares</text:p>
          </table:table-cell>
          <table:table-cell office:value-type="string" calcext:value-type="string">
            <text:p>47.7%</text:p>
          </table:table-cell>
          <table:table-cell office:value-type="string" calcext:value-type="string">
            <text:p>Hard</text:p>
          </table:table-cell>
          <table:table-cell office:value-type="float" office:value="3.6496648571499" calcext:value-type="float">
            <text:p>3.6496648571499</text:p>
          </table:table-cell>
          <table:table-cell office:value-type="string" calcext:value-type="string">
            <text:p><text:s/>https://leetcode.com/problems/word-squares</text:p>
          </table:table-cell>
          <table:table-cell table:number-columns-repeated="1637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onvert Binary Search Tree to Sorted Doubly Linked List</text:p>
          </table:table-cell>
          <table:table-cell office:value-type="string" calcext:value-type="string">
            <text:p>59.1%</text:p>
          </table:table-cell>
          <table:table-cell office:value-type="string" calcext:value-type="string">
            <text:p>Medium</text:p>
          </table:table-cell>
          <table:table-cell office:value-type="float" office:value="0.33085424431699" calcext:value-type="float">
            <text:p>0.33085424431699</text:p>
          </table:table-cell>
          <table:table-cell office:value-type="string" calcext:value-type="string">
            <text:p><text:s/>https://leetcode.com/problems/convert-binary-search-tree-to-sorted-doubly-linked-list</text:p>
          </table:table-cell>
          <table:table-cell table:number-columns-repeated="1637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onstruct Quad Tree</text:p>
          </table:table-cell>
          <table:table-cell office:value-type="string" calcext:value-type="string">
            <text:p>61.4%</text:p>
          </table:table-cell>
          <table:table-cell office:value-type="string" calcext:value-type="string">
            <text:p>Medium</text:p>
          </table:table-cell>
          <table:table-cell office:value-type="float" office:value="1.83039726193347" calcext:value-type="float">
            <text:p>1.83039726193347</text:p>
          </table:table-cell>
          <table:table-cell office:value-type="string" calcext:value-type="string">
            <text:p><text:s/>https://leetcode.com/problems/construct-quad-tree</text:p>
          </table:table-cell>
          <table:table-cell table:number-columns-repeated="1637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erialize and Deserialize N-ary Tree</text:p>
          </table:table-cell>
          <table:table-cell office:value-type="string" calcext:value-type="string">
            <text:p>59.4%</text:p>
          </table:table-cell>
          <table:table-cell office:value-type="string" calcext:value-type="string">
            <text:p>Hard</text:p>
          </table:table-cell>
          <table:table-cell office:value-type="float" office:value="1.81263705424961" calcext:value-type="float">
            <text:p>1.81263705424961</text:p>
          </table:table-cell>
          <table:table-cell office:value-type="string" calcext:value-type="string">
            <text:p><text:s/>https://leetcode.com/problems/serialize-and-deserialize-n-ary-tree</text:p>
          </table:table-cell>
          <table:table-cell table:number-columns-repeated="1637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Flatten a Multilevel Doubly Linked List</text:p>
          </table:table-cell>
          <table:table-cell office:value-type="string" calcext:value-type="string">
            <text:p>55.1%</text:p>
          </table:table-cell>
          <table:table-cell office:value-type="string" calcext:value-type="string">
            <text:p>Medium</text:p>
          </table:table-cell>
          <table:table-cell office:value-type="float" office:value="0.722922166743983" calcext:value-type="float">
            <text:p>0.722922166743983</text:p>
          </table:table-cell>
          <table:table-cell office:value-type="string" calcext:value-type="string">
            <text:p><text:s/>https://leetcode.com/problems/flatten-a-multilevel-doubly-linked-list</text:p>
          </table:table-cell>
          <table:table-cell table:number-columns-repeated="1637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ll O`one Data Structure</text:p>
          </table:table-cell>
          <table:table-cell office:value-type="string" calcext:value-type="string">
            <text:p>32.4%</text:p>
          </table:table-cell>
          <table:table-cell office:value-type="string" calcext:value-type="string">
            <text:p>Hard</text:p>
          </table:table-cell>
          <table:table-cell office:value-type="float" office:value="0.761188916557287" calcext:value-type="float">
            <text:p>0.761188916557287</text:p>
          </table:table-cell>
          <table:table-cell office:value-type="string" calcext:value-type="string">
            <text:p><text:s/>https://leetcode.com/problems/all-oone-data-structure</text:p>
          </table:table-cell>
          <table:table-cell table:number-columns-repeated="1637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nimum Genetic Mutation</text:p>
          </table:table-cell>
          <table:table-cell office:value-type="string" calcext:value-type="string">
            <text:p>41.8%</text:p>
          </table:table-cell>
          <table:table-cell office:value-type="string" calcext:value-type="string">
            <text:p>Medium</text:p>
          </table:table-cell>
          <table:table-cell office:value-type="float" office:value="0.597837000755621" calcext:value-type="float">
            <text:p>0.597837000755621</text:p>
          </table:table-cell>
          <table:table-cell office:value-type="string" calcext:value-type="string">
            <text:p><text:s/>https://leetcode.com/problems/minimum-genetic-mutation</text:p>
          </table:table-cell>
          <table:table-cell table:number-columns-repeated="1637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on-overlapping Intervals</text:p>
          </table:table-cell>
          <table:table-cell office:value-type="string" calcext:value-type="string">
            <text:p>42.9%</text:p>
          </table:table-cell>
          <table:table-cell office:value-type="string" calcext:value-type="string">
            <text:p>Medium</text:p>
          </table:table-cell>
          <table:table-cell office:value-type="float" office:value="0.399553760845107" calcext:value-type="float">
            <text:p>0.399553760845107</text:p>
          </table:table-cell>
          <table:table-cell office:value-type="string" calcext:value-type="string">
            <text:p><text:s/>https://leetcode.com/problems/non-overlapping-intervals</text:p>
          </table:table-cell>
          <table:table-cell table:number-columns-repeated="1637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ind All Anagrams in a String</text:p>
          </table:table-cell>
          <table:table-cell office:value-type="string" calcext:value-type="string">
            <text:p>43.3%</text:p>
          </table:table-cell>
          <table:table-cell office:value-type="string" calcext:value-type="string">
            <text:p>Medium</text:p>
          </table:table-cell>
          <table:table-cell office:value-type="float" office:value="0.596632685487742" calcext:value-type="float">
            <text:p>0.596632685487742</text:p>
          </table:table-cell>
          <table:table-cell office:value-type="string" calcext:value-type="string">
            <text:p><text:s/>https://leetcode.com/problems/find-all-anagrams-in-a-string</text:p>
          </table:table-cell>
          <table:table-cell table:number-columns-repeated="1637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K-th Smallest in Lexicographical Order</text:p>
          </table:table-cell>
          <table:table-cell office:value-type="string" calcext:value-type="string">
            <text:p>29.1%</text:p>
          </table:table-cell>
          <table:table-cell office:value-type="string" calcext:value-type="string">
            <text:p>Hard</text:p>
          </table:table-cell>
          <table:table-cell office:value-type="float" office:value="0.560286253934391" calcext:value-type="float">
            <text:p>0.560286253934391</text:p>
          </table:table-cell>
          <table:table-cell office:value-type="string" calcext:value-type="string">
            <text:p><text:s/>https://leetcode.com/problems/k-th-smallest-in-lexicographical-order</text:p>
          </table:table-cell>
          <table:table-cell table:number-columns-repeated="1637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ind All Duplicates in an Array</text:p>
          </table:table-cell>
          <table:table-cell office:value-type="string" calcext:value-type="string">
            <text:p>67.8%</text:p>
          </table:table-cell>
          <table:table-cell office:value-type="string" calcext:value-type="string">
            <text:p>Medium</text:p>
          </table:table-cell>
          <table:table-cell office:value-type="float" office:value="0.402917336029366" calcext:value-type="float">
            <text:p>0.402917336029366</text:p>
          </table:table-cell>
          <table:table-cell office:value-type="string" calcext:value-type="string">
            <text:p><text:s/>https://leetcode.com/problems/find-all-duplicates-in-an-array</text:p>
          </table:table-cell>
          <table:table-cell table:number-columns-repeated="1637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Compression</text:p>
          </table:table-cell>
          <table:table-cell office:value-type="string" calcext:value-type="string">
            <text:p>41.3%</text:p>
          </table:table-cell>
          <table:table-cell office:value-type="string" calcext:value-type="string">
            <text:p>Easy</text:p>
          </table:table-cell>
          <table:table-cell office:value-type="float" office:value="0.580994274341954" calcext:value-type="float">
            <text:p>0.580994274341954</text:p>
          </table:table-cell>
          <table:table-cell office:value-type="string" calcext:value-type="string">
            <text:p><text:s/>https://leetcode.com/problems/string-compression</text:p>
          </table:table-cell>
          <table:table-cell table:number-columns-repeated="1637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equence Reconstruction</text:p>
          </table:table-cell>
          <table:table-cell office:value-type="string" calcext:value-type="string">
            <text:p>22.2%</text:p>
          </table:table-cell>
          <table:table-cell office:value-type="string" calcext:value-type="string">
            <text:p>Medium</text:p>
          </table:table-cell>
          <table:table-cell office:value-type="float" office:value="2.21778604937402" calcext:value-type="float">
            <text:p>2.21778604937402</text:p>
          </table:table-cell>
          <table:table-cell office:value-type="string" calcext:value-type="string">
            <text:p><text:s/>https://leetcode.com/problems/sequence-reconstruction</text:p>
          </table:table-cell>
          <table:table-cell table:number-columns-repeated="1637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dd Two Numbers II</text:p>
          </table:table-cell>
          <table:table-cell office:value-type="string" calcext:value-type="string">
            <text:p>54.5%</text:p>
          </table:table-cell>
          <table:table-cell office:value-type="string" calcext:value-type="string">
            <text:p>Medium</text:p>
          </table:table-cell>
          <table:table-cell office:value-type="float" office:value="0.369250624403809" calcext:value-type="float">
            <text:p>0.369250624403809</text:p>
          </table:table-cell>
          <table:table-cell office:value-type="string" calcext:value-type="string">
            <text:p><text:s/>https://leetcode.com/problems/add-two-numbers-ii</text:p>
          </table:table-cell>
          <table:table-cell table:number-columns-repeated="1637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umber of Boomerangs</text:p>
          </table:table-cell>
          <table:table-cell office:value-type="string" calcext:value-type="string">
            <text:p>51.8%</text:p>
          </table:table-cell>
          <table:table-cell office:value-type="string" calcext:value-type="string">
            <text:p>Easy</text:p>
          </table:table-cell>
          <table:table-cell office:value-type="float" office:value="2.07071049118299" calcext:value-type="float">
            <text:p>2.07071049118299</text:p>
          </table:table-cell>
          <table:table-cell office:value-type="string" calcext:value-type="string">
            <text:p><text:s/>https://leetcode.com/problems/number-of-boomerangs</text:p>
          </table:table-cell>
          <table:table-cell table:number-columns-repeated="1637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55.9%</text:p>
          </table:table-cell>
          <table:table-cell office:value-type="string" calcext:value-type="string">
            <text:p>Easy</text:p>
          </table:table-cell>
          <table:table-cell office:value-type="float" office:value="0.327429109246661" calcext:value-type="float">
            <text:p>0.327429109246661</text:p>
          </table:table-cell>
          <table:table-cell office:value-type="string" calcext:value-type="string">
            <text:p><text:s/>https://leetcode.com/problems/find-all-numbers-disappeared-in-an-array</text:p>
          </table:table-cell>
          <table:table-cell table:number-columns-repeated="1637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erialize and Deserialize BST</text:p>
          </table:table-cell>
          <table:table-cell office:value-type="string" calcext:value-type="string">
            <text:p>52.0%</text:p>
          </table:table-cell>
          <table:table-cell office:value-type="string" calcext:value-type="string">
            <text:p>Medium</text:p>
          </table:table-cell>
          <table:table-cell office:value-type="float" office:value="0.597581431473657" calcext:value-type="float">
            <text:p>0.597581431473657</text:p>
          </table:table-cell>
          <table:table-cell office:value-type="string" calcext:value-type="string">
            <text:p><text:s/>https://leetcode.com/problems/serialize-and-deserialize-bst</text:p>
          </table:table-cell>
          <table:table-cell table:number-columns-repeated="1637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elete Node in a BST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Medium</text:p>
          </table:table-cell>
          <table:table-cell office:value-type="float" office:value="0.71900272981013" calcext:value-type="float">
            <text:p>0.71900272981013</text:p>
          </table:table-cell>
          <table:table-cell office:value-type="string" calcext:value-type="string">
            <text:p><text:s/>https://leetcode.com/problems/delete-node-in-a-bst</text:p>
          </table:table-cell>
          <table:table-cell table:number-columns-repeated="1637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ort Characters By Frequency</text:p>
          </table:table-cell>
          <table:table-cell office:value-type="string" calcext:value-type="string">
            <text:p>63.0%</text:p>
          </table:table-cell>
          <table:table-cell office:value-type="string" calcext:value-type="string">
            <text:p>Medium</text:p>
          </table:table-cell>
          <table:table-cell office:value-type="float" office:value="0.336850469333395" calcext:value-type="float">
            <text:p>0.336850469333395</text:p>
          </table:table-cell>
          <table:table-cell office:value-type="string" calcext:value-type="string">
            <text:p><text:s/>https://leetcode.com/problems/sort-characters-by-frequency</text:p>
          </table:table-cell>
          <table:table-cell table:number-columns-repeated="1637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inimum Number of Arrows to Burst Balloons</text:p>
          </table:table-cell>
          <table:table-cell office:value-type="string" calcext:value-type="string">
            <text:p>49.6%</text:p>
          </table:table-cell>
          <table:table-cell office:value-type="string" calcext:value-type="string">
            <text:p>Medium</text:p>
          </table:table-cell>
          <table:table-cell office:value-type="float" office:value="0.558439757436915" calcext:value-type="float">
            <text:p>0.558439757436915</text:p>
          </table:table-cell>
          <table:table-cell office:value-type="string" calcext:value-type="string">
            <text:p><text:s/>https://leetcode.com/problems/minimum-number-of-arrows-to-burst-balloons</text:p>
          </table:table-cell>
          <table:table-cell table:number-columns-repeated="1637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132 Pattern</text:p>
          </table:table-cell>
          <table:table-cell office:value-type="string" calcext:value-type="string">
            <text:p>28.9%</text:p>
          </table:table-cell>
          <table:table-cell office:value-type="string" calcext:value-type="string">
            <text:p>Medium</text:p>
          </table:table-cell>
          <table:table-cell office:value-type="float" office:value="0.471396710501909" calcext:value-type="float">
            <text:p>0.471396710501909</text:p>
          </table:table-cell>
          <table:table-cell office:value-type="string" calcext:value-type="string">
            <text:p><text:s/>https://leetcode.com/problems/132-pattern</text:p>
          </table:table-cell>
          <table:table-cell table:number-columns-repeated="1637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ircular Array Loop</text:p>
          </table:table-cell>
          <table:table-cell office:value-type="string" calcext:value-type="string">
            <text:p>29.4%</text:p>
          </table:table-cell>
          <table:table-cell office:value-type="string" calcext:value-type="string">
            <text:p>Medium</text:p>
          </table:table-cell>
          <table:table-cell office:value-type="float" office:value="2.40872374893595" calcext:value-type="float">
            <text:p>2.40872374893595</text:p>
          </table:table-cell>
          <table:table-cell office:value-type="string" calcext:value-type="string">
            <text:p><text:s/>https://leetcode.com/problems/circular-array-loop</text:p>
          </table:table-cell>
          <table:table-cell table:number-columns-repeated="1637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peated Substring Pattern</text:p>
          </table:table-cell>
          <table:table-cell office:value-type="string" calcext:value-type="string">
            <text:p>42.2%</text:p>
          </table:table-cell>
          <table:table-cell office:value-type="string" calcext:value-type="string">
            <text:p>Easy</text:p>
          </table:table-cell>
          <table:table-cell office:value-type="float" office:value="1.98128117089252" calcext:value-type="float">
            <text:p>1.98128117089252</text:p>
          </table:table-cell>
          <table:table-cell office:value-type="string" calcext:value-type="string">
            <text:p><text:s/>https://leetcode.com/problems/repeated-substring-pattern</text:p>
          </table:table-cell>
          <table:table-cell table:number-columns-repeated="1637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LFU Cache</text:p>
          </table:table-cell>
          <table:table-cell office:value-type="string" calcext:value-type="string">
            <text:p>34.2%</text:p>
          </table:table-cell>
          <table:table-cell office:value-type="string" calcext:value-type="string">
            <text:p>Hard</text:p>
          </table:table-cell>
          <table:table-cell office:value-type="float" office:value="1.42181933228228" calcext:value-type="float">
            <text:p>1.42181933228228</text:p>
          </table:table-cell>
          <table:table-cell office:value-type="string" calcext:value-type="string">
            <text:p><text:s/>https://leetcode.com/problems/lfu-cache</text:p>
          </table:table-cell>
          <table:table-cell table:number-columns-repeated="1637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Island Perimeter</text:p>
          </table:table-cell>
          <table:table-cell office:value-type="string" calcext:value-type="string">
            <text:p>65.7%</text:p>
          </table:table-cell>
          <table:table-cell office:value-type="string" calcext:value-type="string">
            <text:p>Easy</text:p>
          </table:table-cell>
          <table:table-cell office:value-type="float" office:value="1.76623959499824" calcext:value-type="float">
            <text:p>1.76623959499824</text:p>
          </table:table-cell>
          <table:table-cell office:value-type="string" calcext:value-type="string">
            <text:p><text:s/>https://leetcode.com/problems/island-perimeter</text:p>
          </table:table-cell>
          <table:table-cell table:number-columns-repeated="1637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n I Win</text:p>
          </table:table-cell>
          <table:table-cell office:value-type="string" calcext:value-type="string">
            <text:p>28.8%</text:p>
          </table:table-cell>
          <table:table-cell office:value-type="string" calcext:value-type="string">
            <text:p>Medium</text:p>
          </table:table-cell>
          <table:table-cell office:value-type="float" office:value="0.567828019195451" calcext:value-type="float">
            <text:p>0.567828019195451</text:p>
          </table:table-cell>
          <table:table-cell office:value-type="string" calcext:value-type="string">
            <text:p><text:s/>https://leetcode.com/problems/can-i-win</text:p>
          </table:table-cell>
          <table:table-cell table:number-columns-repeated="1637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Optimal Account Balancing</text:p>
          </table:table-cell>
          <table:table-cell office:value-type="string" calcext:value-type="string">
            <text:p>46.9%</text:p>
          </table:table-cell>
          <table:table-cell office:value-type="string" calcext:value-type="string">
            <text:p>Hard</text:p>
          </table:table-cell>
          <table:table-cell office:value-type="float" office:value="3.46269799732302" calcext:value-type="float">
            <text:p>3.46269799732302</text:p>
          </table:table-cell>
          <table:table-cell office:value-type="string" calcext:value-type="string">
            <text:p><text:s/>https://leetcode.com/problems/optimal-account-balancing</text:p>
          </table:table-cell>
          <table:table-cell table:number-columns-repeated="1637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Unique Substrings in Wraparound String</text:p>
          </table:table-cell>
          <table:table-cell office:value-type="string" calcext:value-type="string">
            <text:p>35.6%</text:p>
          </table:table-cell>
          <table:table-cell office:value-type="string" calcext:value-type="string">
            <text:p>Medium</text:p>
          </table:table-cell>
          <table:table-cell office:value-type="float" office:value="0.107341554935964" calcext:value-type="float">
            <text:p>0.107341554935964</text:p>
          </table:table-cell>
          <table:table-cell office:value-type="string" calcext:value-type="string">
            <text:p><text:s/>https://leetcode.com/problems/unique-substrings-in-wraparound-string</text:p>
          </table:table-cell>
          <table:table-cell table:number-columns-repeated="1637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Validate IP Address</text:p>
          </table:table-cell>
          <table:table-cell office:value-type="string" calcext:value-type="string">
            <text:p>24.1%</text:p>
          </table:table-cell>
          <table:table-cell office:value-type="string" calcext:value-type="string">
            <text:p>Medium</text:p>
          </table:table-cell>
          <table:table-cell office:value-type="float" office:value="0.0344861760711693" calcext:value-type="float">
            <text:p>0.0344861760711693</text:p>
          </table:table-cell>
          <table:table-cell office:value-type="string" calcext:value-type="string">
            <text:p><text:s/>https://leetcode.com/problems/validate-ip-address</text:p>
          </table:table-cell>
          <table:table-cell table:number-columns-repeated="1637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onvex Polygon</text:p>
          </table:table-cell>
          <table:table-cell office:value-type="string" calcext:value-type="string">
            <text:p>37.0%</text:p>
          </table:table-cell>
          <table:table-cell office:value-type="string" calcext:value-type="string">
            <text:p>Medium</text:p>
          </table:table-cell>
          <table:table-cell office:value-type="float" office:value="1.36180334111159" calcext:value-type="float">
            <text:p>1.36180334111159</text:p>
          </table:table-cell>
          <table:table-cell office:value-type="string" calcext:value-type="string">
            <text:p><text:s/>https://leetcode.com/problems/convex-polygon</text:p>
          </table:table-cell>
          <table:table-cell table:number-columns-repeated="1637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ncode String with Shortest Length</text:p>
          </table:table-cell>
          <table:table-cell office:value-type="string" calcext:value-type="string">
            <text:p>47.1%</text:p>
          </table:table-cell>
          <table:table-cell office:value-type="string" calcext:value-type="string">
            <text:p>Hard</text:p>
          </table:table-cell>
          <table:table-cell office:value-type="float" office:value="3.62653262229674" calcext:value-type="float">
            <text:p>3.62653262229674</text:p>
          </table:table-cell>
          <table:table-cell office:value-type="string" calcext:value-type="string">
            <text:p><text:s/>https://leetcode.com/problems/encode-string-with-shortest-length</text:p>
          </table:table-cell>
          <table:table-cell table:number-columns-repeated="1637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oncatenated Words</text:p>
          </table:table-cell>
          <table:table-cell office:value-type="string" calcext:value-type="string">
            <text:p>43.7%</text:p>
          </table:table-cell>
          <table:table-cell office:value-type="string" calcext:value-type="string">
            <text:p>Hard</text:p>
          </table:table-cell>
          <table:table-cell office:value-type="float" office:value="0.0612019652280757" calcext:value-type="float">
            <text:p>0.0612019652280757</text:p>
          </table:table-cell>
          <table:table-cell office:value-type="string" calcext:value-type="string">
            <text:p><text:s/>https://leetcode.com/problems/concatenated-words</text:p>
          </table:table-cell>
          <table:table-cell table:number-columns-repeated="1637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Ones and Zeroes</text:p>
          </table:table-cell>
          <table:table-cell office:value-type="string" calcext:value-type="string">
            <text:p>42.8%</text:p>
          </table:table-cell>
          <table:table-cell office:value-type="string" calcext:value-type="string">
            <text:p>Medium</text:p>
          </table:table-cell>
          <table:table-cell office:value-type="float" office:value="0.0882926071456783" calcext:value-type="float">
            <text:p>0.0882926071456783</text:p>
          </table:table-cell>
          <table:table-cell office:value-type="string" calcext:value-type="string">
            <text:p><text:s/>https://leetcode.com/problems/ones-and-zeroes</text:p>
          </table:table-cell>
          <table:table-cell table:number-columns-repeated="1637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eaters</text:p>
          </table:table-cell>
          <table:table-cell office:value-type="string" calcext:value-type="string">
            <text:p>33.1%</text:p>
          </table:table-cell>
          <table:table-cell office:value-type="string" calcext:value-type="string">
            <text:p>Easy</text:p>
          </table:table-cell>
          <table:table-cell office:value-type="float" office:value="1.76649283962603" calcext:value-type="float">
            <text:p>1.76649283962603</text:p>
          </table:table-cell>
          <table:table-cell office:value-type="string" calcext:value-type="string">
            <text:p><text:s/>https://leetcode.com/problems/heaters</text:p>
          </table:table-cell>
          <table:table-cell table:number-columns-repeated="1637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otal Hamming Distance</text:p>
          </table:table-cell>
          <table:table-cell office:value-type="string" calcext:value-type="string">
            <text:p>50.4%</text:p>
          </table:table-cell>
          <table:table-cell office:value-type="string" calcext:value-type="string">
            <text:p>Medium</text:p>
          </table:table-cell>
          <table:table-cell office:value-type="float" office:value="0.199665670251927" calcext:value-type="float">
            <text:p>0.199665670251927</text:p>
          </table:table-cell>
          <table:table-cell office:value-type="string" calcext:value-type="string">
            <text:p><text:s/>https://leetcode.com/problems/total-hamming-distance</text:p>
          </table:table-cell>
          <table:table-cell table:number-columns-repeated="1637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liding Window Median</text:p>
          </table:table-cell>
          <table:table-cell office:value-type="string" calcext:value-type="string">
            <text:p>37.2%</text:p>
          </table:table-cell>
          <table:table-cell office:value-type="string" calcext:value-type="string">
            <text:p>Hard</text:p>
          </table:table-cell>
          <table:table-cell office:value-type="float" office:value="0.986175144070984" calcext:value-type="float">
            <text:p>0.986175144070984</text:p>
          </table:table-cell>
          <table:table-cell office:value-type="string" calcext:value-type="string">
            <text:p><text:s/>https://leetcode.com/problems/sliding-window-median</text:p>
          </table:table-cell>
          <table:table-cell table:number-columns-repeated="1637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gical String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agical-string</text:p>
          </table:table-cell>
          <table:table-cell table:number-columns-repeated="1637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icense Key Formatting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Easy</text:p>
          </table:table-cell>
          <table:table-cell office:value-type="float" office:value="5.48968460550272" calcext:value-type="float">
            <text:p>5.48968460550272</text:p>
          </table:table-cell>
          <table:table-cell office:value-type="string" calcext:value-type="string">
            <text:p><text:s/>https://leetcode.com/problems/license-key-formatting</text:p>
          </table:table-cell>
          <table:table-cell table:number-columns-repeated="1637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mallest Good Base</text:p>
          </table:table-cell>
          <table:table-cell office:value-type="string" calcext:value-type="string">
            <text:p>35.7%</text:p>
          </table:table-cell>
          <table:table-cell office:value-type="string" calcext:value-type="string">
            <text:p>Hard</text:p>
          </table:table-cell>
          <table:table-cell office:value-type="float" office:value="0.339354082996102" calcext:value-type="float">
            <text:p>0.339354082996102</text:p>
          </table:table-cell>
          <table:table-cell office:value-type="string" calcext:value-type="string">
            <text:p><text:s/>https://leetcode.com/problems/smallest-good-base</text:p>
          </table:table-cell>
          <table:table-cell table:number-columns-repeated="1637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ind Permutation</text:p>
          </table:table-cell>
          <table:table-cell office:value-type="string" calcext:value-type="string">
            <text:p>60.5%</text:p>
          </table:table-cell>
          <table:table-cell office:value-type="string" calcext:value-type="string">
            <text:p>Medium</text:p>
          </table:table-cell>
          <table:table-cell office:value-type="float" office:value="2.12301835887894" calcext:value-type="float">
            <text:p>2.12301835887894</text:p>
          </table:table-cell>
          <table:table-cell office:value-type="string" calcext:value-type="string">
            <text:p><text:s/>https://leetcode.com/problems/find-permutation</text:p>
          </table:table-cell>
          <table:table-cell table:number-columns-repeated="1637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ax Consecutive Ones</text:p>
          </table:table-cell>
          <table:table-cell office:value-type="string" calcext:value-type="string">
            <text:p>54.6%</text:p>
          </table:table-cell>
          <table:table-cell office:value-type="string" calcext:value-type="string">
            <text:p>Easy</text:p>
          </table:table-cell>
          <table:table-cell office:value-type="float" office:value="0.0632387159253245" calcext:value-type="float">
            <text:p>0.0632387159253245</text:p>
          </table:table-cell>
          <table:table-cell office:value-type="string" calcext:value-type="string">
            <text:p><text:s/>https://leetcode.com/problems/max-consecutive-ones</text:p>
          </table:table-cell>
          <table:table-cell table:number-columns-repeated="1637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redict the Winner</text:p>
          </table:table-cell>
          <table:table-cell office:value-type="string" calcext:value-type="string">
            <text:p>47.9%</text:p>
          </table:table-cell>
          <table:table-cell office:value-type="string" calcext:value-type="string">
            <text:p>Medium</text:p>
          </table:table-cell>
          <table:table-cell office:value-type="float" office:value="1.76217453073825" calcext:value-type="float">
            <text:p>1.76217453073825</text:p>
          </table:table-cell>
          <table:table-cell office:value-type="string" calcext:value-type="string">
            <text:p><text:s/>https://leetcode.com/problems/predict-the-winner</text:p>
          </table:table-cell>
          <table:table-cell table:number-columns-repeated="1637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ax Consecutive Ones II</text:p>
          </table:table-cell>
          <table:table-cell office:value-type="string" calcext:value-type="string">
            <text:p>48.5%</text:p>
          </table:table-cell>
          <table:table-cell office:value-type="string" calcext:value-type="string">
            <text:p>Medium</text:p>
          </table:table-cell>
          <table:table-cell office:value-type="float" office:value="0.114775514592428" calcext:value-type="float">
            <text:p>0.114775514592428</text:p>
          </table:table-cell>
          <table:table-cell office:value-type="string" calcext:value-type="string">
            <text:p><text:s/>https://leetcode.com/problems/max-consecutive-ones-ii</text:p>
          </table:table-cell>
          <table:table-cell table:number-columns-repeated="1637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Robot Room Cleaner</text:p>
          </table:table-cell>
          <table:table-cell office:value-type="string" calcext:value-type="string">
            <text:p>69.7%</text:p>
          </table:table-cell>
          <table:table-cell office:value-type="string" calcext:value-type="string">
            <text:p>Hard</text:p>
          </table:table-cell>
          <table:table-cell office:value-type="float" office:value="4.95061228392385" calcext:value-type="float">
            <text:p>4.95061228392385</text:p>
          </table:table-cell>
          <table:table-cell office:value-type="string" calcext:value-type="string">
            <text:p><text:s/>https://leetcode.com/problems/robot-room-cleaner</text:p>
          </table:table-cell>
          <table:table-cell table:number-columns-repeated="1637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he Maze</text:p>
          </table:table-cell>
          <table:table-cell office:value-type="string" calcext:value-type="string">
            <text:p>51.4%</text:p>
          </table:table-cell>
          <table:table-cell office:value-type="string" calcext:value-type="string">
            <text:p>Medium</text:p>
          </table:table-cell>
          <table:table-cell office:value-type="float" office:value="2.5593731348341" calcext:value-type="float">
            <text:p>2.5593731348341</text:p>
          </table:table-cell>
          <table:table-cell office:value-type="string" calcext:value-type="string">
            <text:p><text:s/>https://leetcode.com/problems/the-maze</text:p>
          </table:table-cell>
          <table:table-cell table:number-columns-repeated="1637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Reverse Pairs</text:p>
          </table:table-cell>
          <table:table-cell office:value-type="string" calcext:value-type="string">
            <text:p>25.2%</text:p>
          </table:table-cell>
          <table:table-cell office:value-type="string" calcext:value-type="string">
            <text:p>Hard</text:p>
          </table:table-cell>
          <table:table-cell office:value-type="float" office:value="0.533474675548379" calcext:value-type="float">
            <text:p>0.533474675548379</text:p>
          </table:table-cell>
          <table:table-cell office:value-type="string" calcext:value-type="string">
            <text:p><text:s/>https://leetcode.com/problems/reverse-pairs</text:p>
          </table:table-cell>
          <table:table-cell table:number-columns-repeated="1637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arget Sum</text:p>
          </table:table-cell>
          <table:table-cell office:value-type="string" calcext:value-type="string">
            <text:p>46.3%</text:p>
          </table:table-cell>
          <table:table-cell office:value-type="string" calcext:value-type="string">
            <text:p>Medium</text:p>
          </table:table-cell>
          <table:table-cell office:value-type="float" office:value="0.0672115305572141" calcext:value-type="float">
            <text:p>0.0672115305572141</text:p>
          </table:table-cell>
          <table:table-cell office:value-type="string" calcext:value-type="string">
            <text:p><text:s/>https://leetcode.com/problems/target-sum</text:p>
          </table:table-cell>
          <table:table-cell table:number-columns-repeated="1637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ext Greater Element I</text:p>
          </table:table-cell>
          <table:table-cell office:value-type="string" calcext:value-type="string">
            <text:p>63.8%</text:p>
          </table:table-cell>
          <table:table-cell office:value-type="string" calcext:value-type="string">
            <text:p>Easy</text:p>
          </table:table-cell>
          <table:table-cell office:value-type="float" office:value="0.238310343857699" calcext:value-type="float">
            <text:p>0.238310343857699</text:p>
          </table:table-cell>
          <table:table-cell office:value-type="string" calcext:value-type="string">
            <text:p><text:s/>https://leetcode.com/problems/next-greater-element-i</text:p>
          </table:table-cell>
          <table:table-cell table:number-columns-repeated="1637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andom Point in Non-overlapping Rectangles</text:p>
          </table:table-cell>
          <table:table-cell office:value-type="string" calcext:value-type="string">
            <text:p>37.8%</text:p>
          </table:table-cell>
          <table:table-cell office:value-type="string" calcext:value-type="string">
            <text:p>Medium</text:p>
          </table:table-cell>
          <table:table-cell office:value-type="float" office:value="1.95733068717419" calcext:value-type="float">
            <text:p>1.95733068717419</text:p>
          </table:table-cell>
          <table:table-cell office:value-type="string" calcext:value-type="string">
            <text:p><text:s/>https://leetcode.com/problems/random-point-in-non-overlapping-rectangles</text:p>
          </table:table-cell>
          <table:table-cell table:number-columns-repeated="1637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iagonal Traverse</text:p>
          </table:table-cell>
          <table:table-cell office:value-type="string" calcext:value-type="string">
            <text:p>48.2%</text:p>
          </table:table-cell>
          <table:table-cell office:value-type="string" calcext:value-type="string">
            <text:p>Medium</text:p>
          </table:table-cell>
          <table:table-cell office:value-type="float" office:value="1.80736040967053" calcext:value-type="float">
            <text:p>1.80736040967053</text:p>
          </table:table-cell>
          <table:table-cell office:value-type="string" calcext:value-type="string">
            <text:p><text:s/>https://leetcode.com/problems/diagonal-traverse</text:p>
          </table:table-cell>
          <table:table-cell table:number-columns-repeated="1637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he Maze III</text:p>
          </table:table-cell>
          <table:table-cell office:value-type="string" calcext:value-type="string">
            <text:p>41.0%</text:p>
          </table:table-cell>
          <table:table-cell office:value-type="string" calcext:value-type="string">
            <text:p>Hard</text:p>
          </table:table-cell>
          <table:table-cell office:value-type="float" office:value="1.5441973905657" calcext:value-type="float">
            <text:p>1.5441973905657</text:p>
          </table:table-cell>
          <table:table-cell office:value-type="string" calcext:value-type="string">
            <text:p><text:s/>https://leetcode.com/problems/the-maze-iii</text:p>
          </table:table-cell>
          <table:table-cell table:number-columns-repeated="1637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ind Mode in Binary Search Tree</text:p>
          </table:table-cell>
          <table:table-cell office:value-type="string" calcext:value-type="string">
            <text:p>42.4%</text:p>
          </table:table-cell>
          <table:table-cell office:value-type="string" calcext:value-type="string">
            <text:p>Easy</text:p>
          </table:table-cell>
          <table:table-cell office:value-type="float" office:value="0.240837820121262" calcext:value-type="float">
            <text:p>0.240837820121262</text:p>
          </table:table-cell>
          <table:table-cell office:value-type="string" calcext:value-type="string">
            <text:p><text:s/>https://leetcode.com/problems/find-mode-in-binary-search-tree</text:p>
          </table:table-cell>
          <table:table-cell table:number-columns-repeated="1637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ext Greater Element II</text:p>
          </table:table-cell>
          <table:table-cell office:value-type="string" calcext:value-type="string">
            <text:p>56.5%</text:p>
          </table:table-cell>
          <table:table-cell office:value-type="string" calcext:value-type="string">
            <text:p>Medium</text:p>
          </table:table-cell>
          <table:table-cell office:value-type="float" office:value="0.20963047971711" calcext:value-type="float">
            <text:p>0.20963047971711</text:p>
          </table:table-cell>
          <table:table-cell office:value-type="string" calcext:value-type="string">
            <text:p><text:s/>https://leetcode.com/problems/next-greater-element-ii</text:p>
          </table:table-cell>
          <table:table-cell table:number-columns-repeated="1637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ase 7</text:p>
          </table:table-cell>
          <table:table-cell office:value-type="string" calcext:value-type="string">
            <text:p>46.2%</text:p>
          </table:table-cell>
          <table:table-cell office:value-type="string" calcext:value-type="string">
            <text:p>Easy</text:p>
          </table:table-cell>
          <table:table-cell office:value-type="float" office:value="0.362601403676382" calcext:value-type="float">
            <text:p>0.362601403676382</text:p>
          </table:table-cell>
          <table:table-cell office:value-type="string" calcext:value-type="string">
            <text:p><text:s/>https://leetcode.com/problems/base-7</text:p>
          </table:table-cell>
          <table:table-cell table:number-columns-repeated="1637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he Maze II</text:p>
          </table:table-cell>
          <table:table-cell office:value-type="string" calcext:value-type="string">
            <text:p>47.7%</text:p>
          </table:table-cell>
          <table:table-cell office:value-type="string" calcext:value-type="string">
            <text:p>Medium</text:p>
          </table:table-cell>
          <table:table-cell office:value-type="float" office:value="2.45504435109557" calcext:value-type="float">
            <text:p>2.45504435109557</text:p>
          </table:table-cell>
          <table:table-cell office:value-type="string" calcext:value-type="string">
            <text:p><text:s/>https://leetcode.com/problems/the-maze-ii</text:p>
          </table:table-cell>
          <table:table-cell table:number-columns-repeated="1637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lative Ranks</text:p>
          </table:table-cell>
          <table:table-cell office:value-type="string" calcext:value-type="string">
            <text:p>50.5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relative-ranks</text:p>
          </table:table-cell>
          <table:table-cell table:number-columns-repeated="1637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norder Successor in BST II</text:p>
          </table:table-cell>
          <table:table-cell office:value-type="string" calcext:value-type="string">
            <text:p>58.0%</text:p>
          </table:table-cell>
          <table:table-cell office:value-type="string" calcext:value-type="string">
            <text:p>Medium</text:p>
          </table:table-cell>
          <table:table-cell office:value-type="float" office:value="1.62767258274167" calcext:value-type="float">
            <text:p>1.62767258274167</text:p>
          </table:table-cell>
          <table:table-cell office:value-type="string" calcext:value-type="string">
            <text:p><text:s/>https://leetcode.com/problems/inorder-successor-in-bst-ii</text:p>
          </table:table-cell>
          <table:table-cell table:number-columns-repeated="1637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reedom Trail</text:p>
          </table:table-cell>
          <table:table-cell office:value-type="string" calcext:value-type="string">
            <text:p>43.0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freedom-trail</text:p>
          </table:table-cell>
          <table:table-cell table:number-columns-repeated="1637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oin Change 2</text:p>
          </table:table-cell>
          <table:table-cell office:value-type="string" calcext:value-type="string">
            <text:p>50.2%</text:p>
          </table:table-cell>
          <table:table-cell office:value-type="string" calcext:value-type="string">
            <text:p>Medium</text:p>
          </table:table-cell>
          <table:table-cell office:value-type="float" office:value="1.03507477211864" calcext:value-type="float">
            <text:p>1.03507477211864</text:p>
          </table:table-cell>
          <table:table-cell office:value-type="string" calcext:value-type="string">
            <text:p><text:s/>https://leetcode.com/problems/coin-change-2</text:p>
          </table:table-cell>
          <table:table-cell table:number-columns-repeated="1637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Random Flip Matrix</text:p>
          </table:table-cell>
          <table:table-cell office:value-type="string" calcext:value-type="string">
            <text:p>36.7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random-flip-matrix</text:p>
          </table:table-cell>
          <table:table-cell table:number-columns-repeated="1637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etect Capital</text:p>
          </table:table-cell>
          <table:table-cell office:value-type="string" calcext:value-type="string">
            <text:p>54.2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detect-capital</text:p>
          </table:table-cell>
          <table:table-cell table:number-columns-repeated="1637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ongest Uncommon Subsequence I </text:p>
          </table:table-cell>
          <table:table-cell office:value-type="string" calcext:value-type="string">
            <text:p>57.6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longest-uncommon-subsequence-i</text:p>
          </table:table-cell>
          <table:table-cell table:number-columns-repeated="1637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ongest Uncommon Subsequence II</text:p>
          </table:table-cell>
          <table:table-cell office:value-type="string" calcext:value-type="string">
            <text:p>34.0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longest-uncommon-subsequence-ii</text:p>
          </table:table-cell>
          <table:table-cell table:number-columns-repeated="1637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ontinuous Subarray Sum</text:p>
          </table:table-cell>
          <table:table-cell office:value-type="string" calcext:value-type="string">
            <text:p>24.6%</text:p>
          </table:table-cell>
          <table:table-cell office:value-type="string" calcext:value-type="string">
            <text:p>Medium</text:p>
          </table:table-cell>
          <table:table-cell office:value-type="float" office:value="0.0716638925140369" calcext:value-type="float">
            <text:p>0.0716638925140369</text:p>
          </table:table-cell>
          <table:table-cell office:value-type="string" calcext:value-type="string">
            <text:p><text:s/>https://leetcode.com/problems/continuous-subarray-sum</text:p>
          </table:table-cell>
          <table:table-cell table:number-columns-repeated="1637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Longest Word in Dictionary through Deleting</text:p>
          </table:table-cell>
          <table:table-cell office:value-type="string" calcext:value-type="string">
            <text:p>48.4%</text:p>
          </table:table-cell>
          <table:table-cell office:value-type="string" calcext:value-type="string">
            <text:p>Medium</text:p>
          </table:table-cell>
          <table:table-cell office:value-type="float" office:value="3.07223952866307" calcext:value-type="float">
            <text:p>3.07223952866307</text:p>
          </table:table-cell>
          <table:table-cell office:value-type="string" calcext:value-type="string">
            <text:p><text:s/>https://leetcode.com/problems/longest-word-in-dictionary-through-deleting</text:p>
          </table:table-cell>
          <table:table-cell table:number-columns-repeated="1637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ontiguous Array</text:p>
          </table:table-cell>
          <table:table-cell office:value-type="string" calcext:value-type="string">
            <text:p>42.8%</text:p>
          </table:table-cell>
          <table:table-cell office:value-type="string" calcext:value-type="string">
            <text:p>Medium</text:p>
          </table:table-cell>
          <table:table-cell office:value-type="float" office:value="0.27702700455173" calcext:value-type="float">
            <text:p>0.27702700455173</text:p>
          </table:table-cell>
          <table:table-cell office:value-type="string" calcext:value-type="string">
            <text:p><text:s/>https://leetcode.com/problems/contiguous-array</text:p>
          </table:table-cell>
          <table:table-cell table:number-columns-repeated="1637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eautiful Arrangement</text:p>
          </table:table-cell>
          <table:table-cell office:value-type="string" calcext:value-type="string">
            <text:p>57.8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beautiful-arrangement</text:p>
          </table:table-cell>
          <table:table-cell table:number-columns-repeated="1637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ord Abbreviation</text:p>
          </table:table-cell>
          <table:table-cell office:value-type="string" calcext:value-type="string">
            <text:p>54.3%</text:p>
          </table:table-cell>
          <table:table-cell office:value-type="string" calcext:value-type="string">
            <text:p>Hard</text:p>
          </table:table-cell>
          <table:table-cell office:value-type="float" office:value="2.92612344886001" calcext:value-type="float">
            <text:p>2.92612344886001</text:p>
          </table:table-cell>
          <table:table-cell office:value-type="string" calcext:value-type="string">
            <text:p><text:s/>https://leetcode.com/problems/word-abbreviation</text:p>
          </table:table-cell>
          <table:table-cell table:number-columns-repeated="1637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andom Pick with Weight</text:p>
          </table:table-cell>
          <table:table-cell office:value-type="string" calcext:value-type="string">
            <text:p>43.9%</text:p>
          </table:table-cell>
          <table:table-cell office:value-type="string" calcext:value-type="string">
            <text:p>Medium</text:p>
          </table:table-cell>
          <table:table-cell office:value-type="float" office:value="2.50959622536169" calcext:value-type="float">
            <text:p>2.50959622536169</text:p>
          </table:table-cell>
          <table:table-cell office:value-type="string" calcext:value-type="string">
            <text:p><text:s/>https://leetcode.com/problems/random-pick-with-weight</text:p>
          </table:table-cell>
          <table:table-cell table:number-columns-repeated="1637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sweeper</text:p>
          </table:table-cell>
          <table:table-cell office:value-type="string" calcext:value-type="string">
            <text:p>59.1%</text:p>
          </table:table-cell>
          <table:table-cell office:value-type="string" calcext:value-type="string">
            <text:p>Medium</text:p>
          </table:table-cell>
          <table:table-cell office:value-type="float" office:value="1.8679660780387" calcext:value-type="float">
            <text:p>1.8679660780387</text:p>
          </table:table-cell>
          <table:table-cell office:value-type="string" calcext:value-type="string">
            <text:p><text:s/>https://leetcode.com/problems/minesweeper</text:p>
          </table:table-cell>
          <table:table-cell table:number-columns-repeated="1637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imum Absolute Difference in BST</text:p>
          </table:table-cell>
          <table:table-cell office:value-type="string" calcext:value-type="string">
            <text:p>53.8%</text:p>
          </table:table-cell>
          <table:table-cell office:value-type="string" calcext:value-type="string">
            <text:p>Easy</text:p>
          </table:table-cell>
          <table:table-cell office:value-type="float" office:value="0.247152091366219" calcext:value-type="float">
            <text:p>0.247152091366219</text:p>
          </table:table-cell>
          <table:table-cell office:value-type="string" calcext:value-type="string">
            <text:p><text:s/>https://leetcode.com/problems/minimum-absolute-difference-in-bst</text:p>
          </table:table-cell>
          <table:table-cell table:number-columns-repeated="1637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Lonely Pixel I</text:p>
          </table:table-cell>
          <table:table-cell office:value-type="string" calcext:value-type="string">
            <text:p>59.0%</text:p>
          </table:table-cell>
          <table:table-cell office:value-type="string" calcext:value-type="string">
            <text:p>Medium</text:p>
          </table:table-cell>
          <table:table-cell office:value-type="float" office:value="0.490910314065049" calcext:value-type="float">
            <text:p>0.490910314065049</text:p>
          </table:table-cell>
          <table:table-cell office:value-type="string" calcext:value-type="string">
            <text:p><text:s/>https://leetcode.com/problems/lonely-pixel-i</text:p>
          </table:table-cell>
          <table:table-cell table:number-columns-repeated="1637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onely Pixel II</text:p>
          </table:table-cell>
          <table:table-cell office:value-type="string" calcext:value-type="string">
            <text:p>47.9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lonely-pixel-ii</text:p>
          </table:table-cell>
          <table:table-cell table:number-columns-repeated="1637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Encode and Decode TinyURL</text:p>
          </table:table-cell>
          <table:table-cell office:value-type="string" calcext:value-type="string">
            <text:p>79.9%</text:p>
          </table:table-cell>
          <table:table-cell office:value-type="string" calcext:value-type="string">
            <text:p>Medium</text:p>
          </table:table-cell>
          <table:table-cell office:value-type="float" office:value="1.13164410412879" calcext:value-type="float">
            <text:p>1.13164410412879</text:p>
          </table:table-cell>
          <table:table-cell office:value-type="string" calcext:value-type="string">
            <text:p><text:s/>https://leetcode.com/problems/encode-and-decode-tinyurl</text:p>
          </table:table-cell>
          <table:table-cell table:number-columns-repeated="1637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ingle Element in a Sorted Array</text:p>
          </table:table-cell>
          <table:table-cell office:value-type="string" calcext:value-type="string">
            <text:p>57.9%</text:p>
          </table:table-cell>
          <table:table-cell office:value-type="string" calcext:value-type="string">
            <text:p>Medium</text:p>
          </table:table-cell>
          <table:table-cell office:value-type="float" office:value="1.33326389073855" calcext:value-type="float">
            <text:p>1.33326389073855</text:p>
          </table:table-cell>
          <table:table-cell office:value-type="string" calcext:value-type="string">
            <text:p><text:s/>https://leetcode.com/problems/single-element-in-a-sorted-array</text:p>
          </table:table-cell>
          <table:table-cell table:number-columns-repeated="1637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Reverse String II</text:p>
          </table:table-cell>
          <table:table-cell office:value-type="string" calcext:value-type="string">
            <text:p>48.4%</text:p>
          </table:table-cell>
          <table:table-cell office:value-type="string" calcext:value-type="string">
            <text:p>Easy</text:p>
          </table:table-cell>
          <table:table-cell office:value-type="float" office:value="0.0253498998955264" calcext:value-type="float">
            <text:p>0.0253498998955264</text:p>
          </table:table-cell>
          <table:table-cell office:value-type="string" calcext:value-type="string">
            <text:p><text:s/>https://leetcode.com/problems/reverse-string-ii</text:p>
          </table:table-cell>
          <table:table-cell table:number-columns-repeated="1637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01 Matrix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Medium</text:p>
          </table:table-cell>
          <table:table-cell office:value-type="float" office:value="0.502449755425161" calcext:value-type="float">
            <text:p>0.502449755425161</text:p>
          </table:table-cell>
          <table:table-cell office:value-type="string" calcext:value-type="string">
            <text:p><text:s/>https://leetcode.com/problems/01-matrix</text:p>
          </table:table-cell>
          <table:table-cell table:number-columns-repeated="1637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iameter of Binary Tree</text:p>
          </table:table-cell>
          <table:table-cell office:value-type="string" calcext:value-type="string">
            <text:p>48.4%</text:p>
          </table:table-cell>
          <table:table-cell office:value-type="string" calcext:value-type="string">
            <text:p>Easy</text:p>
          </table:table-cell>
          <table:table-cell office:value-type="float" office:value="1.24100948157433" calcext:value-type="float">
            <text:p>1.24100948157433</text:p>
          </table:table-cell>
          <table:table-cell office:value-type="string" calcext:value-type="string">
            <text:p><text:s/>https://leetcode.com/problems/diameter-of-binary-tree</text:p>
          </table:table-cell>
          <table:table-cell table:number-columns-repeated="1637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Output Contest Matches</text:p>
          </table:table-cell>
          <table:table-cell office:value-type="string" calcext:value-type="string">
            <text:p>75.3%</text:p>
          </table:table-cell>
          <table:table-cell office:value-type="string" calcext:value-type="string">
            <text:p>Medium</text:p>
          </table:table-cell>
          <table:table-cell office:value-type="float" office:value="2.92612344886001" calcext:value-type="float">
            <text:p>2.92612344886001</text:p>
          </table:table-cell>
          <table:table-cell office:value-type="string" calcext:value-type="string">
            <text:p><text:s/>https://leetcode.com/problems/output-contest-matches</text:p>
          </table:table-cell>
          <table:table-cell table:number-columns-repeated="1637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undary of Binary Tree</text:p>
          </table:table-cell>
          <table:table-cell office:value-type="string" calcext:value-type="string">
            <text:p>38.9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boundary-of-binary-tree</text:p>
          </table:table-cell>
          <table:table-cell table:number-columns-repeated="1637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riend Circles</text:p>
          </table:table-cell>
          <table:table-cell office:value-type="string" calcext:value-type="string">
            <text:p>58.6%</text:p>
          </table:table-cell>
          <table:table-cell office:value-type="string" calcext:value-type="string">
            <text:p>Medium</text:p>
          </table:table-cell>
          <table:table-cell office:value-type="float" office:value="0.179703552680648" calcext:value-type="float">
            <text:p>0.179703552680648</text:p>
          </table:table-cell>
          <table:table-cell office:value-type="string" calcext:value-type="string">
            <text:p><text:s/>https://leetcode.com/problems/friend-circles</text:p>
          </table:table-cell>
          <table:table-cell table:number-columns-repeated="1637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inary Tree Longest Consecutive Sequence II</text:p>
          </table:table-cell>
          <table:table-cell office:value-type="string" calcext:value-type="string">
            <text:p>47.0%</text:p>
          </table:table-cell>
          <table:table-cell office:value-type="string" calcext:value-type="string">
            <text:p>Medium</text:p>
          </table:table-cell>
          <table:table-cell office:value-type="float" office:value="1.46278592869796" calcext:value-type="float">
            <text:p>1.46278592869796</text:p>
          </table:table-cell>
          <table:table-cell office:value-type="string" calcext:value-type="string">
            <text:p><text:s/>https://leetcode.com/problems/binary-tree-longest-consecutive-sequence-ii</text:p>
          </table:table-cell>
          <table:table-cell table:number-columns-repeated="1637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udent Attendance Record I</text:p>
          </table:table-cell>
          <table:table-cell office:value-type="string" calcext:value-type="string">
            <text:p>46.0%</text:p>
          </table:table-cell>
          <table:table-cell office:value-type="string" calcext:value-type="string">
            <text:p>Easy</text:p>
          </table:table-cell>
          <table:table-cell office:value-type="float" office:value="1.01312556462353" calcext:value-type="float">
            <text:p>1.01312556462353</text:p>
          </table:table-cell>
          <table:table-cell office:value-type="string" calcext:value-type="string">
            <text:p><text:s/>https://leetcode.com/problems/student-attendance-record-i</text:p>
          </table:table-cell>
          <table:table-cell table:number-columns-repeated="16378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udent Attendance Record II</text:p>
          </table:table-cell>
          <table:table-cell office:value-type="string" calcext:value-type="string">
            <text:p>36.7%</text:p>
          </table:table-cell>
          <table:table-cell office:value-type="string" calcext:value-type="string">
            <text:p>Hard</text:p>
          </table:table-cell>
          <table:table-cell office:value-type="float" office:value="2.76905139983893" calcext:value-type="float">
            <text:p>2.76905139983893</text:p>
          </table:table-cell>
          <table:table-cell office:value-type="string" calcext:value-type="string">
            <text:p><text:s/>https://leetcode.com/problems/student-attendance-record-ii</text:p>
          </table:table-cell>
          <table:table-cell table:number-columns-repeated="16378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rick Wall</text:p>
          </table:table-cell>
          <table:table-cell office:value-type="string" calcext:value-type="string">
            <text:p>50.0%</text:p>
          </table:table-cell>
          <table:table-cell office:value-type="string" calcext:value-type="string">
            <text:p>Medium</text:p>
          </table:table-cell>
          <table:table-cell office:value-type="float" office:value="0.138469674265105" calcext:value-type="float">
            <text:p>0.138469674265105</text:p>
          </table:table-cell>
          <table:table-cell office:value-type="string" calcext:value-type="string">
            <text:p><text:s/>https://leetcode.com/problems/brick-wall</text:p>
          </table:table-cell>
          <table:table-cell table:number-columns-repeated="16378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Logical OR of Two Binary Grids Represented as Quad-Trees</text:p>
          </table:table-cell>
          <table:table-cell office:value-type="string" calcext:value-type="string">
            <text:p>44.6%</text:p>
          </table:table-cell>
          <table:table-cell office:value-type="string" calcext:value-type="string">
            <text:p>Medium</text:p>
          </table:table-cell>
          <table:table-cell office:value-type="float" office:value="2.57181437298122" calcext:value-type="float">
            <text:p>2.57181437298122</text:p>
          </table:table-cell>
          <table:table-cell office:value-type="string" calcext:value-type="string">
            <text:p><text:s/>https://leetcode.com/problems/logical-or-of-two-binary-grids-represented-as-quad-trees</text:p>
          </table:table-cell>
          <table:table-cell table:number-columns-repeated="1637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aximum Depth of N-ary Tree</text:p>
          </table:table-cell>
          <table:table-cell office:value-type="string" calcext:value-type="string">
            <text:p>68.7%</text:p>
          </table:table-cell>
          <table:table-cell office:value-type="string" calcext:value-type="string">
            <text:p>Easy</text:p>
          </table:table-cell>
          <table:table-cell office:value-type="float" office:value="0.0946830239355403" calcext:value-type="float">
            <text:p>0.0946830239355403</text:p>
          </table:table-cell>
          <table:table-cell office:value-type="string" calcext:value-type="string">
            <text:p><text:s/>https://leetcode.com/problems/maximum-depth-of-n-ary-tree</text:p>
          </table:table-cell>
          <table:table-cell table:number-columns-repeated="1637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ubarray Sum Equals K</text:p>
          </table:table-cell>
          <table:table-cell office:value-type="string" calcext:value-type="string">
            <text:p>43.9%</text:p>
          </table:table-cell>
          <table:table-cell office:value-type="string" calcext:value-type="string">
            <text:p>Medium</text:p>
          </table:table-cell>
          <table:table-cell office:value-type="float" office:value="1.12353063873025" calcext:value-type="float">
            <text:p>1.12353063873025</text:p>
          </table:table-cell>
          <table:table-cell office:value-type="string" calcext:value-type="string">
            <text:p><text:s/>https://leetcode.com/problems/subarray-sum-equals-k</text:p>
          </table:table-cell>
          <table:table-cell table:number-columns-repeated="16378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Longest Line of Consecutive One in Matrix</text:p>
          </table:table-cell>
          <table:table-cell office:value-type="string" calcext:value-type="string">
            <text:p>45.9%</text:p>
          </table:table-cell>
          <table:table-cell office:value-type="string" calcext:value-type="string">
            <text:p>Medium</text:p>
          </table:table-cell>
          <table:table-cell office:value-type="float" office:value="3.14510967462859" calcext:value-type="float">
            <text:p>3.14510967462859</text:p>
          </table:table-cell>
          <table:table-cell office:value-type="string" calcext:value-type="string">
            <text:p><text:s/>https://leetcode.com/problems/longest-line-of-consecutive-one-in-matrix</text:p>
          </table:table-cell>
          <table:table-cell table:number-columns-repeated="16378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Find the Closest Palindrome</text:p>
          </table:table-cell>
          <table:table-cell office:value-type="string" calcext:value-type="string">
            <text:p>19.7%</text:p>
          </table:table-cell>
          <table:table-cell office:value-type="string" calcext:value-type="string">
            <text:p>Hard</text:p>
          </table:table-cell>
          <table:table-cell office:value-type="float" office:value="0.300754154019134" calcext:value-type="float">
            <text:p>0.300754154019134</text:p>
          </table:table-cell>
          <table:table-cell office:value-type="string" calcext:value-type="string">
            <text:p><text:s/>https://leetcode.com/problems/find-the-closest-palindrome</text:p>
          </table:table-cell>
          <table:table-cell table:number-columns-repeated="1637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Permutation in String</text:p>
          </table:table-cell>
          <table:table-cell office:value-type="string" calcext:value-type="string">
            <text:p>44.4%</text:p>
          </table:table-cell>
          <table:table-cell office:value-type="string" calcext:value-type="string">
            <text:p>Medium</text:p>
          </table:table-cell>
          <table:table-cell office:value-type="float" office:value="0.266179959679227" calcext:value-type="float">
            <text:p>0.266179959679227</text:p>
          </table:table-cell>
          <table:table-cell office:value-type="string" calcext:value-type="string">
            <text:p><text:s/>https://leetcode.com/problems/permutation-in-string</text:p>
          </table:table-cell>
          <table:table-cell table:number-columns-repeated="1637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aximum Vacation Days</text:p>
          </table:table-cell>
          <table:table-cell office:value-type="string" calcext:value-type="string">
            <text:p>40.8%</text:p>
          </table:table-cell>
          <table:table-cell office:value-type="string" calcext:value-type="string">
            <text:p>Hard</text:p>
          </table:table-cell>
          <table:table-cell office:value-type="float" office:value="4.0530812487266" calcext:value-type="float">
            <text:p>4.0530812487266</text:p>
          </table:table-cell>
          <table:table-cell office:value-type="string" calcext:value-type="string">
            <text:p><text:s/>https://leetcode.com/problems/maximum-vacation-days</text:p>
          </table:table-cell>
          <table:table-cell table:number-columns-repeated="1637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edian Employee Salary</text:p>
          </table:table-cell>
          <table:table-cell office:value-type="string" calcext:value-type="string">
            <text:p>57.7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edian-employee-salary</text:p>
          </table:table-cell>
          <table:table-cell table:number-columns-repeated="16378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ubtree of Another Tree</text:p>
          </table:table-cell>
          <table:table-cell office:value-type="string" calcext:value-type="string">
            <text:p>44.1%</text:p>
          </table:table-cell>
          <table:table-cell office:value-type="string" calcext:value-type="string">
            <text:p>Easy</text:p>
          </table:table-cell>
          <table:table-cell office:value-type="float" office:value="0.564931564313216" calcext:value-type="float">
            <text:p>0.564931564313216</text:p>
          </table:table-cell>
          <table:table-cell office:value-type="string" calcext:value-type="string">
            <text:p><text:s/>https://leetcode.com/problems/subtree-of-another-tree</text:p>
          </table:table-cell>
          <table:table-cell table:number-columns-repeated="1637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hortest Unsorted Continuous Subarray</text:p>
          </table:table-cell>
          <table:table-cell office:value-type="string" calcext:value-type="string">
            <text:p>31.1%</text:p>
          </table:table-cell>
          <table:table-cell office:value-type="string" calcext:value-type="string">
            <text:p>Easy</text:p>
          </table:table-cell>
          <table:table-cell office:value-type="float" office:value="0.0806108161458851" calcext:value-type="float">
            <text:p>0.0806108161458851</text:p>
          </table:table-cell>
          <table:table-cell office:value-type="string" calcext:value-type="string">
            <text:p><text:s/>https://leetcode.com/problems/shortest-unsorted-continuous-subarray</text:p>
          </table:table-cell>
          <table:table-cell table:number-columns-repeated="1637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Kill Process</text:p>
          </table:table-cell>
          <table:table-cell office:value-type="string" calcext:value-type="string">
            <text:p>60.8%</text:p>
          </table:table-cell>
          <table:table-cell office:value-type="string" calcext:value-type="string">
            <text:p>Medium</text:p>
          </table:table-cell>
          <table:table-cell office:value-type="float" office:value="1.29092971360129" calcext:value-type="float">
            <text:p>1.29092971360129</text:p>
          </table:table-cell>
          <table:table-cell office:value-type="string" calcext:value-type="string">
            <text:p><text:s/>https://leetcode.com/problems/kill-process</text:p>
          </table:table-cell>
          <table:table-cell table:number-columns-repeated="1637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Delete Operation for Two Strings</text:p>
          </table:table-cell>
          <table:table-cell office:value-type="string" calcext:value-type="string">
            <text:p>48.6%</text:p>
          </table:table-cell>
          <table:table-cell office:value-type="string" calcext:value-type="string">
            <text:p>Medium</text:p>
          </table:table-cell>
          <table:table-cell office:value-type="float" office:value="0.0951085872222491" calcext:value-type="float">
            <text:p>0.0951085872222491</text:p>
          </table:table-cell>
          <table:table-cell office:value-type="string" calcext:value-type="string">
            <text:p><text:s/>https://leetcode.com/problems/delete-operation-for-two-strings</text:p>
          </table:table-cell>
          <table:table-cell table:number-columns-repeated="1637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rect the Fence</text:p>
          </table:table-cell>
          <table:table-cell office:value-type="string" calcext:value-type="string">
            <text:p>35.9%</text:p>
          </table:table-cell>
          <table:table-cell office:value-type="string" calcext:value-type="string">
            <text:p>Hard</text:p>
          </table:table-cell>
          <table:table-cell office:value-type="float" office:value="0.623467259921956" calcext:value-type="float">
            <text:p>0.623467259921956</text:p>
          </table:table-cell>
          <table:table-cell office:value-type="string" calcext:value-type="string">
            <text:p><text:s/>https://leetcode.com/problems/erect-the-fence</text:p>
          </table:table-cell>
          <table:table-cell table:number-columns-repeated="1637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ag Validator</text:p>
          </table:table-cell>
          <table:table-cell office:value-type="string" calcext:value-type="string">
            <text:p>34.3%</text:p>
          </table:table-cell>
          <table:table-cell office:value-type="string" calcext:value-type="string">
            <text:p>Hard</text:p>
          </table:table-cell>
          <table:table-cell office:value-type="float" office:value="1.7469089030627" calcext:value-type="float">
            <text:p>1.7469089030627</text:p>
          </table:table-cell>
          <table:table-cell office:value-type="string" calcext:value-type="string">
            <text:p><text:s/>https://leetcode.com/problems/tag-validator</text:p>
          </table:table-cell>
          <table:table-cell table:number-columns-repeated="1637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Valid Square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Medium</text:p>
          </table:table-cell>
          <table:table-cell office:value-type="float" office:value="1.02801499576559" calcext:value-type="float">
            <text:p>1.02801499576559</text:p>
          </table:table-cell>
          <table:table-cell office:value-type="string" calcext:value-type="string">
            <text:p><text:s/>https://leetcode.com/problems/valid-square</text:p>
          </table:table-cell>
          <table:table-cell table:number-columns-repeated="16378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Design Compressed String Iterator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Easy</text:p>
          </table:table-cell>
          <table:table-cell office:value-type="float" office:value="1.33500106673234" calcext:value-type="float">
            <text:p>1.33500106673234</text:p>
          </table:table-cell>
          <table:table-cell office:value-type="string" calcext:value-type="string">
            <text:p><text:s/>https://leetcode.com/problems/design-compressed-string-iterator</text:p>
          </table:table-cell>
          <table:table-cell table:number-columns-repeated="1637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ind Duplicate File in System</text:p>
          </table:table-cell>
          <table:table-cell office:value-type="string" calcext:value-type="string">
            <text:p>59.5%</text:p>
          </table:table-cell>
          <table:table-cell office:value-type="string" calcext:value-type="string">
            <text:p>Medium</text:p>
          </table:table-cell>
          <table:table-cell office:value-type="float" office:value="1.08307799570593" calcext:value-type="float">
            <text:p>1.08307799570593</text:p>
          </table:table-cell>
          <table:table-cell office:value-type="string" calcext:value-type="string">
            <text:p><text:s/>https://leetcode.com/problems/find-duplicate-file-in-system</text:p>
          </table:table-cell>
          <table:table-cell table:number-columns-repeated="16378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Add Bold Tag in String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Medium</text:p>
          </table:table-cell>
          <table:table-cell office:value-type="float" office:value="2.66614436347825" calcext:value-type="float">
            <text:p>2.66614436347825</text:p>
          </table:table-cell>
          <table:table-cell office:value-type="string" calcext:value-type="string">
            <text:p><text:s/>https://leetcode.com/problems/add-bold-tag-in-string</text:p>
          </table:table-cell>
          <table:table-cell table:number-columns-repeated="1637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Task Scheduler</text:p>
          </table:table-cell>
          <table:table-cell office:value-type="string" calcext:value-type="string">
            <text:p>50.1%</text:p>
          </table:table-cell>
          <table:table-cell office:value-type="string" calcext:value-type="string">
            <text:p>Medium</text:p>
          </table:table-cell>
          <table:table-cell office:value-type="float" office:value="0.249737140887657" calcext:value-type="float">
            <text:p>0.249737140887657</text:p>
          </table:table-cell>
          <table:table-cell office:value-type="string" calcext:value-type="string">
            <text:p><text:s/>https://leetcode.com/problems/task-scheduler</text:p>
          </table:table-cell>
          <table:table-cell table:number-columns-repeated="16378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Design Circular Queue</text:p>
          </table:table-cell>
          <table:table-cell office:value-type="string" calcext:value-type="string">
            <text:p>43.8%</text:p>
          </table:table-cell>
          <table:table-cell office:value-type="string" calcext:value-type="string">
            <text:p>Medium</text:p>
          </table:table-cell>
          <table:table-cell office:value-type="float" office:value="0.245492732410526" calcext:value-type="float">
            <text:p>0.245492732410526</text:p>
          </table:table-cell>
          <table:table-cell office:value-type="string" calcext:value-type="string">
            <text:p><text:s/>https://leetcode.com/problems/design-circular-queue</text:p>
          </table:table-cell>
          <table:table-cell table:number-columns-repeated="1637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ourse Schedule III</text:p>
          </table:table-cell>
          <table:table-cell office:value-type="string" calcext:value-type="string">
            <text:p>33.5%</text:p>
          </table:table-cell>
          <table:table-cell office:value-type="string" calcext:value-type="string">
            <text:p>Hard</text:p>
          </table:table-cell>
          <table:table-cell office:value-type="float" office:value="0.675649586938983" calcext:value-type="float">
            <text:p>0.675649586938983</text:p>
          </table:table-cell>
          <table:table-cell office:value-type="string" calcext:value-type="string">
            <text:p><text:s/>https://leetcode.com/problems/course-schedule-iii</text:p>
          </table:table-cell>
          <table:table-cell table:number-columns-repeated="16378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mallest Range Covering Elements from K Lists</text:p>
          </table:table-cell>
          <table:table-cell office:value-type="string" calcext:value-type="string">
            <text:p>52.4%</text:p>
          </table:table-cell>
          <table:table-cell office:value-type="string" calcext:value-type="string">
            <text:p>Hard</text:p>
          </table:table-cell>
          <table:table-cell office:value-type="float" office:value="0.776712258905988" calcext:value-type="float">
            <text:p>0.776712258905988</text:p>
          </table:table-cell>
          <table:table-cell office:value-type="string" calcext:value-type="string">
            <text:p><text:s/>https://leetcode.com/problems/smallest-range-covering-elements-from-k-lists</text:p>
          </table:table-cell>
          <table:table-cell table:number-columns-repeated="1637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Design Log Storage System</text:p>
          </table:table-cell>
          <table:table-cell office:value-type="string" calcext:value-type="string">
            <text:p>58.6%</text:p>
          </table:table-cell>
          <table:table-cell office:value-type="string" calcext:value-type="string">
            <text:p>Medium</text:p>
          </table:table-cell>
          <table:table-cell office:value-type="float" office:value="1.40652851448386" calcext:value-type="float">
            <text:p>1.40652851448386</text:p>
          </table:table-cell>
          <table:table-cell office:value-type="string" calcext:value-type="string">
            <text:p><text:s/>https://leetcode.com/problems/design-log-storage-system</text:p>
          </table:table-cell>
          <table:table-cell table:number-columns-repeated="16378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xclusive Time of Functions</text:p>
          </table:table-cell>
          <table:table-cell office:value-type="string" calcext:value-type="string">
            <text:p>51.9%</text:p>
          </table:table-cell>
          <table:table-cell office:value-type="string" calcext:value-type="string">
            <text:p>Medium</text:p>
          </table:table-cell>
          <table:table-cell office:value-type="float" office:value="1.07060830468547" calcext:value-type="float">
            <text:p>1.07060830468547</text:p>
          </table:table-cell>
          <table:table-cell office:value-type="string" calcext:value-type="string">
            <text:p><text:s/>https://leetcode.com/problems/exclusive-time-of-functions</text:p>
          </table:table-cell>
          <table:table-cell table:number-columns-repeated="1637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hopping Offers</text:p>
          </table:table-cell>
          <table:table-cell office:value-type="string" calcext:value-type="string">
            <text:p>51.5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shopping-offers</text:p>
          </table:table-cell>
          <table:table-cell table:number-columns-repeated="1637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Decode Ways II</text:p>
          </table:table-cell>
          <table:table-cell office:value-type="string" calcext:value-type="string">
            <text:p>26.6%</text:p>
          </table:table-cell>
          <table:table-cell office:value-type="string" calcext:value-type="string">
            <text:p>Hard</text:p>
          </table:table-cell>
          <table:table-cell office:value-type="float" office:value="0.159914384544008" calcext:value-type="float">
            <text:p>0.159914384544008</text:p>
          </table:table-cell>
          <table:table-cell office:value-type="string" calcext:value-type="string">
            <text:p><text:s/>https://leetcode.com/problems/decode-ways-ii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olve the Equation</text:p>
          </table:table-cell>
          <table:table-cell office:value-type="string" calcext:value-type="string">
            <text:p>42.0%</text:p>
          </table:table-cell>
          <table:table-cell office:value-type="string" calcext:value-type="string">
            <text:p>Medium</text:p>
          </table:table-cell>
          <table:table-cell office:value-type="float" office:value="0.838920848049156" calcext:value-type="float">
            <text:p>0.838920848049156</text:p>
          </table:table-cell>
          <table:table-cell office:value-type="string" calcext:value-type="string">
            <text:p><text:s/>https://leetcode.com/problems/solve-the-equation</text:p>
          </table:table-cell>
          <table:table-cell table:number-columns-repeated="1637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esign Search Autocomplete System</text:p>
          </table:table-cell>
          <table:table-cell office:value-type="string" calcext:value-type="string">
            <text:p>44.7%</text:p>
          </table:table-cell>
          <table:table-cell office:value-type="string" calcext:value-type="string">
            <text:p>Hard</text:p>
          </table:table-cell>
          <table:table-cell office:value-type="float" office:value="4.12134837888091" calcext:value-type="float">
            <text:p>4.12134837888091</text:p>
          </table:table-cell>
          <table:table-cell office:value-type="string" calcext:value-type="string">
            <text:p><text:s/>https://leetcode.com/problems/design-search-autocomplete-system</text:p>
          </table:table-cell>
          <table:table-cell table:number-columns-repeated="1637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Maximum Average Subarray I</text:p>
          </table:table-cell>
          <table:table-cell office:value-type="string" calcext:value-type="string">
            <text:p>41.5%</text:p>
          </table:table-cell>
          <table:table-cell office:value-type="string" calcext:value-type="string">
            <text:p>Easy</text:p>
          </table:table-cell>
          <table:table-cell office:value-type="float" office:value="0.0368365773564903" calcext:value-type="float">
            <text:p>0.0368365773564903</text:p>
          </table:table-cell>
          <table:table-cell office:value-type="string" calcext:value-type="string">
            <text:p><text:s/>https://leetcode.com/problems/maximum-average-subarray-i</text:p>
          </table:table-cell>
          <table:table-cell table:number-columns-repeated="16378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Maximum Average Subarray II</text:p>
          </table:table-cell>
          <table:table-cell office:value-type="string" calcext:value-type="string">
            <text:p>32.0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aximum-average-subarray-ii</text:p>
          </table:table-cell>
          <table:table-cell table:number-columns-repeated="1637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alindromic Substrings</text:p>
          </table:table-cell>
          <table:table-cell office:value-type="string" calcext:value-type="string">
            <text:p>60.6%</text:p>
          </table:table-cell>
          <table:table-cell office:value-type="string" calcext:value-type="string">
            <text:p>Medium</text:p>
          </table:table-cell>
          <table:table-cell office:value-type="float" office:value="0.613474677918892" calcext:value-type="float">
            <text:p>0.613474677918892</text:p>
          </table:table-cell>
          <table:table-cell office:value-type="string" calcext:value-type="string">
            <text:p><text:s/>https://leetcode.com/problems/palindromic-substrings</text:p>
          </table:table-cell>
          <table:table-cell table:number-columns-repeated="1637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4 Keys Keyboard</text:p>
          </table:table-cell>
          <table:table-cell office:value-type="string" calcext:value-type="string">
            <text:p>52.5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4-keys-keyboard</text:p>
          </table:table-cell>
          <table:table-cell table:number-columns-repeated="16378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ind Duplicate Subtrees</text:p>
          </table:table-cell>
          <table:table-cell office:value-type="string" calcext:value-type="string">
            <text:p>50.2%</text:p>
          </table:table-cell>
          <table:table-cell office:value-type="string" calcext:value-type="string">
            <text:p>Medium</text:p>
          </table:table-cell>
          <table:table-cell office:value-type="float" office:value="1.20272979608634" calcext:value-type="float">
            <text:p>1.20272979608634</text:p>
          </table:table-cell>
          <table:table-cell office:value-type="string" calcext:value-type="string">
            <text:p><text:s/>https://leetcode.com/problems/find-duplicate-subtrees</text:p>
          </table:table-cell>
          <table:table-cell table:number-columns-repeated="1637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aximum Binary Tree</text:p>
          </table:table-cell>
          <table:table-cell office:value-type="string" calcext:value-type="string">
            <text:p>79.9%</text:p>
          </table:table-cell>
          <table:table-cell office:value-type="string" calcext:value-type="string">
            <text:p>Medium</text:p>
          </table:table-cell>
          <table:table-cell office:value-type="float" office:value="0.0457862270040954" calcext:value-type="float">
            <text:p>0.0457862270040954</text:p>
          </table:table-cell>
          <table:table-cell office:value-type="string" calcext:value-type="string">
            <text:p><text:s/>https://leetcode.com/problems/maximum-binary-tree</text:p>
          </table:table-cell>
          <table:table-cell table:number-columns-repeated="16378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oin Path</text:p>
          </table:table-cell>
          <table:table-cell office:value-type="string" calcext:value-type="string">
            <text:p>29.0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coin-path</text:p>
          </table:table-cell>
          <table:table-cell table:number-columns-repeated="1637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Robot Return to Origin</text:p>
          </table:table-cell>
          <table:table-cell office:value-type="string" calcext:value-type="string">
            <text:p>73.5%</text:p>
          </table:table-cell>
          <table:table-cell office:value-type="string" calcext:value-type="string">
            <text:p>Easy</text:p>
          </table:table-cell>
          <table:table-cell office:value-type="float" office:value="0.0682567654544492" calcext:value-type="float">
            <text:p>0.0682567654544492</text:p>
          </table:table-cell>
          <table:table-cell office:value-type="string" calcext:value-type="string">
            <text:p><text:s/>https://leetcode.com/problems/robot-return-to-origin</text:p>
          </table:table-cell>
          <table:table-cell table:number-columns-repeated="16378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ind K Closest Elements</text:p>
          </table:table-cell>
          <table:table-cell office:value-type="string" calcext:value-type="string">
            <text:p>40.9%</text:p>
          </table:table-cell>
          <table:table-cell office:value-type="string" calcext:value-type="string">
            <text:p>Medium</text:p>
          </table:table-cell>
          <table:table-cell office:value-type="float" office:value="0.793091042550777" calcext:value-type="float">
            <text:p>0.793091042550777</text:p>
          </table:table-cell>
          <table:table-cell office:value-type="string" calcext:value-type="string">
            <text:p><text:s/>https://leetcode.com/problems/find-k-closest-elements</text:p>
          </table:table-cell>
          <table:table-cell table:number-columns-repeated="1637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plit Array into Consecutive Subsequences</text:p>
          </table:table-cell>
          <table:table-cell office:value-type="string" calcext:value-type="string">
            <text:p>43.7%</text:p>
          </table:table-cell>
          <table:table-cell office:value-type="string" calcext:value-type="string">
            <text:p>Medium</text:p>
          </table:table-cell>
          <table:table-cell office:value-type="float" office:value="2.52683820513692" calcext:value-type="float">
            <text:p>2.52683820513692</text:p>
          </table:table-cell>
          <table:table-cell office:value-type="string" calcext:value-type="string">
            <text:p><text:s/>https://leetcode.com/problems/split-array-into-consecutive-subsequences</text:p>
          </table:table-cell>
          <table:table-cell table:number-columns-repeated="16378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Remove 9</text:p>
          </table:table-cell>
          <table:table-cell office:value-type="string" calcext:value-type="string">
            <text:p>53.3%</text:p>
          </table:table-cell>
          <table:table-cell office:value-type="string" calcext:value-type="string">
            <text:p>Hard</text:p>
          </table:table-cell>
          <table:table-cell office:value-type="float" office:value="1.11365016603265" calcext:value-type="float">
            <text:p>1.11365016603265</text:p>
          </table:table-cell>
          <table:table-cell office:value-type="string" calcext:value-type="string">
            <text:p><text:s/>https://leetcode.com/problems/remove-9</text:p>
          </table:table-cell>
          <table:table-cell table:number-columns-repeated="1637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aximum Width of Binary Tree</text:p>
          </table:table-cell>
          <table:table-cell office:value-type="string" calcext:value-type="string">
            <text:p>41.0%</text:p>
          </table:table-cell>
          <table:table-cell office:value-type="string" calcext:value-type="string">
            <text:p>Medium</text:p>
          </table:table-cell>
          <table:table-cell office:value-type="float" office:value="0.377317478575534" calcext:value-type="float">
            <text:p>0.377317478575534</text:p>
          </table:table-cell>
          <table:table-cell office:value-type="string" calcext:value-type="string">
            <text:p><text:s/>https://leetcode.com/problems/maximum-width-of-binary-tree</text:p>
          </table:table-cell>
          <table:table-cell table:number-columns-repeated="1637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Non-decreasing Array</text:p>
          </table:table-cell>
          <table:table-cell office:value-type="string" calcext:value-type="string">
            <text:p>19.5%</text:p>
          </table:table-cell>
          <table:table-cell office:value-type="string" calcext:value-type="string">
            <text:p>Easy</text:p>
          </table:table-cell>
          <table:table-cell office:value-type="float" office:value="0.235319369931403" calcext:value-type="float">
            <text:p>0.235319369931403</text:p>
          </table:table-cell>
          <table:table-cell office:value-type="string" calcext:value-type="string">
            <text:p><text:s/>https://leetcode.com/problems/non-decreasing-array</text:p>
          </table:table-cell>
          <table:table-cell table:number-columns-repeated="1637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autiful Arrangement II</text:p>
          </table:table-cell>
          <table:table-cell office:value-type="string" calcext:value-type="string">
            <text:p>54.3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beautiful-arrangement-ii</text:p>
          </table:table-cell>
          <table:table-cell table:number-columns-repeated="16378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th Smallest Number in Multiplication Table</text:p>
          </table:table-cell>
          <table:table-cell office:value-type="string" calcext:value-type="string">
            <text:p>45.6%</text:p>
          </table:table-cell>
          <table:table-cell office:value-type="string" calcext:value-type="string">
            <text:p>Hard</text:p>
          </table:table-cell>
          <table:table-cell office:value-type="float" office:value="0.13308645379627" calcext:value-type="float">
            <text:p>0.13308645379627</text:p>
          </table:table-cell>
          <table:table-cell office:value-type="string" calcext:value-type="string">
            <text:p><text:s/>https://leetcode.com/problems/kth-smallest-number-in-multiplication-table</text:p>
          </table:table-cell>
          <table:table-cell table:number-columns-repeated="1637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rim a Binary Search Tree</text:p>
          </table:table-cell>
          <table:table-cell office:value-type="string" calcext:value-type="string">
            <text:p>63.0%</text:p>
          </table:table-cell>
          <table:table-cell office:value-type="string" calcext:value-type="string">
            <text:p>Easy</text:p>
          </table:table-cell>
          <table:table-cell office:value-type="float" office:value="0.114018578400941" calcext:value-type="float">
            <text:p>0.114018578400941</text:p>
          </table:table-cell>
          <table:table-cell office:value-type="string" calcext:value-type="string">
            <text:p><text:s/>https://leetcode.com/problems/trim-a-binary-search-tree</text:p>
          </table:table-cell>
          <table:table-cell table:number-columns-repeated="16378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Longest Continuous Increasing Subsequence</text:p>
          </table:table-cell>
          <table:table-cell office:value-type="string" calcext:value-type="string">
            <text:p>45.9%</text:p>
          </table:table-cell>
          <table:table-cell office:value-type="string" calcext:value-type="string">
            <text:p>Easy</text:p>
          </table:table-cell>
          <table:table-cell office:value-type="float" office:value="0.113243035870096" calcext:value-type="float">
            <text:p>0.113243035870096</text:p>
          </table:table-cell>
          <table:table-cell office:value-type="string" calcext:value-type="string">
            <text:p><text:s/>https://leetcode.com/problems/longest-continuous-increasing-subsequence</text:p>
          </table:table-cell>
          <table:table-cell table:number-columns-repeated="1637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Implement Magic Dictionary</text:p>
          </table:table-cell>
          <table:table-cell office:value-type="string" calcext:value-type="string">
            <text:p>54.5%</text:p>
          </table:table-cell>
          <table:table-cell office:value-type="string" calcext:value-type="string">
            <text:p>Medium</text:p>
          </table:table-cell>
          <table:table-cell office:value-type="float" office:value="1.40157555735501" calcext:value-type="float">
            <text:p>1.40157555735501</text:p>
          </table:table-cell>
          <table:table-cell office:value-type="string" calcext:value-type="string">
            <text:p><text:s/>https://leetcode.com/problems/implement-magic-dictionary</text:p>
          </table:table-cell>
          <table:table-cell table:number-columns-repeated="16378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Valid Parenthesis String</text:p>
          </table:table-cell>
          <table:table-cell office:value-type="string" calcext:value-type="string">
            <text:p>31.0%</text:p>
          </table:table-cell>
          <table:table-cell office:value-type="string" calcext:value-type="string">
            <text:p>Medium</text:p>
          </table:table-cell>
          <table:table-cell office:value-type="float" office:value="0.187953761076811" calcext:value-type="float">
            <text:p>0.187953761076811</text:p>
          </table:table-cell>
          <table:table-cell office:value-type="string" calcext:value-type="string">
            <text:p><text:s/>https://leetcode.com/problems/valid-parenthesis-string</text:p>
          </table:table-cell>
          <table:table-cell table:number-columns-repeated="1637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24 Game</text:p>
          </table:table-cell>
          <table:table-cell office:value-type="string" calcext:value-type="string">
            <text:p>46.4%</text:p>
          </table:table-cell>
          <table:table-cell office:value-type="string" calcext:value-type="string">
            <text:p>Hard</text:p>
          </table:table-cell>
          <table:table-cell office:value-type="float" office:value="3.56370030737389" calcext:value-type="float">
            <text:p>3.56370030737389</text:p>
          </table:table-cell>
          <table:table-cell office:value-type="string" calcext:value-type="string">
            <text:p><text:s/>https://leetcode.com/problems/24-game</text:p>
          </table:table-cell>
          <table:table-cell table:number-columns-repeated="16378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Valid Palindrome II</text:p>
          </table:table-cell>
          <table:table-cell office:value-type="string" calcext:value-type="string">
            <text:p>36.6%</text:p>
          </table:table-cell>
          <table:table-cell office:value-type="string" calcext:value-type="string">
            <text:p>Easy</text:p>
          </table:table-cell>
          <table:table-cell office:value-type="float" office:value="0.0447061750384169" calcext:value-type="float">
            <text:p>0.0447061750384169</text:p>
          </table:table-cell>
          <table:table-cell office:value-type="string" calcext:value-type="string">
            <text:p><text:s/>https://leetcode.com/problems/valid-palindrome-ii</text:p>
          </table:table-cell>
          <table:table-cell table:number-columns-repeated="1637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Next Closest Time</text:p>
          </table:table-cell>
          <table:table-cell office:value-type="string" calcext:value-type="string">
            <text:p>45.0%</text:p>
          </table:table-cell>
          <table:table-cell office:value-type="string" calcext:value-type="string">
            <text:p>Medium</text:p>
          </table:table-cell>
          <table:table-cell office:value-type="float" office:value="5.64844439983352" calcext:value-type="float">
            <text:p>5.64844439983352</text:p>
          </table:table-cell>
          <table:table-cell office:value-type="string" calcext:value-type="string">
            <text:p><text:s/>https://leetcode.com/problems/next-closest-time</text:p>
          </table:table-cell>
          <table:table-cell table:number-columns-repeated="16378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Baseball Game</text:p>
          </table:table-cell>
          <table:table-cell office:value-type="string" calcext:value-type="string">
            <text:p>63.7%</text:p>
          </table:table-cell>
          <table:table-cell office:value-type="string" calcext:value-type="string">
            <text:p>Easy</text:p>
          </table:table-cell>
          <table:table-cell office:value-type="float" office:value="0.0851175150048191" calcext:value-type="float">
            <text:p>0.0851175150048191</text:p>
          </table:table-cell>
          <table:table-cell office:value-type="string" calcext:value-type="string">
            <text:p><text:s/>https://leetcode.com/problems/baseball-game</text:p>
          </table:table-cell>
          <table:table-cell table:number-columns-repeated="16378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table:style-name="ce1" office:value-type="string" calcext:value-type="string">
            <text:p>K Empty Slots</text:p>
          </table:table-cell>
          <table:table-cell table:style-name="ce3" office:value-type="string" calcext:value-type="string">
            <text:p>35.6%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5.78076514510448" calcext:value-type="float">
            <text:p>5.78076514510448</text:p>
          </table:table-cell>
          <table:table-cell table:style-name="ce1" office:value-type="string" calcext:value-type="string">
            <text:p><text:s/>https://leetcode.com/problems/k-empty-slots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edundant Connection</text:p>
          </table:table-cell>
          <table:table-cell office:value-type="string" calcext:value-type="string">
            <text:p>57.4%</text:p>
          </table:table-cell>
          <table:table-cell office:value-type="string" calcext:value-type="string">
            <text:p>Medium</text:p>
          </table:table-cell>
          <table:table-cell office:value-type="float" office:value="1.70204003933879" calcext:value-type="float">
            <text:p>1.70204003933879</text:p>
          </table:table-cell>
          <table:table-cell office:value-type="string" calcext:value-type="string">
            <text:p><text:s/>https://leetcode.com/problems/redundant-connection</text:p>
          </table:table-cell>
          <table:table-cell table:number-columns-repeated="1637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edundant Connection II</text:p>
          </table:table-cell>
          <table:table-cell office:value-type="string" calcext:value-type="string">
            <text:p>32.4%</text:p>
          </table:table-cell>
          <table:table-cell office:value-type="string" calcext:value-type="string">
            <text:p>Hard</text:p>
          </table:table-cell>
          <table:table-cell office:value-type="float" office:value="1.87098226470339" calcext:value-type="float">
            <text:p>1.87098226470339</text:p>
          </table:table-cell>
          <table:table-cell office:value-type="string" calcext:value-type="string">
            <text:p><text:s/>https://leetcode.com/problems/redundant-connection-ii</text:p>
          </table:table-cell>
          <table:table-cell table:number-columns-repeated="16378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table:style-name="ce1" office:value-type="string" calcext:value-type="string">
            <text:p>Repeated String Match</text:p>
          </table:table-cell>
          <table:table-cell table:style-name="ce3" office:value-type="string" calcext:value-type="string">
            <text:p>32.3%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4.83632528400368" calcext:value-type="float">
            <text:p>4.83632528400368</text:p>
          </table:table-cell>
          <table:table-cell table:style-name="ce1" office:value-type="string" calcext:value-type="string">
            <text:p><text:s/>https://leetcode.com/problems/repeated-string-match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ngest Univalue Path</text:p>
          </table:table-cell>
          <table:table-cell office:value-type="string" calcext:value-type="string">
            <text:p>36.2%</text:p>
          </table:table-cell>
          <table:table-cell office:value-type="string" calcext:value-type="string">
            <text:p>Easy</text:p>
          </table:table-cell>
          <table:table-cell office:value-type="float" office:value="2.56796319599105" calcext:value-type="float">
            <text:p>2.56796319599105</text:p>
          </table:table-cell>
          <table:table-cell office:value-type="string" calcext:value-type="string">
            <text:p><text:s/>https://leetcode.com/problems/longest-univalue-path</text:p>
          </table:table-cell>
          <table:table-cell table:number-columns-repeated="16378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Knight Probability in Chessboard</text:p>
          </table:table-cell>
          <table:table-cell office:value-type="string" calcext:value-type="string">
            <text:p>48.9%</text:p>
          </table:table-cell>
          <table:table-cell office:value-type="string" calcext:value-type="string">
            <text:p>Medium</text:p>
          </table:table-cell>
          <table:table-cell office:value-type="float" office:value="1.24997977716358" calcext:value-type="float">
            <text:p>1.24997977716358</text:p>
          </table:table-cell>
          <table:table-cell office:value-type="string" calcext:value-type="string">
            <text:p><text:s/>https://leetcode.com/problems/knight-probability-in-chessboard</text:p>
          </table:table-cell>
          <table:table-cell table:number-columns-repeated="1637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Maximum Sum of 3 Non-Overlapping Subarrays</text:p>
          </table:table-cell>
          <table:table-cell office:value-type="string" calcext:value-type="string">
            <text:p>46.3%</text:p>
          </table:table-cell>
          <table:table-cell office:value-type="string" calcext:value-type="string">
            <text:p>Hard</text:p>
          </table:table-cell>
          <table:table-cell office:value-type="float" office:value="0.354898218567582" calcext:value-type="float">
            <text:p>0.354898218567582</text:p>
          </table:table-cell>
          <table:table-cell office:value-type="string" calcext:value-type="string">
            <text:p><text:s/>https://leetcode.com/problems/maximum-sum-of-3-non-overlapping-subarrays</text:p>
          </table:table-cell>
          <table:table-cell table:number-columns-repeated="16378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Employee Importance</text:p>
          </table:table-cell>
          <table:table-cell office:value-type="string" calcext:value-type="string">
            <text:p>57.3%</text:p>
          </table:table-cell>
          <table:table-cell office:value-type="string" calcext:value-type="string">
            <text:p>Easy</text:p>
          </table:table-cell>
          <table:table-cell office:value-type="float" office:value="0.474471472049461" calcext:value-type="float">
            <text:p>0.474471472049461</text:p>
          </table:table-cell>
          <table:table-cell office:value-type="string" calcext:value-type="string">
            <text:p><text:s/>https://leetcode.com/problems/employee-importance</text:p>
          </table:table-cell>
          <table:table-cell table:number-columns-repeated="1637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Top K Frequent Words</text:p>
          </table:table-cell>
          <table:table-cell office:value-type="string" calcext:value-type="string">
            <text:p>51.8%</text:p>
          </table:table-cell>
          <table:table-cell office:value-type="string" calcext:value-type="string">
            <text:p>Medium</text:p>
          </table:table-cell>
          <table:table-cell office:value-type="float" office:value="0.821975907161961" calcext:value-type="float">
            <text:p>0.821975907161961</text:p>
          </table:table-cell>
          <table:table-cell office:value-type="string" calcext:value-type="string">
            <text:p><text:s/>https://leetcode.com/problems/top-k-frequent-words</text:p>
          </table:table-cell>
          <table:table-cell table:number-columns-repeated="16378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Number of Distinct Islands</text:p>
          </table:table-cell>
          <table:table-cell office:value-type="string" calcext:value-type="string">
            <text:p>56.0%</text:p>
          </table:table-cell>
          <table:table-cell office:value-type="string" calcext:value-type="string">
            <text:p>Medium</text:p>
          </table:table-cell>
          <table:table-cell office:value-type="float" office:value="0.51581316527703" calcext:value-type="float">
            <text:p>0.51581316527703</text:p>
          </table:table-cell>
          <table:table-cell office:value-type="string" calcext:value-type="string">
            <text:p><text:s/>https://leetcode.com/problems/number-of-distinct-islands</text:p>
          </table:table-cell>
          <table:table-cell table:number-columns-repeated="1637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ax Area of Island</text:p>
          </table:table-cell>
          <table:table-cell office:value-type="string" calcext:value-type="string">
            <text:p>62.7%</text:p>
          </table:table-cell>
          <table:table-cell office:value-type="string" calcext:value-type="string">
            <text:p>Medium</text:p>
          </table:table-cell>
          <table:table-cell office:value-type="float" office:value="1.20202389078713" calcext:value-type="float">
            <text:p>1.20202389078713</text:p>
          </table:table-cell>
          <table:table-cell office:value-type="string" calcext:value-type="string">
            <text:p><text:s/>https://leetcode.com/problems/max-area-of-island</text:p>
          </table:table-cell>
          <table:table-cell table:number-columns-repeated="16378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artition to K Equal Sum Subsets</text:p>
          </table:table-cell>
          <table:table-cell office:value-type="string" calcext:value-type="string">
            <text:p>45.0%</text:p>
          </table:table-cell>
          <table:table-cell office:value-type="string" calcext:value-type="string">
            <text:p>Medium</text:p>
          </table:table-cell>
          <table:table-cell office:value-type="float" office:value="0.427258589274767" calcext:value-type="float">
            <text:p>0.427258589274767</text:p>
          </table:table-cell>
          <table:table-cell office:value-type="string" calcext:value-type="string">
            <text:p><text:s/>https://leetcode.com/problems/partition-to-k-equal-sum-subsets</text:p>
          </table:table-cell>
          <table:table-cell table:number-columns-repeated="1637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earch in a Binary Search Tree</text:p>
          </table:table-cell>
          <table:table-cell office:value-type="string" calcext:value-type="string">
            <text:p>73.1%</text:p>
          </table:table-cell>
          <table:table-cell office:value-type="string" calcext:value-type="string">
            <text:p>Easy</text:p>
          </table:table-cell>
          <table:table-cell office:value-type="float" office:value="0.00851250086017123" calcext:value-type="float">
            <text:p>0.00851250086017123</text:p>
          </table:table-cell>
          <table:table-cell office:value-type="string" calcext:value-type="string">
            <text:p><text:s/>https://leetcode.com/problems/search-in-a-binary-search-tree</text:p>
          </table:table-cell>
          <table:table-cell table:number-columns-repeated="1637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nsert into a Binary Search Tree</text:p>
          </table:table-cell>
          <table:table-cell office:value-type="string" calcext:value-type="string">
            <text:p>77.7%</text:p>
          </table:table-cell>
          <table:table-cell office:value-type="string" calcext:value-type="string">
            <text:p>Medium</text:p>
          </table:table-cell>
          <table:table-cell office:value-type="float" office:value="0.0932816010706959" calcext:value-type="float">
            <text:p>0.0932816010706959</text:p>
          </table:table-cell>
          <table:table-cell office:value-type="string" calcext:value-type="string">
            <text:p><text:s/>https://leetcode.com/problems/insert-into-a-binary-search-tree</text:p>
          </table:table-cell>
          <table:table-cell table:number-columns-repeated="16378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earch in a Sorted Array of Unknown Size</text:p>
          </table:table-cell>
          <table:table-cell office:value-type="string" calcext:value-type="string">
            <text:p>66.9%</text:p>
          </table:table-cell>
          <table:table-cell office:value-type="string" calcext:value-type="string">
            <text:p>Medium</text:p>
          </table:table-cell>
          <table:table-cell office:value-type="float" office:value="1.213288880529" calcext:value-type="float">
            <text:p>1.213288880529</text:p>
          </table:table-cell>
          <table:table-cell office:value-type="string" calcext:value-type="string">
            <text:p><text:s/>https://leetcode.com/problems/search-in-a-sorted-array-of-unknown-size</text:p>
          </table:table-cell>
          <table:table-cell table:number-columns-repeated="1637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49.7%</text:p>
          </table:table-cell>
          <table:table-cell office:value-type="string" calcext:value-type="string">
            <text:p>Easy</text:p>
          </table:table-cell>
          <table:table-cell office:value-type="float" office:value="0.300026834975862" calcext:value-type="float">
            <text:p>0.300026834975862</text:p>
          </table:table-cell>
          <table:table-cell office:value-type="string" calcext:value-type="string">
            <text:p><text:s/>https://leetcode.com/problems/kth-largest-element-in-a-stream</text:p>
          </table:table-cell>
          <table:table-cell table:number-columns-repeated="1637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esign HashSet</text:p>
          </table:table-cell>
          <table:table-cell office:value-type="string" calcext:value-type="string">
            <text:p>64.3%</text:p>
          </table:table-cell>
          <table:table-cell office:value-type="string" calcext:value-type="string">
            <text:p>Easy</text:p>
          </table:table-cell>
          <table:table-cell office:value-type="float" office:value="0.195783023138287" calcext:value-type="float">
            <text:p>0.195783023138287</text:p>
          </table:table-cell>
          <table:table-cell office:value-type="string" calcext:value-type="string">
            <text:p><text:s/>https://leetcode.com/problems/design-hashset</text:p>
          </table:table-cell>
          <table:table-cell table:number-columns-repeated="16378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Design HashMap</text:p>
          </table:table-cell>
          <table:table-cell office:value-type="string" calcext:value-type="string">
            <text:p>61.3%</text:p>
          </table:table-cell>
          <table:table-cell office:value-type="string" calcext:value-type="string">
            <text:p>Easy</text:p>
          </table:table-cell>
          <table:table-cell office:value-type="float" office:value="0.306079437591497" calcext:value-type="float">
            <text:p>0.306079437591497</text:p>
          </table:table-cell>
          <table:table-cell office:value-type="string" calcext:value-type="string">
            <text:p><text:s/>https://leetcode.com/problems/design-hashmap</text:p>
          </table:table-cell>
          <table:table-cell table:number-columns-repeated="16378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Insert into a Sorted Circular Linked List</text:p>
          </table:table-cell>
          <table:table-cell office:value-type="string" calcext:value-type="string">
            <text:p>31.6%</text:p>
          </table:table-cell>
          <table:table-cell office:value-type="string" calcext:value-type="string">
            <text:p>Medium</text:p>
          </table:table-cell>
          <table:table-cell office:value-type="float" office:value="1.75137713178237" calcext:value-type="float">
            <text:p>1.75137713178237</text:p>
          </table:table-cell>
          <table:table-cell office:value-type="string" calcext:value-type="string">
            <text:p><text:s/>https://leetcode.com/problems/insert-into-a-sorted-circular-linked-list</text:p>
          </table:table-cell>
          <table:table-cell table:number-columns-repeated="1637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o Lower Case</text:p>
          </table:table-cell>
          <table:table-cell office:value-type="string" calcext:value-type="string">
            <text:p>79.3%</text:p>
          </table:table-cell>
          <table:table-cell office:value-type="string" calcext:value-type="string">
            <text:p>Easy</text:p>
          </table:table-cell>
          <table:table-cell office:value-type="float" office:value="0.0278053130803368" calcext:value-type="float">
            <text:p>0.0278053130803368</text:p>
          </table:table-cell>
          <table:table-cell office:value-type="string" calcext:value-type="string">
            <text:p><text:s/>https://leetcode.com/problems/to-lower-case</text:p>
          </table:table-cell>
          <table:table-cell table:number-columns-repeated="16378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Random Pick with Blacklist</text:p>
          </table:table-cell>
          <table:table-cell office:value-type="string" calcext:value-type="string">
            <text:p>32.5%</text:p>
          </table:table-cell>
          <table:table-cell office:value-type="string" calcext:value-type="string">
            <text:p>Hard</text:p>
          </table:table-cell>
          <table:table-cell office:value-type="float" office:value="1.63554053633674" calcext:value-type="float">
            <text:p>1.63554053633674</text:p>
          </table:table-cell>
          <table:table-cell office:value-type="string" calcext:value-type="string">
            <text:p><text:s/>https://leetcode.com/problems/random-pick-with-blacklist</text:p>
          </table:table-cell>
          <table:table-cell table:number-columns-repeated="1637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ubarray Product Less Than K</text:p>
          </table:table-cell>
          <table:table-cell office:value-type="string" calcext:value-type="string">
            <text:p>39.1%</text:p>
          </table:table-cell>
          <table:table-cell office:value-type="string" calcext:value-type="string">
            <text:p>Medium</text:p>
          </table:table-cell>
          <table:table-cell office:value-type="float" office:value="0.145435831984228" calcext:value-type="float">
            <text:p>0.145435831984228</text:p>
          </table:table-cell>
          <table:table-cell office:value-type="string" calcext:value-type="string">
            <text:p><text:s/>https://leetcode.com/problems/subarray-product-less-than-k</text:p>
          </table:table-cell>
          <table:table-cell table:number-columns-repeated="16378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Best Time to Buy and Sell Stock with Transaction Fee</text:p>
          </table:table-cell>
          <table:table-cell office:value-type="string" calcext:value-type="string">
            <text:p>54.7%</text:p>
          </table:table-cell>
          <table:table-cell office:value-type="string" calcext:value-type="string">
            <text:p>Medium</text:p>
          </table:table-cell>
          <table:table-cell office:value-type="float" office:value="0.199665670251927" calcext:value-type="float">
            <text:p>0.199665670251927</text:p>
          </table:table-cell>
          <table:table-cell office:value-type="string" calcext:value-type="string">
            <text:p><text:s/>https://leetcode.com/problems/best-time-to-buy-and-sell-stock-with-transaction-fee</text:p>
          </table:table-cell>
          <table:table-cell table:number-columns-repeated="1637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Range Module</text:p>
          </table:table-cell>
          <table:table-cell office:value-type="string" calcext:value-type="string">
            <text:p>38.5%</text:p>
          </table:table-cell>
          <table:table-cell office:value-type="string" calcext:value-type="string">
            <text:p>Hard</text:p>
          </table:table-cell>
          <table:table-cell office:value-type="float" office:value="2.51590275015696" calcext:value-type="float">
            <text:p>2.51590275015696</text:p>
          </table:table-cell>
          <table:table-cell office:value-type="string" calcext:value-type="string">
            <text:p><text:s/>https://leetcode.com/problems/range-module</text:p>
          </table:table-cell>
          <table:table-cell table:number-columns-repeated="16378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Max Stack</text:p>
          </table:table-cell>
          <table:table-cell office:value-type="string" calcext:value-type="string">
            <text:p>42.6%</text:p>
          </table:table-cell>
          <table:table-cell office:value-type="string" calcext:value-type="string">
            <text:p>Easy</text:p>
          </table:table-cell>
          <table:table-cell office:value-type="float" office:value="0.428107584857924" calcext:value-type="float">
            <text:p>0.428107584857924</text:p>
          </table:table-cell>
          <table:table-cell office:value-type="string" calcext:value-type="string">
            <text:p><text:s/>https://leetcode.com/problems/max-stack</text:p>
          </table:table-cell>
          <table:table-cell table:number-columns-repeated="1637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1-bit and 2-bit Characters</text:p>
          </table:table-cell>
          <table:table-cell office:value-type="string" calcext:value-type="string">
            <text:p>48.8%</text:p>
          </table:table-cell>
          <table:table-cell office:value-type="string" calcext:value-type="string">
            <text:p>Easy</text:p>
          </table:table-cell>
          <table:table-cell office:value-type="float" office:value="0.097459906106453" calcext:value-type="float">
            <text:p>0.097459906106453</text:p>
          </table:table-cell>
          <table:table-cell office:value-type="string" calcext:value-type="string">
            <text:p><text:s/>https://leetcode.com/problems/1-bit-and-2-bit-characters</text:p>
          </table:table-cell>
          <table:table-cell table:number-columns-repeated="1637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ind K-th Smallest Pair Distance</text:p>
          </table:table-cell>
          <table:table-cell office:value-type="string" calcext:value-type="string">
            <text:p>31.5%</text:p>
          </table:table-cell>
          <table:table-cell office:value-type="string" calcext:value-type="string">
            <text:p>Hard</text:p>
          </table:table-cell>
          <table:table-cell office:value-type="float" office:value="0.403163611119885" calcext:value-type="float">
            <text:p>0.403163611119885</text:p>
          </table:table-cell>
          <table:table-cell office:value-type="string" calcext:value-type="string">
            <text:p><text:s/>https://leetcode.com/problems/find-k-th-smallest-pair-distance</text:p>
          </table:table-cell>
          <table:table-cell table:number-columns-repeated="16378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Longest Word in Dictionary</text:p>
          </table:table-cell>
          <table:table-cell office:value-type="string" calcext:value-type="string">
            <text:p>48.2%</text:p>
          </table:table-cell>
          <table:table-cell office:value-type="string" calcext:value-type="string">
            <text:p>Easy</text:p>
          </table:table-cell>
          <table:table-cell office:value-type="float" office:value="0.73740927078918" calcext:value-type="float">
            <text:p>0.73740927078918</text:p>
          </table:table-cell>
          <table:table-cell office:value-type="string" calcext:value-type="string">
            <text:p><text:s/>https://leetcode.com/problems/longest-word-in-dictionary</text:p>
          </table:table-cell>
          <table:table-cell table:number-columns-repeated="1637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Accounts Merge</text:p>
          </table:table-cell>
          <table:table-cell office:value-type="string" calcext:value-type="string">
            <text:p>48.8%</text:p>
          </table:table-cell>
          <table:table-cell office:value-type="string" calcext:value-type="string">
            <text:p>Medium</text:p>
          </table:table-cell>
          <table:table-cell office:value-type="float" office:value="0.933866541008227" calcext:value-type="float">
            <text:p>0.933866541008227</text:p>
          </table:table-cell>
          <table:table-cell office:value-type="string" calcext:value-type="string">
            <text:p><text:s/>https://leetcode.com/problems/accounts-merge</text:p>
          </table:table-cell>
          <table:table-cell table:number-columns-repeated="1637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emove Comments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Medium</text:p>
          </table:table-cell>
          <table:table-cell office:value-type="float" office:value="2.39129956434935" calcext:value-type="float">
            <text:p>2.39129956434935</text:p>
          </table:table-cell>
          <table:table-cell office:value-type="string" calcext:value-type="string">
            <text:p><text:s/>https://leetcode.com/problems/remove-comments</text:p>
          </table:table-cell>
          <table:table-cell table:number-columns-repeated="1637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ndy Crush</text:p>
          </table:table-cell>
          <table:table-cell office:value-type="string" calcext:value-type="string">
            <text:p>69.2%</text:p>
          </table:table-cell>
          <table:table-cell office:value-type="string" calcext:value-type="string">
            <text:p>Medium</text:p>
          </table:table-cell>
          <table:table-cell office:value-type="float" office:value="2.41382932566241" calcext:value-type="float">
            <text:p>2.41382932566241</text:p>
          </table:table-cell>
          <table:table-cell office:value-type="string" calcext:value-type="string">
            <text:p><text:s/>https://leetcode.com/problems/candy-crush</text:p>
          </table:table-cell>
          <table:table-cell table:number-columns-repeated="16378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Find Pivot Index</text:p>
          </table:table-cell>
          <table:table-cell office:value-type="string" calcext:value-type="string">
            <text:p>44.0%</text:p>
          </table:table-cell>
          <table:table-cell office:value-type="string" calcext:value-type="string">
            <text:p>Easy</text:p>
          </table:table-cell>
          <table:table-cell office:value-type="float" office:value="0.814796898011764" calcext:value-type="float">
            <text:p>0.814796898011764</text:p>
          </table:table-cell>
          <table:table-cell office:value-type="string" calcext:value-type="string">
            <text:p><text:s/>https://leetcode.com/problems/find-pivot-index</text:p>
          </table:table-cell>
          <table:table-cell table:number-columns-repeated="16378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umber of Atoms</text:p>
          </table:table-cell>
          <table:table-cell office:value-type="string" calcext:value-type="string">
            <text:p>49.0%</text:p>
          </table:table-cell>
          <table:table-cell office:value-type="string" calcext:value-type="string">
            <text:p>Hard</text:p>
          </table:table-cell>
          <table:table-cell office:value-type="float" office:value="0.344429217521795" calcext:value-type="float">
            <text:p>0.344429217521795</text:p>
          </table:table-cell>
          <table:table-cell office:value-type="string" calcext:value-type="string">
            <text:p><text:s/>https://leetcode.com/problems/number-of-atoms</text:p>
          </table:table-cell>
          <table:table-cell table:number-columns-repeated="1637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inimum Window Subsequence</text:p>
          </table:table-cell>
          <table:table-cell office:value-type="string" calcext:value-type="string">
            <text:p>41.8%</text:p>
          </table:table-cell>
          <table:table-cell office:value-type="string" calcext:value-type="string">
            <text:p>Hard</text:p>
          </table:table-cell>
          <table:table-cell office:value-type="float" office:value="2.95452690829827" calcext:value-type="float">
            <text:p>2.95452690829827</text:p>
          </table:table-cell>
          <table:table-cell office:value-type="string" calcext:value-type="string">
            <text:p><text:s/>https://leetcode.com/problems/minimum-window-subsequence</text:p>
          </table:table-cell>
          <table:table-cell table:number-columns-repeated="1637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y Calendar I</text:p>
          </table:table-cell>
          <table:table-cell office:value-type="string" calcext:value-type="string">
            <text:p>51.8%</text:p>
          </table:table-cell>
          <table:table-cell office:value-type="string" calcext:value-type="string">
            <text:p>Medium</text:p>
          </table:table-cell>
          <table:table-cell office:value-type="float" office:value="2.35128690623353" calcext:value-type="float">
            <text:p>2.35128690623353</text:p>
          </table:table-cell>
          <table:table-cell office:value-type="string" calcext:value-type="string">
            <text:p><text:s/>https://leetcode.com/problems/my-calendar-i</text:p>
          </table:table-cell>
          <table:table-cell table:number-columns-repeated="16378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 Different Palindromic Subsequences</text:p>
          </table:table-cell>
          <table:table-cell office:value-type="string" calcext:value-type="string">
            <text:p>41.8%</text:p>
          </table:table-cell>
          <table:table-cell office:value-type="string" calcext:value-type="string">
            <text:p>Hard</text:p>
          </table:table-cell>
          <table:table-cell office:value-type="float" office:value="0.27443684570176" calcext:value-type="float">
            <text:p>0.27443684570176</text:p>
          </table:table-cell>
          <table:table-cell office:value-type="string" calcext:value-type="string">
            <text:p><text:s/>https://leetcode.com/problems/count-different-palindromic-subsequences</text:p>
          </table:table-cell>
          <table:table-cell table:number-columns-repeated="1637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y Calendar II</text:p>
          </table:table-cell>
          <table:table-cell office:value-type="string" calcext:value-type="string">
            <text:p>49.1%</text:p>
          </table:table-cell>
          <table:table-cell office:value-type="string" calcext:value-type="string">
            <text:p>Medium</text:p>
          </table:table-cell>
          <table:table-cell office:value-type="float" office:value="2.89406861977749" calcext:value-type="float">
            <text:p>2.89406861977749</text:p>
          </table:table-cell>
          <table:table-cell office:value-type="string" calcext:value-type="string">
            <text:p><text:s/>https://leetcode.com/problems/my-calendar-ii</text:p>
          </table:table-cell>
          <table:table-cell table:number-columns-repeated="16378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y Calendar III</text:p>
          </table:table-cell>
          <table:table-cell office:value-type="string" calcext:value-type="string">
            <text:p>60.0%</text:p>
          </table:table-cell>
          <table:table-cell office:value-type="string" calcext:value-type="string">
            <text:p>Hard</text:p>
          </table:table-cell>
          <table:table-cell office:value-type="float" office:value="0.828692672556169" calcext:value-type="float">
            <text:p>0.828692672556169</text:p>
          </table:table-cell>
          <table:table-cell office:value-type="string" calcext:value-type="string">
            <text:p><text:s/>https://leetcode.com/problems/my-calendar-iii</text:p>
          </table:table-cell>
          <table:table-cell table:number-columns-repeated="1637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Flood Fill</text:p>
          </table:table-cell>
          <table:table-cell office:value-type="string" calcext:value-type="string">
            <text:p>55.3%</text:p>
          </table:table-cell>
          <table:table-cell office:value-type="string" calcext:value-type="string">
            <text:p>Easy</text:p>
          </table:table-cell>
          <table:table-cell office:value-type="float" office:value="0.54345168666067" calcext:value-type="float">
            <text:p>0.54345168666067</text:p>
          </table:table-cell>
          <table:table-cell office:value-type="string" calcext:value-type="string">
            <text:p><text:s/>https://leetcode.com/problems/flood-fill</text:p>
          </table:table-cell>
          <table:table-cell table:number-columns-repeated="1637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entence Similarity</text:p>
          </table:table-cell>
          <table:table-cell office:value-type="string" calcext:value-type="string">
            <text:p>42.1%</text:p>
          </table:table-cell>
          <table:table-cell office:value-type="string" calcext:value-type="string">
            <text:p>Easy</text:p>
          </table:table-cell>
          <table:table-cell office:value-type="float" office:value="3.67790395006293" calcext:value-type="float">
            <text:p>3.67790395006293</text:p>
          </table:table-cell>
          <table:table-cell office:value-type="string" calcext:value-type="string">
            <text:p><text:s/>https://leetcode.com/problems/sentence-similarity</text:p>
          </table:table-cell>
          <table:table-cell table:number-columns-repeated="1637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Asteroid Collision</text:p>
          </table:table-cell>
          <table:table-cell office:value-type="string" calcext:value-type="string">
            <text:p>41.0%</text:p>
          </table:table-cell>
          <table:table-cell office:value-type="string" calcext:value-type="string">
            <text:p>Medium</text:p>
          </table:table-cell>
          <table:table-cell office:value-type="float" office:value="0.0954239519189023" calcext:value-type="float">
            <text:p>0.0954239519189023</text:p>
          </table:table-cell>
          <table:table-cell office:value-type="string" calcext:value-type="string">
            <text:p><text:s/>https://leetcode.com/problems/asteroid-collision</text:p>
          </table:table-cell>
          <table:table-cell table:number-columns-repeated="16378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Parse Lisp Expression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Hard</text:p>
          </table:table-cell>
          <table:table-cell office:value-type="float" office:value="2.95936462938312" calcext:value-type="float">
            <text:p>2.95936462938312</text:p>
          </table:table-cell>
          <table:table-cell office:value-type="string" calcext:value-type="string">
            <text:p><text:s/>https://leetcode.com/problems/parse-lisp-expression</text:p>
          </table:table-cell>
          <table:table-cell table:number-columns-repeated="1637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entence Similarity II</text:p>
          </table:table-cell>
          <table:table-cell office:value-type="string" calcext:value-type="string">
            <text:p>45.8%</text:p>
          </table:table-cell>
          <table:table-cell office:value-type="string" calcext:value-type="string">
            <text:p>Medium</text:p>
          </table:table-cell>
          <table:table-cell office:value-type="float" office:value="3.55656312846758" calcext:value-type="float">
            <text:p>3.55656312846758</text:p>
          </table:table-cell>
          <table:table-cell office:value-type="string" calcext:value-type="string">
            <text:p><text:s/>https://leetcode.com/problems/sentence-similarity-ii</text:p>
          </table:table-cell>
          <table:table-cell table:number-columns-repeated="1637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Daily Temperatures</text:p>
          </table:table-cell>
          <table:table-cell office:value-type="string" calcext:value-type="string">
            <text:p>63.3%</text:p>
          </table:table-cell>
          <table:table-cell office:value-type="string" calcext:value-type="string">
            <text:p>Medium</text:p>
          </table:table-cell>
          <table:table-cell office:value-type="float" office:value="0.847369880552881" calcext:value-type="float">
            <text:p>0.847369880552881</text:p>
          </table:table-cell>
          <table:table-cell office:value-type="string" calcext:value-type="string">
            <text:p><text:s/>https://leetcode.com/problems/daily-temperatures</text:p>
          </table:table-cell>
          <table:table-cell table:number-columns-repeated="1637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herry Pickup</text:p>
          </table:table-cell>
          <table:table-cell office:value-type="string" calcext:value-type="string">
            <text:p>33.9%</text:p>
          </table:table-cell>
          <table:table-cell office:value-type="string" calcext:value-type="string">
            <text:p>Hard</text:p>
          </table:table-cell>
          <table:table-cell office:value-type="float" office:value="0.420850026947644" calcext:value-type="float">
            <text:p>0.420850026947644</text:p>
          </table:table-cell>
          <table:table-cell office:value-type="string" calcext:value-type="string">
            <text:p><text:s/>https://leetcode.com/problems/cherry-pickup</text:p>
          </table:table-cell>
          <table:table-cell table:number-columns-repeated="16378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losest Leaf in a Binary Tree</text:p>
          </table:table-cell>
          <table:table-cell office:value-type="string" calcext:value-type="string">
            <text:p>43.6%</text:p>
          </table:table-cell>
          <table:table-cell office:value-type="string" calcext:value-type="string">
            <text:p>Medium</text:p>
          </table:table-cell>
          <table:table-cell office:value-type="float" office:value="0.719122666963206" calcext:value-type="float">
            <text:p>0.719122666963206</text:p>
          </table:table-cell>
          <table:table-cell office:value-type="string" calcext:value-type="string">
            <text:p><text:s/>https://leetcode.com/problems/closest-leaf-in-a-binary-tree</text:p>
          </table:table-cell>
          <table:table-cell table:number-columns-repeated="1637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Network Delay Time</text:p>
          </table:table-cell>
          <table:table-cell office:value-type="string" calcext:value-type="string">
            <text:p>45.0%</text:p>
          </table:table-cell>
          <table:table-cell office:value-type="string" calcext:value-type="string">
            <text:p>Medium</text:p>
          </table:table-cell>
          <table:table-cell office:value-type="float" office:value="1.89546744995499" calcext:value-type="float">
            <text:p>1.89546744995499</text:p>
          </table:table-cell>
          <table:table-cell office:value-type="string" calcext:value-type="string">
            <text:p><text:s/>https://leetcode.com/problems/network-delay-time</text:p>
          </table:table-cell>
          <table:table-cell table:number-columns-repeated="1637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refix and Suffix Search</text:p>
          </table:table-cell>
          <table:table-cell office:value-type="string" calcext:value-type="string">
            <text:p>34.1%</text:p>
          </table:table-cell>
          <table:table-cell office:value-type="string" calcext:value-type="string">
            <text:p>Hard</text:p>
          </table:table-cell>
          <table:table-cell office:value-type="float" office:value="2.16123097468831" calcext:value-type="float">
            <text:p>2.16123097468831</text:p>
          </table:table-cell>
          <table:table-cell office:value-type="string" calcext:value-type="string">
            <text:p><text:s/>https://leetcode.com/problems/prefix-and-suffix-search</text:p>
          </table:table-cell>
          <table:table-cell table:number-columns-repeated="1637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Largest Number At Least Twice of Others</text:p>
          </table:table-cell>
          <table:table-cell office:value-type="string" calcext:value-type="string">
            <text:p>42.0%</text:p>
          </table:table-cell>
          <table:table-cell office:value-type="string" calcext:value-type="string">
            <text:p>Easy</text:p>
          </table:table-cell>
          <table:table-cell office:value-type="float" office:value="0.237328186306166" calcext:value-type="float">
            <text:p>0.237328186306166</text:p>
          </table:table-cell>
          <table:table-cell office:value-type="string" calcext:value-type="string">
            <text:p><text:s/>https://leetcode.com/problems/largest-number-at-least-twice-of-others</text:p>
          </table:table-cell>
          <table:table-cell table:number-columns-repeated="1637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hortest Completing Word</text:p>
          </table:table-cell>
          <table:table-cell office:value-type="string" calcext:value-type="string">
            <text:p>56.7%</text:p>
          </table:table-cell>
          <table:table-cell office:value-type="string" calcext:value-type="string">
            <text:p>Easy</text:p>
          </table:table-cell>
          <table:table-cell office:value-type="float" office:value="0.667761715865775" calcext:value-type="float">
            <text:p>0.667761715865775</text:p>
          </table:table-cell>
          <table:table-cell office:value-type="string" calcext:value-type="string">
            <text:p><text:s/>https://leetcode.com/problems/shortest-completing-word</text:p>
          </table:table-cell>
          <table:table-cell table:number-columns-repeated="16378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umber Of Corner Rectangles</text:p>
          </table:table-cell>
          <table:table-cell office:value-type="string" calcext:value-type="string">
            <text:p>66.4%</text:p>
          </table:table-cell>
          <table:table-cell office:value-type="string" calcext:value-type="string">
            <text:p>Medium</text:p>
          </table:table-cell>
          <table:table-cell office:value-type="float" office:value="3.2461546717212" calcext:value-type="float">
            <text:p>3.2461546717212</text:p>
          </table:table-cell>
          <table:table-cell office:value-type="string" calcext:value-type="string">
            <text:p><text:s/>https://leetcode.com/problems/number-of-corner-rectangles</text:p>
          </table:table-cell>
          <table:table-cell table:number-columns-repeated="1637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Open the Lock</text:p>
          </table:table-cell>
          <table:table-cell office:value-type="string" calcext:value-type="string">
            <text:p>51.8%</text:p>
          </table:table-cell>
          <table:table-cell office:value-type="string" calcext:value-type="string">
            <text:p>Medium</text:p>
          </table:table-cell>
          <table:table-cell office:value-type="float" office:value="1.88714507376796" calcext:value-type="float">
            <text:p>1.88714507376796</text:p>
          </table:table-cell>
          <table:table-cell office:value-type="string" calcext:value-type="string">
            <text:p><text:s/>https://leetcode.com/problems/open-the-lock</text:p>
          </table:table-cell>
          <table:table-cell table:number-columns-repeated="1637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racking the Safe</text:p>
          </table:table-cell>
          <table:table-cell office:value-type="string" calcext:value-type="string">
            <text:p>50.5%</text:p>
          </table:table-cell>
          <table:table-cell office:value-type="string" calcext:value-type="string">
            <text:p>Hard</text:p>
          </table:table-cell>
          <table:table-cell office:value-type="float" office:value="4.69978681275896" calcext:value-type="float">
            <text:p>4.69978681275896</text:p>
          </table:table-cell>
          <table:table-cell office:value-type="string" calcext:value-type="string">
            <text:p><text:s/>https://leetcode.com/problems/cracking-the-safe</text:p>
          </table:table-cell>
          <table:table-cell table:number-columns-repeated="1637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Pyramid Transition Matrix</text:p>
          </table:table-cell>
          <table:table-cell office:value-type="string" calcext:value-type="string">
            <text:p>54.6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pyramid-transition-matrix</text:p>
          </table:table-cell>
          <table:table-cell table:number-columns-repeated="1637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Bold Words in String</text:p>
          </table:table-cell>
          <table:table-cell office:value-type="string" calcext:value-type="string">
            <text:p>46.0%</text:p>
          </table:table-cell>
          <table:table-cell office:value-type="string" calcext:value-type="string">
            <text:p>Easy</text:p>
          </table:table-cell>
          <table:table-cell office:value-type="float" office:value="0.283575290499128" calcext:value-type="float">
            <text:p>0.283575290499128</text:p>
          </table:table-cell>
          <table:table-cell office:value-type="string" calcext:value-type="string">
            <text:p><text:s/>https://leetcode.com/problems/bold-words-in-string</text:p>
          </table:table-cell>
          <table:table-cell table:number-columns-repeated="1637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Employee Free Time</text:p>
          </table:table-cell>
          <table:table-cell office:value-type="string" calcext:value-type="string">
            <text:p>66.3%</text:p>
          </table:table-cell>
          <table:table-cell office:value-type="string" calcext:value-type="string">
            <text:p>Hard</text:p>
          </table:table-cell>
          <table:table-cell office:value-type="float" office:value="0.697496364178447" calcext:value-type="float">
            <text:p>0.697496364178447</text:p>
          </table:table-cell>
          <table:table-cell office:value-type="string" calcext:value-type="string">
            <text:p><text:s/>https://leetcode.com/problems/employee-free-time</text:p>
          </table:table-cell>
          <table:table-cell table:number-columns-repeated="16378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ind Anagram Mappings</text:p>
          </table:table-cell>
          <table:table-cell office:value-type="string" calcext:value-type="string">
            <text:p>81.1%</text:p>
          </table:table-cell>
          <table:table-cell office:value-type="string" calcext:value-type="string">
            <text:p>Easy</text:p>
          </table:table-cell>
          <table:table-cell office:value-type="float" office:value="1.28919687074147" calcext:value-type="float">
            <text:p>1.28919687074147</text:p>
          </table:table-cell>
          <table:table-cell office:value-type="string" calcext:value-type="string">
            <text:p><text:s/>https://leetcode.com/problems/find-anagram-mappings</text:p>
          </table:table-cell>
          <table:table-cell table:number-columns-repeated="16378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Largest Plus Sign</text:p>
          </table:table-cell>
          <table:table-cell office:value-type="string" calcext:value-type="string">
            <text:p>46.0%</text:p>
          </table:table-cell>
          <table:table-cell office:value-type="string" calcext:value-type="string">
            <text:p>Medium</text:p>
          </table:table-cell>
          <table:table-cell office:value-type="float" office:value="0.26159729523649" calcext:value-type="float">
            <text:p>0.26159729523649</text:p>
          </table:table-cell>
          <table:table-cell office:value-type="string" calcext:value-type="string">
            <text:p><text:s/>https://leetcode.com/problems/largest-plus-sign</text:p>
          </table:table-cell>
          <table:table-cell table:number-columns-repeated="1637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ouples Holding Hands</text:p>
          </table:table-cell>
          <table:table-cell office:value-type="string" calcext:value-type="string">
            <text:p>54.3%</text:p>
          </table:table-cell>
          <table:table-cell office:value-type="string" calcext:value-type="string">
            <text:p>Hard</text:p>
          </table:table-cell>
          <table:table-cell office:value-type="float" office:value="0.273806725958164" calcext:value-type="float">
            <text:p>0.273806725958164</text:p>
          </table:table-cell>
          <table:table-cell office:value-type="string" calcext:value-type="string">
            <text:p><text:s/>https://leetcode.com/problems/couples-holding-hands</text:p>
          </table:table-cell>
          <table:table-cell table:number-columns-repeated="16378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Toeplitz Matrix</text:p>
          </table:table-cell>
          <table:table-cell office:value-type="string" calcext:value-type="string">
            <text:p>65.1%</text:p>
          </table:table-cell>
          <table:table-cell office:value-type="string" calcext:value-type="string">
            <text:p>Easy</text:p>
          </table:table-cell>
          <table:table-cell office:value-type="float" office:value="2.88013111193371" calcext:value-type="float">
            <text:p>2.88013111193371</text:p>
          </table:table-cell>
          <table:table-cell office:value-type="string" calcext:value-type="string">
            <text:p><text:s/>https://leetcode.com/problems/toeplitz-matrix</text:p>
          </table:table-cell>
          <table:table-cell table:number-columns-repeated="1637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Reorganize String</text:p>
          </table:table-cell>
          <table:table-cell office:value-type="string" calcext:value-type="string">
            <text:p>48.7%</text:p>
          </table:table-cell>
          <table:table-cell office:value-type="string" calcext:value-type="string">
            <text:p>Medium</text:p>
          </table:table-cell>
          <table:table-cell office:value-type="float" office:value="1.62918804078025" calcext:value-type="float">
            <text:p>1.62918804078025</text:p>
          </table:table-cell>
          <table:table-cell office:value-type="string" calcext:value-type="string">
            <text:p><text:s/>https://leetcode.com/problems/reorganize-string</text:p>
          </table:table-cell>
          <table:table-cell table:number-columns-repeated="1637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Max Chunks To Make Sorted II</text:p>
          </table:table-cell>
          <table:table-cell office:value-type="string" calcext:value-type="string">
            <text:p>48.7%</text:p>
          </table:table-cell>
          <table:table-cell office:value-type="string" calcext:value-type="string">
            <text:p>Hard</text:p>
          </table:table-cell>
          <table:table-cell office:value-type="float" office:value="0.227678706479601" calcext:value-type="float">
            <text:p>0.227678706479601</text:p>
          </table:table-cell>
          <table:table-cell office:value-type="string" calcext:value-type="string">
            <text:p><text:s/>https://leetcode.com/problems/max-chunks-to-make-sorted-ii</text:p>
          </table:table-cell>
          <table:table-cell table:number-columns-repeated="1637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Max Chunks To Make Sorted</text:p>
          </table:table-cell>
          <table:table-cell office:value-type="string" calcext:value-type="string">
            <text:p>54.8%</text:p>
          </table:table-cell>
          <table:table-cell office:value-type="string" calcext:value-type="string">
            <text:p>Medium</text:p>
          </table:table-cell>
          <table:table-cell office:value-type="float" office:value="1.66410344086496" calcext:value-type="float">
            <text:p>1.66410344086496</text:p>
          </table:table-cell>
          <table:table-cell office:value-type="string" calcext:value-type="string">
            <text:p><text:s/>https://leetcode.com/problems/max-chunks-to-make-sorted</text:p>
          </table:table-cell>
          <table:table-cell table:number-columns-repeated="16378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asic Calculator IV</text:p>
          </table:table-cell>
          <table:table-cell office:value-type="string" calcext:value-type="string">
            <text:p>48.1%</text:p>
          </table:table-cell>
          <table:table-cell office:value-type="string" calcext:value-type="string">
            <text:p>Hard</text:p>
          </table:table-cell>
          <table:table-cell office:value-type="float" office:value="0.958254930973187" calcext:value-type="float">
            <text:p>0.958254930973187</text:p>
          </table:table-cell>
          <table:table-cell office:value-type="string" calcext:value-type="string">
            <text:p><text:s/>https://leetcode.com/problems/basic-calculator-iv</text:p>
          </table:table-cell>
          <table:table-cell table:number-columns-repeated="1637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Jewels and Stones</text:p>
          </table:table-cell>
          <table:table-cell office:value-type="string" calcext:value-type="string">
            <text:p>86.4%</text:p>
          </table:table-cell>
          <table:table-cell office:value-type="string" calcext:value-type="string">
            <text:p>Easy</text:p>
          </table:table-cell>
          <table:table-cell office:value-type="float" office:value="0.71921639689921" calcext:value-type="float">
            <text:p>0.71921639689921</text:p>
          </table:table-cell>
          <table:table-cell office:value-type="string" calcext:value-type="string">
            <text:p><text:s/>https://leetcode.com/problems/jewels-and-stones</text:p>
          </table:table-cell>
          <table:table-cell table:number-columns-repeated="16378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asic Calculator III</text:p>
          </table:table-cell>
          <table:table-cell office:value-type="string" calcext:value-type="string">
            <text:p>41.3%</text:p>
          </table:table-cell>
          <table:table-cell office:value-type="string" calcext:value-type="string">
            <text:p>Hard</text:p>
          </table:table-cell>
          <table:table-cell office:value-type="float" office:value="1.93133194589594" calcext:value-type="float">
            <text:p>1.93133194589594</text:p>
          </table:table-cell>
          <table:table-cell office:value-type="string" calcext:value-type="string">
            <text:p><text:s/>https://leetcode.com/problems/basic-calculator-iii</text:p>
          </table:table-cell>
          <table:table-cell table:number-columns-repeated="1637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liding Puzzle</text:p>
          </table:table-cell>
          <table:table-cell office:value-type="string" calcext:value-type="string">
            <text:p>59.3%</text:p>
          </table:table-cell>
          <table:table-cell office:value-type="string" calcext:value-type="string">
            <text:p>Hard</text:p>
          </table:table-cell>
          <table:table-cell office:value-type="float" office:value="1.21237117402477" calcext:value-type="float">
            <text:p>1.21237117402477</text:p>
          </table:table-cell>
          <table:table-cell office:value-type="string" calcext:value-type="string">
            <text:p><text:s/>https://leetcode.com/problems/sliding-puzzle</text:p>
          </table:table-cell>
          <table:table-cell table:number-columns-repeated="16378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inimize Max Distance to Gas Station</text:p>
          </table:table-cell>
          <table:table-cell office:value-type="string" calcext:value-type="string">
            <text:p>46.9%</text:p>
          </table:table-cell>
          <table:table-cell office:value-type="string" calcext:value-type="string">
            <text:p>Hard</text:p>
          </table:table-cell>
          <table:table-cell office:value-type="float" office:value="3.70805531861931" calcext:value-type="float">
            <text:p>3.70805531861931</text:p>
          </table:table-cell>
          <table:table-cell office:value-type="string" calcext:value-type="string">
            <text:p><text:s/>https://leetcode.com/problems/minimize-max-distance-to-gas-station</text:p>
          </table:table-cell>
          <table:table-cell table:number-columns-repeated="16378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plit BST</text:p>
          </table:table-cell>
          <table:table-cell office:value-type="string" calcext:value-type="string">
            <text:p>55.8%</text:p>
          </table:table-cell>
          <table:table-cell office:value-type="string" calcext:value-type="string">
            <text:p>Medium</text:p>
          </table:table-cell>
          <table:table-cell office:value-type="float" office:value="1.55489046613487" calcext:value-type="float">
            <text:p>1.55489046613487</text:p>
          </table:table-cell>
          <table:table-cell office:value-type="string" calcext:value-type="string">
            <text:p><text:s/>https://leetcode.com/problems/split-bst</text:p>
          </table:table-cell>
          <table:table-cell table:number-columns-repeated="1637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wap Adjacent in LR String</text:p>
          </table:table-cell>
          <table:table-cell office:value-type="string" calcext:value-type="string">
            <text:p>34.8%</text:p>
          </table:table-cell>
          <table:table-cell office:value-type="string" calcext:value-type="string">
            <text:p>Medium</text:p>
          </table:table-cell>
          <table:table-cell office:value-type="float" office:value="3.10737916823655" calcext:value-type="float">
            <text:p>3.10737916823655</text:p>
          </table:table-cell>
          <table:table-cell office:value-type="string" calcext:value-type="string">
            <text:p><text:s/>https://leetcode.com/problems/swap-adjacent-in-lr-string</text:p>
          </table:table-cell>
          <table:table-cell table:number-columns-repeated="16378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wim in Rising Water</text:p>
          </table:table-cell>
          <table:table-cell office:value-type="string" calcext:value-type="string">
            <text:p>53.1%</text:p>
          </table:table-cell>
          <table:table-cell office:value-type="string" calcext:value-type="string">
            <text:p>Hard</text:p>
          </table:table-cell>
          <table:table-cell office:value-type="float" office:value="0.539824520983689" calcext:value-type="float">
            <text:p>0.539824520983689</text:p>
          </table:table-cell>
          <table:table-cell office:value-type="string" calcext:value-type="string">
            <text:p><text:s/>https://leetcode.com/problems/swim-in-rising-water</text:p>
          </table:table-cell>
          <table:table-cell table:number-columns-repeated="1637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K-th Symbol in Grammar</text:p>
          </table:table-cell>
          <table:table-cell office:value-type="string" calcext:value-type="string">
            <text:p>37.2%</text:p>
          </table:table-cell>
          <table:table-cell office:value-type="string" calcext:value-type="string">
            <text:p>Medium</text:p>
          </table:table-cell>
          <table:table-cell office:value-type="float" office:value="0.0290506994220927" calcext:value-type="float">
            <text:p>0.0290506994220927</text:p>
          </table:table-cell>
          <table:table-cell office:value-type="string" calcext:value-type="string">
            <text:p><text:s/>https://leetcode.com/problems/k-th-symbol-in-grammar</text:p>
          </table:table-cell>
          <table:table-cell table:number-columns-repeated="1637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Reaching Points</text:p>
          </table:table-cell>
          <table:table-cell office:value-type="string" calcext:value-type="string">
            <text:p>29.4%</text:p>
          </table:table-cell>
          <table:table-cell office:value-type="string" calcext:value-type="string">
            <text:p>Hard</text:p>
          </table:table-cell>
          <table:table-cell office:value-type="float" office:value="0.112337441214606" calcext:value-type="float">
            <text:p>0.112337441214606</text:p>
          </table:table-cell>
          <table:table-cell office:value-type="string" calcext:value-type="string">
            <text:p><text:s/>https://leetcode.com/problems/reaching-points</text:p>
          </table:table-cell>
          <table:table-cell table:number-columns-repeated="1637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Transform to Chessboard</text:p>
          </table:table-cell>
          <table:table-cell office:value-type="string" calcext:value-type="string">
            <text:p>46.5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transform-to-chessboard</text:p>
          </table:table-cell>
          <table:table-cell table:number-columns-repeated="1637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inimum Distance Between BST Nodes</text:p>
          </table:table-cell>
          <table:table-cell office:value-type="string" calcext:value-type="string">
            <text:p>52.6%</text:p>
          </table:table-cell>
          <table:table-cell office:value-type="string" calcext:value-type="string">
            <text:p>Easy</text:p>
          </table:table-cell>
          <table:table-cell office:value-type="float" office:value="0.0261966519465707" calcext:value-type="float">
            <text:p>0.0261966519465707</text:p>
          </table:table-cell>
          <table:table-cell office:value-type="string" calcext:value-type="string">
            <text:p><text:s/>https://leetcode.com/problems/minimum-distance-between-bst-nodes</text:p>
          </table:table-cell>
          <table:table-cell table:number-columns-repeated="1637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s Graph Bipartite?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Medium</text:p>
          </table:table-cell>
          <table:table-cell office:value-type="float" office:value="0.596847811103845" calcext:value-type="float">
            <text:p>0.596847811103845</text:p>
          </table:table-cell>
          <table:table-cell office:value-type="string" calcext:value-type="string">
            <text:p><text:s/>https://leetcode.com/problems/is-graph-bipartite</text:p>
          </table:table-cell>
          <table:table-cell table:number-columns-repeated="1637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heapest Flights Within K Stops</text:p>
          </table:table-cell>
          <table:table-cell office:value-type="string" calcext:value-type="string">
            <text:p>39.3%</text:p>
          </table:table-cell>
          <table:table-cell office:value-type="string" calcext:value-type="string">
            <text:p>Medium</text:p>
          </table:table-cell>
          <table:table-cell office:value-type="float" office:value="0.454142156503481" calcext:value-type="float">
            <text:p>0.454142156503481</text:p>
          </table:table-cell>
          <table:table-cell office:value-type="string" calcext:value-type="string">
            <text:p><text:s/>https://leetcode.com/problems/cheapest-flights-within-k-stops</text:p>
          </table:table-cell>
          <table:table-cell table:number-columns-repeated="1637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Rotated Digits</text:p>
          </table:table-cell>
          <table:table-cell office:value-type="string" calcext:value-type="string">
            <text:p>57.1%</text:p>
          </table:table-cell>
          <table:table-cell office:value-type="string" calcext:value-type="string">
            <text:p>Easy</text:p>
          </table:table-cell>
          <table:table-cell office:value-type="float" office:value="2.12835255907318" calcext:value-type="float">
            <text:p>2.12835255907318</text:p>
          </table:table-cell>
          <table:table-cell office:value-type="string" calcext:value-type="string">
            <text:p><text:s/>https://leetcode.com/problems/rotated-digits</text:p>
          </table:table-cell>
          <table:table-cell table:number-columns-repeated="1637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scape The Ghosts</text:p>
          </table:table-cell>
          <table:table-cell office:value-type="string" calcext:value-type="string">
            <text:p>57.4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escape-the-ghosts</text:p>
          </table:table-cell>
          <table:table-cell table:number-columns-repeated="16378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Domino and Tromino Tiling</text:p>
          </table:table-cell>
          <table:table-cell office:value-type="string" calcext:value-type="string">
            <text:p>39.2%</text:p>
          </table:table-cell>
          <table:table-cell office:value-type="string" calcext:value-type="string">
            <text:p>Medium</text:p>
          </table:table-cell>
          <table:table-cell office:value-type="float" office:value="0.385662480811985" calcext:value-type="float">
            <text:p>0.385662480811985</text:p>
          </table:table-cell>
          <table:table-cell office:value-type="string" calcext:value-type="string">
            <text:p><text:s/>https://leetcode.com/problems/domino-and-tromino-tiling</text:p>
          </table:table-cell>
          <table:table-cell table:number-columns-repeated="1637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ustom Sort String</text:p>
          </table:table-cell>
          <table:table-cell office:value-type="string" calcext:value-type="string">
            <text:p>65.7%</text:p>
          </table:table-cell>
          <table:table-cell office:value-type="string" calcext:value-type="string">
            <text:p>Medium</text:p>
          </table:table-cell>
          <table:table-cell office:value-type="float" office:value="0.192283549522702" calcext:value-type="float">
            <text:p>0.192283549522702</text:p>
          </table:table-cell>
          <table:table-cell office:value-type="string" calcext:value-type="string">
            <text:p><text:s/>https://leetcode.com/problems/custom-sort-string</text:p>
          </table:table-cell>
          <table:table-cell table:number-columns-repeated="16378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Number of Matching Subsequences</text:p>
          </table:table-cell>
          <table:table-cell office:value-type="string" calcext:value-type="string">
            <text:p>47.4%</text:p>
          </table:table-cell>
          <table:table-cell office:value-type="string" calcext:value-type="string">
            <text:p>Medium</text:p>
          </table:table-cell>
          <table:table-cell office:value-type="float" office:value="1.63562269142917" calcext:value-type="float">
            <text:p>1.63562269142917</text:p>
          </table:table-cell>
          <table:table-cell office:value-type="string" calcext:value-type="string">
            <text:p><text:s/>https://leetcode.com/problems/number-of-matching-subsequences</text:p>
          </table:table-cell>
          <table:table-cell table:number-columns-repeated="16378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Valid Tic-Tac-Toe State</text:p>
          </table:table-cell>
          <table:table-cell office:value-type="string" calcext:value-type="string">
            <text:p>32.6%</text:p>
          </table:table-cell>
          <table:table-cell office:value-type="string" calcext:value-type="string">
            <text:p>Medium</text:p>
          </table:table-cell>
          <table:table-cell office:value-type="float" office:value="0.625705899764413" calcext:value-type="float">
            <text:p>0.625705899764413</text:p>
          </table:table-cell>
          <table:table-cell office:value-type="string" calcext:value-type="string">
            <text:p><text:s/>https://leetcode.com/problems/valid-tic-tac-toe-state</text:p>
          </table:table-cell>
          <table:table-cell table:number-columns-repeated="1637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hampagne Tower</text:p>
          </table:table-cell>
          <table:table-cell office:value-type="string" calcext:value-type="string">
            <text:p>35.8%</text:p>
          </table:table-cell>
          <table:table-cell office:value-type="string" calcext:value-type="string">
            <text:p>Medium</text:p>
          </table:table-cell>
          <table:table-cell office:value-type="float" office:value="0.590017563763787" calcext:value-type="float">
            <text:p>0.590017563763787</text:p>
          </table:table-cell>
          <table:table-cell office:value-type="string" calcext:value-type="string">
            <text:p><text:s/>https://leetcode.com/problems/champagne-tower</text:p>
          </table:table-cell>
          <table:table-cell table:number-columns-repeated="1637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imilar RGB Color</text:p>
          </table:table-cell>
          <table:table-cell office:value-type="string" calcext:value-type="string">
            <text:p>61.4%</text:p>
          </table:table-cell>
          <table:table-cell office:value-type="string" calcext:value-type="string">
            <text:p>Easy</text:p>
          </table:table-cell>
          <table:table-cell office:value-type="float" office:value="1.86478460424294" calcext:value-type="float">
            <text:p>1.86478460424294</text:p>
          </table:table-cell>
          <table:table-cell office:value-type="string" calcext:value-type="string">
            <text:p><text:s/>https://leetcode.com/problems/similar-rgb-color</text:p>
          </table:table-cell>
          <table:table-cell table:number-columns-repeated="1637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inimum Swaps To Make Sequences Increasing</text:p>
          </table:table-cell>
          <table:table-cell office:value-type="string" calcext:value-type="string">
            <text:p>38.9%</text:p>
          </table:table-cell>
          <table:table-cell office:value-type="string" calcext:value-type="string">
            <text:p>Medium</text:p>
          </table:table-cell>
          <table:table-cell office:value-type="float" office:value="1.81396228803643" calcext:value-type="float">
            <text:p>1.81396228803643</text:p>
          </table:table-cell>
          <table:table-cell office:value-type="string" calcext:value-type="string">
            <text:p><text:s/>https://leetcode.com/problems/minimum-swaps-to-make-sequences-increasing</text:p>
          </table:table-cell>
          <table:table-cell table:number-columns-repeated="16378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Find Eventual Safe States</text:p>
          </table:table-cell>
          <table:table-cell office:value-type="string" calcext:value-type="string">
            <text:p>48.9%</text:p>
          </table:table-cell>
          <table:table-cell office:value-type="string" calcext:value-type="string">
            <text:p>Medium</text:p>
          </table:table-cell>
          <table:table-cell office:value-type="float" office:value="0.782731300163144" calcext:value-type="float">
            <text:p>0.782731300163144</text:p>
          </table:table-cell>
          <table:table-cell office:value-type="string" calcext:value-type="string">
            <text:p><text:s/>https://leetcode.com/problems/find-eventual-safe-states</text:p>
          </table:table-cell>
          <table:table-cell table:number-columns-repeated="1637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Bricks Falling When Hit</text:p>
          </table:table-cell>
          <table:table-cell office:value-type="string" calcext:value-type="string">
            <text:p>30.8%</text:p>
          </table:table-cell>
          <table:table-cell office:value-type="string" calcext:value-type="string">
            <text:p>Hard</text:p>
          </table:table-cell>
          <table:table-cell office:value-type="float" office:value="3.42685654107105" calcext:value-type="float">
            <text:p>3.42685654107105</text:p>
          </table:table-cell>
          <table:table-cell office:value-type="string" calcext:value-type="string">
            <text:p><text:s/>https://leetcode.com/problems/bricks-falling-when-hit</text:p>
          </table:table-cell>
          <table:table-cell table:number-columns-repeated="1637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Unique Morse Code Words</text:p>
          </table:table-cell>
          <table:table-cell office:value-type="string" calcext:value-type="string">
            <text:p>77.0%</text:p>
          </table:table-cell>
          <table:table-cell office:value-type="string" calcext:value-type="string">
            <text:p>Easy</text:p>
          </table:table-cell>
          <table:table-cell office:value-type="float" office:value="0.713263677264885" calcext:value-type="float">
            <text:p>0.713263677264885</text:p>
          </table:table-cell>
          <table:table-cell office:value-type="string" calcext:value-type="string">
            <text:p><text:s/>https://leetcode.com/problems/unique-morse-code-words</text:p>
          </table:table-cell>
          <table:table-cell table:number-columns-repeated="1637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plit Array With Same Average</text:p>
          </table:table-cell>
          <table:table-cell office:value-type="string" calcext:value-type="string">
            <text:p>26.4%</text:p>
          </table:table-cell>
          <table:table-cell office:value-type="string" calcext:value-type="string">
            <text:p>Hard</text:p>
          </table:table-cell>
          <table:table-cell office:value-type="float" office:value="0.544636673608948" calcext:value-type="float">
            <text:p>0.544636673608948</text:p>
          </table:table-cell>
          <table:table-cell office:value-type="string" calcext:value-type="string">
            <text:p><text:s/>https://leetcode.com/problems/split-array-with-same-average</text:p>
          </table:table-cell>
          <table:table-cell table:number-columns-repeated="16378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umber of Lines To Write String</text:p>
          </table:table-cell>
          <table:table-cell office:value-type="string" calcext:value-type="string">
            <text:p>64.9%</text:p>
          </table:table-cell>
          <table:table-cell office:value-type="string" calcext:value-type="string">
            <text:p>Easy</text:p>
          </table:table-cell>
          <table:table-cell office:value-type="float" office:value="0.562632381474848" calcext:value-type="float">
            <text:p>0.562632381474848</text:p>
          </table:table-cell>
          <table:table-cell office:value-type="string" calcext:value-type="string">
            <text:p><text:s/>https://leetcode.com/problems/number-of-lines-to-write-string</text:p>
          </table:table-cell>
          <table:table-cell table:number-columns-repeated="1637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x Increase to Keep City Skyline</text:p>
          </table:table-cell>
          <table:table-cell office:value-type="string" calcext:value-type="string">
            <text:p>83.7%</text:p>
          </table:table-cell>
          <table:table-cell office:value-type="string" calcext:value-type="string">
            <text:p>Medium</text:p>
          </table:table-cell>
          <table:table-cell office:value-type="float" office:value="1.15466144005377" calcext:value-type="float">
            <text:p>1.15466144005377</text:p>
          </table:table-cell>
          <table:table-cell office:value-type="string" calcext:value-type="string">
            <text:p><text:s/>https://leetcode.com/problems/max-increase-to-keep-city-skyline</text:p>
          </table:table-cell>
          <table:table-cell table:number-columns-repeated="16378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oup Servings</text:p>
          </table:table-cell>
          <table:table-cell office:value-type="string" calcext:value-type="string">
            <text:p>39.9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soup-servings</text:p>
          </table:table-cell>
          <table:table-cell table:number-columns-repeated="1637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Expressive Words</text:p>
          </table:table-cell>
          <table:table-cell office:value-type="string" calcext:value-type="string">
            <text:p>47.0%</text:p>
          </table:table-cell>
          <table:table-cell office:value-type="string" calcext:value-type="string">
            <text:p>Medium</text:p>
          </table:table-cell>
          <table:table-cell office:value-type="float" office:value="3.6401350499765" calcext:value-type="float">
            <text:p>3.6401350499765</text:p>
          </table:table-cell>
          <table:table-cell office:value-type="string" calcext:value-type="string">
            <text:p><text:s/>https://leetcode.com/problems/expressive-words</text:p>
          </table:table-cell>
          <table:table-cell table:number-columns-repeated="1637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ubdomain Visit Count</text:p>
          </table:table-cell>
          <table:table-cell office:value-type="string" calcext:value-type="string">
            <text:p>69.9%</text:p>
          </table:table-cell>
          <table:table-cell office:value-type="string" calcext:value-type="string">
            <text:p>Easy</text:p>
          </table:table-cell>
          <table:table-cell office:value-type="float" office:value="0.0613271156985035" calcext:value-type="float">
            <text:p>0.0613271156985035</text:p>
          </table:table-cell>
          <table:table-cell office:value-type="string" calcext:value-type="string">
            <text:p><text:s/>https://leetcode.com/problems/subdomain-visit-count</text:p>
          </table:table-cell>
          <table:table-cell table:number-columns-repeated="16378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Largest Triangle Area</text:p>
          </table:table-cell>
          <table:table-cell office:value-type="string" calcext:value-type="string">
            <text:p>58.3%</text:p>
          </table:table-cell>
          <table:table-cell office:value-type="string" calcext:value-type="string">
            <text:p>Easy</text:p>
          </table:table-cell>
          <table:table-cell office:value-type="float" office:value="0.115069329784787" calcext:value-type="float">
            <text:p>0.115069329784787</text:p>
          </table:table-cell>
          <table:table-cell office:value-type="string" calcext:value-type="string">
            <text:p><text:s/>https://leetcode.com/problems/largest-triangle-area</text:p>
          </table:table-cell>
          <table:table-cell table:number-columns-repeated="1637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Largest Sum of Averages</text:p>
          </table:table-cell>
          <table:table-cell office:value-type="string" calcext:value-type="string">
            <text:p>49.9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largest-sum-of-averages</text:p>
          </table:table-cell>
          <table:table-cell table:number-columns-repeated="16378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Binary Tree Pruning</text:p>
          </table:table-cell>
          <table:table-cell office:value-type="string" calcext:value-type="string">
            <text:p>74.5%</text:p>
          </table:table-cell>
          <table:table-cell office:value-type="string" calcext:value-type="string">
            <text:p>Medium</text:p>
          </table:table-cell>
          <table:table-cell office:value-type="float" office:value="0.0311309185951732" calcext:value-type="float">
            <text:p>0.0311309185951732</text:p>
          </table:table-cell>
          <table:table-cell office:value-type="string" calcext:value-type="string">
            <text:p><text:s/>https://leetcode.com/problems/binary-tree-pruning</text:p>
          </table:table-cell>
          <table:table-cell table:number-columns-repeated="1637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Bus Routes</text:p>
          </table:table-cell>
          <table:table-cell office:value-type="string" calcext:value-type="string">
            <text:p>42.5%</text:p>
          </table:table-cell>
          <table:table-cell office:value-type="string" calcext:value-type="string">
            <text:p>Hard</text:p>
          </table:table-cell>
          <table:table-cell office:value-type="float" office:value="1.93835046268706" calcext:value-type="float">
            <text:p>1.93835046268706</text:p>
          </table:table-cell>
          <table:table-cell office:value-type="string" calcext:value-type="string">
            <text:p><text:s/>https://leetcode.com/problems/bus-routes</text:p>
          </table:table-cell>
          <table:table-cell table:number-columns-repeated="16378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Ambiguous Coordinates</text:p>
          </table:table-cell>
          <table:table-cell office:value-type="string" calcext:value-type="string">
            <text:p>47.2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ambiguous-coordinates</text:p>
          </table:table-cell>
          <table:table-cell table:number-columns-repeated="1637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Linked List Components</text:p>
          </table:table-cell>
          <table:table-cell office:value-type="string" calcext:value-type="string">
            <text:p>57.3%</text:p>
          </table:table-cell>
          <table:table-cell office:value-type="string" calcext:value-type="string">
            <text:p>Medium</text:p>
          </table:table-cell>
          <table:table-cell office:value-type="float" office:value="1.95176382430677" calcext:value-type="float">
            <text:p>1.95176382430677</text:p>
          </table:table-cell>
          <table:table-cell office:value-type="string" calcext:value-type="string">
            <text:p><text:s/>https://leetcode.com/problems/linked-list-components</text:p>
          </table:table-cell>
          <table:table-cell table:number-columns-repeated="16378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Race Car</text:p>
          </table:table-cell>
          <table:table-cell office:value-type="string" calcext:value-type="string">
            <text:p>39.0%</text:p>
          </table:table-cell>
          <table:table-cell office:value-type="string" calcext:value-type="string">
            <text:p>Hard</text:p>
          </table:table-cell>
          <table:table-cell office:value-type="float" office:value="3.16482351772981" calcext:value-type="float">
            <text:p>3.16482351772981</text:p>
          </table:table-cell>
          <table:table-cell office:value-type="string" calcext:value-type="string">
            <text:p><text:s/>https://leetcode.com/problems/race-car</text:p>
          </table:table-cell>
          <table:table-cell table:number-columns-repeated="1637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Most Common Word</text:p>
          </table:table-cell>
          <table:table-cell office:value-type="string" calcext:value-type="string">
            <text:p>44.8%</text:p>
          </table:table-cell>
          <table:table-cell office:value-type="string" calcext:value-type="string">
            <text:p>Easy</text:p>
          </table:table-cell>
          <table:table-cell office:value-type="float" office:value="0.0404606389166018" calcext:value-type="float">
            <text:p>0.0404606389166018</text:p>
          </table:table-cell>
          <table:table-cell office:value-type="string" calcext:value-type="string">
            <text:p><text:s/>https://leetcode.com/problems/most-common-word</text:p>
          </table:table-cell>
          <table:table-cell table:number-columns-repeated="1637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hortest Distance to a Character</text:p>
          </table:table-cell>
          <table:table-cell office:value-type="string" calcext:value-type="string">
            <text:p>66.9%</text:p>
          </table:table-cell>
          <table:table-cell office:value-type="string" calcext:value-type="string">
            <text:p>Easy</text:p>
          </table:table-cell>
          <table:table-cell office:value-type="float" office:value="0.333951756395878" calcext:value-type="float">
            <text:p>0.333951756395878</text:p>
          </table:table-cell>
          <table:table-cell office:value-type="string" calcext:value-type="string">
            <text:p><text:s/>https://leetcode.com/problems/shortest-distance-to-a-character</text:p>
          </table:table-cell>
          <table:table-cell table:number-columns-repeated="1637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Making A Large Island</text:p>
          </table:table-cell>
          <table:table-cell office:value-type="string" calcext:value-type="string">
            <text:p>45.7%</text:p>
          </table:table-cell>
          <table:table-cell office:value-type="string" calcext:value-type="string">
            <text:p>Hard</text:p>
          </table:table-cell>
          <table:table-cell office:value-type="float" office:value="0.19801288658863" calcext:value-type="float">
            <text:p>0.19801288658863</text:p>
          </table:table-cell>
          <table:table-cell office:value-type="string" calcext:value-type="string">
            <text:p><text:s/>https://leetcode.com/problems/making-a-large-island</text:p>
          </table:table-cell>
          <table:table-cell table:number-columns-repeated="1637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ositions of Large Groups</text:p>
          </table:table-cell>
          <table:table-cell office:value-type="string" calcext:value-type="string">
            <text:p>49.6%</text:p>
          </table:table-cell>
          <table:table-cell office:value-type="string" calcext:value-type="string">
            <text:p>Easy</text:p>
          </table:table-cell>
          <table:table-cell office:value-type="float" office:value="0.641049666340512" calcext:value-type="float">
            <text:p>0.641049666340512</text:p>
          </table:table-cell>
          <table:table-cell office:value-type="string" calcext:value-type="string">
            <text:p><text:s/>https://leetcode.com/problems/positions-of-large-groups</text:p>
          </table:table-cell>
          <table:table-cell table:number-columns-repeated="16378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lipping an Image</text:p>
          </table:table-cell>
          <table:table-cell office:value-type="string" calcext:value-type="string">
            <text:p>76.2%</text:p>
          </table:table-cell>
          <table:table-cell office:value-type="string" calcext:value-type="string">
            <text:p>Easy</text:p>
          </table:table-cell>
          <table:table-cell office:value-type="float" office:value="0.212011710945366" calcext:value-type="float">
            <text:p>0.212011710945366</text:p>
          </table:table-cell>
          <table:table-cell office:value-type="string" calcext:value-type="string">
            <text:p><text:s/>https://leetcode.com/problems/flipping-an-image</text:p>
          </table:table-cell>
          <table:table-cell table:number-columns-repeated="1637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ind And Replace in String</text:p>
          </table:table-cell>
          <table:table-cell office:value-type="string" calcext:value-type="string">
            <text:p>50.4%</text:p>
          </table:table-cell>
          <table:table-cell office:value-type="string" calcext:value-type="string">
            <text:p>Medium</text:p>
          </table:table-cell>
          <table:table-cell office:value-type="float" office:value="3.38597368593402" calcext:value-type="float">
            <text:p>3.38597368593402</text:p>
          </table:table-cell>
          <table:table-cell office:value-type="string" calcext:value-type="string">
            <text:p><text:s/>https://leetcode.com/problems/find-and-replace-in-string</text:p>
          </table:table-cell>
          <table:table-cell table:number-columns-repeated="1637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um of Distances in Tree</text:p>
          </table:table-cell>
          <table:table-cell office:value-type="string" calcext:value-type="string">
            <text:p>43.7%</text:p>
          </table:table-cell>
          <table:table-cell office:value-type="string" calcext:value-type="string">
            <text:p>Hard</text:p>
          </table:table-cell>
          <table:table-cell office:value-type="float" office:value="0.379186223644324" calcext:value-type="float">
            <text:p>0.379186223644324</text:p>
          </table:table-cell>
          <table:table-cell office:value-type="string" calcext:value-type="string">
            <text:p><text:s/>https://leetcode.com/problems/sum-of-distances-in-tree</text:p>
          </table:table-cell>
          <table:table-cell table:number-columns-repeated="1637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Image Overlap</text:p>
          </table:table-cell>
          <table:table-cell office:value-type="string" calcext:value-type="string">
            <text:p>58.5%</text:p>
          </table:table-cell>
          <table:table-cell office:value-type="string" calcext:value-type="string">
            <text:p>Medium</text:p>
          </table:table-cell>
          <table:table-cell office:value-type="float" office:value="2.26409880396289" calcext:value-type="float">
            <text:p>2.26409880396289</text:p>
          </table:table-cell>
          <table:table-cell office:value-type="string" calcext:value-type="string">
            <text:p><text:s/>https://leetcode.com/problems/image-overlap</text:p>
          </table:table-cell>
          <table:table-cell table:number-columns-repeated="16378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Rectangle Overlap</text:p>
          </table:table-cell>
          <table:table-cell office:value-type="string" calcext:value-type="string">
            <text:p>48.6%</text:p>
          </table:table-cell>
          <table:table-cell office:value-type="string" calcext:value-type="string">
            <text:p>Easy</text:p>
          </table:table-cell>
          <table:table-cell office:value-type="float" office:value="0.943746045304058" calcext:value-type="float">
            <text:p>0.943746045304058</text:p>
          </table:table-cell>
          <table:table-cell office:value-type="string" calcext:value-type="string">
            <text:p><text:s/>https://leetcode.com/problems/rectangle-overlap</text:p>
          </table:table-cell>
          <table:table-cell table:number-columns-repeated="1637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New 21 Game</text:p>
          </table:table-cell>
          <table:table-cell office:value-type="string" calcext:value-type="string">
            <text:p>34.6%</text:p>
          </table:table-cell>
          <table:table-cell office:value-type="string" calcext:value-type="string">
            <text:p>Medium</text:p>
          </table:table-cell>
          <table:table-cell office:value-type="float" office:value="2.58423635840352" calcext:value-type="float">
            <text:p>2.58423635840352</text:p>
          </table:table-cell>
          <table:table-cell office:value-type="string" calcext:value-type="string">
            <text:p><text:s/>https://leetcode.com/problems/new-21-game</text:p>
          </table:table-cell>
          <table:table-cell table:number-columns-repeated="16378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ush Dominoes</text:p>
          </table:table-cell>
          <table:table-cell office:value-type="string" calcext:value-type="string">
            <text:p>48.5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push-dominoes</text:p>
          </table:table-cell>
          <table:table-cell table:number-columns-repeated="1637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imilar String Groups</text:p>
          </table:table-cell>
          <table:table-cell office:value-type="string" calcext:value-type="string">
            <text:p>38.6%</text:p>
          </table:table-cell>
          <table:table-cell office:value-type="string" calcext:value-type="string">
            <text:p>Hard</text:p>
          </table:table-cell>
          <table:table-cell office:value-type="float" office:value="0.203228241613268" calcext:value-type="float">
            <text:p>0.203228241613268</text:p>
          </table:table-cell>
          <table:table-cell office:value-type="string" calcext:value-type="string">
            <text:p><text:s/>https://leetcode.com/problems/similar-string-groups</text:p>
          </table:table-cell>
          <table:table-cell table:number-columns-repeated="16378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Magic Squares In Grid</text:p>
          </table:table-cell>
          <table:table-cell office:value-type="string" calcext:value-type="string">
            <text:p>37.3%</text:p>
          </table:table-cell>
          <table:table-cell office:value-type="string" calcext:value-type="string">
            <text:p>Easy</text:p>
          </table:table-cell>
          <table:table-cell office:value-type="float" office:value="1.44878043806763" calcext:value-type="float">
            <text:p>1.44878043806763</text:p>
          </table:table-cell>
          <table:table-cell office:value-type="string" calcext:value-type="string">
            <text:p><text:s/>https://leetcode.com/problems/magic-squares-in-grid</text:p>
          </table:table-cell>
          <table:table-cell table:number-columns-repeated="1637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Keys and Rooms</text:p>
          </table:table-cell>
          <table:table-cell office:value-type="string" calcext:value-type="string">
            <text:p>64.3%</text:p>
          </table:table-cell>
          <table:table-cell office:value-type="string" calcext:value-type="string">
            <text:p>Medium</text:p>
          </table:table-cell>
          <table:table-cell office:value-type="float" office:value="0.57641259346498" calcext:value-type="float">
            <text:p>0.57641259346498</text:p>
          </table:table-cell>
          <table:table-cell office:value-type="string" calcext:value-type="string">
            <text:p><text:s/>https://leetcode.com/problems/keys-and-rooms</text:p>
          </table:table-cell>
          <table:table-cell table:number-columns-repeated="1637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Guess the Word</text:p>
          </table:table-cell>
          <table:table-cell office:value-type="string" calcext:value-type="string">
            <text:p>46.1%</text:p>
          </table:table-cell>
          <table:table-cell office:value-type="string" calcext:value-type="string">
            <text:p>Hard</text:p>
          </table:table-cell>
          <table:table-cell office:value-type="float" office:value="5.21525377446576" calcext:value-type="float">
            <text:p>5.21525377446576</text:p>
          </table:table-cell>
          <table:table-cell office:value-type="string" calcext:value-type="string">
            <text:p><text:s/>https://leetcode.com/problems/guess-the-word</text:p>
          </table:table-cell>
          <table:table-cell table:number-columns-repeated="16378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1" office:value-type="string" calcext:value-type="string">
            <text:p>Backspace String Compare</text:p>
          </table:table-cell>
          <table:table-cell table:style-name="ce3" office:value-type="string" calcext:value-type="string">
            <text:p>46.4%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4.13013698044956" calcext:value-type="float">
            <text:p>4.13013698044956</text:p>
          </table:table-cell>
          <table:table-cell table:style-name="ce1" office:value-type="string" calcext:value-type="string">
            <text:p><text:s/>https://leetcode.com/problems/backspace-string-compare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Longest Mountain in Array</text:p>
          </table:table-cell>
          <table:table-cell office:value-type="string" calcext:value-type="string">
            <text:p>37.2%</text:p>
          </table:table-cell>
          <table:table-cell office:value-type="string" calcext:value-type="string">
            <text:p>Medium</text:p>
          </table:table-cell>
          <table:table-cell office:value-type="float" office:value="1.59672069531066" calcext:value-type="float">
            <text:p>1.59672069531066</text:p>
          </table:table-cell>
          <table:table-cell office:value-type="string" calcext:value-type="string">
            <text:p><text:s/>https://leetcode.com/problems/longest-mountain-in-array</text:p>
          </table:table-cell>
          <table:table-cell table:number-columns-repeated="1637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Hand of Straights</text:p>
          </table:table-cell>
          <table:table-cell office:value-type="string" calcext:value-type="string">
            <text:p>54.2%</text:p>
          </table:table-cell>
          <table:table-cell office:value-type="string" calcext:value-type="string">
            <text:p>Medium</text:p>
          </table:table-cell>
          <table:table-cell office:value-type="float" office:value="2.81664470910527" calcext:value-type="float">
            <text:p>2.81664470910527</text:p>
          </table:table-cell>
          <table:table-cell office:value-type="string" calcext:value-type="string">
            <text:p><text:s/>https://leetcode.com/problems/hand-of-straights</text:p>
          </table:table-cell>
          <table:table-cell table:number-columns-repeated="1637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hortest Path Visiting All Nodes</text:p>
          </table:table-cell>
          <table:table-cell office:value-type="string" calcext:value-type="string">
            <text:p>52.0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shortest-path-visiting-all-nodes</text:p>
          </table:table-cell>
          <table:table-cell table:number-columns-repeated="1637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Maximize Distance to Closest Person</text:p>
          </table:table-cell>
          <table:table-cell office:value-type="string" calcext:value-type="string">
            <text:p>42.6%</text:p>
          </table:table-cell>
          <table:table-cell office:value-type="string" calcext:value-type="string">
            <text:p>Easy</text:p>
          </table:table-cell>
          <table:table-cell office:value-type="float" office:value="2.70914942752668" calcext:value-type="float">
            <text:p>2.70914942752668</text:p>
          </table:table-cell>
          <table:table-cell office:value-type="string" calcext:value-type="string">
            <text:p><text:s/>https://leetcode.com/problems/maximize-distance-to-closest-person</text:p>
          </table:table-cell>
          <table:table-cell table:number-columns-repeated="16378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Rectangle Area II</text:p>
          </table:table-cell>
          <table:table-cell office:value-type="string" calcext:value-type="string">
            <text:p>47.5%</text:p>
          </table:table-cell>
          <table:table-cell office:value-type="string" calcext:value-type="string">
            <text:p>Hard</text:p>
          </table:table-cell>
          <table:table-cell office:value-type="float" office:value="2.38985341200796" calcext:value-type="float">
            <text:p>2.38985341200796</text:p>
          </table:table-cell>
          <table:table-cell office:value-type="string" calcext:value-type="string">
            <text:p><text:s/>https://leetcode.com/problems/rectangle-area-ii</text:p>
          </table:table-cell>
          <table:table-cell table:number-columns-repeated="16378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Peak Index in a Mountain Array</text:p>
          </table:table-cell>
          <table:table-cell office:value-type="string" calcext:value-type="string">
            <text:p>71.6%</text:p>
          </table:table-cell>
          <table:table-cell office:value-type="string" calcext:value-type="string">
            <text:p>Easy</text:p>
          </table:table-cell>
          <table:table-cell office:value-type="float" office:value="1.5411250817758" calcext:value-type="float">
            <text:p>1.5411250817758</text:p>
          </table:table-cell>
          <table:table-cell office:value-type="string" calcext:value-type="string">
            <text:p><text:s/>https://leetcode.com/problems/peak-index-in-a-mountain-array</text:p>
          </table:table-cell>
          <table:table-cell table:number-columns-repeated="1637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r Fleet</text:p>
          </table:table-cell>
          <table:table-cell office:value-type="string" calcext:value-type="string">
            <text:p>42.3%</text:p>
          </table:table-cell>
          <table:table-cell office:value-type="string" calcext:value-type="string">
            <text:p>Medium</text:p>
          </table:table-cell>
          <table:table-cell office:value-type="float" office:value="1.77470668084534" calcext:value-type="float">
            <text:p>1.77470668084534</text:p>
          </table:table-cell>
          <table:table-cell office:value-type="string" calcext:value-type="string">
            <text:p><text:s/>https://leetcode.com/problems/car-fleet</text:p>
          </table:table-cell>
          <table:table-cell table:number-columns-repeated="16378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K-Similar Strings</text:p>
          </table:table-cell>
          <table:table-cell office:value-type="string" calcext:value-type="string">
            <text:p>38.2%</text:p>
          </table:table-cell>
          <table:table-cell office:value-type="string" calcext:value-type="string">
            <text:p>Hard</text:p>
          </table:table-cell>
          <table:table-cell office:value-type="float" office:value="0.580955703965798" calcext:value-type="float">
            <text:p>0.580955703965798</text:p>
          </table:table-cell>
          <table:table-cell office:value-type="string" calcext:value-type="string">
            <text:p><text:s/>https://leetcode.com/problems/k-similar-strings</text:p>
          </table:table-cell>
          <table:table-cell table:number-columns-repeated="1637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Exam Room</text:p>
          </table:table-cell>
          <table:table-cell office:value-type="string" calcext:value-type="string">
            <text:p>43.1%</text:p>
          </table:table-cell>
          <table:table-cell office:value-type="string" calcext:value-type="string">
            <text:p>Medium</text:p>
          </table:table-cell>
          <table:table-cell office:value-type="float" office:value="1.74977177361238" calcext:value-type="float">
            <text:p>1.74977177361238</text:p>
          </table:table-cell>
          <table:table-cell office:value-type="string" calcext:value-type="string">
            <text:p><text:s/>https://leetcode.com/problems/exam-room</text:p>
          </table:table-cell>
          <table:table-cell table:number-columns-repeated="1637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Minimum Cost to Hire K Workers</text:p>
          </table:table-cell>
          <table:table-cell office:value-type="string" calcext:value-type="string">
            <text:p>49.6%</text:p>
          </table:table-cell>
          <table:table-cell office:value-type="string" calcext:value-type="string">
            <text:p>Hard</text:p>
          </table:table-cell>
          <table:table-cell office:value-type="float" office:value="3.97184597897204" calcext:value-type="float">
            <text:p>3.97184597897204</text:p>
          </table:table-cell>
          <table:table-cell office:value-type="string" calcext:value-type="string">
            <text:p><text:s/>https://leetcode.com/problems/minimum-cost-to-hire-k-workers</text:p>
          </table:table-cell>
          <table:table-cell table:number-columns-repeated="1637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Buddy Strings</text:p>
          </table:table-cell>
          <table:table-cell office:value-type="string" calcext:value-type="string">
            <text:p>27.4%</text:p>
          </table:table-cell>
          <table:table-cell office:value-type="string" calcext:value-type="string">
            <text:p>Easy</text:p>
          </table:table-cell>
          <table:table-cell office:value-type="float" office:value="0.348556975836285" calcext:value-type="float">
            <text:p>0.348556975836285</text:p>
          </table:table-cell>
          <table:table-cell office:value-type="string" calcext:value-type="string">
            <text:p><text:s/>https://leetcode.com/problems/buddy-strings</text:p>
          </table:table-cell>
          <table:table-cell table:number-columns-repeated="16378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hortest Subarray with Sum at Least K</text:p>
          </table:table-cell>
          <table:table-cell office:value-type="string" calcext:value-type="string">
            <text:p>24.6%</text:p>
          </table:table-cell>
          <table:table-cell office:value-type="string" calcext:value-type="string">
            <text:p>Hard</text:p>
          </table:table-cell>
          <table:table-cell office:value-type="float" office:value="0.575565089343101" calcext:value-type="float">
            <text:p>0.575565089343101</text:p>
          </table:table-cell>
          <table:table-cell office:value-type="string" calcext:value-type="string">
            <text:p><text:s/>https://leetcode.com/problems/shortest-subarray-with-sum-at-least-k</text:p>
          </table:table-cell>
          <table:table-cell table:number-columns-repeated="1637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All Nodes Distance K in Binary Tree</text:p>
          </table:table-cell>
          <table:table-cell office:value-type="string" calcext:value-type="string">
            <text:p>55.4%</text:p>
          </table:table-cell>
          <table:table-cell office:value-type="string" calcext:value-type="string">
            <text:p>Medium</text:p>
          </table:table-cell>
          <table:table-cell office:value-type="float" office:value="0.190199804717388" calcext:value-type="float">
            <text:p>0.190199804717388</text:p>
          </table:table-cell>
          <table:table-cell office:value-type="string" calcext:value-type="string">
            <text:p><text:s/>https://leetcode.com/problems/all-nodes-distance-k-in-binary-tree</text:p>
          </table:table-cell>
          <table:table-cell table:number-columns-repeated="1637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hortest Path to Get All Keys</text:p>
          </table:table-cell>
          <table:table-cell office:value-type="string" calcext:value-type="string">
            <text:p>40.1%</text:p>
          </table:table-cell>
          <table:table-cell office:value-type="string" calcext:value-type="string">
            <text:p>Hard</text:p>
          </table:table-cell>
          <table:table-cell office:value-type="float" office:value="0.606135803570316" calcext:value-type="float">
            <text:p>0.606135803570316</text:p>
          </table:table-cell>
          <table:table-cell office:value-type="string" calcext:value-type="string">
            <text:p><text:s/>https://leetcode.com/problems/shortest-path-to-get-all-keys</text:p>
          </table:table-cell>
          <table:table-cell table:number-columns-repeated="1637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Minimum Number of Refueling Stops</text:p>
          </table:table-cell>
          <table:table-cell office:value-type="string" calcext:value-type="string">
            <text:p>31.4%</text:p>
          </table:table-cell>
          <table:table-cell office:value-type="string" calcext:value-type="string">
            <text:p>Hard</text:p>
          </table:table-cell>
          <table:table-cell office:value-type="float" office:value="1.87262896487759" calcext:value-type="float">
            <text:p>1.87262896487759</text:p>
          </table:table-cell>
          <table:table-cell office:value-type="string" calcext:value-type="string">
            <text:p><text:s/>https://leetcode.com/problems/minimum-number-of-refueling-stops</text:p>
          </table:table-cell>
          <table:table-cell table:number-columns-repeated="16378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Leaf-Similar Trees</text:p>
          </table:table-cell>
          <table:table-cell office:value-type="string" calcext:value-type="string">
            <text:p>64.5%</text:p>
          </table:table-cell>
          <table:table-cell office:value-type="string" calcext:value-type="string">
            <text:p>Easy</text:p>
          </table:table-cell>
          <table:table-cell office:value-type="float" office:value="0.104785891910055" calcext:value-type="float">
            <text:p>0.104785891910055</text:p>
          </table:table-cell>
          <table:table-cell office:value-type="string" calcext:value-type="string">
            <text:p><text:s/>https://leetcode.com/problems/leaf-similar-trees</text:p>
          </table:table-cell>
          <table:table-cell table:number-columns-repeated="1637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Koko Eating Bananas</text:p>
          </table:table-cell>
          <table:table-cell office:value-type="string" calcext:value-type="string">
            <text:p>52.1%</text:p>
          </table:table-cell>
          <table:table-cell office:value-type="string" calcext:value-type="string">
            <text:p>Medium</text:p>
          </table:table-cell>
          <table:table-cell office:value-type="float" office:value="0.206150161226777" calcext:value-type="float">
            <text:p>0.206150161226777</text:p>
          </table:table-cell>
          <table:table-cell office:value-type="string" calcext:value-type="string">
            <text:p><text:s/>https://leetcode.com/problems/koko-eating-bananas</text:p>
          </table:table-cell>
          <table:table-cell table:number-columns-repeated="1637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rofitable Schemes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profitable-schemes</text:p>
          </table:table-cell>
          <table:table-cell table:number-columns-repeated="1637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Boats to Save People</text:p>
          </table:table-cell>
          <table:table-cell office:value-type="string" calcext:value-type="string">
            <text:p>46.8%</text:p>
          </table:table-cell>
          <table:table-cell office:value-type="string" calcext:value-type="string">
            <text:p>Medium</text:p>
          </table:table-cell>
          <table:table-cell office:value-type="float" office:value="0.0945088977101707" calcext:value-type="float">
            <text:p>0.0945088977101707</text:p>
          </table:table-cell>
          <table:table-cell office:value-type="string" calcext:value-type="string">
            <text:p><text:s/>https://leetcode.com/problems/boats-to-save-people</text:p>
          </table:table-cell>
          <table:table-cell table:number-columns-repeated="16378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Possible Bipartition</text:p>
          </table:table-cell>
          <table:table-cell office:value-type="string" calcext:value-type="string">
            <text:p>44.2%</text:p>
          </table:table-cell>
          <table:table-cell office:value-type="string" calcext:value-type="string">
            <text:p>Medium</text:p>
          </table:table-cell>
          <table:table-cell office:value-type="float" office:value="0.271727193519297" calcext:value-type="float">
            <text:p>0.271727193519297</text:p>
          </table:table-cell>
          <table:table-cell office:value-type="string" calcext:value-type="string">
            <text:p><text:s/>https://leetcode.com/problems/possible-bipartition</text:p>
          </table:table-cell>
          <table:table-cell table:number-columns-repeated="1637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uper Egg Drop</text:p>
          </table:table-cell>
          <table:table-cell office:value-type="string" calcext:value-type="string">
            <text:p>27.1%</text:p>
          </table:table-cell>
          <table:table-cell office:value-type="string" calcext:value-type="string">
            <text:p>Hard</text:p>
          </table:table-cell>
          <table:table-cell office:value-type="float" office:value="0.755031903899097" calcext:value-type="float">
            <text:p>0.755031903899097</text:p>
          </table:table-cell>
          <table:table-cell office:value-type="string" calcext:value-type="string">
            <text:p><text:s/>https://leetcode.com/problems/super-egg-drop</text:p>
          </table:table-cell>
          <table:table-cell table:number-columns-repeated="1637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onstruct Binary Tree from Preorder and Postorder Traversal</text:p>
          </table:table-cell>
          <table:table-cell office:value-type="string" calcext:value-type="string">
            <text:p>66.2%</text:p>
          </table:table-cell>
          <table:table-cell office:value-type="string" calcext:value-type="string">
            <text:p>Medium</text:p>
          </table:table-cell>
          <table:table-cell office:value-type="float" office:value="1.13883108622627" calcext:value-type="float">
            <text:p>1.13883108622627</text:p>
          </table:table-cell>
          <table:table-cell office:value-type="string" calcext:value-type="string">
            <text:p><text:s/>https://leetcode.com/problems/construct-binary-tree-from-preorder-and-postorder-traversal</text:p>
          </table:table-cell>
          <table:table-cell table:number-columns-repeated="16378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Find and Replace Pattern</text:p>
          </table:table-cell>
          <table:table-cell office:value-type="string" calcext:value-type="string">
            <text:p>73.4%</text:p>
          </table:table-cell>
          <table:table-cell office:value-type="string" calcext:value-type="string">
            <text:p>Medium</text:p>
          </table:table-cell>
          <table:table-cell office:value-type="float" office:value="1.01848835612347" calcext:value-type="float">
            <text:p>1.01848835612347</text:p>
          </table:table-cell>
          <table:table-cell office:value-type="string" calcext:value-type="string">
            <text:p><text:s/>https://leetcode.com/problems/find-and-replace-pattern</text:p>
          </table:table-cell>
          <table:table-cell table:number-columns-repeated="16378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All Possible Full Binary Trees</text:p>
          </table:table-cell>
          <table:table-cell office:value-type="string" calcext:value-type="string">
            <text:p>75.2%</text:p>
          </table:table-cell>
          <table:table-cell office:value-type="string" calcext:value-type="string">
            <text:p>Medium</text:p>
          </table:table-cell>
          <table:table-cell office:value-type="float" office:value="1.49189038067303" calcext:value-type="float">
            <text:p>1.49189038067303</text:p>
          </table:table-cell>
          <table:table-cell office:value-type="string" calcext:value-type="string">
            <text:p><text:s/>https://leetcode.com/problems/all-possible-full-binary-trees</text:p>
          </table:table-cell>
          <table:table-cell table:number-columns-repeated="1637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aximum Frequency Stack</text:p>
          </table:table-cell>
          <table:table-cell office:value-type="string" calcext:value-type="string">
            <text:p>60.6%</text:p>
          </table:table-cell>
          <table:table-cell office:value-type="string" calcext:value-type="string">
            <text:p>Hard</text:p>
          </table:table-cell>
          <table:table-cell office:value-type="float" office:value="0.535302370192545" calcext:value-type="float">
            <text:p>0.535302370192545</text:p>
          </table:table-cell>
          <table:table-cell office:value-type="string" calcext:value-type="string">
            <text:p><text:s/>https://leetcode.com/problems/maximum-frequency-stack</text:p>
          </table:table-cell>
          <table:table-cell table:number-columns-repeated="1637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RLE Iterator</text:p>
          </table:table-cell>
          <table:table-cell office:value-type="string" calcext:value-type="string">
            <text:p>53.5%</text:p>
          </table:table-cell>
          <table:table-cell office:value-type="string" calcext:value-type="string">
            <text:p>Medium</text:p>
          </table:table-cell>
          <table:table-cell office:value-type="float" office:value="2.41245157057258" calcext:value-type="float">
            <text:p>2.41245157057258</text:p>
          </table:table-cell>
          <table:table-cell office:value-type="string" calcext:value-type="string">
            <text:p><text:s/>https://leetcode.com/problems/rle-iterator</text:p>
          </table:table-cell>
          <table:table-cell table:number-columns-repeated="1637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Online Stock Span</text:p>
          </table:table-cell>
          <table:table-cell office:value-type="string" calcext:value-type="string">
            <text:p>60.2%</text:p>
          </table:table-cell>
          <table:table-cell office:value-type="string" calcext:value-type="string">
            <text:p>Medium</text:p>
          </table:table-cell>
          <table:table-cell office:value-type="float" office:value="0.0414233174487773" calcext:value-type="float">
            <text:p>0.0414233174487773</text:p>
          </table:table-cell>
          <table:table-cell office:value-type="string" calcext:value-type="string">
            <text:p><text:s/>https://leetcode.com/problems/online-stock-span</text:p>
          </table:table-cell>
          <table:table-cell table:number-columns-repeated="16378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1" office:value-type="string" calcext:value-type="string">
            <text:p>Fruit Into Baskets</text:p>
          </table:table-cell>
          <table:table-cell table:style-name="ce3" office:value-type="string" calcext:value-type="string">
            <text:p>42.5%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5.62200535077368" calcext:value-type="float">
            <text:p>5.62200535077368</text:p>
          </table:table-cell>
          <table:table-cell table:style-name="ce1" office:value-type="string" calcext:value-type="string">
            <text:p><text:s/>https://leetcode.com/problems/fruit-into-baskets</text:p>
          </table:table-cell>
          <table:table-cell table:style-name="ce1"/>
          <table:table-cell table:number-columns-repeated="1637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ort Array By Parity</text:p>
          </table:table-cell>
          <table:table-cell office:value-type="string" calcext:value-type="string">
            <text:p>74.1%</text:p>
          </table:table-cell>
          <table:table-cell office:value-type="string" calcext:value-type="string">
            <text:p>Easy</text:p>
          </table:table-cell>
          <table:table-cell office:value-type="float" office:value="0.058564742549882" calcext:value-type="float">
            <text:p>0.058564742549882</text:p>
          </table:table-cell>
          <table:table-cell office:value-type="string" calcext:value-type="string">
            <text:p><text:s/>https://leetcode.com/problems/sort-array-by-parity</text:p>
          </table:table-cell>
          <table:table-cell table:number-columns-repeated="16378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uper Palindromes</text:p>
          </table:table-cell>
          <table:table-cell office:value-type="string" calcext:value-type="string">
            <text:p>32.7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super-palindromes</text:p>
          </table:table-cell>
          <table:table-cell table:number-columns-repeated="1637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nakes and Ladders</text:p>
          </table:table-cell>
          <table:table-cell office:value-type="string" calcext:value-type="string">
            <text:p>38.4%</text:p>
          </table:table-cell>
          <table:table-cell office:value-type="string" calcext:value-type="string">
            <text:p>Medium</text:p>
          </table:table-cell>
          <table:table-cell office:value-type="float" office:value="0.77796744285676" calcext:value-type="float">
            <text:p>0.77796744285676</text:p>
          </table:table-cell>
          <table:table-cell office:value-type="string" calcext:value-type="string">
            <text:p><text:s/>https://leetcode.com/problems/snakes-and-ladders</text:p>
          </table:table-cell>
          <table:table-cell table:number-columns-repeated="1637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Online Election</text:p>
          </table:table-cell>
          <table:table-cell office:value-type="string" calcext:value-type="string">
            <text:p>50.4%</text:p>
          </table:table-cell>
          <table:table-cell office:value-type="string" calcext:value-type="string">
            <text:p>Medium</text:p>
          </table:table-cell>
          <table:table-cell office:value-type="float" office:value="2.57851764831692" calcext:value-type="float">
            <text:p>2.57851764831692</text:p>
          </table:table-cell>
          <table:table-cell office:value-type="string" calcext:value-type="string">
            <text:p><text:s/>https://leetcode.com/problems/online-election</text:p>
          </table:table-cell>
          <table:table-cell table:number-columns-repeated="1637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t and Mouse</text:p>
          </table:table-cell>
          <table:table-cell office:value-type="string" calcext:value-type="string">
            <text:p>31.3%</text:p>
          </table:table-cell>
          <table:table-cell office:value-type="string" calcext:value-type="string">
            <text:p>Hard</text:p>
          </table:table-cell>
          <table:table-cell office:value-type="float" office:value="2.81229898790735" calcext:value-type="float">
            <text:p>2.81229898790735</text:p>
          </table:table-cell>
          <table:table-cell office:value-type="string" calcext:value-type="string">
            <text:p><text:s/>https://leetcode.com/problems/cat-and-mouse</text:p>
          </table:table-cell>
          <table:table-cell table:number-columns-repeated="16378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X of a Kind in a Deck of Cards</text:p>
          </table:table-cell>
          <table:table-cell office:value-type="string" calcext:value-type="string">
            <text:p>35.1%</text:p>
          </table:table-cell>
          <table:table-cell office:value-type="string" calcext:value-type="string">
            <text:p>Easy</text:p>
          </table:table-cell>
          <table:table-cell office:value-type="float" office:value="0.814231638825383" calcext:value-type="float">
            <text:p>0.814231638825383</text:p>
          </table:table-cell>
          <table:table-cell office:value-type="string" calcext:value-type="string">
            <text:p><text:s/>https://leetcode.com/problems/x-of-a-kind-in-a-deck-of-cards</text:p>
          </table:table-cell>
          <table:table-cell table:number-columns-repeated="16378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Word Subsets</text:p>
          </table:table-cell>
          <table:table-cell office:value-type="string" calcext:value-type="string">
            <text:p>47.8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word-subsets</text:p>
          </table:table-cell>
          <table:table-cell table:number-columns-repeated="1637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Reverse Only Letters</text:p>
          </table:table-cell>
          <table:table-cell office:value-type="string" calcext:value-type="string">
            <text:p>58.0%</text:p>
          </table:table-cell>
          <table:table-cell office:value-type="string" calcext:value-type="string">
            <text:p>Easy</text:p>
          </table:table-cell>
          <table:table-cell office:value-type="float" office:value="0.0286552557603761" calcext:value-type="float">
            <text:p>0.0286552557603761</text:p>
          </table:table-cell>
          <table:table-cell office:value-type="string" calcext:value-type="string">
            <text:p><text:s/>https://leetcode.com/problems/reverse-only-letters</text:p>
          </table:table-cell>
          <table:table-cell table:number-columns-repeated="1637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omplete Binary Tree Inserter</text:p>
          </table:table-cell>
          <table:table-cell office:value-type="string" calcext:value-type="string">
            <text:p>57.3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complete-binary-tree-inserter</text:p>
          </table:table-cell>
          <table:table-cell table:number-columns-repeated="16378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umber of Music Playlists</text:p>
          </table:table-cell>
          <table:table-cell office:value-type="string" calcext:value-type="string">
            <text:p>46.5%</text:p>
          </table:table-cell>
          <table:table-cell office:value-type="string" calcext:value-type="string">
            <text:p>Hard</text:p>
          </table:table-cell>
          <table:table-cell office:value-type="float" office:value="1.12601126285622" calcext:value-type="float">
            <text:p>1.12601126285622</text:p>
          </table:table-cell>
          <table:table-cell office:value-type="string" calcext:value-type="string">
            <text:p><text:s/>https://leetcode.com/problems/number-of-music-playlists</text:p>
          </table:table-cell>
          <table:table-cell table:number-columns-repeated="16378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imize Malware Spread</text:p>
          </table:table-cell>
          <table:table-cell office:value-type="string" calcext:value-type="string">
            <text:p>42.0%</text:p>
          </table:table-cell>
          <table:table-cell office:value-type="string" calcext:value-type="string">
            <text:p>Hard</text:p>
          </table:table-cell>
          <table:table-cell office:value-type="float" office:value="0.376477571234912" calcext:value-type="float">
            <text:p>0.376477571234912</text:p>
          </table:table-cell>
          <table:table-cell office:value-type="string" calcext:value-type="string">
            <text:p><text:s/>https://leetcode.com/problems/minimize-malware-spread</text:p>
          </table:table-cell>
          <table:table-cell table:number-columns-repeated="1637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Long Pressed Name</text:p>
          </table:table-cell>
          <table:table-cell office:value-type="string" calcext:value-type="string">
            <text:p>40.5%</text:p>
          </table:table-cell>
          <table:table-cell office:value-type="string" calcext:value-type="string">
            <text:p>Easy</text:p>
          </table:table-cell>
          <table:table-cell office:value-type="float" office:value="0.234288115867275" calcext:value-type="float">
            <text:p>0.234288115867275</text:p>
          </table:table-cell>
          <table:table-cell office:value-type="string" calcext:value-type="string">
            <text:p><text:s/>https://leetcode.com/problems/long-pressed-name</text:p>
          </table:table-cell>
          <table:table-cell table:number-columns-repeated="16378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lip String to Monotone Increasing</text:p>
          </table:table-cell>
          <table:table-cell office:value-type="string" calcext:value-type="string">
            <text:p>52.3%</text:p>
          </table:table-cell>
          <table:table-cell office:value-type="string" calcext:value-type="string">
            <text:p>Medium</text:p>
          </table:table-cell>
          <table:table-cell office:value-type="float" office:value="0.407559349711279" calcext:value-type="float">
            <text:p>0.407559349711279</text:p>
          </table:table-cell>
          <table:table-cell office:value-type="string" calcext:value-type="string">
            <text:p><text:s/>https://leetcode.com/problems/flip-string-to-monotone-increasing</text:p>
          </table:table-cell>
          <table:table-cell table:number-columns-repeated="1637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Unique Email Addresses</text:p>
          </table:table-cell>
          <table:table-cell office:value-type="string" calcext:value-type="string">
            <text:p>67.4%</text:p>
          </table:table-cell>
          <table:table-cell office:value-type="string" calcext:value-type="string">
            <text:p>Easy</text:p>
          </table:table-cell>
          <table:table-cell office:value-type="float" office:value="5.64125148079592" calcext:value-type="float">
            <text:p>5.64125148079592</text:p>
          </table:table-cell>
          <table:table-cell office:value-type="string" calcext:value-type="string">
            <text:p><text:s/>https://leetcode.com/problems/unique-email-addresses</text:p>
          </table:table-cell>
          <table:table-cell table:number-columns-repeated="1637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Minimum Falling Path Sum</text:p>
          </table:table-cell>
          <table:table-cell office:value-type="string" calcext:value-type="string">
            <text:p>62.5%</text:p>
          </table:table-cell>
          <table:table-cell office:value-type="string" calcext:value-type="string">
            <text:p>Medium</text:p>
          </table:table-cell>
          <table:table-cell office:value-type="float" office:value="0.218120802683746" calcext:value-type="float">
            <text:p>0.218120802683746</text:p>
          </table:table-cell>
          <table:table-cell office:value-type="string" calcext:value-type="string">
            <text:p><text:s/>https://leetcode.com/problems/minimum-falling-path-sum</text:p>
          </table:table-cell>
          <table:table-cell table:number-columns-repeated="16378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Beautiful Array</text:p>
          </table:table-cell>
          <table:table-cell office:value-type="string" calcext:value-type="string">
            <text:p>58.3%</text:p>
          </table:table-cell>
          <table:table-cell office:value-type="string" calcext:value-type="string">
            <text:p>Medium</text:p>
          </table:table-cell>
          <table:table-cell office:value-type="float" office:value="1.01616861945704" calcext:value-type="float">
            <text:p>1.01616861945704</text:p>
          </table:table-cell>
          <table:table-cell office:value-type="string" calcext:value-type="string">
            <text:p><text:s/>https://leetcode.com/problems/beautiful-array</text:p>
          </table:table-cell>
          <table:table-cell table:number-columns-repeated="1637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Number of Recent Calls</text:p>
          </table:table-cell>
          <table:table-cell office:value-type="string" calcext:value-type="string">
            <text:p>71.9%</text:p>
          </table:table-cell>
          <table:table-cell office:value-type="string" calcext:value-type="string">
            <text:p>Easy</text:p>
          </table:table-cell>
          <table:table-cell office:value-type="float" office:value="0.568462392075716" calcext:value-type="float">
            <text:p>0.568462392075716</text:p>
          </table:table-cell>
          <table:table-cell office:value-type="string" calcext:value-type="string">
            <text:p><text:s/>https://leetcode.com/problems/number-of-recent-calls</text:p>
          </table:table-cell>
          <table:table-cell table:number-columns-repeated="1637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hortest Bridge</text:p>
          </table:table-cell>
          <table:table-cell office:value-type="string" calcext:value-type="string">
            <text:p>48.2%</text:p>
          </table:table-cell>
          <table:table-cell office:value-type="string" calcext:value-type="string">
            <text:p>Medium</text:p>
          </table:table-cell>
          <table:table-cell office:value-type="float" office:value="0.137083387192617" calcext:value-type="float">
            <text:p>0.137083387192617</text:p>
          </table:table-cell>
          <table:table-cell office:value-type="string" calcext:value-type="string">
            <text:p><text:s/>https://leetcode.com/problems/shortest-bridge</text:p>
          </table:table-cell>
          <table:table-cell table:number-columns-repeated="1637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Knight Dialer</text:p>
          </table:table-cell>
          <table:table-cell office:value-type="string" calcext:value-type="string">
            <text:p>45.2%</text:p>
          </table:table-cell>
          <table:table-cell office:value-type="string" calcext:value-type="string">
            <text:p>Medium</text:p>
          </table:table-cell>
          <table:table-cell office:value-type="float" office:value="1.54368653487132" calcext:value-type="float">
            <text:p>1.54368653487132</text:p>
          </table:table-cell>
          <table:table-cell office:value-type="string" calcext:value-type="string">
            <text:p><text:s/>https://leetcode.com/problems/knight-dialer</text:p>
          </table:table-cell>
          <table:table-cell table:number-columns-repeated="16378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amping The Sequence</text:p>
          </table:table-cell>
          <table:table-cell office:value-type="string" calcext:value-type="string">
            <text:p>42.8%</text:p>
          </table:table-cell>
          <table:table-cell office:value-type="string" calcext:value-type="string">
            <text:p>Hard</text:p>
          </table:table-cell>
          <table:table-cell office:value-type="float" office:value="0.143100843640673" calcext:value-type="float">
            <text:p>0.143100843640673</text:p>
          </table:table-cell>
          <table:table-cell office:value-type="string" calcext:value-type="string">
            <text:p><text:s/>https://leetcode.com/problems/stamping-the-sequence</text:p>
          </table:table-cell>
          <table:table-cell table:number-columns-repeated="1637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ange Sum of BST</text:p>
          </table:table-cell>
          <table:table-cell office:value-type="string" calcext:value-type="string">
            <text:p>81.3%</text:p>
          </table:table-cell>
          <table:table-cell office:value-type="string" calcext:value-type="string">
            <text:p>Easy</text:p>
          </table:table-cell>
          <table:table-cell office:value-type="float" office:value="0.133201522920064" calcext:value-type="float">
            <text:p>0.133201522920064</text:p>
          </table:table-cell>
          <table:table-cell office:value-type="string" calcext:value-type="string">
            <text:p><text:s/>https://leetcode.com/problems/range-sum-of-bst</text:p>
          </table:table-cell>
          <table:table-cell table:number-columns-repeated="1637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inimum Area Rectangle</text:p>
          </table:table-cell>
          <table:table-cell office:value-type="string" calcext:value-type="string">
            <text:p>51.8%</text:p>
          </table:table-cell>
          <table:table-cell office:value-type="string" calcext:value-type="string">
            <text:p>Medium</text:p>
          </table:table-cell>
          <table:table-cell office:value-type="float" office:value="3.93637523110878" calcext:value-type="float">
            <text:p>3.93637523110878</text:p>
          </table:table-cell>
          <table:table-cell office:value-type="string" calcext:value-type="string">
            <text:p><text:s/>https://leetcode.com/problems/minimum-area-rectangle</text:p>
          </table:table-cell>
          <table:table-cell table:number-columns-repeated="16378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istinct Subsequences II</text:p>
          </table:table-cell>
          <table:table-cell office:value-type="string" calcext:value-type="string">
            <text:p>41.5%</text:p>
          </table:table-cell>
          <table:table-cell office:value-type="string" calcext:value-type="string">
            <text:p>Hard</text:p>
          </table:table-cell>
          <table:table-cell office:value-type="float" office:value="0.16917873135476" calcext:value-type="float">
            <text:p>0.16917873135476</text:p>
          </table:table-cell>
          <table:table-cell office:value-type="string" calcext:value-type="string">
            <text:p><text:s/>https://leetcode.com/problems/distinct-subsequences-ii</text:p>
          </table:table-cell>
          <table:table-cell table:number-columns-repeated="1637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lid Mountain Array</text:p>
          </table:table-cell>
          <table:table-cell office:value-type="string" calcext:value-type="string">
            <text:p>33.2%</text:p>
          </table:table-cell>
          <table:table-cell office:value-type="string" calcext:value-type="string">
            <text:p>Easy</text:p>
          </table:table-cell>
          <table:table-cell office:value-type="float" office:value="0.751479490508858" calcext:value-type="float">
            <text:p>0.751479490508858</text:p>
          </table:table-cell>
          <table:table-cell office:value-type="string" calcext:value-type="string">
            <text:p><text:s/>https://leetcode.com/problems/valid-mountain-array</text:p>
          </table:table-cell>
          <table:table-cell table:number-columns-repeated="16378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DI String Match</text:p>
          </table:table-cell>
          <table:table-cell office:value-type="string" calcext:value-type="string">
            <text:p>72.6%</text:p>
          </table:table-cell>
          <table:table-cell office:value-type="string" calcext:value-type="string">
            <text:p>Easy</text:p>
          </table:table-cell>
          <table:table-cell office:value-type="float" office:value="0.220183509685733" calcext:value-type="float">
            <text:p>0.220183509685733</text:p>
          </table:table-cell>
          <table:table-cell office:value-type="string" calcext:value-type="string">
            <text:p><text:s/>https://leetcode.com/problems/di-string-match</text:p>
          </table:table-cell>
          <table:table-cell table:number-columns-repeated="1637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ind the Shortest Superstring</text:p>
          </table:table-cell>
          <table:table-cell office:value-type="string" calcext:value-type="string">
            <text:p>42.9%</text:p>
          </table:table-cell>
          <table:table-cell office:value-type="string" calcext:value-type="string">
            <text:p>Hard</text:p>
          </table:table-cell>
          <table:table-cell office:value-type="float" office:value="2.18312742758119" calcext:value-type="float">
            <text:p>2.18312742758119</text:p>
          </table:table-cell>
          <table:table-cell office:value-type="string" calcext:value-type="string">
            <text:p><text:s/>https://leetcode.com/problems/find-the-shortest-superstring</text:p>
          </table:table-cell>
          <table:table-cell table:number-columns-repeated="1637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Delete Columns to Make Sorted</text:p>
          </table:table-cell>
          <table:table-cell office:value-type="string" calcext:value-type="string">
            <text:p>70.3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delete-columns-to-make-sorted</text:p>
          </table:table-cell>
          <table:table-cell table:number-columns-repeated="16378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lidate Stack Sequences</text:p>
          </table:table-cell>
          <table:table-cell office:value-type="string" calcext:value-type="string">
            <text:p>61.9%</text:p>
          </table:table-cell>
          <table:table-cell office:value-type="string" calcext:value-type="string">
            <text:p>Medium</text:p>
          </table:table-cell>
          <table:table-cell office:value-type="float" office:value="2.01891516963203" calcext:value-type="float">
            <text:p>2.01891516963203</text:p>
          </table:table-cell>
          <table:table-cell office:value-type="string" calcext:value-type="string">
            <text:p><text:s/>https://leetcode.com/problems/validate-stack-sequences</text:p>
          </table:table-cell>
          <table:table-cell table:number-columns-repeated="1637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Most Stones Removed with Same Row or Column</text:p>
          </table:table-cell>
          <table:table-cell office:value-type="string" calcext:value-type="string">
            <text:p>55.2%</text:p>
          </table:table-cell>
          <table:table-cell office:value-type="string" calcext:value-type="string">
            <text:p>Medium</text:p>
          </table:table-cell>
          <table:table-cell office:value-type="float" office:value="4.02302290047393" calcext:value-type="float">
            <text:p>4.02302290047393</text:p>
          </table:table-cell>
          <table:table-cell office:value-type="string" calcext:value-type="string">
            <text:p><text:s/>https://leetcode.com/problems/most-stones-removed-with-same-row-or-column</text:p>
          </table:table-cell>
          <table:table-cell table:number-columns-repeated="16378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Bag of Tokens</text:p>
          </table:table-cell>
          <table:table-cell office:value-type="string" calcext:value-type="string">
            <text:p>40.8%</text:p>
          </table:table-cell>
          <table:table-cell office:value-type="string" calcext:value-type="string">
            <text:p>Medium</text:p>
          </table:table-cell>
          <table:table-cell office:value-type="float" office:value="0.115735952034659" calcext:value-type="float">
            <text:p>0.115735952034659</text:p>
          </table:table-cell>
          <table:table-cell office:value-type="string" calcext:value-type="string">
            <text:p><text:s/>https://leetcode.com/problems/bag-of-tokens</text:p>
          </table:table-cell>
          <table:table-cell table:number-columns-repeated="1637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Largest Time for Given Digits</text:p>
          </table:table-cell>
          <table:table-cell office:value-type="string" calcext:value-type="string">
            <text:p>35.8%</text:p>
          </table:table-cell>
          <table:table-cell office:value-type="string" calcext:value-type="string">
            <text:p>Easy</text:p>
          </table:table-cell>
          <table:table-cell office:value-type="float" office:value="0.26869908449857" calcext:value-type="float">
            <text:p>0.26869908449857</text:p>
          </table:table-cell>
          <table:table-cell office:value-type="string" calcext:value-type="string">
            <text:p><text:s/>https://leetcode.com/problems/largest-time-for-given-digits</text:p>
          </table:table-cell>
          <table:table-cell table:number-columns-repeated="16378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eveal Cards In Increasing Order</text:p>
          </table:table-cell>
          <table:table-cell office:value-type="string" calcext:value-type="string">
            <text:p>74.6%</text:p>
          </table:table-cell>
          <table:table-cell office:value-type="string" calcext:value-type="string">
            <text:p>Medium</text:p>
          </table:table-cell>
          <table:table-cell office:value-type="float" office:value="0.421349918648188" calcext:value-type="float">
            <text:p>0.421349918648188</text:p>
          </table:table-cell>
          <table:table-cell office:value-type="string" calcext:value-type="string">
            <text:p><text:s/>https://leetcode.com/problems/reveal-cards-in-increasing-order</text:p>
          </table:table-cell>
          <table:table-cell table:number-columns-repeated="1637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lip Equivalent Binary Trees</text:p>
          </table:table-cell>
          <table:table-cell office:value-type="string" calcext:value-type="string">
            <text:p>65.8%</text:p>
          </table:table-cell>
          <table:table-cell office:value-type="string" calcext:value-type="string">
            <text:p>Medium</text:p>
          </table:table-cell>
          <table:table-cell office:value-type="float" office:value="2.32616915322451" calcext:value-type="float">
            <text:p>2.32616915322451</text:p>
          </table:table-cell>
          <table:table-cell office:value-type="string" calcext:value-type="string">
            <text:p><text:s/>https://leetcode.com/problems/flip-equivalent-binary-trees</text:p>
          </table:table-cell>
          <table:table-cell table:number-columns-repeated="1637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Largest Component Size by Common Factor</text:p>
          </table:table-cell>
          <table:table-cell office:value-type="string" calcext:value-type="string">
            <text:p>30.3%</text:p>
          </table:table-cell>
          <table:table-cell office:value-type="string" calcext:value-type="string">
            <text:p>Hard</text:p>
          </table:table-cell>
          <table:table-cell office:value-type="float" office:value="0.206920715807322" calcext:value-type="float">
            <text:p>0.206920715807322</text:p>
          </table:table-cell>
          <table:table-cell office:value-type="string" calcext:value-type="string">
            <text:p><text:s/>https://leetcode.com/problems/largest-component-size-by-common-factor</text:p>
          </table:table-cell>
          <table:table-cell table:number-columns-repeated="16378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Array of Doubled Pairs</text:p>
          </table:table-cell>
          <table:table-cell office:value-type="string" calcext:value-type="string">
            <text:p>35.6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array-of-doubled-pairs</text:p>
          </table:table-cell>
          <table:table-cell table:number-columns-repeated="1637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Delete Columns to Make Sorted II</text:p>
          </table:table-cell>
          <table:table-cell office:value-type="string" calcext:value-type="string">
            <text:p>33.2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delete-columns-to-make-sorted-ii</text:p>
          </table:table-cell>
          <table:table-cell table:number-columns-repeated="16378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heck Completeness of a Binary Tree</text:p>
          </table:table-cell>
          <table:table-cell office:value-type="string" calcext:value-type="string">
            <text:p>52.1%</text:p>
          </table:table-cell>
          <table:table-cell office:value-type="string" calcext:value-type="string">
            <text:p>Medium</text:p>
          </table:table-cell>
          <table:table-cell office:value-type="float" office:value="0.438290417721201" calcext:value-type="float">
            <text:p>0.438290417721201</text:p>
          </table:table-cell>
          <table:table-cell office:value-type="string" calcext:value-type="string">
            <text:p><text:s/>https://leetcode.com/problems/check-completeness-of-a-binary-tree</text:p>
          </table:table-cell>
          <table:table-cell table:number-columns-repeated="1637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elete Columns to Make Sorted III</text:p>
          </table:table-cell>
          <table:table-cell office:value-type="string" calcext:value-type="string">
            <text:p>53.6%</text:p>
          </table:table-cell>
          <table:table-cell office:value-type="string" calcext:value-type="string">
            <text:p>Hard</text:p>
          </table:table-cell>
          <table:table-cell office:value-type="float" office:value="0.333639373536909" calcext:value-type="float">
            <text:p>0.333639373536909</text:p>
          </table:table-cell>
          <table:table-cell office:value-type="string" calcext:value-type="string">
            <text:p><text:s/>https://leetcode.com/problems/delete-columns-to-make-sorted-iii</text:p>
          </table:table-cell>
          <table:table-cell table:number-columns-repeated="16378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Maximum Width Ramp</text:p>
          </table:table-cell>
          <table:table-cell office:value-type="string" calcext:value-type="string">
            <text:p>45.4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aximum-width-ramp</text:p>
          </table:table-cell>
          <table:table-cell table:number-columns-repeated="1637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Minimum Area Rectangle II</text:p>
          </table:table-cell>
          <table:table-cell office:value-type="string" calcext:value-type="string">
            <text:p>50.9%</text:p>
          </table:table-cell>
          <table:table-cell office:value-type="string" calcext:value-type="string">
            <text:p>Medium</text:p>
          </table:table-cell>
          <table:table-cell office:value-type="float" office:value="2.15721924272252" calcext:value-type="float">
            <text:p>2.15721924272252</text:p>
          </table:table-cell>
          <table:table-cell office:value-type="string" calcext:value-type="string">
            <text:p><text:s/>https://leetcode.com/problems/minimum-area-rectangle-ii</text:p>
          </table:table-cell>
          <table:table-cell table:number-columns-repeated="1637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Univalued Binary Tree</text:p>
          </table:table-cell>
          <table:table-cell office:value-type="string" calcext:value-type="string">
            <text:p>67.7%</text:p>
          </table:table-cell>
          <table:table-cell office:value-type="string" calcext:value-type="string">
            <text:p>Easy</text:p>
          </table:table-cell>
          <table:table-cell office:value-type="float" office:value="0.156637323804911" calcext:value-type="float">
            <text:p>0.156637323804911</text:p>
          </table:table-cell>
          <table:table-cell office:value-type="string" calcext:value-type="string">
            <text:p><text:s/>https://leetcode.com/problems/univalued-binary-tree</text:p>
          </table:table-cell>
          <table:table-cell table:number-columns-repeated="16378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Binary Tree Cameras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Hard</text:p>
          </table:table-cell>
          <table:table-cell office:value-type="float" office:value="0.669776346792018" calcext:value-type="float">
            <text:p>0.669776346792018</text:p>
          </table:table-cell>
          <table:table-cell office:value-type="string" calcext:value-type="string">
            <text:p><text:s/>https://leetcode.com/problems/binary-tree-cameras</text:p>
          </table:table-cell>
          <table:table-cell table:number-columns-repeated="1637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K Closest Points to Origin</text:p>
          </table:table-cell>
          <table:table-cell office:value-type="string" calcext:value-type="string">
            <text:p>63.8%</text:p>
          </table:table-cell>
          <table:table-cell office:value-type="string" calcext:value-type="string">
            <text:p>Medium</text:p>
          </table:table-cell>
          <table:table-cell office:value-type="float" office:value="1.05643023696067" calcext:value-type="float">
            <text:p>1.05643023696067</text:p>
          </table:table-cell>
          <table:table-cell office:value-type="string" calcext:value-type="string">
            <text:p><text:s/>https://leetcode.com/problems/k-closest-points-to-origin</text:p>
          </table:table-cell>
          <table:table-cell table:number-columns-repeated="1637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Odd Even Jump</text:p>
          </table:table-cell>
          <table:table-cell office:value-type="string" calcext:value-type="string">
            <text:p>42.2%</text:p>
          </table:table-cell>
          <table:table-cell office:value-type="string" calcext:value-type="string">
            <text:p>Hard</text:p>
          </table:table-cell>
          <table:table-cell office:value-type="float" office:value="4.89330238409204" calcext:value-type="float">
            <text:p>4.89330238409204</text:p>
          </table:table-cell>
          <table:table-cell office:value-type="string" calcext:value-type="string">
            <text:p><text:s/>https://leetcode.com/problems/odd-even-jump</text:p>
          </table:table-cell>
          <table:table-cell table:number-columns-repeated="1637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quares of a Sorted Array</text:p>
          </table:table-cell>
          <table:table-cell office:value-type="string" calcext:value-type="string">
            <text:p>72.1%</text:p>
          </table:table-cell>
          <table:table-cell office:value-type="string" calcext:value-type="string">
            <text:p>Easy</text:p>
          </table:table-cell>
          <table:table-cell office:value-type="float" office:value="0.475713418189413" calcext:value-type="float">
            <text:p>0.475713418189413</text:p>
          </table:table-cell>
          <table:table-cell office:value-type="string" calcext:value-type="string">
            <text:p><text:s/>https://leetcode.com/problems/squares-of-a-sorted-array</text:p>
          </table:table-cell>
          <table:table-cell table:number-columns-repeated="1637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stribute Coins in Binary Tree</text:p>
          </table:table-cell>
          <table:table-cell office:value-type="string" calcext:value-type="string">
            <text:p>68.9%</text:p>
          </table:table-cell>
          <table:table-cell office:value-type="string" calcext:value-type="string">
            <text:p>Medium</text:p>
          </table:table-cell>
          <table:table-cell office:value-type="float" office:value="0.752091950433346" calcext:value-type="float">
            <text:p>0.752091950433346</text:p>
          </table:table-cell>
          <table:table-cell office:value-type="string" calcext:value-type="string">
            <text:p><text:s/>https://leetcode.com/problems/distribute-coins-in-binary-tree</text:p>
          </table:table-cell>
          <table:table-cell table:number-columns-repeated="16378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Unique Paths III</text:p>
          </table:table-cell>
          <table:table-cell office:value-type="string" calcext:value-type="string">
            <text:p>73.3%</text:p>
          </table:table-cell>
          <table:table-cell office:value-type="string" calcext:value-type="string">
            <text:p>Hard</text:p>
          </table:table-cell>
          <table:table-cell office:value-type="float" office:value="0.245122458032985" calcext:value-type="float">
            <text:p>0.245122458032985</text:p>
          </table:table-cell>
          <table:table-cell office:value-type="string" calcext:value-type="string">
            <text:p><text:s/>https://leetcode.com/problems/unique-paths-iii</text:p>
          </table:table-cell>
          <table:table-cell table:number-columns-repeated="1637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Time Based Key-Value Store</text:p>
          </table:table-cell>
          <table:table-cell office:value-type="string" calcext:value-type="string">
            <text:p>53.1%</text:p>
          </table:table-cell>
          <table:table-cell office:value-type="string" calcext:value-type="string">
            <text:p>Medium</text:p>
          </table:table-cell>
          <table:table-cell office:value-type="float" office:value="2.59757020250889" calcext:value-type="float">
            <text:p>2.59757020250889</text:p>
          </table:table-cell>
          <table:table-cell office:value-type="string" calcext:value-type="string">
            <text:p><text:s/>https://leetcode.com/problems/time-based-key-value-store</text:p>
          </table:table-cell>
          <table:table-cell table:number-columns-repeated="16378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Triples with Bitwise AND Equal To Zero</text:p>
          </table:table-cell>
          <table:table-cell office:value-type="string" calcext:value-type="string">
            <text:p>55.6%</text:p>
          </table:table-cell>
          <table:table-cell office:value-type="string" calcext:value-type="string">
            <text:p>Hard</text:p>
          </table:table-cell>
          <table:table-cell office:value-type="float" office:value="0.559615787935423" calcext:value-type="float">
            <text:p>0.559615787935423</text:p>
          </table:table-cell>
          <table:table-cell office:value-type="string" calcext:value-type="string">
            <text:p><text:s/>https://leetcode.com/problems/triples-with-bitwise-and-equal-to-zero</text:p>
          </table:table-cell>
          <table:table-cell table:number-columns-repeated="1637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Minimum Cost For Tickets</text:p>
          </table:table-cell>
          <table:table-cell office:value-type="string" calcext:value-type="string">
            <text:p>60.5%</text:p>
          </table:table-cell>
          <table:table-cell office:value-type="string" calcext:value-type="string">
            <text:p>Medium</text:p>
          </table:table-cell>
          <table:table-cell office:value-type="float" office:value="0.0952533954994915" calcext:value-type="float">
            <text:p>0.0952533954994915</text:p>
          </table:table-cell>
          <table:table-cell office:value-type="string" calcext:value-type="string">
            <text:p><text:s/>https://leetcode.com/problems/minimum-cost-for-tickets</text:p>
          </table:table-cell>
          <table:table-cell table:number-columns-repeated="16378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Interval List Intersections</text:p>
          </table:table-cell>
          <table:table-cell office:value-type="string" calcext:value-type="string">
            <text:p>67.3%</text:p>
          </table:table-cell>
          <table:table-cell office:value-type="string" calcext:value-type="string">
            <text:p>Medium</text:p>
          </table:table-cell>
          <table:table-cell office:value-type="float" office:value="1.11018464446934" calcext:value-type="float">
            <text:p>1.11018464446934</text:p>
          </table:table-cell>
          <table:table-cell office:value-type="string" calcext:value-type="string">
            <text:p><text:s/>https://leetcode.com/problems/interval-list-intersections</text:p>
          </table:table-cell>
          <table:table-cell table:number-columns-repeated="1637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Vertical Order Traversal of a Binary Tree</text:p>
          </table:table-cell>
          <table:table-cell office:value-type="string" calcext:value-type="string">
            <text:p>36.6%</text:p>
          </table:table-cell>
          <table:table-cell office:value-type="string" calcext:value-type="string">
            <text:p>Medium</text:p>
          </table:table-cell>
          <table:table-cell office:value-type="float" office:value="0.302306238097807" calcext:value-type="float">
            <text:p>0.302306238097807</text:p>
          </table:table-cell>
          <table:table-cell office:value-type="string" calcext:value-type="string">
            <text:p><text:s/>https://leetcode.com/problems/vertical-order-traversal-of-a-binary-tree</text:p>
          </table:table-cell>
          <table:table-cell table:number-columns-repeated="1637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mallest String Starting From Leaf</text:p>
          </table:table-cell>
          <table:table-cell office:value-type="string" calcext:value-type="string">
            <text:p>46.1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smallest-string-starting-from-leaf</text:p>
          </table:table-cell>
          <table:table-cell table:number-columns-repeated="1637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Add to Array-Form of Integer</text:p>
          </table:table-cell>
          <table:table-cell office:value-type="string" calcext:value-type="string">
            <text:p>44.2%</text:p>
          </table:table-cell>
          <table:table-cell office:value-type="string" calcext:value-type="string">
            <text:p>Easy</text:p>
          </table:table-cell>
          <table:table-cell office:value-type="float" office:value="0.0720888491920795" calcext:value-type="float">
            <text:p>0.0720888491920795</text:p>
          </table:table-cell>
          <table:table-cell office:value-type="string" calcext:value-type="string">
            <text:p><text:s/>https://leetcode.com/problems/add-to-array-form-of-integer</text:p>
          </table:table-cell>
          <table:table-cell table:number-columns-repeated="1637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ubarrays with K Different Integers</text:p>
          </table:table-cell>
          <table:table-cell office:value-type="string" calcext:value-type="string">
            <text:p>48.6%</text:p>
          </table:table-cell>
          <table:table-cell office:value-type="string" calcext:value-type="string">
            <text:p>Hard</text:p>
          </table:table-cell>
          <table:table-cell office:value-type="float" office:value="0.292148989483118" calcext:value-type="float">
            <text:p>0.292148989483118</text:p>
          </table:table-cell>
          <table:table-cell office:value-type="string" calcext:value-type="string">
            <text:p><text:s/>https://leetcode.com/problems/subarrays-with-k-different-integers</text:p>
          </table:table-cell>
          <table:table-cell table:number-columns-repeated="1637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ind the Town Judge</text:p>
          </table:table-cell>
          <table:table-cell office:value-type="string" calcext:value-type="string">
            <text:p>50.1%</text:p>
          </table:table-cell>
          <table:table-cell office:value-type="string" calcext:value-type="string">
            <text:p>Easy</text:p>
          </table:table-cell>
          <table:table-cell office:value-type="float" office:value="0.065489845135115" calcext:value-type="float">
            <text:p>0.065489845135115</text:p>
          </table:table-cell>
          <table:table-cell office:value-type="string" calcext:value-type="string">
            <text:p><text:s/>https://leetcode.com/problems/find-the-town-judge</text:p>
          </table:table-cell>
          <table:table-cell table:number-columns-repeated="1637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inimum Cost to Merge Stones</text:p>
          </table:table-cell>
          <table:table-cell office:value-type="string" calcext:value-type="string">
            <text:p>39.8%</text:p>
          </table:table-cell>
          <table:table-cell office:value-type="string" calcext:value-type="string">
            <text:p>Hard</text:p>
          </table:table-cell>
          <table:table-cell office:value-type="float" office:value="0.84807607054321" calcext:value-type="float">
            <text:p>0.84807607054321</text:p>
          </table:table-cell>
          <table:table-cell office:value-type="string" calcext:value-type="string">
            <text:p><text:s/>https://leetcode.com/problems/minimum-cost-to-merge-stones</text:p>
          </table:table-cell>
          <table:table-cell table:number-columns-repeated="1637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inimum Domino Rotations For Equal Row</text:p>
          </table:table-cell>
          <table:table-cell office:value-type="string" calcext:value-type="string">
            <text:p>50.0%</text:p>
          </table:table-cell>
          <table:table-cell office:value-type="string" calcext:value-type="string">
            <text:p>Medium</text:p>
          </table:table-cell>
          <table:table-cell office:value-type="float" office:value="5.34757451973672" calcext:value-type="float">
            <text:p>5.34757451973672</text:p>
          </table:table-cell>
          <table:table-cell office:value-type="string" calcext:value-type="string">
            <text:p><text:s/>https://leetcode.com/problems/minimum-domino-rotations-for-equal-row</text:p>
          </table:table-cell>
          <table:table-cell table:number-columns-repeated="1637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apacity To Ship Packages Within D Days</text:p>
          </table:table-cell>
          <table:table-cell office:value-type="string" calcext:value-type="string">
            <text:p>58.1%</text:p>
          </table:table-cell>
          <table:table-cell office:value-type="string" calcext:value-type="string">
            <text:p>Medium</text:p>
          </table:table-cell>
          <table:table-cell office:value-type="float" office:value="1.47453047800542" calcext:value-type="float">
            <text:p>1.47453047800542</text:p>
          </table:table-cell>
          <table:table-cell office:value-type="string" calcext:value-type="string">
            <text:p><text:s/>https://leetcode.com/problems/capacity-to-ship-packages-within-d-days</text:p>
          </table:table-cell>
          <table:table-cell table:number-columns-repeated="16378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Numbers With Repeated Digits</text:p>
          </table:table-cell>
          <table:table-cell office:value-type="string" calcext:value-type="string">
            <text:p>37.5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numbers-with-repeated-digits</text:p>
          </table:table-cell>
          <table:table-cell table:number-columns-repeated="1637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Smallest Integer Divisible by K</text:p>
          </table:table-cell>
          <table:table-cell office:value-type="string" calcext:value-type="string">
            <text:p>32.1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smallest-integer-divisible-by-k</text:p>
          </table:table-cell>
          <table:table-cell table:number-columns-repeated="16378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Binary String With Substrings Representing 1 To N</text:p>
          </table:table-cell>
          <table:table-cell office:value-type="string" calcext:value-type="string">
            <text:p>58.8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binary-string-with-substrings-representing-1-to-n</text:p>
          </table:table-cell>
          <table:table-cell table:number-columns-repeated="16378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Number of Enclaves</text:p>
          </table:table-cell>
          <table:table-cell office:value-type="string" calcext:value-type="string">
            <text:p>57.8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number-of-enclaves</text:p>
          </table:table-cell>
          <table:table-cell table:number-columns-repeated="1637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emove Outermost Parentheses</text:p>
          </table:table-cell>
          <table:table-cell office:value-type="string" calcext:value-type="string">
            <text:p>78.0%</text:p>
          </table:table-cell>
          <table:table-cell office:value-type="string" calcext:value-type="string">
            <text:p>Easy</text:p>
          </table:table-cell>
          <table:table-cell office:value-type="float" office:value="0.289337701969042" calcext:value-type="float">
            <text:p>0.289337701969042</text:p>
          </table:table-cell>
          <table:table-cell office:value-type="string" calcext:value-type="string">
            <text:p><text:s/>https://leetcode.com/problems/remove-outermost-parentheses</text:p>
          </table:table-cell>
          <table:table-cell table:number-columns-repeated="1637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amelcase Matching</text:p>
          </table:table-cell>
          <table:table-cell office:value-type="string" calcext:value-type="string">
            <text:p>57.0%</text:p>
          </table:table-cell>
          <table:table-cell office:value-type="string" calcext:value-type="string">
            <text:p>Medium</text:p>
          </table:table-cell>
          <table:table-cell office:value-type="float" office:value="0.65888823073893" calcext:value-type="float">
            <text:p>0.65888823073893</text:p>
          </table:table-cell>
          <table:table-cell office:value-type="string" calcext:value-type="string">
            <text:p><text:s/>https://leetcode.com/problems/camelcase-matching</text:p>
          </table:table-cell>
          <table:table-cell table:number-columns-repeated="1637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Video Stitching</text:p>
          </table:table-cell>
          <table:table-cell office:value-type="string" calcext:value-type="string">
            <text:p>49.2%</text:p>
          </table:table-cell>
          <table:table-cell office:value-type="string" calcext:value-type="string">
            <text:p>Medium</text:p>
          </table:table-cell>
          <table:table-cell office:value-type="float" office:value="0.825299867695663" calcext:value-type="float">
            <text:p>0.825299867695663</text:p>
          </table:table-cell>
          <table:table-cell office:value-type="string" calcext:value-type="string">
            <text:p><text:s/>https://leetcode.com/problems/video-stitching</text:p>
          </table:table-cell>
          <table:table-cell table:number-columns-repeated="1637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ivisor Game</text:p>
          </table:table-cell>
          <table:table-cell office:value-type="string" calcext:value-type="string">
            <text:p>66.3%</text:p>
          </table:table-cell>
          <table:table-cell office:value-type="string" calcext:value-type="string">
            <text:p>Easy</text:p>
          </table:table-cell>
          <table:table-cell office:value-type="float" office:value="0.127651811912448" calcext:value-type="float">
            <text:p>0.127651811912448</text:p>
          </table:table-cell>
          <table:table-cell office:value-type="string" calcext:value-type="string">
            <text:p><text:s/>https://leetcode.com/problems/divisor-game</text:p>
          </table:table-cell>
          <table:table-cell table:number-columns-repeated="16378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Maximum Difference Between Node and Ancestor</text:p>
          </table:table-cell>
          <table:table-cell office:value-type="string" calcext:value-type="string">
            <text:p>66.0%</text:p>
          </table:table-cell>
          <table:table-cell office:value-type="string" calcext:value-type="string">
            <text:p>Medium</text:p>
          </table:table-cell>
          <table:table-cell office:value-type="float" office:value="0.0446724400515926" calcext:value-type="float">
            <text:p>0.0446724400515926</text:p>
          </table:table-cell>
          <table:table-cell office:value-type="string" calcext:value-type="string">
            <text:p><text:s/>https://leetcode.com/problems/maximum-difference-between-node-and-ancestor</text:p>
          </table:table-cell>
          <table:table-cell table:number-columns-repeated="1637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Longest Arithmetic Sequence</text:p>
          </table:table-cell>
          <table:table-cell office:value-type="string" calcext:value-type="string">
            <text:p>53.4%</text:p>
          </table:table-cell>
          <table:table-cell office:value-type="string" calcext:value-type="string">
            <text:p>Medium</text:p>
          </table:table-cell>
          <table:table-cell office:value-type="float" office:value="0.0669394826751093" calcext:value-type="float">
            <text:p>0.0669394826751093</text:p>
          </table:table-cell>
          <table:table-cell office:value-type="string" calcext:value-type="string">
            <text:p><text:s/>https://leetcode.com/problems/longest-arithmetic-sequence</text:p>
          </table:table-cell>
          <table:table-cell table:number-columns-repeated="1637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Two City Scheduling</text:p>
          </table:table-cell>
          <table:table-cell office:value-type="string" calcext:value-type="string">
            <text:p>56.1%</text:p>
          </table:table-cell>
          <table:table-cell office:value-type="string" calcext:value-type="string">
            <text:p>Easy</text:p>
          </table:table-cell>
          <table:table-cell office:value-type="float" office:value="0.138044220796205" calcext:value-type="float">
            <text:p>0.138044220796205</text:p>
          </table:table-cell>
          <table:table-cell office:value-type="string" calcext:value-type="string">
            <text:p><text:s/>https://leetcode.com/problems/two-city-scheduling</text:p>
          </table:table-cell>
          <table:table-cell table:number-columns-repeated="1637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Maximum Sum of Two Non-Overlapping Subarrays</text:p>
          </table:table-cell>
          <table:table-cell office:value-type="string" calcext:value-type="string">
            <text:p>57.9%</text:p>
          </table:table-cell>
          <table:table-cell office:value-type="string" calcext:value-type="string">
            <text:p>Medium</text:p>
          </table:table-cell>
          <table:table-cell office:value-type="float" office:value="0.66535430397575" calcext:value-type="float">
            <text:p>0.66535430397575</text:p>
          </table:table-cell>
          <table:table-cell office:value-type="string" calcext:value-type="string">
            <text:p><text:s/>https://leetcode.com/problems/maximum-sum-of-two-non-overlapping-subarrays</text:p>
          </table:table-cell>
          <table:table-cell table:number-columns-repeated="16378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Stream of Characters</text:p>
          </table:table-cell>
          <table:table-cell office:value-type="string" calcext:value-type="string">
            <text:p>48.3%</text:p>
          </table:table-cell>
          <table:table-cell office:value-type="string" calcext:value-type="string">
            <text:p>Hard</text:p>
          </table:table-cell>
          <table:table-cell office:value-type="float" office:value="1.97446277826944" calcext:value-type="float">
            <text:p>1.97446277826944</text:p>
          </table:table-cell>
          <table:table-cell office:value-type="string" calcext:value-type="string">
            <text:p><text:s/>https://leetcode.com/problems/stream-of-characters</text:p>
          </table:table-cell>
          <table:table-cell table:number-columns-repeated="16378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Escape a Large Maze</text:p>
          </table:table-cell>
          <table:table-cell office:value-type="string" calcext:value-type="string">
            <text:p>35.4%</text:p>
          </table:table-cell>
          <table:table-cell office:value-type="string" calcext:value-type="string">
            <text:p>Hard</text:p>
          </table:table-cell>
          <table:table-cell office:value-type="float" office:value="0.82417544296635" calcext:value-type="float">
            <text:p>0.82417544296635</text:p>
          </table:table-cell>
          <table:table-cell office:value-type="string" calcext:value-type="string">
            <text:p><text:s/>https://leetcode.com/problems/escape-a-large-maze</text:p>
          </table:table-cell>
          <table:table-cell table:number-columns-repeated="1637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Valid Boomerang</text:p>
          </table:table-cell>
          <table:table-cell office:value-type="string" calcext:value-type="string">
            <text:p>37.9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valid-boomerang</text:p>
          </table:table-cell>
          <table:table-cell table:number-columns-repeated="1637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Longest Duplicate Substring</text:p>
          </table:table-cell>
          <table:table-cell office:value-type="string" calcext:value-type="string">
            <text:p>31.9%</text:p>
          </table:table-cell>
          <table:table-cell office:value-type="string" calcext:value-type="string">
            <text:p>Hard</text:p>
          </table:table-cell>
          <table:table-cell office:value-type="float" office:value="0.228914647806132" calcext:value-type="float">
            <text:p>0.228914647806132</text:p>
          </table:table-cell>
          <table:table-cell office:value-type="string" calcext:value-type="string">
            <text:p><text:s/>https://leetcode.com/problems/longest-duplicate-substring</text:p>
          </table:table-cell>
          <table:table-cell table:number-columns-repeated="1637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68.6%</text:p>
          </table:table-cell>
          <table:table-cell office:value-type="string" calcext:value-type="string">
            <text:p>Easy</text:p>
          </table:table-cell>
          <table:table-cell office:value-type="float" office:value="0.441715380009277" calcext:value-type="float">
            <text:p>0.441715380009277</text:p>
          </table:table-cell>
          <table:table-cell office:value-type="string" calcext:value-type="string">
            <text:p><text:s/>https://leetcode.com/problems/remove-all-adjacent-duplicates-in-string</text:p>
          </table:table-cell>
          <table:table-cell table:number-columns-repeated="16378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Longest String Chain</text:p>
          </table:table-cell>
          <table:table-cell office:value-type="string" calcext:value-type="string">
            <text:p>54.7%</text:p>
          </table:table-cell>
          <table:table-cell office:value-type="string" calcext:value-type="string">
            <text:p>Medium</text:p>
          </table:table-cell>
          <table:table-cell office:value-type="float" office:value="1.94409311032769" calcext:value-type="float">
            <text:p>1.94409311032769</text:p>
          </table:table-cell>
          <table:table-cell office:value-type="string" calcext:value-type="string">
            <text:p><text:s/>https://leetcode.com/problems/longest-string-chain</text:p>
          </table:table-cell>
          <table:table-cell table:number-columns-repeated="1637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Height Checker</text:p>
          </table:table-cell>
          <table:table-cell office:value-type="string" calcext:value-type="string">
            <text:p>71.1%</text:p>
          </table:table-cell>
          <table:table-cell office:value-type="string" calcext:value-type="string">
            <text:p>Easy</text:p>
          </table:table-cell>
          <table:table-cell office:value-type="float" office:value="0.025620530325348" calcext:value-type="float">
            <text:p>0.025620530325348</text:p>
          </table:table-cell>
          <table:table-cell office:value-type="string" calcext:value-type="string">
            <text:p><text:s/>https://leetcode.com/problems/height-checker</text:p>
          </table:table-cell>
          <table:table-cell table:number-columns-repeated="1637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Shortest Way to Form String</text:p>
          </table:table-cell>
          <table:table-cell office:value-type="string" calcext:value-type="string">
            <text:p>56.9%</text:p>
          </table:table-cell>
          <table:table-cell office:value-type="string" calcext:value-type="string">
            <text:p>Medium</text:p>
          </table:table-cell>
          <table:table-cell office:value-type="float" office:value="3.49457016302794" calcext:value-type="float">
            <text:p>3.49457016302794</text:p>
          </table:table-cell>
          <table:table-cell office:value-type="string" calcext:value-type="string">
            <text:p><text:s/>https://leetcode.com/problems/shortest-way-to-form-string</text:p>
          </table:table-cell>
          <table:table-cell table:number-columns-repeated="16378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onfusing Number</text:p>
          </table:table-cell>
          <table:table-cell office:value-type="string" calcext:value-type="string">
            <text:p>48.6%</text:p>
          </table:table-cell>
          <table:table-cell office:value-type="string" calcext:value-type="string">
            <text:p>Easy</text:p>
          </table:table-cell>
          <table:table-cell office:value-type="float" office:value="1.33524470176826" calcext:value-type="float">
            <text:p>1.33524470176826</text:p>
          </table:table-cell>
          <table:table-cell office:value-type="string" calcext:value-type="string">
            <text:p><text:s/>https://leetcode.com/problems/confusing-number</text:p>
          </table:table-cell>
          <table:table-cell table:number-columns-repeated="1637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ampus Bikes</text:p>
          </table:table-cell>
          <table:table-cell office:value-type="string" calcext:value-type="string">
            <text:p>57.7%</text:p>
          </table:table-cell>
          <table:table-cell office:value-type="string" calcext:value-type="string">
            <text:p>Medium</text:p>
          </table:table-cell>
          <table:table-cell office:value-type="float" office:value="4.44794322872995" calcext:value-type="float">
            <text:p>4.44794322872995</text:p>
          </table:table-cell>
          <table:table-cell office:value-type="string" calcext:value-type="string">
            <text:p><text:s/>https://leetcode.com/problems/campus-bikes</text:p>
          </table:table-cell>
          <table:table-cell table:number-columns-repeated="1637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All Paths from Source Lead to Destination</text:p>
          </table:table-cell>
          <table:table-cell office:value-type="string" calcext:value-type="string">
            <text:p>44.7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all-paths-from-source-lead-to-destination</text:p>
          </table:table-cell>
          <table:table-cell table:number-columns-repeated="16378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Missing Element in Sorted Array</text:p>
          </table:table-cell>
          <table:table-cell office:value-type="string" calcext:value-type="string">
            <text:p>54.5%</text:p>
          </table:table-cell>
          <table:table-cell office:value-type="string" calcext:value-type="string">
            <text:p>Medium</text:p>
          </table:table-cell>
          <table:table-cell office:value-type="float" office:value="0.490398625766809" calcext:value-type="float">
            <text:p>0.490398625766809</text:p>
          </table:table-cell>
          <table:table-cell office:value-type="string" calcext:value-type="string">
            <text:p><text:s/>https://leetcode.com/problems/missing-element-in-sorted-array</text:p>
          </table:table-cell>
          <table:table-cell table:number-columns-repeated="16378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Longest Repeating Substring</text:p>
          </table:table-cell>
          <table:table-cell office:value-type="string" calcext:value-type="string">
            <text:p>57.2%</text:p>
          </table:table-cell>
          <table:table-cell office:value-type="string" calcext:value-type="string">
            <text:p>Medium</text:p>
          </table:table-cell>
          <table:table-cell office:value-type="float" office:value="0.326091520566652" calcext:value-type="float">
            <text:p>0.326091520566652</text:p>
          </table:table-cell>
          <table:table-cell office:value-type="string" calcext:value-type="string">
            <text:p><text:s/>https://leetcode.com/problems/longest-repeating-substring</text:p>
          </table:table-cell>
          <table:table-cell table:number-columns-repeated="16378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Campus Bikes II</text:p>
          </table:table-cell>
          <table:table-cell office:value-type="string" calcext:value-type="string">
            <text:p>54.2%</text:p>
          </table:table-cell>
          <table:table-cell office:value-type="string" calcext:value-type="string">
            <text:p>Medium</text:p>
          </table:table-cell>
          <table:table-cell office:value-type="float" office:value="2.765835199224" calcext:value-type="float">
            <text:p>2.765835199224</text:p>
          </table:table-cell>
          <table:table-cell office:value-type="string" calcext:value-type="string">
            <text:p><text:s/>https://leetcode.com/problems/campus-bikes-ii</text:p>
          </table:table-cell>
          <table:table-cell table:number-columns-repeated="16378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Number of Submatrices That Sum to Target</text:p>
          </table:table-cell>
          <table:table-cell office:value-type="string" calcext:value-type="string">
            <text:p>60.4%</text:p>
          </table:table-cell>
          <table:table-cell office:value-type="string" calcext:value-type="string">
            <text:p>Hard</text:p>
          </table:table-cell>
          <table:table-cell office:value-type="float" office:value="1.52957968958721" calcext:value-type="float">
            <text:p>1.52957968958721</text:p>
          </table:table-cell>
          <table:table-cell office:value-type="string" calcext:value-type="string">
            <text:p><text:s/>https://leetcode.com/problems/number-of-submatrices-that-sum-to-target</text:p>
          </table:table-cell>
          <table:table-cell table:number-columns-repeated="16378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Occurrences After Bigram</text:p>
          </table:table-cell>
          <table:table-cell office:value-type="string" calcext:value-type="string">
            <text:p>64.7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occurrences-after-bigram</text:p>
          </table:table-cell>
          <table:table-cell table:number-columns-repeated="1637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Letter Tile Possibilities</text:p>
          </table:table-cell>
          <table:table-cell office:value-type="string" calcext:value-type="string">
            <text:p>75.4%</text:p>
          </table:table-cell>
          <table:table-cell office:value-type="string" calcext:value-type="string">
            <text:p>Medium</text:p>
          </table:table-cell>
          <table:table-cell office:value-type="float" office:value="0.0333364202675918" calcext:value-type="float">
            <text:p>0.0333364202675918</text:p>
          </table:table-cell>
          <table:table-cell office:value-type="string" calcext:value-type="string">
            <text:p><text:s/>https://leetcode.com/problems/letter-tile-possibilities</text:p>
          </table:table-cell>
          <table:table-cell table:number-columns-repeated="1637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Brace Expansion</text:p>
          </table:table-cell>
          <table:table-cell office:value-type="string" calcext:value-type="string">
            <text:p>62.7%</text:p>
          </table:table-cell>
          <table:table-cell office:value-type="string" calcext:value-type="string">
            <text:p>Medium</text:p>
          </table:table-cell>
          <table:table-cell office:value-type="float" office:value="3.02492579010763" calcext:value-type="float">
            <text:p>3.02492579010763</text:p>
          </table:table-cell>
          <table:table-cell office:value-type="string" calcext:value-type="string">
            <text:p><text:s/>https://leetcode.com/problems/brace-expansion</text:p>
          </table:table-cell>
          <table:table-cell table:number-columns-repeated="16378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Confusing Number II</text:p>
          </table:table-cell>
          <table:table-cell office:value-type="string" calcext:value-type="string">
            <text:p>44.0%</text:p>
          </table:table-cell>
          <table:table-cell office:value-type="string" calcext:value-type="string">
            <text:p>Hard</text:p>
          </table:table-cell>
          <table:table-cell office:value-type="float" office:value="3.34990408727461" calcext:value-type="float">
            <text:p>3.34990408727461</text:p>
          </table:table-cell>
          <table:table-cell office:value-type="string" calcext:value-type="string">
            <text:p><text:s/>https://leetcode.com/problems/confusing-number-ii</text:p>
          </table:table-cell>
          <table:table-cell table:number-columns-repeated="1637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uplicate Zeros</text:p>
          </table:table-cell>
          <table:table-cell office:value-type="string" calcext:value-type="string">
            <text:p>52.9%</text:p>
          </table:table-cell>
          <table:table-cell office:value-type="string" calcext:value-type="string">
            <text:p>Easy</text:p>
          </table:table-cell>
          <table:table-cell office:value-type="float" office:value="0.0193971598827351" calcext:value-type="float">
            <text:p>0.0193971598827351</text:p>
          </table:table-cell>
          <table:table-cell office:value-type="string" calcext:value-type="string">
            <text:p><text:s/>https://leetcode.com/problems/duplicate-zeros</text:p>
          </table:table-cell>
          <table:table-cell table:number-columns-repeated="1637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Largest Values From Labels</text:p>
          </table:table-cell>
          <table:table-cell office:value-type="string" calcext:value-type="string">
            <text:p>58.9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largest-values-from-labels</text:p>
          </table:table-cell>
          <table:table-cell table:number-columns-repeated="1637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Shortest Path in Binary Matrix</text:p>
          </table:table-cell>
          <table:table-cell office:value-type="string" calcext:value-type="string">
            <text:p>38.2%</text:p>
          </table:table-cell>
          <table:table-cell office:value-type="string" calcext:value-type="string">
            <text:p>Medium</text:p>
          </table:table-cell>
          <table:table-cell office:value-type="float" office:value="0.415065181837184" calcext:value-type="float">
            <text:p>0.415065181837184</text:p>
          </table:table-cell>
          <table:table-cell office:value-type="string" calcext:value-type="string">
            <text:p><text:s/>https://leetcode.com/problems/shortest-path-in-binary-matrix</text:p>
          </table:table-cell>
          <table:table-cell table:number-columns-repeated="1637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Find in Mountain Array</text:p>
          </table:table-cell>
          <table:table-cell office:value-type="string" calcext:value-type="string">
            <text:p>35.8%</text:p>
          </table:table-cell>
          <table:table-cell office:value-type="string" calcext:value-type="string">
            <text:p>Hard</text:p>
          </table:table-cell>
          <table:table-cell office:value-type="float" office:value="0.19891850477606" calcext:value-type="float">
            <text:p>0.19891850477606</text:p>
          </table:table-cell>
          <table:table-cell office:value-type="string" calcext:value-type="string">
            <text:p><text:s/>https://leetcode.com/problems/find-in-mountain-array</text:p>
          </table:table-cell>
          <table:table-cell table:number-columns-repeated="1637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Brace Expansion II</text:p>
          </table:table-cell>
          <table:table-cell office:value-type="string" calcext:value-type="string">
            <text:p>62.2%</text:p>
          </table:table-cell>
          <table:table-cell office:value-type="string" calcext:value-type="string">
            <text:p>Hard</text:p>
          </table:table-cell>
          <table:table-cell office:value-type="float" office:value="3.50455589464931" calcext:value-type="float">
            <text:p>3.50455589464931</text:p>
          </table:table-cell>
          <table:table-cell office:value-type="string" calcext:value-type="string">
            <text:p><text:s/>https://leetcode.com/problems/brace-expansion-ii</text:p>
          </table:table-cell>
          <table:table-cell table:number-columns-repeated="1637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Two Sum Less Than K</text:p>
          </table:table-cell>
          <table:table-cell office:value-type="string" calcext:value-type="string">
            <text:p>60.6%</text:p>
          </table:table-cell>
          <table:table-cell office:value-type="string" calcext:value-type="string">
            <text:p>Easy</text:p>
          </table:table-cell>
          <table:table-cell office:value-type="float" office:value="0.0451034733345948" calcext:value-type="float">
            <text:p>0.0451034733345948</text:p>
          </table:table-cell>
          <table:table-cell office:value-type="string" calcext:value-type="string">
            <text:p><text:s/>https://leetcode.com/problems/two-sum-less-than-k</text:p>
          </table:table-cell>
          <table:table-cell table:number-columns-repeated="16378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Path With Maximum Minimum Value</text:p>
          </table:table-cell>
          <table:table-cell office:value-type="string" calcext:value-type="string">
            <text:p>49.2%</text:p>
          </table:table-cell>
          <table:table-cell office:value-type="string" calcext:value-type="string">
            <text:p>Medium</text:p>
          </table:table-cell>
          <table:table-cell office:value-type="float" office:value="0.144481582555233" calcext:value-type="float">
            <text:p>0.144481582555233</text:p>
          </table:table-cell>
          <table:table-cell office:value-type="string" calcext:value-type="string">
            <text:p><text:s/>https://leetcode.com/problems/path-with-maximum-minimum-value</text:p>
          </table:table-cell>
          <table:table-cell table:number-columns-repeated="1637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illing Bookcase Shelves</text:p>
          </table:table-cell>
          <table:table-cell office:value-type="string" calcext:value-type="string">
            <text:p>58.1%</text:p>
          </table:table-cell>
          <table:table-cell office:value-type="string" calcext:value-type="string">
            <text:p>Medium</text:p>
          </table:table-cell>
          <table:table-cell office:value-type="float" office:value="0.0646428562620855" calcext:value-type="float">
            <text:p>0.0646428562620855</text:p>
          </table:table-cell>
          <table:table-cell office:value-type="string" calcext:value-type="string">
            <text:p><text:s/>https://leetcode.com/problems/filling-bookcase-shelves</text:p>
          </table:table-cell>
          <table:table-cell table:number-columns-repeated="1637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Defanging an IP Address</text:p>
          </table:table-cell>
          <table:table-cell office:value-type="string" calcext:value-type="string">
            <text:p>87.5%</text:p>
          </table:table-cell>
          <table:table-cell office:value-type="string" calcext:value-type="string">
            <text:p>Easy</text:p>
          </table:table-cell>
          <table:table-cell office:value-type="float" office:value="0.0863211664480221" calcext:value-type="float">
            <text:p>0.0863211664480221</text:p>
          </table:table-cell>
          <table:table-cell office:value-type="string" calcext:value-type="string">
            <text:p><text:s/>https://leetcode.com/problems/defanging-an-ip-address</text:p>
          </table:table-cell>
          <table:table-cell table:number-columns-repeated="16378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Delete Nodes And Return Forest</text:p>
          </table:table-cell>
          <table:table-cell office:value-type="string" calcext:value-type="string">
            <text:p>67.0%</text:p>
          </table:table-cell>
          <table:table-cell office:value-type="string" calcext:value-type="string">
            <text:p>Medium</text:p>
          </table:table-cell>
          <table:table-cell office:value-type="float" office:value="3.41888569851198" calcext:value-type="float">
            <text:p>3.41888569851198</text:p>
          </table:table-cell>
          <table:table-cell office:value-type="string" calcext:value-type="string">
            <text:p><text:s/>https://leetcode.com/problems/delete-nodes-and-return-forest</text:p>
          </table:table-cell>
          <table:table-cell table:number-columns-repeated="16378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Print in Order</text:p>
          </table:table-cell>
          <table:table-cell office:value-type="string" calcext:value-type="string">
            <text:p>65.7%</text:p>
          </table:table-cell>
          <table:table-cell office:value-type="string" calcext:value-type="string">
            <text:p>Easy</text:p>
          </table:table-cell>
          <table:table-cell office:value-type="float" office:value="0.25489224962879" calcext:value-type="float">
            <text:p>0.25489224962879</text:p>
          </table:table-cell>
          <table:table-cell office:value-type="string" calcext:value-type="string">
            <text:p><text:s/>https://leetcode.com/problems/print-in-order</text:p>
          </table:table-cell>
          <table:table-cell table:number-columns-repeated="1637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Divide Array Into Increasing Sequences</text:p>
          </table:table-cell>
          <table:table-cell office:value-type="string" calcext:value-type="string">
            <text:p>56.9%</text:p>
          </table:table-cell>
          <table:table-cell office:value-type="string" calcext:value-type="string">
            <text:p>Hard</text:p>
          </table:table-cell>
          <table:table-cell office:value-type="float" office:value="0.887303195000903" calcext:value-type="float">
            <text:p>0.887303195000903</text:p>
          </table:table-cell>
          <table:table-cell office:value-type="string" calcext:value-type="string">
            <text:p><text:s/>https://leetcode.com/problems/divide-array-into-increasing-sequences</text:p>
          </table:table-cell>
          <table:table-cell table:number-columns-repeated="16378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Relative Sort Array</text:p>
          </table:table-cell>
          <table:table-cell office:value-type="string" calcext:value-type="string">
            <text:p>67.7%</text:p>
          </table:table-cell>
          <table:table-cell office:value-type="string" calcext:value-type="string">
            <text:p>Easy</text:p>
          </table:table-cell>
          <table:table-cell office:value-type="float" office:value="0.117120125456436" calcext:value-type="float">
            <text:p>0.117120125456436</text:p>
          </table:table-cell>
          <table:table-cell office:value-type="string" calcext:value-type="string">
            <text:p><text:s/>https://leetcode.com/problems/relative-sort-array</text:p>
          </table:table-cell>
          <table:table-cell table:number-columns-repeated="1637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Lowest Common Ancestor of Deepest Leaves</text:p>
          </table:table-cell>
          <table:table-cell office:value-type="string" calcext:value-type="string">
            <text:p>66.8%</text:p>
          </table:table-cell>
          <table:table-cell office:value-type="string" calcext:value-type="string">
            <text:p>Medium</text:p>
          </table:table-cell>
          <table:table-cell office:value-type="float" office:value="0.120355441385903" calcext:value-type="float">
            <text:p>0.120355441385903</text:p>
          </table:table-cell>
          <table:table-cell office:value-type="string" calcext:value-type="string">
            <text:p><text:s/>https://leetcode.com/problems/lowest-common-ancestor-of-deepest-leaves</text:p>
          </table:table-cell>
          <table:table-cell table:number-columns-repeated="1637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Smallest Sufficient Team</text:p>
          </table:table-cell>
          <table:table-cell office:value-type="string" calcext:value-type="string">
            <text:p>46.6%</text:p>
          </table:table-cell>
          <table:table-cell office:value-type="string" calcext:value-type="string">
            <text:p>Hard</text:p>
          </table:table-cell>
          <table:table-cell office:value-type="float" office:value="0.747214401830221" calcext:value-type="float">
            <text:p>0.747214401830221</text:p>
          </table:table-cell>
          <table:table-cell office:value-type="string" calcext:value-type="string">
            <text:p><text:s/>https://leetcode.com/problems/smallest-sufficient-team</text:p>
          </table:table-cell>
          <table:table-cell table:number-columns-repeated="1637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Maximum of Absolute Value Expression</text:p>
          </table:table-cell>
          <table:table-cell office:value-type="string" calcext:value-type="string">
            <text:p>53.0%</text:p>
          </table:table-cell>
          <table:table-cell office:value-type="string" calcext:value-type="string">
            <text:p>Medium</text:p>
          </table:table-cell>
          <table:table-cell office:value-type="float" office:value="0.465253026487138" calcext:value-type="float">
            <text:p>0.465253026487138</text:p>
          </table:table-cell>
          <table:table-cell office:value-type="string" calcext:value-type="string">
            <text:p><text:s/>https://leetcode.com/problems/maximum-of-absolute-value-expression</text:p>
          </table:table-cell>
          <table:table-cell table:number-columns-repeated="1637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Parallel Courses</text:p>
          </table:table-cell>
          <table:table-cell office:value-type="string" calcext:value-type="string">
            <text:p>61.1%</text:p>
          </table:table-cell>
          <table:table-cell office:value-type="string" calcext:value-type="string">
            <text:p>Hard</text:p>
          </table:table-cell>
          <table:table-cell office:value-type="float" office:value="0.651865521586641" calcext:value-type="float">
            <text:p>0.651865521586641</text:p>
          </table:table-cell>
          <table:table-cell office:value-type="string" calcext:value-type="string">
            <text:p><text:s/>https://leetcode.com/problems/parallel-courses</text:p>
          </table:table-cell>
          <table:table-cell table:number-columns-repeated="1637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Alphabet Board Path</text:p>
          </table:table-cell>
          <table:table-cell office:value-type="string" calcext:value-type="string">
            <text:p>48.4%</text:p>
          </table:table-cell>
          <table:table-cell office:value-type="string" calcext:value-type="string">
            <text:p>Medium</text:p>
          </table:table-cell>
          <table:table-cell office:value-type="float" office:value="0.205263126036361" calcext:value-type="float">
            <text:p>0.205263126036361</text:p>
          </table:table-cell>
          <table:table-cell office:value-type="string" calcext:value-type="string">
            <text:p><text:s/>https://leetcode.com/problems/alphabet-board-path</text:p>
          </table:table-cell>
          <table:table-cell table:number-columns-repeated="1637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Stone Game II</text:p>
          </table:table-cell>
          <table:table-cell office:value-type="string" calcext:value-type="string">
            <text:p>63.3%</text:p>
          </table:table-cell>
          <table:table-cell office:value-type="string" calcext:value-type="string">
            <text:p>Medium</text:p>
          </table:table-cell>
          <table:table-cell office:value-type="float" office:value="0.575820245253544" calcext:value-type="float">
            <text:p>0.575820245253544</text:p>
          </table:table-cell>
          <table:table-cell office:value-type="string" calcext:value-type="string">
            <text:p><text:s/>https://leetcode.com/problems/stone-game-ii</text:p>
          </table:table-cell>
          <table:table-cell table:number-columns-repeated="1637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Longest Common Subsequence</text:p>
          </table:table-cell>
          <table:table-cell office:value-type="string" calcext:value-type="string">
            <text:p>58.4%</text:p>
          </table:table-cell>
          <table:table-cell office:value-type="string" calcext:value-type="string">
            <text:p>Medium</text:p>
          </table:table-cell>
          <table:table-cell office:value-type="float" office:value="0.16527749081369" calcext:value-type="float">
            <text:p>0.16527749081369</text:p>
          </table:table-cell>
          <table:table-cell office:value-type="string" calcext:value-type="string">
            <text:p><text:s/>https://leetcode.com/problems/longest-common-subsequence</text:p>
          </table:table-cell>
          <table:table-cell table:number-columns-repeated="16378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Decrease Elements To Make Array Zigzag</text:p>
          </table:table-cell>
          <table:table-cell office:value-type="string" calcext:value-type="string">
            <text:p>45.4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decrease-elements-to-make-array-zigzag</text:p>
          </table:table-cell>
          <table:table-cell table:number-columns-repeated="1637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Binary Tree Coloring Game</text:p>
          </table:table-cell>
          <table:table-cell office:value-type="string" calcext:value-type="string">
            <text:p>51.2%</text:p>
          </table:table-cell>
          <table:table-cell office:value-type="string" calcext:value-type="string">
            <text:p>Medium</text:p>
          </table:table-cell>
          <table:table-cell office:value-type="float" office:value="1.67918007723631" calcext:value-type="float">
            <text:p>1.67918007723631</text:p>
          </table:table-cell>
          <table:table-cell office:value-type="string" calcext:value-type="string">
            <text:p><text:s/>https://leetcode.com/problems/binary-tree-coloring-game</text:p>
          </table:table-cell>
          <table:table-cell table:number-columns-repeated="16378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Snapshot Array</text:p>
          </table:table-cell>
          <table:table-cell office:value-type="string" calcext:value-type="string">
            <text:p>37.0%</text:p>
          </table:table-cell>
          <table:table-cell office:value-type="string" calcext:value-type="string">
            <text:p>Medium</text:p>
          </table:table-cell>
          <table:table-cell office:value-type="float" office:value="2.85399746551848" calcext:value-type="float">
            <text:p>2.85399746551848</text:p>
          </table:table-cell>
          <table:table-cell office:value-type="string" calcext:value-type="string">
            <text:p><text:s/>https://leetcode.com/problems/snapshot-array</text:p>
          </table:table-cell>
          <table:table-cell table:number-columns-repeated="1637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Longest Chunked Palindrome Decomposition</text:p>
          </table:table-cell>
          <table:table-cell office:value-type="string" calcext:value-type="string">
            <text:p>58.6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longest-chunked-palindrome-decomposition</text:p>
          </table:table-cell>
          <table:table-cell table:number-columns-repeated="1637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String Transforms Into Another String</text:p>
          </table:table-cell>
          <table:table-cell office:value-type="string" calcext:value-type="string">
            <text:p>35.8%</text:p>
          </table:table-cell>
          <table:table-cell office:value-type="string" calcext:value-type="string">
            <text:p>Hard</text:p>
          </table:table-cell>
          <table:table-cell office:value-type="float" office:value="3.39089123824165" calcext:value-type="float">
            <text:p>3.39089123824165</text:p>
          </table:table-cell>
          <table:table-cell office:value-type="string" calcext:value-type="string">
            <text:p><text:s/>https://leetcode.com/problems/string-transforms-into-another-string</text:p>
          </table:table-cell>
          <table:table-cell table:number-columns-repeated="1637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Number of Dice Rolls With Target Sum</text:p>
          </table:table-cell>
          <table:table-cell office:value-type="string" calcext:value-type="string">
            <text:p>49.0%</text:p>
          </table:table-cell>
          <table:table-cell office:value-type="string" calcext:value-type="string">
            <text:p>Medium</text:p>
          </table:table-cell>
          <table:table-cell office:value-type="float" office:value="0.266466233301508" calcext:value-type="float">
            <text:p>0.266466233301508</text:p>
          </table:table-cell>
          <table:table-cell office:value-type="string" calcext:value-type="string">
            <text:p><text:s/>https://leetcode.com/problems/number-of-dice-rolls-with-target-sum</text:p>
          </table:table-cell>
          <table:table-cell table:number-columns-repeated="1637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Online Majority Element In Subarray</text:p>
          </table:table-cell>
          <table:table-cell office:value-type="string" calcext:value-type="string">
            <text:p>39.0%</text:p>
          </table:table-cell>
          <table:table-cell office:value-type="string" calcext:value-type="string">
            <text:p>Hard</text:p>
          </table:table-cell>
          <table:table-cell office:value-type="float" office:value="0.477627554356395" calcext:value-type="float">
            <text:p>0.477627554356395</text:p>
          </table:table-cell>
          <table:table-cell office:value-type="string" calcext:value-type="string">
            <text:p><text:s/>https://leetcode.com/problems/online-majority-element-in-subarray</text:p>
          </table:table-cell>
          <table:table-cell table:number-columns-repeated="1637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ximum Level Sum of a Binary Tree</text:p>
          </table:table-cell>
          <table:table-cell office:value-type="string" calcext:value-type="string">
            <text:p>72.2%</text:p>
          </table:table-cell>
          <table:table-cell office:value-type="string" calcext:value-type="string">
            <text:p>Medium</text:p>
          </table:table-cell>
          <table:table-cell office:value-type="float" office:value="0.192180585355857" calcext:value-type="float">
            <text:p>0.192180585355857</text:p>
          </table:table-cell>
          <table:table-cell office:value-type="string" calcext:value-type="string">
            <text:p><text:s/>https://leetcode.com/problems/maximum-level-sum-of-a-binary-tree</text:p>
          </table:table-cell>
          <table:table-cell table:number-columns-repeated="1637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Single-Row Keyboard</text:p>
          </table:table-cell>
          <table:table-cell office:value-type="string" calcext:value-type="string">
            <text:p>84.8%</text:p>
          </table:table-cell>
          <table:table-cell office:value-type="string" calcext:value-type="string">
            <text:p>Easy</text:p>
          </table:table-cell>
          <table:table-cell office:value-type="float" office:value="0.653775796922727" calcext:value-type="float">
            <text:p>0.653775796922727</text:p>
          </table:table-cell>
          <table:table-cell office:value-type="string" calcext:value-type="string">
            <text:p><text:s/>https://leetcode.com/problems/single-row-keyboard</text:p>
          </table:table-cell>
          <table:table-cell table:number-columns-repeated="1637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Minimum Cost to Connect Sticks</text:p>
          </table:table-cell>
          <table:table-cell office:value-type="string" calcext:value-type="string">
            <text:p>62.8%</text:p>
          </table:table-cell>
          <table:table-cell office:value-type="string" calcext:value-type="string">
            <text:p>Medium</text:p>
          </table:table-cell>
          <table:table-cell office:value-type="float" office:value="0.0393751652348301" calcext:value-type="float">
            <text:p>0.0393751652348301</text:p>
          </table:table-cell>
          <table:table-cell office:value-type="string" calcext:value-type="string">
            <text:p><text:s/>https://leetcode.com/problems/minimum-cost-to-connect-sticks</text:p>
          </table:table-cell>
          <table:table-cell table:number-columns-repeated="16378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Optimize Water Distribution in a Village</text:p>
          </table:table-cell>
          <table:table-cell office:value-type="string" calcext:value-type="string">
            <text:p>60.9%</text:p>
          </table:table-cell>
          <table:table-cell office:value-type="string" calcext:value-type="string">
            <text:p>Hard</text:p>
          </table:table-cell>
          <table:table-cell office:value-type="float" office:value="3.10234200861225" calcext:value-type="float">
            <text:p>3.10234200861225</text:p>
          </table:table-cell>
          <table:table-cell office:value-type="string" calcext:value-type="string">
            <text:p><text:s/>https://leetcode.com/problems/optimize-water-distribution-in-a-village</text:p>
          </table:table-cell>
          <table:table-cell table:number-columns-repeated="16378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ompare Strings by Frequency of the Smallest Character</text:p>
          </table:table-cell>
          <table:table-cell office:value-type="string" calcext:value-type="string">
            <text:p>58.7%</text:p>
          </table:table-cell>
          <table:table-cell office:value-type="string" calcext:value-type="string">
            <text:p>Easy</text:p>
          </table:table-cell>
          <table:table-cell office:value-type="float" office:value="2.38062119997254" calcext:value-type="float">
            <text:p>2.38062119997254</text:p>
          </table:table-cell>
          <table:table-cell office:value-type="string" calcext:value-type="string">
            <text:p><text:s/>https://leetcode.com/problems/compare-strings-by-frequency-of-the-smallest-character</text:p>
          </table:table-cell>
          <table:table-cell table:number-columns-repeated="1637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80.6%</text:p>
          </table:table-cell>
          <table:table-cell office:value-type="string" calcext:value-type="string">
            <text:p>Easy</text:p>
          </table:table-cell>
          <table:table-cell office:value-type="float" office:value="0.0306537410910024" calcext:value-type="float">
            <text:p>0.0306537410910024</text:p>
          </table:table-cell>
          <table:table-cell office:value-type="string" calcext:value-type="string">
            <text:p><text:s/>https://leetcode.com/problems/reformat-department-table</text:p>
          </table:table-cell>
          <table:table-cell table:number-columns-repeated="16378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Shortest Distance to Target Color</text:p>
          </table:table-cell>
          <table:table-cell office:value-type="string" calcext:value-type="string">
            <text:p>52.8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shortest-distance-to-target-color</text:p>
          </table:table-cell>
          <table:table-cell table:number-columns-repeated="16378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istance Between Bus Stops</text:p>
          </table:table-cell>
          <table:table-cell office:value-type="string" calcext:value-type="string">
            <text:p>54.5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distance-between-bus-stops</text:p>
          </table:table-cell>
          <table:table-cell table:number-columns-repeated="16378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Design Bounded Blocking Queue</text:p>
          </table:table-cell>
          <table:table-cell office:value-type="string" calcext:value-type="string">
            <text:p>70.5%</text:p>
          </table:table-cell>
          <table:table-cell office:value-type="string" calcext:value-type="string">
            <text:p>Medium</text:p>
          </table:table-cell>
          <table:table-cell office:value-type="float" office:value="0.382859722933799" calcext:value-type="float">
            <text:p>0.382859722933799</text:p>
          </table:table-cell>
          <table:table-cell office:value-type="string" calcext:value-type="string">
            <text:p><text:s/>https://leetcode.com/problems/design-bounded-blocking-queue</text:p>
          </table:table-cell>
          <table:table-cell table:number-columns-repeated="16378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Critical Connections in a Network</text:p>
          </table:table-cell>
          <table:table-cell office:value-type="string" calcext:value-type="string">
            <text:p>48.6%</text:p>
          </table:table-cell>
          <table:table-cell office:value-type="string" calcext:value-type="string">
            <text:p>Hard</text:p>
          </table:table-cell>
          <table:table-cell office:value-type="float" office:value="0.0816913832187163" calcext:value-type="float">
            <text:p>0.0816913832187163</text:p>
          </table:table-cell>
          <table:table-cell office:value-type="string" calcext:value-type="string">
            <text:p><text:s/>https://leetcode.com/problems/critical-connections-in-a-network</text:p>
          </table:table-cell>
          <table:table-cell table:number-columns-repeated="1637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Minimum Knight Moves</text:p>
          </table:table-cell>
          <table:table-cell office:value-type="string" calcext:value-type="string">
            <text:p>36.1%</text:p>
          </table:table-cell>
          <table:table-cell office:value-type="string" calcext:value-type="string">
            <text:p>Medium</text:p>
          </table:table-cell>
          <table:table-cell office:value-type="float" office:value="1.74219658759917" calcext:value-type="float">
            <text:p>1.74219658759917</text:p>
          </table:table-cell>
          <table:table-cell office:value-type="string" calcext:value-type="string">
            <text:p><text:s/>https://leetcode.com/problems/minimum-knight-moves</text:p>
          </table:table-cell>
          <table:table-cell table:number-columns-repeated="1637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Minimum Time to Build Blocks</text:p>
          </table:table-cell>
          <table:table-cell office:value-type="string" calcext:value-type="string">
            <text:p>37.4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inimum-time-to-build-blocks</text:p>
          </table:table-cell>
          <table:table-cell table:number-columns-repeated="1637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Sort Items by Groups Respecting Dependencies</text:p>
          </table:table-cell>
          <table:table-cell office:value-type="string" calcext:value-type="string">
            <text:p>47.6%</text:p>
          </table:table-cell>
          <table:table-cell office:value-type="string" calcext:value-type="string">
            <text:p>Hard</text:p>
          </table:table-cell>
          <table:table-cell office:value-type="float" office:value="0.271109516969994" calcext:value-type="float">
            <text:p>0.271109516969994</text:p>
          </table:table-cell>
          <table:table-cell office:value-type="string" calcext:value-type="string">
            <text:p><text:s/>https://leetcode.com/problems/sort-items-by-groups-respecting-dependencies</text:p>
          </table:table-cell>
          <table:table-cell table:number-columns-repeated="16378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esign Skiplist</text:p>
          </table:table-cell>
          <table:table-cell office:value-type="string" calcext:value-type="string">
            <text:p>57.3%</text:p>
          </table:table-cell>
          <table:table-cell office:value-type="string" calcext:value-type="string">
            <text:p>Hard</text:p>
          </table:table-cell>
          <table:table-cell office:value-type="float" office:value="0.279584862219162" calcext:value-type="float">
            <text:p>0.279584862219162</text:p>
          </table:table-cell>
          <table:table-cell office:value-type="string" calcext:value-type="string">
            <text:p><text:s/>https://leetcode.com/problems/design-skiplist</text:p>
          </table:table-cell>
          <table:table-cell table:number-columns-repeated="1637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Unique Number of Occurrences</text:p>
          </table:table-cell>
          <table:table-cell office:value-type="string" calcext:value-type="string">
            <text:p>71.6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unique-number-of-occurrences</text:p>
          </table:table-cell>
          <table:table-cell table:number-columns-repeated="1637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Remove All Adjacent Duplicates in String II</text:p>
          </table:table-cell>
          <table:table-cell office:value-type="string" calcext:value-type="string">
            <text:p>56.9%</text:p>
          </table:table-cell>
          <table:table-cell office:value-type="string" calcext:value-type="string">
            <text:p>Medium</text:p>
          </table:table-cell>
          <table:table-cell office:value-type="float" office:value="0.191974988494597" calcext:value-type="float">
            <text:p>0.191974988494597</text:p>
          </table:table-cell>
          <table:table-cell office:value-type="string" calcext:value-type="string">
            <text:p><text:s/>https://leetcode.com/problems/remove-all-adjacent-duplicates-in-string-ii</text:p>
          </table:table-cell>
          <table:table-cell table:number-columns-repeated="16378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Longest Arithmetic Subsequence of Given Difference</text:p>
          </table:table-cell>
          <table:table-cell office:value-type="string" calcext:value-type="string">
            <text:p>44.6%</text:p>
          </table:table-cell>
          <table:table-cell office:value-type="string" calcext:value-type="string">
            <text:p>Medium</text:p>
          </table:table-cell>
          <table:table-cell office:value-type="float" office:value="0.123444191091122" calcext:value-type="float">
            <text:p>0.123444191091122</text:p>
          </table:table-cell>
          <table:table-cell office:value-type="string" calcext:value-type="string">
            <text:p><text:s/>https://leetcode.com/problems/longest-arithmetic-subsequence-of-given-difference</text:p>
          </table:table-cell>
          <table:table-cell table:number-columns-repeated="1637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Path with Maximum Gold</text:p>
          </table:table-cell>
          <table:table-cell office:value-type="string" calcext:value-type="string">
            <text:p>65.1%</text:p>
          </table:table-cell>
          <table:table-cell office:value-type="string" calcext:value-type="string">
            <text:p>Medium</text:p>
          </table:table-cell>
          <table:table-cell office:value-type="float" office:value="0.819636522298857" calcext:value-type="float">
            <text:p>0.819636522298857</text:p>
          </table:table-cell>
          <table:table-cell office:value-type="string" calcext:value-type="string">
            <text:p><text:s/>https://leetcode.com/problems/path-with-maximum-gold</text:p>
          </table:table-cell>
          <table:table-cell table:number-columns-repeated="1637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Dice Roll Simulation</text:p>
          </table:table-cell>
          <table:table-cell office:value-type="string" calcext:value-type="string">
            <text:p>45.6%</text:p>
          </table:table-cell>
          <table:table-cell office:value-type="string" calcext:value-type="string">
            <text:p>Medium</text:p>
          </table:table-cell>
          <table:table-cell office:value-type="float" office:value="0.357749635068498" calcext:value-type="float">
            <text:p>0.357749635068498</text:p>
          </table:table-cell>
          <table:table-cell office:value-type="string" calcext:value-type="string">
            <text:p><text:s/>https://leetcode.com/problems/dice-roll-simulation</text:p>
          </table:table-cell>
          <table:table-cell table:number-columns-repeated="1637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Meeting Scheduler</text:p>
          </table:table-cell>
          <table:table-cell office:value-type="string" calcext:value-type="string">
            <text:p>52.7%</text:p>
          </table:table-cell>
          <table:table-cell office:value-type="string" calcext:value-type="string">
            <text:p>Medium</text:p>
          </table:table-cell>
          <table:table-cell office:value-type="float" office:value="0.295560174509263" calcext:value-type="float">
            <text:p>0.295560174509263</text:p>
          </table:table-cell>
          <table:table-cell office:value-type="string" calcext:value-type="string">
            <text:p><text:s/>https://leetcode.com/problems/meeting-scheduler</text:p>
          </table:table-cell>
          <table:table-cell table:number-columns-repeated="1637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ivide Chocolate</text:p>
          </table:table-cell>
          <table:table-cell office:value-type="string" calcext:value-type="string">
            <text:p>52.4%</text:p>
          </table:table-cell>
          <table:table-cell office:value-type="string" calcext:value-type="string">
            <text:p>Hard</text:p>
          </table:table-cell>
          <table:table-cell office:value-type="float" office:value="3.20827033438988" calcext:value-type="float">
            <text:p>3.20827033438988</text:p>
          </table:table-cell>
          <table:table-cell office:value-type="string" calcext:value-type="string">
            <text:p><text:s/>https://leetcode.com/problems/divide-chocolate</text:p>
          </table:table-cell>
          <table:table-cell table:number-columns-repeated="1637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Remove Sub-Folders from the Filesystem</text:p>
          </table:table-cell>
          <table:table-cell office:value-type="string" calcext:value-type="string">
            <text:p>59.5%</text:p>
          </table:table-cell>
          <table:table-cell office:value-type="string" calcext:value-type="string">
            <text:p>Medium</text:p>
          </table:table-cell>
          <table:table-cell office:value-type="float" office:value="0.0570768311354367" calcext:value-type="float">
            <text:p>0.0570768311354367</text:p>
          </table:table-cell>
          <table:table-cell office:value-type="string" calcext:value-type="string">
            <text:p><text:s/>https://leetcode.com/problems/remove-sub-folders-from-the-filesystem</text:p>
          </table:table-cell>
          <table:table-cell table:number-columns-repeated="1637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aximum Profit in Job Scheduling</text:p>
          </table:table-cell>
          <table:table-cell office:value-type="string" calcext:value-type="string">
            <text:p>44.0%</text:p>
          </table:table-cell>
          <table:table-cell office:value-type="string" calcext:value-type="string">
            <text:p>Hard</text:p>
          </table:table-cell>
          <table:table-cell office:value-type="float" office:value="0.0405735164471665" calcext:value-type="float">
            <text:p>0.0405735164471665</text:p>
          </table:table-cell>
          <table:table-cell office:value-type="string" calcext:value-type="string">
            <text:p><text:s/>https://leetcode.com/problems/maximum-profit-in-job-scheduling</text:p>
          </table:table-cell>
          <table:table-cell table:number-columns-repeated="1637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Find Positive Integer Solution for a Given Equation</text:p>
          </table:table-cell>
          <table:table-cell office:value-type="string" calcext:value-type="string">
            <text:p>69.7%</text:p>
          </table:table-cell>
          <table:table-cell office:value-type="string" calcext:value-type="string">
            <text:p>Easy</text:p>
          </table:table-cell>
          <table:table-cell office:value-type="float" office:value="0.272399546767977" calcext:value-type="float">
            <text:p>0.272399546767977</text:p>
          </table:table-cell>
          <table:table-cell office:value-type="string" calcext:value-type="string">
            <text:p><text:s/>https://leetcode.com/problems/find-positive-integer-solution-for-a-given-equation</text:p>
          </table:table-cell>
          <table:table-cell table:number-columns-repeated="1637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Tiling a Rectangle with the Fewest Squares</text:p>
          </table:table-cell>
          <table:table-cell office:value-type="string" calcext:value-type="string">
            <text:p>50.1%</text:p>
          </table:table-cell>
          <table:table-cell office:value-type="string" calcext:value-type="string">
            <text:p>Hard</text:p>
          </table:table-cell>
          <table:table-cell office:value-type="float" office:value="1.86433016206289" calcext:value-type="float">
            <text:p>1.86433016206289</text:p>
          </table:table-cell>
          <table:table-cell office:value-type="string" calcext:value-type="string">
            <text:p><text:s/>https://leetcode.com/problems/tiling-a-rectangle-with-the-fewest-squares</text:p>
          </table:table-cell>
          <table:table-cell table:number-columns-repeated="16378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Design A Leaderboard</text:p>
          </table:table-cell>
          <table:table-cell office:value-type="string" calcext:value-type="string">
            <text:p>60.7%</text:p>
          </table:table-cell>
          <table:table-cell office:value-type="string" calcext:value-type="string">
            <text:p>Medium</text:p>
          </table:table-cell>
          <table:table-cell office:value-type="float" office:value="0.431754366328062" calcext:value-type="float">
            <text:p>0.431754366328062</text:p>
          </table:table-cell>
          <table:table-cell office:value-type="string" calcext:value-type="string">
            <text:p><text:s/>https://leetcode.com/problems/design-a-leaderboard</text:p>
          </table:table-cell>
          <table:table-cell table:number-columns-repeated="1637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Tree Diameter</text:p>
          </table:table-cell>
          <table:table-cell office:value-type="string" calcext:value-type="string">
            <text:p>60.1%</text:p>
          </table:table-cell>
          <table:table-cell office:value-type="string" calcext:value-type="string">
            <text:p>Medium</text:p>
          </table:table-cell>
          <table:table-cell office:value-type="float" office:value="0.0833816089390511" calcext:value-type="float">
            <text:p>0.0833816089390511</text:p>
          </table:table-cell>
          <table:table-cell office:value-type="string" calcext:value-type="string">
            <text:p><text:s/>https://leetcode.com/problems/tree-diameter</text:p>
          </table:table-cell>
          <table:table-cell table:number-columns-repeated="16378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Number of Closed Islands</text:p>
          </table:table-cell>
          <table:table-cell office:value-type="string" calcext:value-type="string">
            <text:p>60.5%</text:p>
          </table:table-cell>
          <table:table-cell office:value-type="string" calcext:value-type="string">
            <text:p>Medium</text:p>
          </table:table-cell>
          <table:table-cell office:value-type="float" office:value="0.203124684423718" calcext:value-type="float">
            <text:p>0.203124684423718</text:p>
          </table:table-cell>
          <table:table-cell office:value-type="string" calcext:value-type="string">
            <text:p><text:s/>https://leetcode.com/problems/number-of-closed-islands</text:p>
          </table:table-cell>
          <table:table-cell table:number-columns-repeated="1637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Find Elements in a Contaminated Binary Tree</text:p>
          </table:table-cell>
          <table:table-cell office:value-type="string" calcext:value-type="string">
            <text:p>74.3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find-elements-in-a-contaminated-binary-tree</text:p>
          </table:table-cell>
          <table:table-cell table:number-columns-repeated="1637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Print Immutable Linked List in Reverse</text:p>
          </table:table-cell>
          <table:table-cell office:value-type="string" calcext:value-type="string">
            <text:p>94.6%</text:p>
          </table:table-cell>
          <table:table-cell office:value-type="string" calcext:value-type="string">
            <text:p>Medium</text:p>
          </table:table-cell>
          <table:table-cell office:value-type="float" office:value="0.651075966639258" calcext:value-type="float">
            <text:p>0.651075966639258</text:p>
          </table:table-cell>
          <table:table-cell office:value-type="string" calcext:value-type="string">
            <text:p><text:s/>https://leetcode.com/problems/print-immutable-linked-list-in-reverse</text:p>
          </table:table-cell>
          <table:table-cell table:number-columns-repeated="1637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ount Servers that Communicate</text:p>
          </table:table-cell>
          <table:table-cell office:value-type="string" calcext:value-type="string">
            <text:p>57.9%</text:p>
          </table:table-cell>
          <table:table-cell office:value-type="string" calcext:value-type="string">
            <text:p>Medium</text:p>
          </table:table-cell>
          <table:table-cell office:value-type="float" office:value="0.0490294272403186" calcext:value-type="float">
            <text:p>0.0490294272403186</text:p>
          </table:table-cell>
          <table:table-cell office:value-type="string" calcext:value-type="string">
            <text:p><text:s/>https://leetcode.com/problems/count-servers-that-communicate</text:p>
          </table:table-cell>
          <table:table-cell table:number-columns-repeated="1637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Number of Ways to Stay in the Same Place After Some Steps</text:p>
          </table:table-cell>
          <table:table-cell office:value-type="string" calcext:value-type="string">
            <text:p>43.2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number-of-ways-to-stay-in-the-same-place-after-some-steps</text:p>
          </table:table-cell>
          <table:table-cell table:number-columns-repeated="16378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ll People Report to the Given Manager</text:p>
          </table:table-cell>
          <table:table-cell office:value-type="string" calcext:value-type="string">
            <text:p>87.1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all-people-report-to-the-given-manager</text:p>
          </table:table-cell>
          <table:table-cell table:number-columns-repeated="16378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Remove Interval</text:p>
          </table:table-cell>
          <table:table-cell office:value-type="string" calcext:value-type="string">
            <text:p>58.6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remove-interval</text:p>
          </table:table-cell>
          <table:table-cell table:number-columns-repeated="1637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ount Square Submatrices with All Ones</text:p>
          </table:table-cell>
          <table:table-cell office:value-type="string" calcext:value-type="string">
            <text:p>73.3%</text:p>
          </table:table-cell>
          <table:table-cell office:value-type="string" calcext:value-type="string">
            <text:p>Medium</text:p>
          </table:table-cell>
          <table:table-cell office:value-type="float" office:value="0.786569729335201" calcext:value-type="float">
            <text:p>0.786569729335201</text:p>
          </table:table-cell>
          <table:table-cell office:value-type="string" calcext:value-type="string">
            <text:p><text:s/>https://leetcode.com/problems/count-square-submatrices-with-all-ones</text:p>
          </table:table-cell>
          <table:table-cell table:number-columns-repeated="1637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Subtract the Product and Sum of Digits of an Integer</text:p>
          </table:table-cell>
          <table:table-cell office:value-type="string" calcext:value-type="string">
            <text:p>85.2%</text:p>
          </table:table-cell>
          <table:table-cell office:value-type="string" calcext:value-type="string">
            <text:p>Easy</text:p>
          </table:table-cell>
          <table:table-cell office:value-type="float" office:value="0.0109082074254643" calcext:value-type="float">
            <text:p>0.0109082074254643</text:p>
          </table:table-cell>
          <table:table-cell office:value-type="string" calcext:value-type="string">
            <text:p><text:s/>https://leetcode.com/problems/subtract-the-product-and-sum-of-digits-of-an-integer</text:p>
          </table:table-cell>
          <table:table-cell table:number-columns-repeated="16378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Minimum Number of Flips to Convert Binary Matrix to Zero Matrix</text:p>
          </table:table-cell>
          <table:table-cell office:value-type="string" calcext:value-type="string">
            <text:p>69.5%</text:p>
          </table:table-cell>
          <table:table-cell office:value-type="string" calcext:value-type="string">
            <text:p>Hard</text:p>
          </table:table-cell>
          <table:table-cell office:value-type="float" office:value="1.0768723020317" calcext:value-type="float">
            <text:p>1.0768723020317</text:p>
          </table:table-cell>
          <table:table-cell office:value-type="string" calcext:value-type="string">
            <text:p><text:s/>https://leetcode.com/problems/minimum-number-of-flips-to-convert-binary-matrix-to-zero-matrix</text:p>
          </table:table-cell>
          <table:table-cell table:number-columns-repeated="16378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Iterator for Combination</text:p>
          </table:table-cell>
          <table:table-cell office:value-type="string" calcext:value-type="string">
            <text:p>68.2%</text:p>
          </table:table-cell>
          <table:table-cell office:value-type="string" calcext:value-type="string">
            <text:p>Medium</text:p>
          </table:table-cell>
          <table:table-cell office:value-type="float" office:value="0.195000015053726" calcext:value-type="float">
            <text:p>0.195000015053726</text:p>
          </table:table-cell>
          <table:table-cell office:value-type="string" calcext:value-type="string">
            <text:p><text:s/>https://leetcode.com/problems/iterator-for-combination</text:p>
          </table:table-cell>
          <table:table-cell table:number-columns-repeated="1637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Element Appearing More Than 25% In Sorted Array</text:p>
          </table:table-cell>
          <table:table-cell office:value-type="string" calcext:value-type="string">
            <text:p>60.2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element-appearing-more-than-25-in-sorted-array</text:p>
          </table:table-cell>
          <table:table-cell table:number-columns-repeated="1637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Minimum Falling Path Sum II</text:p>
          </table:table-cell>
          <table:table-cell office:value-type="string" calcext:value-type="string">
            <text:p>60.9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inimum-falling-path-sum-ii</text:p>
          </table:table-cell>
          <table:table-cell table:number-columns-repeated="16378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Maximum Side Length of a Square with Sum Less than or Equal to Threshold</text:p>
          </table:table-cell>
          <table:table-cell office:value-type="string" calcext:value-type="string">
            <text:p>48.6%</text:p>
          </table:table-cell>
          <table:table-cell office:value-type="string" calcext:value-type="string">
            <text:p>Medium</text:p>
          </table:table-cell>
          <table:table-cell office:value-type="float" office:value="0.955511445027437" calcext:value-type="float">
            <text:p>0.955511445027437</text:p>
          </table:table-cell>
          <table:table-cell office:value-type="string" calcext:value-type="string">
            <text:p><text:s/>https://leetcode.com/problems/maximum-side-length-of-a-square-with-sum-less-than-or-equal-to-threshold</text:p>
          </table:table-cell>
          <table:table-cell table:number-columns-repeated="1637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hortest Path in a Grid with Obstacles Elimination</text:p>
          </table:table-cell>
          <table:table-cell office:value-type="string" calcext:value-type="string">
            <text:p>42.8%</text:p>
          </table:table-cell>
          <table:table-cell office:value-type="string" calcext:value-type="string">
            <text:p>Hard</text:p>
          </table:table-cell>
          <table:table-cell office:value-type="float" office:value="1.30857410328026" calcext:value-type="float">
            <text:p>1.30857410328026</text:p>
          </table:table-cell>
          <table:table-cell office:value-type="string" calcext:value-type="string">
            <text:p><text:s/>https://leetcode.com/problems/shortest-path-in-a-grid-with-obstacles-elimination</text:p>
          </table:table-cell>
          <table:table-cell table:number-columns-repeated="16378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Divide Array in Sets of K Consecutive Numbers</text:p>
          </table:table-cell>
          <table:table-cell office:value-type="string" calcext:value-type="string">
            <text:p>53.8%</text:p>
          </table:table-cell>
          <table:table-cell office:value-type="string" calcext:value-type="string">
            <text:p>Medium</text:p>
          </table:table-cell>
          <table:table-cell office:value-type="float" office:value="0.790736996609852" calcext:value-type="float">
            <text:p>0.790736996609852</text:p>
          </table:table-cell>
          <table:table-cell office:value-type="string" calcext:value-type="string">
            <text:p><text:s/>https://leetcode.com/problems/divide-array-in-sets-of-k-consecutive-numbers</text:p>
          </table:table-cell>
          <table:table-cell table:number-columns-repeated="1637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um of Mutated Array Closest to Target</text:p>
          </table:table-cell>
          <table:table-cell office:value-type="string" calcext:value-type="string">
            <text:p>44.2%</text:p>
          </table:table-cell>
          <table:table-cell office:value-type="string" calcext:value-type="string">
            <text:p>Medium</text:p>
          </table:table-cell>
          <table:table-cell office:value-type="float" office:value="0.0700812082531837" calcext:value-type="float">
            <text:p>0.0700812082531837</text:p>
          </table:table-cell>
          <table:table-cell office:value-type="string" calcext:value-type="string">
            <text:p><text:s/>https://leetcode.com/problems/sum-of-mutated-array-closest-to-target</text:p>
          </table:table-cell>
          <table:table-cell table:number-columns-repeated="16378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Deepest Leaves Sum</text:p>
          </table:table-cell>
          <table:table-cell office:value-type="string" calcext:value-type="string">
            <text:p>83.6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deepest-leaves-sum</text:p>
          </table:table-cell>
          <table:table-cell table:number-columns-repeated="16378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Minimum Insertion Steps to Make a String Palindrome</text:p>
          </table:table-cell>
          <table:table-cell office:value-type="string" calcext:value-type="string">
            <text:p>58.1%</text:p>
          </table:table-cell>
          <table:table-cell office:value-type="string" calcext:value-type="string">
            <text:p>Hard</text:p>
          </table:table-cell>
          <table:table-cell office:value-type="float" office:value="0.601438754070446" calcext:value-type="float">
            <text:p>0.601438754070446</text:p>
          </table:table-cell>
          <table:table-cell office:value-type="string" calcext:value-type="string">
            <text:p><text:s/>https://leetcode.com/problems/minimum-insertion-steps-to-make-a-string-palindrome</text:p>
          </table:table-cell>
          <table:table-cell table:number-columns-repeated="1637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ecompress Run-Length Encoded List</text:p>
          </table:table-cell>
          <table:table-cell office:value-type="string" calcext:value-type="string">
            <text:p>85.1%</text:p>
          </table:table-cell>
          <table:table-cell office:value-type="string" calcext:value-type="string">
            <text:p>Easy</text:p>
          </table:table-cell>
          <table:table-cell office:value-type="float" office:value="0.012088391385968" calcext:value-type="float">
            <text:p>0.012088391385968</text:p>
          </table:table-cell>
          <table:table-cell office:value-type="string" calcext:value-type="string">
            <text:p><text:s/>https://leetcode.com/problems/decompress-run-length-encoded-list</text:p>
          </table:table-cell>
          <table:table-cell table:number-columns-repeated="16378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Matrix Block Sum</text:p>
          </table:table-cell>
          <table:table-cell office:value-type="string" calcext:value-type="string">
            <text:p>73.7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atrix-block-sum</text:p>
          </table:table-cell>
          <table:table-cell table:number-columns-repeated="16378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Distinct Echo Substrings</text:p>
          </table:table-cell>
          <table:table-cell office:value-type="string" calcext:value-type="string">
            <text:p>46.4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distinct-echo-substrings</text:p>
          </table:table-cell>
          <table:table-cell table:number-columns-repeated="1637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Minimum Distance to Type a Word Using Two Fingers</text:p>
          </table:table-cell>
          <table:table-cell office:value-type="string" calcext:value-type="string">
            <text:p>62.3%</text:p>
          </table:table-cell>
          <table:table-cell office:value-type="string" calcext:value-type="string">
            <text:p>Hard</text:p>
          </table:table-cell>
          <table:table-cell office:value-type="float" office:value="1.07224159220556" calcext:value-type="float">
            <text:p>1.07224159220556</text:p>
          </table:table-cell>
          <table:table-cell office:value-type="string" calcext:value-type="string">
            <text:p><text:s/>https://leetcode.com/problems/minimum-distance-to-type-a-word-using-two-fingers</text:p>
          </table:table-cell>
          <table:table-cell table:number-columns-repeated="1637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Delete Leaves With a Given Value</text:p>
          </table:table-cell>
          <table:table-cell office:value-type="string" calcext:value-type="string">
            <text:p>73.0%</text:p>
          </table:table-cell>
          <table:table-cell office:value-type="string" calcext:value-type="string">
            <text:p>Medium</text:p>
          </table:table-cell>
          <table:table-cell office:value-type="float" office:value="0.076633226020916" calcext:value-type="float">
            <text:p>0.076633226020916</text:p>
          </table:table-cell>
          <table:table-cell office:value-type="string" calcext:value-type="string">
            <text:p><text:s/>https://leetcode.com/problems/delete-leaves-with-a-given-value</text:p>
          </table:table-cell>
          <table:table-cell table:number-columns-repeated="16378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Minimum Number of Taps to Open to Water a Garden</text:p>
          </table:table-cell>
          <table:table-cell office:value-type="string" calcext:value-type="string">
            <text:p>43.6%</text:p>
          </table:table-cell>
          <table:table-cell office:value-type="string" calcext:value-type="string">
            <text:p>Hard</text:p>
          </table:table-cell>
          <table:table-cell office:value-type="float" office:value="0.685082620723215" calcext:value-type="float">
            <text:p>0.685082620723215</text:p>
          </table:table-cell>
          <table:table-cell office:value-type="string" calcext:value-type="string">
            <text:p><text:s/>https://leetcode.com/problems/minimum-number-of-taps-to-open-to-water-a-garden</text:p>
          </table:table-cell>
          <table:table-cell table:number-columns-repeated="1637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Rank Transform of an Array</text:p>
          </table:table-cell>
          <table:table-cell office:value-type="string" calcext:value-type="string">
            <text:p>58.0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rank-transform-of-an-array</text:p>
          </table:table-cell>
          <table:table-cell table:number-columns-repeated="16378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86.3%</text:p>
          </table:table-cell>
          <table:table-cell office:value-type="string" calcext:value-type="string">
            <text:p>Easy</text:p>
          </table:table-cell>
          <table:table-cell office:value-type="float" office:value="0.027616528967847" calcext:value-type="float">
            <text:p>0.027616528967847</text:p>
          </table:table-cell>
          <table:table-cell office:value-type="string" calcext:value-type="string">
            <text:p><text:s/>https://leetcode.com/problems/number-of-steps-to-reduce-a-number-to-zero</text:p>
          </table:table-cell>
          <table:table-cell table:number-columns-repeated="1637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Jump Game IV</text:p>
          </table:table-cell>
          <table:table-cell office:value-type="string" calcext:value-type="string">
            <text:p>38.0%</text:p>
          </table:table-cell>
          <table:table-cell office:value-type="string" calcext:value-type="string">
            <text:p>Hard</text:p>
          </table:table-cell>
          <table:table-cell office:value-type="float" office:value="0.363133899796418" calcext:value-type="float">
            <text:p>0.363133899796418</text:p>
          </table:table-cell>
          <table:table-cell office:value-type="string" calcext:value-type="string">
            <text:p><text:s/>https://leetcode.com/problems/jump-game-iv</text:p>
          </table:table-cell>
          <table:table-cell table:number-columns-repeated="16378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37.9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check-if-n-and-its-double-exist</text:p>
          </table:table-cell>
          <table:table-cell table:number-columns-repeated="16378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Product of the Last K Numbers</text:p>
          </table:table-cell>
          <table:table-cell office:value-type="string" calcext:value-type="string">
            <text:p>43.6%</text:p>
          </table:table-cell>
          <table:table-cell office:value-type="string" calcext:value-type="string">
            <text:p>Medium</text:p>
          </table:table-cell>
          <table:table-cell office:value-type="float" office:value="0.906210599086756" calcext:value-type="float">
            <text:p>0.906210599086756</text:p>
          </table:table-cell>
          <table:table-cell office:value-type="string" calcext:value-type="string">
            <text:p><text:s/>https://leetcode.com/problems/product-of-the-last-k-numbers</text:p>
          </table:table-cell>
          <table:table-cell table:number-columns-repeated="1637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How Many Numbers Are Smaller Than the Current Number</text:p>
          </table:table-cell>
          <table:table-cell office:value-type="string" calcext:value-type="string">
            <text:p>85.6%</text:p>
          </table:table-cell>
          <table:table-cell office:value-type="string" calcext:value-type="string">
            <text:p>Easy</text:p>
          </table:table-cell>
          <table:table-cell office:value-type="float" office:value="0.0159267213670781" calcext:value-type="float">
            <text:p>0.0159267213670781</text:p>
          </table:table-cell>
          <table:table-cell office:value-type="string" calcext:value-type="string">
            <text:p><text:s/>https://leetcode.com/problems/how-many-numbers-are-smaller-than-the-current-number</text:p>
          </table:table-cell>
          <table:table-cell table:number-columns-repeated="16378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Rank Teams by Votes</text:p>
          </table:table-cell>
          <table:table-cell office:value-type="string" calcext:value-type="string">
            <text:p>53.8%</text:p>
          </table:table-cell>
          <table:table-cell office:value-type="string" calcext:value-type="string">
            <text:p>Medium</text:p>
          </table:table-cell>
          <table:table-cell office:value-type="float" office:value="0.155754529409233" calcext:value-type="float">
            <text:p>0.155754529409233</text:p>
          </table:table-cell>
          <table:table-cell office:value-type="string" calcext:value-type="string">
            <text:p><text:s/>https://leetcode.com/problems/rank-teams-by-votes</text:p>
          </table:table-cell>
          <table:table-cell table:number-columns-repeated="16378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Minimum Cost to Make at Least One Valid Path in a Grid</text:p>
          </table:table-cell>
          <table:table-cell office:value-type="string" calcext:value-type="string">
            <text:p>54.3%</text:p>
          </table:table-cell>
          <table:table-cell office:value-type="string" calcext:value-type="string">
            <text:p>Hard</text:p>
          </table:table-cell>
          <table:table-cell office:value-type="float" office:value="0.674253231199984" calcext:value-type="float">
            <text:p>0.674253231199984</text:p>
          </table:table-cell>
          <table:table-cell office:value-type="string" calcext:value-type="string">
            <text:p><text:s/>https://leetcode.com/problems/minimum-cost-to-make-at-least-one-valid-path-in-a-grid</text:p>
          </table:table-cell>
          <table:table-cell table:number-columns-repeated="16378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Time Needed to Inform All Employees</text:p>
          </table:table-cell>
          <table:table-cell office:value-type="string" calcext:value-type="string">
            <text:p>55.4%</text:p>
          </table:table-cell>
          <table:table-cell office:value-type="string" calcext:value-type="string">
            <text:p>Medium</text:p>
          </table:table-cell>
          <table:table-cell office:value-type="float" office:value="1.42306320890698" calcext:value-type="float">
            <text:p>1.42306320890698</text:p>
          </table:table-cell>
          <table:table-cell office:value-type="string" calcext:value-type="string">
            <text:p><text:s/>https://leetcode.com/problems/time-needed-to-inform-all-employees</text:p>
          </table:table-cell>
          <table:table-cell table:number-columns-repeated="1637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Frog Position After T Seconds</text:p>
          </table:table-cell>
          <table:table-cell office:value-type="string" calcext:value-type="string">
            <text:p>33.6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frog-position-after-t-seconds</text:p>
          </table:table-cell>
          <table:table-cell table:number-columns-repeated="1637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Sort Integers by The Power Value</text:p>
          </table:table-cell>
          <table:table-cell office:value-type="string" calcext:value-type="string">
            <text:p>70.2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sort-integers-by-the-power-value</text:p>
          </table:table-cell>
          <table:table-cell table:number-columns-repeated="1637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Pizza With 3n Slices</text:p>
          </table:table-cell>
          <table:table-cell office:value-type="string" calcext:value-type="string">
            <text:p>44.7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pizza-with-3n-slices</text:p>
          </table:table-cell>
          <table:table-cell table:number-columns-repeated="16378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Longest Happy Prefix</text:p>
          </table:table-cell>
          <table:table-cell office:value-type="string" calcext:value-type="string">
            <text:p>40.1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longest-happy-prefix</text:p>
          </table:table-cell>
          <table:table-cell table:number-columns-repeated="1637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Circle and Rectangle Overlapping</text:p>
          </table:table-cell>
          <table:table-cell office:value-type="string" calcext:value-type="string">
            <text:p>41.8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circle-and-rectangle-overlapping</text:p>
          </table:table-cell>
          <table:table-cell table:number-columns-repeated="16378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Stone Game III</text:p>
          </table:table-cell>
          <table:table-cell office:value-type="string" calcext:value-type="string">
            <text:p>56.1%</text:p>
          </table:table-cell>
          <table:table-cell office:value-type="string" calcext:value-type="string">
            <text:p>Hard</text:p>
          </table:table-cell>
          <table:table-cell office:value-type="float" office:value="1.06673708013766" calcext:value-type="float">
            <text:p>1.06673708013766</text:p>
          </table:table-cell>
          <table:table-cell office:value-type="string" calcext:value-type="string">
            <text:p><text:s/>https://leetcode.com/problems/stone-game-iii</text:p>
          </table:table-cell>
          <table:table-cell table:number-columns-repeated="16378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Find the Minimum Number of Fibonacci Numbers Whose Sum Is K</text:p>
          </table:table-cell>
          <table:table-cell office:value-type="string" calcext:value-type="string">
            <text:p>63.2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find-the-minimum-number-of-fibonacci-numbers-whose-sum-is-k</text:p>
          </table:table-cell>
          <table:table-cell table:number-columns-repeated="16378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Maximum Score After Splitting a String</text:p>
          </table:table-cell>
          <table:table-cell office:value-type="string" calcext:value-type="string">
            <text:p>54.7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aximum-score-after-splitting-a-string</text:p>
          </table:table-cell>
          <table:table-cell table:number-columns-repeated="1637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Maximum Points You Can Obtain from Cards</text:p>
          </table:table-cell>
          <table:table-cell office:value-type="string" calcext:value-type="string">
            <text:p>42.6%</text:p>
          </table:table-cell>
          <table:table-cell office:value-type="string" calcext:value-type="string">
            <text:p>Medium</text:p>
          </table:table-cell>
          <table:table-cell office:value-type="float" office:value="1.25078785428425" calcext:value-type="float">
            <text:p>1.25078785428425</text:p>
          </table:table-cell>
          <table:table-cell office:value-type="string" calcext:value-type="string">
            <text:p><text:s/>https://leetcode.com/problems/maximum-points-you-can-obtain-from-cards</text:p>
          </table:table-cell>
          <table:table-cell table:number-columns-repeated="16378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Diagonal Traverse II</text:p>
          </table:table-cell>
          <table:table-cell office:value-type="string" calcext:value-type="string">
            <text:p>42.4%</text:p>
          </table:table-cell>
          <table:table-cell office:value-type="string" calcext:value-type="string">
            <text:p>Medium</text:p>
          </table:table-cell>
          <table:table-cell office:value-type="float" office:value="0.0512275892066734" calcext:value-type="float">
            <text:p>0.0512275892066734</text:p>
          </table:table-cell>
          <table:table-cell office:value-type="string" calcext:value-type="string">
            <text:p><text:s/>https://leetcode.com/problems/diagonal-traverse-ii</text:p>
          </table:table-cell>
          <table:table-cell table:number-columns-repeated="16378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Longest Continuous Subarray With Absolute Diff Less Than or Equal to Limit</text:p>
          </table:table-cell>
          <table:table-cell office:value-type="string" calcext:value-type="string">
            <text:p>42.1%</text:p>
          </table:table-cell>
          <table:table-cell office:value-type="string" calcext:value-type="string">
            <text:p>Medium</text:p>
          </table:table-cell>
          <table:table-cell office:value-type="float" office:value="1.55157208031969" calcext:value-type="float">
            <text:p>1.55157208031969</text:p>
          </table:table-cell>
          <table:table-cell office:value-type="string" calcext:value-type="string">
            <text:p><text:s/>https://leetcode.com/problems/longest-continuous-subarray-with-absolute-diff-less-than-or-equal-to-limit</text:p>
          </table:table-cell>
          <table:table-cell table:number-columns-repeated="1637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uild an Array With Stack Operations</text:p>
          </table:table-cell>
          <table:table-cell office:value-type="string" calcext:value-type="string">
            <text:p>68.7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build-an-array-with-stack-operations</text:p>
          </table:table-cell>
          <table:table-cell table:number-columns-repeated="16378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Number of Ways of Cutting a Pizza</text:p>
          </table:table-cell>
          <table:table-cell office:value-type="string" calcext:value-type="string">
            <text:p>52.8%</text:p>
          </table:table-cell>
          <table:table-cell office:value-type="string" calcext:value-type="string">
            <text:p>Hard</text:p>
          </table:table-cell>
          <table:table-cell office:value-type="float" office:value="0.72251307536431" calcext:value-type="float">
            <text:p>0.72251307536431</text:p>
          </table:table-cell>
          <table:table-cell office:value-type="string" calcext:value-type="string">
            <text:p><text:s/>https://leetcode.com/problems/number-of-ways-of-cutting-a-pizza</text:p>
          </table:table-cell>
          <table:table-cell table:number-columns-repeated="1637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implified Fractions</text:p>
          </table:table-cell>
          <table:table-cell office:value-type="string" calcext:value-type="string">
            <text:p>61.0%</text:p>
          </table:table-cell>
          <table:table-cell office:value-type="string" calcext:value-type="string">
            <text:p>Medium</text:p>
          </table:table-cell>
          <table:table-cell office:value-type="float" office:value="0.109099913082923" calcext:value-type="float">
            <text:p>0.109099913082923</text:p>
          </table:table-cell>
          <table:table-cell office:value-type="string" calcext:value-type="string">
            <text:p><text:s/>https://leetcode.com/problems/simplified-fractions</text:p>
          </table:table-cell>
          <table:table-cell table:number-columns-repeated="1637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Form Largest Integer With Digits That Add up to Target</text:p>
          </table:table-cell>
          <table:table-cell office:value-type="string" calcext:value-type="string">
            <text:p>41.8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form-largest-integer-with-digits-that-add-up-to-target</text:p>
          </table:table-cell>
          <table:table-cell table:number-columns-repeated="16378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People Whose List of Favorite Companies Is Not a Subset of Another List</text:p>
          </table:table-cell>
          <table:table-cell office:value-type="string" calcext:value-type="string">
            <text:p>53.3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people-whose-list-of-favorite-companies-is-not-a-subset-of-another-list</text:p>
          </table:table-cell>
          <table:table-cell table:number-columns-repeated="1637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Check If a String Contains All Binary Codes of Size K</text:p>
          </table:table-cell>
          <table:table-cell office:value-type="string" calcext:value-type="string">
            <text:p>44.6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check-if-a-string-contains-all-binary-codes-of-size-k</text:p>
          </table:table-cell>
          <table:table-cell table:number-columns-repeated="1637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Cherry Pickup II</text:p>
          </table:table-cell>
          <table:table-cell office:value-type="string" calcext:value-type="string">
            <text:p>65.7%</text:p>
          </table:table-cell>
          <table:table-cell office:value-type="string" calcext:value-type="string">
            <text:p>Hard</text:p>
          </table:table-cell>
          <table:table-cell office:value-type="float" office:value="0.36745148140812" calcext:value-type="float">
            <text:p>0.36745148140812</text:p>
          </table:table-cell>
          <table:table-cell office:value-type="string" calcext:value-type="string">
            <text:p><text:s/>https://leetcode.com/problems/cherry-pickup-ii</text:p>
          </table:table-cell>
          <table:table-cell table:number-columns-repeated="16378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Reorder Routes to Make All Paths Lead to the City Zero</text:p>
          </table:table-cell>
          <table:table-cell office:value-type="string" calcext:value-type="string">
            <text:p>63.5%</text:p>
          </table:table-cell>
          <table:table-cell office:value-type="string" calcext:value-type="string">
            <text:p>Medium</text:p>
          </table:table-cell>
          <table:table-cell office:value-type="float" office:value="0.184003642976939" calcext:value-type="float">
            <text:p>0.184003642976939</text:p>
          </table:table-cell>
          <table:table-cell office:value-type="string" calcext:value-type="string">
            <text:p><text:s/>https://leetcode.com/problems/reorder-routes-to-make-all-paths-lead-to-the-city-zero</text:p>
          </table:table-cell>
          <table:table-cell table:number-columns-repeated="1637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The k Strongest Values in an Array</text:p>
          </table:table-cell>
          <table:table-cell office:value-type="string" calcext:value-type="string">
            <text:p>57.0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the-k-strongest-values-in-an-array</text:p>
          </table:table-cell>
          <table:table-cell table:number-columns-repeated="1637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Find Two Non-overlapping Sub-arrays Each With Target Sum</text:p>
          </table:table-cell>
          <table:table-cell office:value-type="string" calcext:value-type="string">
            <text:p>30.0%</text:p>
          </table:table-cell>
          <table:table-cell office:value-type="string" calcext:value-type="string">
            <text:p>Medium</text:p>
          </table:table-cell>
          <table:table-cell office:value-type="float" office:value="0.681774190387675" calcext:value-type="float">
            <text:p>0.681774190387675</text:p>
          </table:table-cell>
          <table:table-cell office:value-type="string" calcext:value-type="string">
            <text:p><text:s/>https://leetcode.com/problems/find-two-non-overlapping-sub-arrays-each-with-target-sum</text:p>
          </table:table-cell>
          <table:table-cell table:number-columns-repeated="1637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Running Sum of 1d Array</text:p>
          </table:table-cell>
          <table:table-cell office:value-type="string" calcext:value-type="string">
            <text:p>90.5%</text:p>
          </table:table-cell>
          <table:table-cell office:value-type="string" calcext:value-type="string">
            <text:p>Easy</text:p>
          </table:table-cell>
          <table:table-cell office:value-type="float" office:value="0.0104378271668412" calcext:value-type="float">
            <text:p>0.0104378271668412</text:p>
          </table:table-cell>
          <table:table-cell office:value-type="string" calcext:value-type="string">
            <text:p><text:s/>https://leetcode.com/problems/running-sum-of-1d-array</text:p>
          </table:table-cell>
          <table:table-cell table:number-columns-repeated="16378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imum Number of Days to Make m Bouquets</text:p>
          </table:table-cell>
          <table:table-cell office:value-type="string" calcext:value-type="string">
            <text:p>45.8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inimum-number-of-days-to-make-m-bouquets</text:p>
          </table:table-cell>
          <table:table-cell table:number-columns-repeated="1637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Kth Ancestor of a Tree Node</text:p>
          </table:table-cell>
          <table:table-cell office:value-type="string" calcext:value-type="string">
            <text:p>27.6%</text:p>
          </table:table-cell>
          <table:table-cell office:value-type="string" calcext:value-type="string">
            <text:p>Hard</text:p>
          </table:table-cell>
          <table:table-cell office:value-type="float" office:value="0.145889273471123" calcext:value-type="float">
            <text:p>0.145889273471123</text:p>
          </table:table-cell>
          <table:table-cell office:value-type="string" calcext:value-type="string">
            <text:p><text:s/>https://leetcode.com/problems/kth-ancestor-of-a-tree-node</text:p>
          </table:table-cell>
          <table:table-cell table:number-columns-repeated="16378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Avoid Flood in The City</text:p>
          </table:table-cell>
          <table:table-cell office:value-type="string" calcext:value-type="string">
            <text:p>25.3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avoid-flood-in-the-city</text:p>
          </table:table-cell>
          <table:table-cell table:number-columns-repeated="16378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Parallel Courses II</text:p>
          </table:table-cell>
          <table:table-cell office:value-type="string" calcext:value-type="string">
            <text:p>32.0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parallel-courses-ii</text:p>
          </table:table-cell>
          <table:table-cell table:number-columns-repeated="16378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Number of Subsequences That Satisfy the Given Sum Condition</text:p>
          </table:table-cell>
          <table:table-cell office:value-type="string" calcext:value-type="string">
            <text:p>36.7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number-of-subsequences-that-satisfy-the-given-sum-condition</text:p>
          </table:table-cell>
          <table:table-cell table:number-columns-repeated="1637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Max Value of Equation</text:p>
          </table:table-cell>
          <table:table-cell office:value-type="string" calcext:value-type="string">
            <text:p>44.4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ax-value-of-equation</text:p>
          </table:table-cell>
          <table:table-cell table:number-columns-repeated="1637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Last Moment Before All Ants Fall Out of a Plank</text:p>
          </table:table-cell>
          <table:table-cell office:value-type="string" calcext:value-type="string">
            <text:p>51.5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last-moment-before-all-ants-fall-out-of-a-plank</text:p>
          </table:table-cell>
          <table:table-cell table:number-columns-repeated="16378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Count Submatrices With All Ones</text:p>
          </table:table-cell>
          <table:table-cell office:value-type="string" calcext:value-type="string">
            <text:p>61.7%</text:p>
          </table:table-cell>
          <table:table-cell office:value-type="string" calcext:value-type="string">
            <text:p>Medium</text:p>
          </table:table-cell>
          <table:table-cell office:value-type="float" office:value="0.412622196313255" calcext:value-type="float">
            <text:p>0.412622196313255</text:p>
          </table:table-cell>
          <table:table-cell office:value-type="string" calcext:value-type="string">
            <text:p><text:s/>https://leetcode.com/problems/count-submatrices-with-all-ones</text:p>
          </table:table-cell>
          <table:table-cell table:number-columns-repeated="16378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Find Root of N-Ary Tree</text:p>
          </table:table-cell>
          <table:table-cell office:value-type="string" calcext:value-type="string">
            <text:p>80.0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find-root-of-n-ary-tree</text:p>
          </table:table-cell>
          <table:table-cell table:number-columns-repeated="16378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Range Sum of Sorted Subarray Sums</text:p>
          </table:table-cell>
          <table:table-cell office:value-type="string" calcext:value-type="string">
            <text:p>68.3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range-sum-of-sorted-subarray-sums</text:p>
          </table:table-cell>
          <table:table-cell table:number-columns-repeated="1637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Minimum Difference Between Largest and Smallest Value in Three Moves</text:p>
          </table:table-cell>
          <table:table-cell office:value-type="string" calcext:value-type="string">
            <text:p>51.0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inimum-difference-between-largest-and-smallest-value-in-three-moves</text:p>
          </table:table-cell>
          <table:table-cell table:number-columns-repeated="1637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Number of Substrings With Only 1s</text:p>
          </table:table-cell>
          <table:table-cell office:value-type="string" calcext:value-type="string">
            <text:p>40.3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number-of-substrings-with-only-1s</text:p>
          </table:table-cell>
          <table:table-cell table:number-columns-repeated="16378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Path with Maximum Probability</text:p>
          </table:table-cell>
          <table:table-cell office:value-type="string" calcext:value-type="string">
            <text:p>36.5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path-with-maximum-probability</text:p>
          </table:table-cell>
          <table:table-cell table:number-columns-repeated="16378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ove Sub-Tree of N-Ary Tree</text:p>
          </table:table-cell>
          <table:table-cell office:value-type="string" calcext:value-type="string">
            <text:p>60.1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ove-sub-tree-of-n-ary-tree</text:p>
          </table:table-cell>
          <table:table-cell table:number-columns-repeated="1637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Number of Good Ways to Split a String</text:p>
          </table:table-cell>
          <table:table-cell office:value-type="string" calcext:value-type="string">
            <text:p>69.8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number-of-good-ways-to-split-a-string</text:p>
          </table:table-cell>
          <table:table-cell table:number-columns-repeated="16378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Minimum Number of Increments on Subarrays to Form a Target Array</text:p>
          </table:table-cell>
          <table:table-cell office:value-type="string" calcext:value-type="string">
            <text:p>57.7%</text:p>
          </table:table-cell>
          <table:table-cell office:value-type="string" calcext:value-type="string">
            <text:p>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inimum-number-of-increments-on-subarrays-to-form-a-target-array</text:p>
          </table:table-cell>
          <table:table-cell table:number-columns-repeated="1637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Number of Good Leaf Nodes Pairs</text:p>
          </table:table-cell>
          <table:table-cell office:value-type="string" calcext:value-type="string">
            <text:p>53.6%</text:p>
          </table:table-cell>
          <table:table-cell office:value-type="string" calcext:value-type="string">
            <text:p>Medium</text:p>
          </table:table-cell>
          <table:table-cell office:value-type="float" office:value="0.00578036291549944" calcext:value-type="float">
            <text:p>0.00578036291549944</text:p>
          </table:table-cell>
          <table:table-cell office:value-type="string" calcext:value-type="string">
            <text:p><text:s/>https://leetcode.com/problems/number-of-good-leaf-nodes-pairs</text:p>
          </table:table-cell>
          <table:table-cell table:number-columns-repeated="16378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Guess the Majority in a Hidden Array</text:p>
          </table:table-cell>
          <table:table-cell office:value-type="string" calcext:value-type="string">
            <text:p>63.2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guess-the-majority-in-a-hidden-array</text:p>
          </table:table-cell>
          <table:table-cell table:number-columns-repeated="16378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Make The String Great</text:p>
          </table:table-cell>
          <table:table-cell office:value-type="string" calcext:value-type="string">
            <text:p>54.4%</text:p>
          </table:table-cell>
          <table:table-cell office:value-type="string" calcext:value-type="string">
            <text:p>Eas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ake-the-string-great</text:p>
          </table:table-cell>
          <table:table-cell table:number-columns-repeated="16378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Maximum Number of Non-Overlapping Subarrays With Sum Equals Target</text:p>
          </table:table-cell>
          <table:table-cell office:value-type="string" calcext:value-type="string">
            <text:p>40.6%</text:p>
          </table:table-cell>
          <table:table-cell office:value-type="string" calcext:value-type="string">
            <text:p>Me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ttps://leetcode.com/problems/maximum-number-of-non-overlapping-subarrays-with-sum-equals-target</text:p>
          </table:table-cell>
          <table:table-cell table:number-columns-repeated="1637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Minimum Cost to Cut a Stick</text:p>
          </table:table-cell>
          <table:table-cell office:value-type="string" calcext:value-type="string">
            <text:p>47.2%</text:p>
          </table:table-cell>
          <table:table-cell office:value-type="string" calcext:value-type="string">
            <text:p>Hard</text:p>
          </table:table-cell>
          <table:table-cell office:value-type="float" office:value="1.20983792377833" calcext:value-type="float">
            <text:p>1.20983792377833</text:p>
          </table:table-cell>
          <table:table-cell office:value-type="string" calcext:value-type="string">
            <text:p><text:s/>https://leetcode.com/problems/minimum-cost-to-cut-a-stick</text:p>
          </table:table-cell>
          <table:table-cell table:number-columns-repeated="16378"/>
        </table:table-row>
      </table:table>
      <table:named-expressions/>
      <table:database-ranges>
        <table:database-range table:name="__Anonymous_Sheet_DB__0" table:target-range-address="google_alltime.A1:google_alltime.G8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4T18:58:28.776621733</dc:date>
    <meta:editing-duration>PT4H43M41S</meta:editing-duration>
    <meta:editing-cycles>3</meta:editing-cycles>
    <meta:generator>LibreOffice/7.4.0.3$Linux_X86_64 LibreOffice_project/40$Build-3</meta:generator>
    <meta:document-statistic meta:table-count="1" meta:cell-count="5191" meta:object-count="0"/>
  </office:meta>
</office:document-meta>
</file>